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404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9783in"/>
    </style:style>
    <style:style style:name="co4" style:family="table-column">
      <style:table-column-properties fo:break-before="auto" style:column-width="1.0217in"/>
    </style:style>
    <style:style style:name="co5" style:family="table-column">
      <style:table-column-properties fo:break-before="auto" style:column-width="0.9898in"/>
    </style:style>
    <style:style style:name="co6" style:family="table-column">
      <style:table-column-properties fo:break-before="auto" style:column-width="1.2146in"/>
    </style:style>
    <style:style style:name="co7" style:family="table-column">
      <style:table-column-properties fo:break-before="auto" style:column-width="1.3008in"/>
    </style:style>
    <style:style style:name="co8" style:family="table-column">
      <style:table-column-properties fo:break-before="auto" style:column-width="1in"/>
    </style:style>
    <style:style style:name="co9" style:family="table-column">
      <style:table-column-properties fo:break-before="auto" style:column-width="1.3508in"/>
    </style:style>
    <style:style style:name="co10" style:family="table-column">
      <style:table-column-properties fo:break-before="auto" style:column-width="1.0717in"/>
    </style:style>
    <style:style style:name="co11" style:family="table-column">
      <style:table-column-properties fo:break-before="auto" style:column-width="1.0075in"/>
    </style:style>
    <style:style style:name="co12" style:family="table-column">
      <style:table-column-properties fo:break-before="auto" style:column-width="4.270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2244in" fo:break-before="auto" style:use-optimal-row-height="true"/>
    </style:style>
    <style:style style:name="ro4" style:family="table-row">
      <style:table-row-properties style:row-height="0.2083in" fo:break-before="auto" style:use-optimal-row-height="true"/>
    </style:style>
    <style:style style:name="ro5" style:family="table-row">
      <style:table-row-properties style:row-height="0.306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style:font-name="Liberation Sans1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>
      <style:text-properties style:font-name="Liberation Sans" fo:font-size="13pt" fo:font-weight="bold" style:font-name-asian="Droid Sans Fallback" style:font-size-asian="13pt" style:font-weight-asian="bold" style:font-name-complex="FreeSans" style:font-size-complex="13pt" style:font-weight-complex="bold"/>
    </style:style>
    <style:style style:name="ce7" style:family="table-cell" style:parent-style-name="Default" style:data-style-name="N2"/>
    <style:style style:name="ce8" style:family="table-cell" style:parent-style-name="Default" style:data-style-name="N128"/>
    <style:style style:name="ce9" style:family="table-cell" style:parent-style-name="Default" style:data-style-name="N2">
      <style:text-properties fo:font-size="11pt" fo:font-weight="normal" style:font-size-asian="11pt" style:font-weight-asian="normal" style:font-size-complex="11pt" style:font-weight-complex="normal"/>
    </style:style>
    <style:style style:name="ce10" style:family="table-cell" style:parent-style-name="Default" style:data-style-name="N126"/>
    <style:style style:name="ce11" style:family="table-cell" style:parent-style-name="Default" style:data-style-name="N61"/>
    <style:style style:name="ce12" style:family="table-cell" style:parent-style-name="Default">
      <style:text-properties style:font-name="Liberation Sans1" style:font-name-asian="Droid Sans Fallback" style:font-name-complex="FreeSans"/>
    </style:style>
    <style:style style:name="ce13" style:family="table-cell" style:parent-style-name="Default">
      <style:text-properties fo:font-weight="normal" style:font-weight-asian="normal" style:font-weight-complex="normal"/>
    </style:style>
    <style:style style:name="ce14" style:family="table-cell" style:parent-style-name="Default">
      <style:text-properties style:font-name="Liberation Sans1" fo:font-size="12pt" style:font-size-asian="12pt" style:font-size-complex="12pt"/>
    </style:style>
    <style:style style:name="ce15" style:family="table-cell" style:parent-style-name="Default">
      <style:text-properties fo:font-size="12pt" style:font-size-asian="12pt" style:font-size-complex="12pt"/>
    </style:style>
    <style:style style:name="ce16" style:family="table-cell" style:parent-style-name="Default">
      <style:table-cell-properties fo:background-color="#ffcc99"/>
    </style:style>
    <style:style style:name="ce17" style:family="table-cell" style:parent-style-name="Default">
      <style:table-cell-properties fo:background-color="#ffcc99"/>
      <style:text-properties fo:font-weight="bold" style:font-weight-asian="bold" style:font-weight-complex="bold"/>
    </style:style>
    <style:style style:name="ce18" style:family="table-cell" style:parent-style-name="Default" style:data-style-name="N11">
      <style:table-cell-properties fo:background-color="#ffcc99"/>
    </style:style>
    <style:style style:name="ce19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  <style:style style:name="ce20" style:family="table-cell" style:parent-style-name="Default">
      <style:table-cell-properties fo:border-bottom="0.99pt fine-dashed #000000" style:text-align-source="fix" style:repeat-content="false" fo:border-left="0.99pt fine-dashed #000000" fo:border-right="none" fo:border-top="0.99pt fine-dashed #000000" style:vertical-align="middle"/>
      <style:paragraph-properties fo:text-align="center"/>
    </style:style>
    <style:style style:name="ce21" style:family="table-cell" style:parent-style-name="Default">
      <style:table-cell-properties fo:border-bottom="none" style:text-align-source="fix" style:repeat-content="false" fo:border-left="0.99pt fine-dashed #000000" fo:border-right="none" fo:border-top="none" style:vertical-align="middle"/>
      <style:paragraph-properties fo:text-align="center"/>
    </style:style>
    <style:style style:name="ce22" style:family="table-cell" style:parent-style-name="Default">
      <style:table-cell-properties fo:border-bottom="none" fo:border-left="0.99pt fine-dashed #000000" fo:border-right="none" fo:border-top="none"/>
    </style:style>
    <style:style style:name="ce23" style:family="table-cell" style:parent-style-name="Default">
      <style:table-cell-properties fo:border-bottom="0.99pt fine-dashed #000000" fo:border-left="0.99pt fine-dashed #000000" fo:border-right="none" fo:border-top="none"/>
    </style:style>
    <style:style style:name="ce24" style:family="table-cell" style:parent-style-name="Default">
      <style:table-cell-properties fo:border-bottom="none" fo:border-left="none" fo:border-right="none" fo:border-top="0.99pt fine-dashed #000000"/>
    </style:style>
    <style:style style:name="ce25" style:family="table-cell" style:parent-style-name="Default">
      <style:table-cell-properties fo:border="none"/>
    </style:style>
    <style:style style:name="ce26" style:family="table-cell" style:parent-style-name="Default">
      <style:table-cell-properties fo:border-bottom="0.99pt fine-dashed #000000" fo:border-left="none" fo:border-right="none" fo:border-top="none"/>
    </style:style>
    <style:style style:name="ce27" style:family="table-cell" style:parent-style-name="Default" style:data-style-name="N2">
      <style:table-cell-properties fo:border-bottom="none" fo:border-left="none" fo:border-right="none" fo:border-top="0.99pt fine-dashed #000000"/>
    </style:style>
    <style:style style:name="ce28" style:family="table-cell" style:parent-style-name="Default" style:data-style-name="N2">
      <style:table-cell-properties fo:border="none"/>
    </style:style>
    <style:style style:name="ce29" style:family="table-cell" style:parent-style-name="Default" style:data-style-name="N2">
      <style:table-cell-properties fo:border-bottom="0.99pt fine-dashed #000000" fo:border-left="none" fo:border-right="none" fo:border-top="none"/>
    </style:style>
    <style:style style:name="ce30" style:family="table-cell" style:parent-style-name="Default">
      <style:table-cell-properties fo:border-bottom="none" fo:border-left="none" fo:border-right="0.99pt fine-dashed #000000" fo:border-top="0.99pt fine-dashed #000000"/>
    </style:style>
    <style:style style:name="ce31" style:family="table-cell" style:parent-style-name="Default" style:data-style-name="N2">
      <style:table-cell-properties fo:border-bottom="none" fo:border-left="none" fo:border-right="0.99pt fine-dashed #000000" fo:border-top="none"/>
    </style:style>
    <style:style style:name="ce32" style:family="table-cell" style:parent-style-name="Default" style:data-style-name="N2">
      <style:table-cell-properties fo:border-bottom="none" fo:border-left="none" fo:border-right="0.99pt fine-dashed #000000" fo:border-top="0.99pt fine-dashed #000000"/>
    </style:style>
    <style:style style:name="ce33" style:family="table-cell" style:parent-style-name="Default" style:data-style-name="N2">
      <style:table-cell-properties fo:border-bottom="0.99pt fine-dashed #000000" fo:border-left="none" fo:border-right="0.99pt fine-dashed #000000" fo:border-top="none"/>
    </style:style>
    <style:style style:name="ce34" style:family="table-cell" style:parent-style-name="Default" style:data-style-name="N128">
      <style:table-cell-properties fo:border="none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13" table:default-cell-style-name="Default"/>
        <table:table-column table:style-name="co2" table:number-columns-repeated="4" table:default-cell-style-name="ce7"/>
        <table:table-column table:style-name="co2" table:default-cell-style-name="ce8"/>
        <table:table-column table:style-name="co3" table:default-cell-style-name="ce8"/>
        <table:table-column table:style-name="co2" table:number-columns-repeated="2" table:default-cell-style-name="ce7"/>
        <table:table-column table:style-name="co2" table:number-columns-repeated="2" table:default-cell-style-name="Default"/>
        <table:table-column table:style-name="co2" table:number-columns-repeated="8" table:default-cell-style-name="ce7"/>
        <table:table-column table:style-name="co4" table:number-columns-repeated="2" table:default-cell-style-name="Default"/>
        <table:table-column table:style-name="co2" table:number-columns-repeated="19" table:default-cell-style-name="Default"/>
        <table:table-row table:style-name="ro1">
          <table:table-cell table:number-columns-repeated="14"/>
          <table:table-cell table:style-name="Default" table:number-columns-repeated="8"/>
          <table:table-cell table:number-columns-repeated="2"/>
          <table:table-cell table:style-name="Default" table:number-columns-repeated="8"/>
          <table:table-cell table:number-columns-repeated="21"/>
        </table:table-row>
        <table:table-row table:style-name="ro2">
          <table:table-cell table:style-name="ce1" office:value-type="string" calcext:value-type="string">
            <text:p>Parametro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 table:number-columns-repeated="2"/>
          <table:table-cell table:style-name="ce5" office:value-type="string" calcext:value-type="string">
            <text:p>Valores medidos</text:p>
          </table:table-cell>
          <table:table-cell table:style-name="ce5"/>
          <table:table-cell table:number-columns-repeated="7"/>
          <table:table-cell table:style-name="ce1" office:value-type="string" calcext:value-type="string">
            <text:p>Correcções</text:p>
          </table:table-cell>
          <table:table-cell table:style-name="Default" table:number-columns-repeated="7"/>
          <table:table-cell table:number-columns-repeated="2"/>
          <table:table-cell table:style-name="ce1" office:value-type="string" calcext:value-type="string">
            <text:p>Rates</text:p>
          </table:table-cell>
          <table:table-cell table:style-name="Default" table:number-columns-repeated="7"/>
          <table:table-cell/>
          <table:table-cell office:value-type="string" calcext:value-type="string">
            <text:p>para o calculo</text:p>
          </table:table-cell>
          <table:table-cell table:number-columns-repeated="5"/>
          <table:table-cell table:style-name="ce5" office:value-type="string" calcext:value-type="string">
            <text:p>PARA PLOT</text:p>
          </table:table-cell>
          <table:table-cell table:number-columns-repeated="13"/>
        </table:table-row>
        <table:table-row table:style-name="ro1">
          <table:table-cell table:style-name="ce2" office:value-type="string" calcext:value-type="string">
            <text:p>τ</text:p>
          </table:table-cell>
          <table:table-cell table:formula="of:=250*10^(-9)" office:value-type="float" office:value="0.00000025" calcext:value-type="float">
            <text:p>0.00000025</text:p>
          </table:table-cell>
          <table:table-cell office:value-type="float" office:value="0" calcext:value-type="float">
            <text:p>0</text:p>
          </table:table-cell>
          <table:table-cell table:number-columns-repeated="11"/>
          <table:table-cell table:style-name="Default" table:number-columns-repeated="8"/>
          <table:table-cell table:number-columns-repeated="2"/>
          <table:table-cell table:style-name="Default" table:number-columns-repeated="8"/>
          <table:table-cell/>
          <table:table-cell office:value-type="string" calcext:value-type="string">
            <text:p>da variancia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% conts s/ ruido (ROI net/ ROI int) A</text:p>
          </table:table-cell>
          <table:table-cell table:formula="of:= [.B9]/[.B8]" office:value-type="float" office:value="0.683539592444403" calcext:value-type="float">
            <text:p>0.6835395924</text:p>
          </table:table-cell>
          <table:table-cell table:formula="of:=SQRT(([.C9]/[.B8])^2 + [.C8]^2*([.B9]/[.B8]^2)^2)" office:value-type="float" office:value="0.0199259040816394" calcext:value-type="float">
            <text:p>0.0199259041</text:p>
          </table:table-cell>
          <table:table-cell table:number-columns-repeated="2"/>
          <table:table-cell office:value-type="string" calcext:value-type="string">
            <text:p>Angulo(º)</text:p>
          </table:table-cell>
          <table:table-cell table:style-name="ce2" office:value-type="string" calcext:value-type="string">
            <text:p>Δ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NA 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 </text:p>
          </table:table-cell>
          <table:table-cell office:value-type="string" calcext:value-type="string">
            <text:p>e NC</text:p>
          </table:table-cell>
          <table:table-cell/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 NA </text:p>
          </table:table-cell>
          <table:table-cell table:style-name="Default" office:value-type="string" calcext:value-type="string">
            <text:p>NB</text:p>
          </table:table-cell>
          <table:table-cell table:style-name="Default" office:value-type="string" calcext:value-type="string">
            <text:p>e NB</text:p>
          </table:table-cell>
          <table:table-cell table:style-name="Default" office:value-type="string" calcext:value-type="string">
            <text:p>NC fortuitas</text:p>
          </table:table-cell>
          <table:table-cell table:style-name="Default" office:value-type="string" calcext:value-type="string">
            <text:p>e NC fortuitas</text:p>
          </table:table-cell>
          <table:table-cell table:style-name="Default" office:value-type="string" calcext:value-type="string">
            <text:p>NC </text:p>
          </table:table-cell>
          <table:table-cell table:style-name="Default" office:value-type="string" calcext:value-type="string">
            <text:p>e NC</text:p>
          </table:table-cell>
          <table:table-cell table:number-columns-repeated="2"/>
          <table:table-cell table:style-name="Default" office:value-type="string" calcext:value-type="string">
            <text:p>R_A</text:p>
          </table:table-cell>
          <table:table-cell table:style-name="Default" office:value-type="string" calcext:value-type="string">
            <text:p>e R_A</text:p>
          </table:table-cell>
          <table:table-cell table:style-name="Default" office:value-type="string" calcext:value-type="string">
            <text:p>R_B</text:p>
          </table:table-cell>
          <table:table-cell table:style-name="Default" office:value-type="string" calcext:value-type="string">
            <text:p>e R_B</text:p>
          </table:table-cell>
          <table:table-cell table:style-name="Default" office:value-type="string" calcext:value-type="string">
            <text:p>R_C fort</text:p>
          </table:table-cell>
          <table:table-cell table:style-name="Default" office:value-type="string" calcext:value-type="string">
            <text:p>e R_C fort</text:p>
          </table:table-cell>
          <table:table-cell table:style-name="Default" office:value-type="string" calcext:value-type="string">
            <text:p>R_C</text:p>
          </table:table-cell>
          <table:table-cell table:style-name="Default" office:value-type="string" calcext:value-type="string">
            <text:p>e R_C</text:p>
          </table:table-cell>
          <table:table-cell table:style-name="ce12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2" office:value-type="string" calcext:value-type="string">
            <text:p>σ Θmed (º)</text:p>
          </table:table-cell>
          <table:table-cell/>
          <table:table-cell table:style-name="ce4" office:value-type="string" calcext:value-type="string">
            <text:p>C</text:p>
          </table:table-cell>
          <table:table-cell table:number-columns-repeated="4"/>
          <table:table-cell table:style-name="ce4" office:value-type="string" calcext:value-type="string">
            <text:p>A</text:p>
          </table:table-cell>
          <table:table-cell table:number-columns-repeated="4"/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table:style-name="ce3" office:value-type="string" calcext:value-type="string">
            <text:p>% conts s/ ruido (ROI net/ ROI int) B</text:p>
          </table:table-cell>
          <table:table-cell table:formula="of:=[.B13]/[.B12]" office:value-type="float" office:value="0.736085879438481" calcext:value-type="float">
            <text:p>0.7360858794</text:p>
          </table:table-cell>
          <table:table-cell table:style-name="ce3" table:formula="of:=SQRT(([.C13]/[.B12])^2 + [.C12]^2*([.B13]/[.B12]^2)^2)" office:value-type="float" office:value="0.0104972907061221" calcext:value-type="float">
            <text:p>0.010497290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126" calcext:value-type="float">
            <text:p>1126</text:p>
          </table:table-cell>
          <table:table-cell table:style-name="ce7" table:formula="of:=SQRT([.H5])" office:value-type="float" office:value="33.555923471125" calcext:value-type="float">
            <text:p>33.56</text:p>
          </table:table-cell>
          <table:table-cell office:value-type="float" office:value="1127" calcext:value-type="float">
            <text:p>1127</text:p>
          </table:table-cell>
          <table:table-cell table:style-name="ce7" table:formula="of:=SQRT([.J5])" office:value-type="float" office:value="33.570820663189" calcext:value-type="float">
            <text:p>33.57</text:p>
          </table:table-cell>
          <table:table-cell office:value-type="float" office:value="314" calcext:value-type="float">
            <text:p>314</text:p>
          </table:table-cell>
          <table:table-cell table:style-name="ce7" table:formula="of:=SQRT([.L5])" office:value-type="float" office:value="17.7200451466694" calcext:value-type="float">
            <text:p>17.72</text:p>
          </table:table-cell>
          <table:table-cell/>
          <table:table-cell table:formula="of:=[.H5]*[.$B$4]" office:value-type="float" office:value="769.665581092398" calcext:value-type="float">
            <text:p>769.67</text:p>
          </table:table-cell>
          <table:table-cell table:formula="of:=SQRT([.I5]^2*[.$B$4]^2 + [.$C$4]^2*[.H5]^2)" office:value-type="float" office:value="32.0857675777624" calcext:value-type="float">
            <text:p>32.09</text:p>
          </table:table-cell>
          <table:table-cell table:formula="of:=[.J5]*[.$B$5]" office:value-type="float" office:value="829.568786127168" calcext:value-type="float">
            <text:p>829.57</text:p>
          </table:table-cell>
          <table:table-cell table:formula="of:=SQRT([.K5]^2*[.$B$5]^2+[.$C$5]^2*[.J5]^2)" office:value-type="float" office:value="27.3969585329653" calcext:value-type="float">
            <text:p>27.40</text:p>
          </table:table-cell>
          <table:table-cell table:formula="of:=2*[.O5]*[.Q5]*[.$B$3]/[.G5]" office:value-type="float" office:value="0.0106415090305114" calcext:value-type="float">
            <text:p>0.0106</text:p>
          </table:table-cell>
          <table:table-cell table:formula="of:=SQRT((2*[.$B$3]/[.G5])^2*([.O5]^2*[.R5]^2+[.Q5]^2*[.P5]^2))" office:value-type="float" office:value="0.000565961252632075" calcext:value-type="float">
            <text:p>0.0006</text:p>
          </table:table-cell>
          <table:table-cell table:formula="of:=[.L5]-[.S5]" office:value-type="float" office:value="313.989358490969" calcext:value-type="float">
            <text:p>313.99</text:p>
          </table:table-cell>
          <table:table-cell table:formula="of:=SQRT([.M5]^2+[.T5]^2)" office:value-type="float" office:value="17.7200451557075" calcext:value-type="float">
            <text:p>17.72</text:p>
          </table:table-cell>
          <table:table-cell table:number-columns-repeated="2"/>
          <table:table-cell table:formula="of:=[.O5]/[.G5]" office:value-type="float" office:value="25.6555193697466" calcext:value-type="float">
            <text:p>25.66</text:p>
          </table:table-cell>
          <table:table-cell table:formula="of:=[.P5]/[.G5]" office:value-type="float" office:value="1.06952558592541" calcext:value-type="float">
            <text:p>1.07</text:p>
          </table:table-cell>
          <table:table-cell table:formula="of:=[.Q5]/[.G5]" office:value-type="float" office:value="27.6522928709056" calcext:value-type="float">
            <text:p>27.65</text:p>
          </table:table-cell>
          <table:table-cell table:formula="of:=[.R5]/[.G5]" office:value-type="float" office:value="0.913231951098844" calcext:value-type="float">
            <text:p>0.91</text:p>
          </table:table-cell>
          <table:table-cell table:style-name="ce10" table:formula="of:=[.S5]/[.G5]" office:value-type="float" office:value="0.000354716967683712" calcext:value-type="float">
            <text:p>0.000355</text:p>
          </table:table-cell>
          <table:table-cell table:style-name="ce10" table:formula="of:=[.T5]/[.G5]" office:value-type="float" office:value="0.0000188653750877358" calcext:value-type="float">
            <text:p>0.000019</text:p>
          </table:table-cell>
          <table:table-cell table:formula="of:=[.U5]/[.G5]" office:value-type="float" office:value="10.466311949699" calcext:value-type="float">
            <text:p>10.47</text:p>
          </table:table-cell>
          <table:table-cell table:formula="of:=[.V5]/[.G5]" office:value-type="float" office:value="0.590668171856916" calcext:value-type="float">
            <text:p>0.59</text:p>
          </table:table-cell>
          <table:table-cell table:formula="of:=SUMPRODUCT([.F5:.F31];[.AE5:.AE31])/SUM([.AE5:.AE31])" office:value-type="float" office:value="-0.0819878311173672" calcext:value-type="float">
            <text:p>-0.0819878311</text:p>
          </table:table-cell>
          <table:table-cell table:formula="of:=([.F5]-[.$AG$5])^2" office:value-type="float" office:value="0.00672200445132993" calcext:value-type="float">
            <text:p>0.0067220045</text:p>
          </table:table-cell>
          <table:table-cell table:formula="of:=SUMPRODUCT([.AH5:.AH31];[.AE5:.AE31])/SUM([.AE5:.AE31])" office:value-type="float" office:value="20.8224863755051" calcext:value-type="float">
            <text:p>20.8224863755</text:p>
          </table:table-cell>
          <table:table-cell table:formula="of:=SQRT([.AI5])" office:value-type="float" office:value="4.56316626647607" calcext:value-type="float">
            <text:p>4.5631662665</text:p>
          </table:table-cell>
          <table:table-cell table:formula="of:=SUM([.AE5:.AE31])" office:value-type="float" office:value="119.015748334503" calcext:value-type="float">
            <text:p>119.0157483345</text:p>
          </table:table-cell>
          <table:table-cell table:formula="of:=[.AJ5]/SQRT([.AK5])" office:value-type="float" office:value="0.418277089558017" calcext:value-type="float">
            <text:p>0.4182770896</text:p>
          </table:table-cell>
          <table:table-cell/>
          <table:table-cell table:style-name="ce13" table:formula="of:=[.F5]" office:value-type="float" office:value="0" calcext:value-type="float">
            <text:p>0</text:p>
          </table:table-cell>
          <table:table-cell table:formula="of:=[.AE5]" office:value-type="float" office:value="10.466311949699" calcext:value-type="float">
            <text:p>10.4663119497</text:p>
          </table:table-cell>
          <table:table-cell office:value-type="float" office:value="0" calcext:value-type="float">
            <text:p>0</text:p>
          </table:table-cell>
          <table:table-cell table:formula="of:=[.AF5]" office:value-type="float" office:value="0.590668171856916" calcext:value-type="float">
            <text:p>0.5906681719</text:p>
          </table:table-cell>
          <table:table-cell/>
          <table:table-cell table:formula="of:=[.AN5]" office:value-type="float" office:value="0" calcext:value-type="float">
            <text:p>0</text:p>
          </table:table-cell>
          <table:table-cell table:formula="of:=[.Y5]" office:value-type="float" office:value="25.6555193697466" calcext:value-type="float">
            <text:p>25.6555193697</text:p>
          </table:table-cell>
          <table:table-cell table:formula="of:=[.AP5]" office:value-type="float" office:value="0" calcext:value-type="float">
            <text:p>0</text:p>
          </table:table-cell>
          <table:table-cell table:formula="of:=[.Z5]" office:value-type="float" office:value="1.06952558592541" calcext:value-type="float">
            <text:p>1.0695255859</text:p>
          </table:table-cell>
          <table:table-cell/>
          <table:table-cell table:formula="of:=[.AN5]" office:value-type="float" office:value="0" calcext:value-type="float">
            <text:p>0</text:p>
          </table:table-cell>
          <table:table-cell table:formula="of:=[.AA5]" office:value-type="float" office:value="27.6522928709056" calcext:value-type="float">
            <text:p>27.6522928709</text:p>
          </table:table-cell>
          <table:table-cell table:formula="of:=[.AU5]" office:value-type="float" office:value="0" calcext:value-type="float">
            <text:p>0</text:p>
          </table:table-cell>
          <table:table-cell table:formula="of:=[.AB5]" office:value-type="float" office:value="0.913231951098844" calcext:value-type="float">
            <text:p>0.9132319511</text:p>
          </table:table-cell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76" calcext:value-type="float">
            <text:p>1076</text:p>
          </table:table-cell>
          <table:table-cell table:style-name="ce7" table:formula="of:=SQRT([.H6])" office:value-type="float" office:value="32.8024389337135" calcext:value-type="float">
            <text:p>32.80</text:p>
          </table:table-cell>
          <table:table-cell office:value-type="float" office:value="1094" calcext:value-type="float">
            <text:p>1094</text:p>
          </table:table-cell>
          <table:table-cell table:style-name="ce7" table:formula="of:=SQRT([.J6])" office:value-type="float" office:value="33.0756708170825" calcext:value-type="float">
            <text:p>33.08</text:p>
          </table:table-cell>
          <table:table-cell office:value-type="float" office:value="284" calcext:value-type="float">
            <text:p>284</text:p>
          </table:table-cell>
          <table:table-cell table:style-name="ce7" table:formula="of:=SQRT([.L6])" office:value-type="float" office:value="16.8522995463527" calcext:value-type="float">
            <text:p>16.85</text:p>
          </table:table-cell>
          <table:table-cell/>
          <table:table-cell table:formula="of:=[.H6]*[.$B$4]" office:value-type="float" office:value="735.488601470178" calcext:value-type="float">
            <text:p>735.49</text:p>
          </table:table-cell>
          <table:table-cell table:formula="of:=SQRT([.I6]^2*[.$B$4]^2 + [.$C$4]^2*[.H6]^2)" office:value-type="float" office:value="31.0229088946397" calcext:value-type="float">
            <text:p>31.02</text:p>
          </table:table-cell>
          <table:table-cell table:formula="of:=[.J6]*[.$B$5]" office:value-type="float" office:value="805.277952105698" calcext:value-type="float">
            <text:p>805.28</text:p>
          </table:table-cell>
          <table:table-cell table:formula="of:=SQRT([.K6]^2*[.$B$5]^2+[.$C$5]^2*[.J6]^2)" office:value-type="float" office:value="26.9190789806012" calcext:value-type="float">
            <text:p>26.92</text:p>
          </table:table-cell>
          <table:table-cell table:formula="of:=2*[.O6]*[.Q6]*[.$B$3]/[.G6]" office:value-type="float" office:value="0.00987121257981647" calcext:value-type="float">
            <text:p>0.0099</text:p>
          </table:table-cell>
          <table:table-cell table:formula="of:=SQRT((2*[.$B$3]/[.G6])^2*([.O6]^2*[.R6]^2+[.Q6]^2*[.P6]^2))" office:value-type="float" office:value="0.000531269734372675" calcext:value-type="float">
            <text:p>0.0005</text:p>
          </table:table-cell>
          <table:table-cell table:formula="of:=[.L6]-[.S6]" office:value-type="float" office:value="283.99012878742" calcext:value-type="float">
            <text:p>283.99</text:p>
          </table:table-cell>
          <table:table-cell table:formula="of:=SQRT([.M6]^2+[.T6]^2)" office:value-type="float" office:value="16.8522995547269" calcext:value-type="float">
            <text:p>16.85</text:p>
          </table:table-cell>
          <table:table-cell table:number-columns-repeated="2"/>
          <table:table-cell table:formula="of:=[.O6]/[.G6]" office:value-type="float" office:value="24.5162867156726" calcext:value-type="float">
            <text:p>24.52</text:p>
          </table:table-cell>
          <table:table-cell table:formula="of:=[.P6]/[.G6]" office:value-type="float" office:value="1.03409696315466" calcext:value-type="float">
            <text:p>1.03</text:p>
          </table:table-cell>
          <table:table-cell table:formula="of:=[.Q6]/[.G6]" office:value-type="float" office:value="26.8425984035233" calcext:value-type="float">
            <text:p>26.84</text:p>
          </table:table-cell>
          <table:table-cell table:formula="of:=[.R6]/[.G6]" office:value-type="float" office:value="0.897302632686706" calcext:value-type="float">
            <text:p>0.90</text:p>
          </table:table-cell>
          <table:table-cell table:style-name="ce10" table:formula="of:=[.S6]/[.G6]" office:value-type="float" office:value="0.000329040419327216" calcext:value-type="float">
            <text:p>0.000329</text:p>
          </table:table-cell>
          <table:table-cell table:style-name="ce10" table:formula="of:=[.T6]/[.G6]" office:value-type="float" office:value="0.0000177089911457558" calcext:value-type="float">
            <text:p>0.000018</text:p>
          </table:table-cell>
          <table:table-cell table:formula="of:=[.U6]/[.G6]" office:value-type="float" office:value="9.46633762624734" calcext:value-type="float">
            <text:p>9.47</text:p>
          </table:table-cell>
          <table:table-cell table:formula="of:=[.V6]/[.G6]" office:value-type="float" office:value="0.561743318490896" calcext:value-type="float">
            <text:p>0.56</text:p>
          </table:table-cell>
          <table:table-cell/>
          <table:table-cell table:formula="of:=([.F6]-[.$AG$5])^2" office:value-type="float" office:value="1.17069766668606" calcext:value-type="float">
            <text:p>1.1706976667</text:p>
          </table:table-cell>
          <table:table-cell table:number-columns-repeated="5"/>
          <table:table-cell table:style-name="ce13" table:formula="of:=[.F6]" office:value-type="float" office:value="1" calcext:value-type="float">
            <text:p>1</text:p>
          </table:table-cell>
          <table:table-cell table:formula="of:=[.AE6]" office:value-type="float" office:value="9.46633762624734" calcext:value-type="float">
            <text:p>9.4663376262</text:p>
          </table:table-cell>
          <table:table-cell office:value-type="float" office:value="0" calcext:value-type="float">
            <text:p>0</text:p>
          </table:table-cell>
          <table:table-cell table:formula="of:=[.AF6]" office:value-type="float" office:value="0.561743318490896" calcext:value-type="float">
            <text:p>0.5617433185</text:p>
          </table:table-cell>
          <table:table-cell/>
          <table:table-cell table:formula="of:=[.AN6]" office:value-type="float" office:value="1" calcext:value-type="float">
            <text:p>1</text:p>
          </table:table-cell>
          <table:table-cell table:formula="of:=[.Y6]" office:value-type="float" office:value="24.5162867156726" calcext:value-type="float">
            <text:p>24.5162867157</text:p>
          </table:table-cell>
          <table:table-cell table:formula="of:=[.AP6]" office:value-type="float" office:value="0" calcext:value-type="float">
            <text:p>0</text:p>
          </table:table-cell>
          <table:table-cell table:formula="of:=[.Z6]" office:value-type="float" office:value="1.03409696315466" calcext:value-type="float">
            <text:p>1.0340969632</text:p>
          </table:table-cell>
          <table:table-cell/>
          <table:table-cell table:formula="of:=[.AN6]" office:value-type="float" office:value="1" calcext:value-type="float">
            <text:p>1</text:p>
          </table:table-cell>
          <table:table-cell table:formula="of:=[.AA6]" office:value-type="float" office:value="26.8425984035233" calcext:value-type="float">
            <text:p>26.8425984035</text:p>
          </table:table-cell>
          <table:table-cell table:formula="of:=[.AU6]" office:value-type="float" office:value="0" calcext:value-type="float">
            <text:p>0</text:p>
          </table:table-cell>
          <table:table-cell table:formula="of:=[.AB6]" office:value-type="float" office:value="0.897302632686706" calcext:value-type="float">
            <text:p>0.8973026327</text:p>
          </table:table-cell>
        </table:table-row>
        <table:table-row table:style-name="ro1">
          <table:table-cell table:style-name="ce4" office:value-type="string" calcext:value-type="string">
            <text:p>Detector A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74" calcext:value-type="float">
            <text:p>1074</text:p>
          </table:table-cell>
          <table:table-cell table:style-name="ce7" table:formula="of:=SQRT([.H7])" office:value-type="float" office:value="32.7719392163479" calcext:value-type="float">
            <text:p>32.77</text:p>
          </table:table-cell>
          <table:table-cell office:value-type="float" office:value="1164" calcext:value-type="float">
            <text:p>1164</text:p>
          </table:table-cell>
          <table:table-cell table:style-name="ce7" table:formula="of:=SQRT([.J7])" office:value-type="float" office:value="34.117444218464" calcext:value-type="float">
            <text:p>34.12</text:p>
          </table:table-cell>
          <table:table-cell office:value-type="float" office:value="278" calcext:value-type="float">
            <text:p>278</text:p>
          </table:table-cell>
          <table:table-cell table:style-name="ce7" table:formula="of:=SQRT([.L7])" office:value-type="float" office:value="16.6733320005331" calcext:value-type="float">
            <text:p>16.67</text:p>
          </table:table-cell>
          <table:table-cell/>
          <table:table-cell table:formula="of:=[.H7]*[.$B$4]" office:value-type="float" office:value="734.121522285289" calcext:value-type="float">
            <text:p>734.12</text:p>
          </table:table-cell>
          <table:table-cell table:formula="of:=SQRT([.I7]^2*[.$B$4]^2 + [.$C$4]^2*[.H7]^2)" office:value-type="float" office:value="30.9803025231567" calcext:value-type="float">
            <text:p>30.98</text:p>
          </table:table-cell>
          <table:table-cell table:formula="of:=[.J7]*[.$B$5]" office:value-type="float" office:value="856.803963666391" calcext:value-type="float">
            <text:p>856.80</text:p>
          </table:table-cell>
          <table:table-cell table:formula="of:=SQRT([.K7]^2*[.$B$5]^2+[.$C$5]^2*[.J7]^2)" office:value-type="float" office:value="27.9281489899861" calcext:value-type="float">
            <text:p>27.93</text:p>
          </table:table-cell>
          <table:table-cell table:formula="of:=2*[.O7]*[.Q7]*[.$B$3]/[.G7]" office:value-type="float" office:value="0.010483303835114" calcext:value-type="float">
            <text:p>0.0105</text:p>
          </table:table-cell>
          <table:table-cell table:formula="of:=SQRT((2*[.$B$3]/[.G7])^2*([.O7]^2*[.R7]^2+[.Q7]^2*[.P7]^2))" office:value-type="float" office:value="0.000559003391527291" calcext:value-type="float">
            <text:p>0.0006</text:p>
          </table:table-cell>
          <table:table-cell table:formula="of:=[.L7]-[.S7]" office:value-type="float" office:value="277.989516696165" calcext:value-type="float">
            <text:p>277.99</text:p>
          </table:table-cell>
          <table:table-cell table:formula="of:=SQRT([.M7]^2+[.T7]^2)" office:value-type="float" office:value="16.6733320099039" calcext:value-type="float">
            <text:p>16.67</text:p>
          </table:table-cell>
          <table:table-cell table:number-columns-repeated="2"/>
          <table:table-cell table:formula="of:=[.O7]/[.G7]" office:value-type="float" office:value="24.4707174095096" calcext:value-type="float">
            <text:p>24.47</text:p>
          </table:table-cell>
          <table:table-cell table:formula="of:=[.P7]/[.G7]" office:value-type="float" office:value="1.03267675077189" calcext:value-type="float">
            <text:p>1.03</text:p>
          </table:table-cell>
          <table:table-cell table:formula="of:=[.Q7]/[.G7]" office:value-type="float" office:value="28.560132122213" calcext:value-type="float">
            <text:p>28.56</text:p>
          </table:table-cell>
          <table:table-cell table:formula="of:=[.R7]/[.G7]" office:value-type="float" office:value="0.930938299666203" calcext:value-type="float">
            <text:p>0.93</text:p>
          </table:table-cell>
          <table:table-cell table:style-name="ce10" table:formula="of:=[.S7]/[.G7]" office:value-type="float" office:value="0.000349443461170467" calcext:value-type="float">
            <text:p>0.000349</text:p>
          </table:table-cell>
          <table:table-cell table:style-name="ce10" table:formula="of:=[.T7]/[.G7]" office:value-type="float" office:value="0.000018633446384243" calcext:value-type="float">
            <text:p>0.000019</text:p>
          </table:table-cell>
          <table:table-cell table:formula="of:=[.U7]/[.G7]" office:value-type="float" office:value="9.2663172232055" calcext:value-type="float">
            <text:p>9.27</text:p>
          </table:table-cell>
          <table:table-cell table:formula="of:=[.V7]/[.G7]" office:value-type="float" office:value="0.555777733663462" calcext:value-type="float">
            <text:p>0.56</text:p>
          </table:table-cell>
          <table:table-cell/>
          <table:table-cell table:formula="of:=([.F7]-[.$AG$5])^2" office:value-type="float" office:value="4.3346733289208" calcext:value-type="float">
            <text:p>4.3346733289</text:p>
          </table:table-cell>
          <table:table-cell table:number-columns-repeated="5"/>
          <table:table-cell table:style-name="ce13" table:formula="of:=[.F7]" office:value-type="float" office:value="2" calcext:value-type="float">
            <text:p>2</text:p>
          </table:table-cell>
          <table:table-cell table:formula="of:=[.AE7]" office:value-type="float" office:value="9.2663172232055" calcext:value-type="float">
            <text:p>9.2663172232</text:p>
          </table:table-cell>
          <table:table-cell office:value-type="float" office:value="0" calcext:value-type="float">
            <text:p>0</text:p>
          </table:table-cell>
          <table:table-cell table:formula="of:=[.AF7]" office:value-type="float" office:value="0.555777733663462" calcext:value-type="float">
            <text:p>0.5557777337</text:p>
          </table:table-cell>
          <table:table-cell/>
          <table:table-cell table:formula="of:=[.AN7]" office:value-type="float" office:value="2" calcext:value-type="float">
            <text:p>2</text:p>
          </table:table-cell>
          <table:table-cell table:formula="of:=[.Y7]" office:value-type="float" office:value="24.4707174095096" calcext:value-type="float">
            <text:p>24.4707174095</text:p>
          </table:table-cell>
          <table:table-cell table:formula="of:=[.AP7]" office:value-type="float" office:value="0" calcext:value-type="float">
            <text:p>0</text:p>
          </table:table-cell>
          <table:table-cell table:formula="of:=[.Z7]" office:value-type="float" office:value="1.03267675077189" calcext:value-type="float">
            <text:p>1.0326767508</text:p>
          </table:table-cell>
          <table:table-cell/>
          <table:table-cell table:formula="of:=[.AN7]" office:value-type="float" office:value="2" calcext:value-type="float">
            <text:p>2</text:p>
          </table:table-cell>
          <table:table-cell table:formula="of:=[.AA7]" office:value-type="float" office:value="28.560132122213" calcext:value-type="float">
            <text:p>28.5601321222</text:p>
          </table:table-cell>
          <table:table-cell table:formula="of:=[.AU7]" office:value-type="float" office:value="0" calcext:value-type="float">
            <text:p>0</text:p>
          </table:table-cell>
          <table:table-cell table:formula="of:=[.AB7]" office:value-type="float" office:value="0.930938299666203" calcext:value-type="float">
            <text:p>0.9309382997</text:p>
          </table:table-cell>
        </table:table-row>
        <table:table-row table:style-name="ro1">
          <table:table-cell office:value-type="string" calcext:value-type="string">
            <text:p>ROI int</text:p>
          </table:table-cell>
          <table:table-cell office:value-type="float" office:value="10747" calcext:value-type="float">
            <text:p>10747</text:p>
          </table:table-cell>
          <table:table-cell office:value-type="float" office:value="104" calcext:value-type="float">
            <text:p>10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088" calcext:value-type="float">
            <text:p>1088</text:p>
          </table:table-cell>
          <table:table-cell table:style-name="ce7" table:formula="of:=SQRT([.H8])" office:value-type="float" office:value="32.9848450049413" calcext:value-type="float">
            <text:p>32.98</text:p>
          </table:table-cell>
          <table:table-cell office:value-type="float" office:value="1082" calcext:value-type="float">
            <text:p>1082</text:p>
          </table:table-cell>
          <table:table-cell table:style-name="ce7" table:formula="of:=SQRT([.J8])" office:value-type="float" office:value="32.8937684067971" calcext:value-type="float">
            <text:p>32.89</text:p>
          </table:table-cell>
          <table:table-cell office:value-type="float" office:value="212" calcext:value-type="float">
            <text:p>212</text:p>
          </table:table-cell>
          <table:table-cell table:style-name="ce7" table:formula="of:=SQRT([.L8])" office:value-type="float" office:value="14.560219778561" calcext:value-type="float">
            <text:p>14.56</text:p>
          </table:table-cell>
          <table:table-cell/>
          <table:table-cell table:formula="of:=[.H8]*[.$B$4]" office:value-type="float" office:value="743.691076579511" calcext:value-type="float">
            <text:p>743.69</text:p>
          </table:table-cell>
          <table:table-cell table:formula="of:=SQRT([.I8]^2*[.$B$4]^2 + [.$C$4]^2*[.H8]^2)" office:value-type="float" office:value="31.278394626894" calcext:value-type="float">
            <text:p>31.28</text:p>
          </table:table-cell>
          <table:table-cell table:formula="of:=[.J8]*[.$B$5]" office:value-type="float" office:value="796.444921552436" calcext:value-type="float">
            <text:p>796.44</text:p>
          </table:table-cell>
          <table:table-cell table:formula="of:=SQRT([.K8]^2*[.$B$5]^2+[.$C$5]^2*[.J8]^2)" office:value-type="float" office:value="26.7442999825381" calcext:value-type="float">
            <text:p>26.74</text:p>
          </table:table-cell>
          <table:table-cell table:formula="of:=2*[.O8]*[.Q8]*[.$B$3]/[.G8]" office:value-type="float" office:value="0.00987181635242692" calcext:value-type="float">
            <text:p>0.0099</text:p>
          </table:table-cell>
          <table:table-cell table:formula="of:=SQRT((2*[.$B$3]/[.G8])^2*([.O8]^2*[.R8]^2+[.Q8]^2*[.P8]^2))" office:value-type="float" office:value="0.000531291889178576" calcext:value-type="float">
            <text:p>0.0005</text:p>
          </table:table-cell>
          <table:table-cell table:formula="of:=[.L8]-[.S8]" office:value-type="float" office:value="211.990128183648" calcext:value-type="float">
            <text:p>211.99</text:p>
          </table:table-cell>
          <table:table-cell table:formula="of:=SQRT([.M8]^2+[.T8]^2)" office:value-type="float" office:value="14.5602197882543" calcext:value-type="float">
            <text:p>14.56</text:p>
          </table:table-cell>
          <table:table-cell table:number-columns-repeated="2"/>
          <table:table-cell table:formula="of:=[.O8]/[.G8]" office:value-type="float" office:value="24.7897025526504" calcext:value-type="float">
            <text:p>24.79</text:p>
          </table:table-cell>
          <table:table-cell table:formula="of:=[.P8]/[.G8]" office:value-type="float" office:value="1.0426131542298" calcext:value-type="float">
            <text:p>1.04</text:p>
          </table:table-cell>
          <table:table-cell table:formula="of:=[.Q8]/[.G8]" office:value-type="float" office:value="26.5481640517479" calcext:value-type="float">
            <text:p>26.55</text:p>
          </table:table-cell>
          <table:table-cell table:formula="of:=[.R8]/[.G8]" office:value-type="float" office:value="0.891476666084602" calcext:value-type="float">
            <text:p>0.89</text:p>
          </table:table-cell>
          <table:table-cell table:style-name="ce10" table:formula="of:=[.S8]/[.G8]" office:value-type="float" office:value="0.000329060545080897" calcext:value-type="float">
            <text:p>0.000329</text:p>
          </table:table-cell>
          <table:table-cell table:style-name="ce10" table:formula="of:=[.T8]/[.G8]" office:value-type="float" office:value="0.0000177097296392859" calcext:value-type="float">
            <text:p>0.000018</text:p>
          </table:table-cell>
          <table:table-cell table:formula="of:=[.U8]/[.G8]" office:value-type="float" office:value="7.06633760612159" calcext:value-type="float">
            <text:p>7.07</text:p>
          </table:table-cell>
          <table:table-cell table:formula="of:=[.V8]/[.G8]" office:value-type="float" office:value="0.485340659608475" calcext:value-type="float">
            <text:p>0.49</text:p>
          </table:table-cell>
          <table:table-cell/>
          <table:table-cell table:formula="of:=([.F8]-[.$AG$5])^2" office:value-type="float" office:value="9.49864899115553" calcext:value-type="float">
            <text:p>9.4986489912</text:p>
          </table:table-cell>
          <table:table-cell/>
          <table:table-cell office:value-type="string" calcext:value-type="string">
            <text:p>Assim temos <text:s/></text:p>
          </table:table-cell>
          <table:table-cell office:value-type="string" calcext:value-type="string">
            <text:p>Θmed = -0.08 +- 0.418 º</text:p>
          </table:table-cell>
          <table:table-cell table:number-columns-repeated="2"/>
          <table:table-cell table:style-name="ce13" table:formula="of:=[.F8]" office:value-type="float" office:value="3" calcext:value-type="float">
            <text:p>3</text:p>
          </table:table-cell>
          <table:table-cell table:formula="of:=[.AE8]" office:value-type="float" office:value="7.06633760612159" calcext:value-type="float">
            <text:p>7.0663376061</text:p>
          </table:table-cell>
          <table:table-cell office:value-type="float" office:value="0" calcext:value-type="float">
            <text:p>0</text:p>
          </table:table-cell>
          <table:table-cell table:formula="of:=[.AF8]" office:value-type="float" office:value="0.485340659608475" calcext:value-type="float">
            <text:p>0.4853406596</text:p>
          </table:table-cell>
          <table:table-cell/>
          <table:table-cell table:formula="of:=[.AN8]" office:value-type="float" office:value="3" calcext:value-type="float">
            <text:p>3</text:p>
          </table:table-cell>
          <table:table-cell table:formula="of:=[.Y8]" office:value-type="float" office:value="24.7897025526504" calcext:value-type="float">
            <text:p>24.7897025527</text:p>
          </table:table-cell>
          <table:table-cell table:formula="of:=[.AP8]" office:value-type="float" office:value="0" calcext:value-type="float">
            <text:p>0</text:p>
          </table:table-cell>
          <table:table-cell table:formula="of:=[.Z8]" office:value-type="float" office:value="1.0426131542298" calcext:value-type="float">
            <text:p>1.0426131542</text:p>
          </table:table-cell>
          <table:table-cell/>
          <table:table-cell table:formula="of:=[.AN8]" office:value-type="float" office:value="3" calcext:value-type="float">
            <text:p>3</text:p>
          </table:table-cell>
          <table:table-cell table:formula="of:=[.AA8]" office:value-type="float" office:value="26.5481640517479" calcext:value-type="float">
            <text:p>26.5481640517</text:p>
          </table:table-cell>
          <table:table-cell table:formula="of:=[.AU8]" office:value-type="float" office:value="0" calcext:value-type="float">
            <text:p>0</text:p>
          </table:table-cell>
          <table:table-cell table:formula="of:=[.AB8]" office:value-type="float" office:value="0.891476666084602" calcext:value-type="float">
            <text:p>0.8914766661</text:p>
          </table:table-cell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7346" calcext:value-type="float">
            <text:p>7346</text:p>
          </table:table-cell>
          <table:table-cell office:value-type="float" office:value="202" calcext:value-type="float">
            <text:p>20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080" calcext:value-type="float">
            <text:p>1080</text:p>
          </table:table-cell>
          <table:table-cell table:style-name="ce7" table:formula="of:=SQRT([.H9])" office:value-type="float" office:value="32.86335345031" calcext:value-type="float">
            <text:p>32.86</text:p>
          </table:table-cell>
          <table:table-cell office:value-type="float" office:value="1123" calcext:value-type="float">
            <text:p>1123</text:p>
          </table:table-cell>
          <table:table-cell table:style-name="ce7" table:formula="of:=SQRT([.J9])" office:value-type="float" office:value="33.5111921602321" calcext:value-type="float">
            <text:p>33.51</text:p>
          </table:table-cell>
          <table:table-cell office:value-type="float" office:value="203" calcext:value-type="float">
            <text:p>203</text:p>
          </table:table-cell>
          <table:table-cell table:style-name="ce7" table:formula="of:=SQRT([.L9])" office:value-type="float" office:value="14.247806848775" calcext:value-type="float">
            <text:p>14.25</text:p>
          </table:table-cell>
          <table:table-cell/>
          <table:table-cell table:formula="of:=[.H9]*[.$B$4]" office:value-type="float" office:value="738.222759839955" calcext:value-type="float">
            <text:p>738.22</text:p>
          </table:table-cell>
          <table:table-cell table:formula="of:=SQRT([.I9]^2*[.$B$4]^2 + [.$C$4]^2*[.H9]^2)" office:value-type="float" office:value="31.1080997330663" calcext:value-type="float">
            <text:p>31.11</text:p>
          </table:table-cell>
          <table:table-cell table:formula="of:=[.J9]*[.$B$5]" office:value-type="float" office:value="826.624442609414" calcext:value-type="float">
            <text:p>826.62</text:p>
          </table:table-cell>
          <table:table-cell table:formula="of:=SQRT([.K9]^2*[.$B$5]^2+[.$C$5]^2*[.J9]^2)" office:value-type="float" office:value="27.3392448535044" calcext:value-type="float">
            <text:p>27.34</text:p>
          </table:table-cell>
          <table:table-cell table:formula="of:=2*[.O9]*[.Q9]*[.$B$3]/[.G9]" office:value-type="float" office:value="0.0101705496229048" calcext:value-type="float">
            <text:p>0.0102</text:p>
          </table:table-cell>
          <table:table-cell table:formula="of:=SQRT((2*[.$B$3]/[.G9])^2*([.O9]^2*[.R9]^2+[.Q9]^2*[.P9]^2))" office:value-type="float" office:value="0.000544818522038951" calcext:value-type="float">
            <text:p>0.0005</text:p>
          </table:table-cell>
          <table:table-cell table:formula="of:=[.L9]-[.S9]" office:value-type="float" office:value="202.989829450377" calcext:value-type="float">
            <text:p>202.99</text:p>
          </table:table-cell>
          <table:table-cell table:formula="of:=SQRT([.M9]^2+[.T9]^2)" office:value-type="float" office:value="14.2478068591916" calcext:value-type="float">
            <text:p>14.25</text:p>
          </table:table-cell>
          <table:table-cell table:number-columns-repeated="2"/>
          <table:table-cell table:formula="of:=[.O9]/[.G9]" office:value-type="float" office:value="24.6074253279985" calcext:value-type="float">
            <text:p>24.61</text:p>
          </table:table-cell>
          <table:table-cell table:formula="of:=[.P9]/[.G9]" office:value-type="float" office:value="1.03693665776888" calcext:value-type="float">
            <text:p>1.04</text:p>
          </table:table-cell>
          <table:table-cell table:formula="of:=[.Q9]/[.G9]" office:value-type="float" office:value="27.5541480869805" calcext:value-type="float">
            <text:p>27.55</text:p>
          </table:table-cell>
          <table:table-cell table:formula="of:=[.R9]/[.G9]" office:value-type="float" office:value="0.91130816178348" calcext:value-type="float">
            <text:p>0.91</text:p>
          </table:table-cell>
          <table:table-cell table:style-name="ce10" table:formula="of:=[.S9]/[.G9]" office:value-type="float" office:value="0.000339018320763492" calcext:value-type="float">
            <text:p>0.000339</text:p>
          </table:table-cell>
          <table:table-cell table:style-name="ce10" table:formula="of:=[.T9]/[.G9]" office:value-type="float" office:value="0.0000181606174012984" calcext:value-type="float">
            <text:p>0.000018</text:p>
          </table:table-cell>
          <table:table-cell table:formula="of:=[.U9]/[.G9]" office:value-type="float" office:value="6.7663276483459" calcext:value-type="float">
            <text:p>6.77</text:p>
          </table:table-cell>
          <table:table-cell table:formula="of:=[.V9]/[.G9]" office:value-type="float" office:value="0.474926895306387" calcext:value-type="float">
            <text:p>0.47</text:p>
          </table:table-cell>
          <table:table-cell/>
          <table:table-cell table:formula="of:=([.F9]-[.$AG$5])^2" office:value-type="float" office:value="16.6626246533903" calcext:value-type="float">
            <text:p>16.6626246534</text:p>
          </table:table-cell>
          <table:table-cell/>
          <table:table-cell office:value-type="string" calcext:value-type="string">
            <text:p>sendo que o erro cobre 0</text:p>
          </table:table-cell>
          <table:table-cell table:style-name="ce12"/>
          <table:table-cell table:number-columns-repeated="2"/>
          <table:table-cell table:style-name="ce13" table:formula="of:=[.F9]" office:value-type="float" office:value="4" calcext:value-type="float">
            <text:p>4</text:p>
          </table:table-cell>
          <table:table-cell table:formula="of:=[.AE9]" office:value-type="float" office:value="6.7663276483459" calcext:value-type="float">
            <text:p>6.7663276483</text:p>
          </table:table-cell>
          <table:table-cell office:value-type="float" office:value="0" calcext:value-type="float">
            <text:p>0</text:p>
          </table:table-cell>
          <table:table-cell table:formula="of:=[.AF9]" office:value-type="float" office:value="0.474926895306387" calcext:value-type="float">
            <text:p>0.4749268953</text:p>
          </table:table-cell>
          <table:table-cell/>
          <table:table-cell table:formula="of:=[.AN9]" office:value-type="float" office:value="4" calcext:value-type="float">
            <text:p>4</text:p>
          </table:table-cell>
          <table:table-cell table:formula="of:=[.Y9]" office:value-type="float" office:value="24.6074253279985" calcext:value-type="float">
            <text:p>24.607425328</text:p>
          </table:table-cell>
          <table:table-cell table:formula="of:=[.AP9]" office:value-type="float" office:value="0" calcext:value-type="float">
            <text:p>0</text:p>
          </table:table-cell>
          <table:table-cell table:formula="of:=[.Z9]" office:value-type="float" office:value="1.03693665776888" calcext:value-type="float">
            <text:p>1.0369366578</text:p>
          </table:table-cell>
          <table:table-cell/>
          <table:table-cell table:formula="of:=[.AN9]" office:value-type="float" office:value="4" calcext:value-type="float">
            <text:p>4</text:p>
          </table:table-cell>
          <table:table-cell table:formula="of:=[.AA9]" office:value-type="float" office:value="27.5541480869805" calcext:value-type="float">
            <text:p>27.554148087</text:p>
          </table:table-cell>
          <table:table-cell table:formula="of:=[.AU9]" office:value-type="float" office:value="0" calcext:value-type="float">
            <text:p>0</text:p>
          </table:table-cell>
          <table:table-cell table:formula="of:=[.AB9]" office:value-type="float" office:value="0.91130816178348" calcext:value-type="float">
            <text:p>0.9113081618</text:p>
          </table:table-cell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091" calcext:value-type="float">
            <text:p>1091</text:p>
          </table:table-cell>
          <table:table-cell table:style-name="ce7" table:formula="of:=SQRT([.H10])" office:value-type="float" office:value="33.0302891298275" calcext:value-type="float">
            <text:p>33.03</text:p>
          </table:table-cell>
          <table:table-cell office:value-type="float" office:value="1128" calcext:value-type="float">
            <text:p>1128</text:p>
          </table:table-cell>
          <table:table-cell table:style-name="ce7" table:formula="of:=SQRT([.J10])" office:value-type="float" office:value="33.5857112474933" calcext:value-type="float">
            <text:p>33.59</text:p>
          </table:table-cell>
          <table:table-cell office:value-type="float" office:value="168" calcext:value-type="float">
            <text:p>168</text:p>
          </table:table-cell>
          <table:table-cell table:style-name="ce7" table:formula="of:=SQRT([.L10])" office:value-type="float" office:value="12.9614813968157" calcext:value-type="float">
            <text:p>12.96</text:p>
          </table:table-cell>
          <table:table-cell/>
          <table:table-cell table:formula="of:=[.H10]*[.$B$4]" office:value-type="float" office:value="745.741695356844" calcext:value-type="float">
            <text:p>745.74</text:p>
          </table:table-cell>
          <table:table-cell table:formula="of:=SQRT([.I10]^2*[.$B$4]^2 + [.$C$4]^2*[.H10]^2)" office:value-type="float" office:value="31.3422256843346" calcext:value-type="float">
            <text:p>31.34</text:p>
          </table:table-cell>
          <table:table-cell table:formula="of:=[.J10]*[.$B$5]" office:value-type="float" office:value="830.304872006606" calcext:value-type="float">
            <text:p>830.30</text:p>
          </table:table-cell>
          <table:table-cell table:formula="of:=SQRT([.K10]^2*[.$B$5]^2+[.$C$5]^2*[.J10]^2)" office:value-type="float" office:value="27.4113780161974" calcext:value-type="float">
            <text:p>27.41</text:p>
          </table:table-cell>
          <table:table-cell table:formula="of:=2*[.O10]*[.Q10]*[.$B$3]/[.G10]" office:value-type="float" office:value="0.0103198827152209" calcext:value-type="float">
            <text:p>0.0103</text:p>
          </table:table-cell>
          <table:table-cell table:formula="of:=SQRT((2*[.$B$3]/[.G10])^2*([.O10]^2*[.R10]^2+[.Q10]^2*[.P10]^2))" office:value-type="float" office:value="0.000551537092323924" calcext:value-type="float">
            <text:p>0.0006</text:p>
          </table:table-cell>
          <table:table-cell table:formula="of:=[.L10]-[.S10]" office:value-type="float" office:value="167.989680117285" calcext:value-type="float">
            <text:p>167.99</text:p>
          </table:table-cell>
          <table:table-cell table:formula="of:=SQRT([.M10]^2+[.T10]^2)" office:value-type="float" office:value="12.9614814085502" calcext:value-type="float">
            <text:p>12.96</text:p>
          </table:table-cell>
          <table:table-cell table:number-columns-repeated="2"/>
          <table:table-cell table:formula="of:=[.O10]/[.G10]" office:value-type="float" office:value="24.8580565118948" calcext:value-type="float">
            <text:p>24.86</text:p>
          </table:table-cell>
          <table:table-cell table:formula="of:=[.P10]/[.G10]" office:value-type="float" office:value="1.04474085614449" calcext:value-type="float">
            <text:p>1.04</text:p>
          </table:table-cell>
          <table:table-cell table:formula="of:=[.Q10]/[.G10]" office:value-type="float" office:value="27.6768290668869" calcext:value-type="float">
            <text:p>27.68</text:p>
          </table:table-cell>
          <table:table-cell table:formula="of:=[.R10]/[.G10]" office:value-type="float" office:value="0.913712600539914" calcext:value-type="float">
            <text:p>0.91</text:p>
          </table:table-cell>
          <table:table-cell table:style-name="ce10" table:formula="of:=[.S10]/[.G10]" office:value-type="float" office:value="0.000343996090507363" calcext:value-type="float">
            <text:p>0.000344</text:p>
          </table:table-cell>
          <table:table-cell table:style-name="ce10" table:formula="of:=[.T10]/[.G10]" office:value-type="float" office:value="0.0000183845697441308" calcext:value-type="float">
            <text:p>0.000018</text:p>
          </table:table-cell>
          <table:table-cell table:formula="of:=[.U10]/[.G10]" office:value-type="float" office:value="5.59965600390949" calcext:value-type="float">
            <text:p>5.60</text:p>
          </table:table-cell>
          <table:table-cell table:formula="of:=[.V10]/[.G10]" office:value-type="float" office:value="0.432049380285007" calcext:value-type="float">
            <text:p>0.43</text:p>
          </table:table-cell>
          <table:table-cell/>
          <table:table-cell table:formula="of:=([.F10]-[.$AG$5])^2" office:value-type="float" office:value="25.826600315625" calcext:value-type="float">
            <text:p>25.8266003156</text:p>
          </table:table-cell>
          <table:table-cell table:number-columns-repeated="5"/>
          <table:table-cell table:style-name="ce13" table:formula="of:=[.F10]" office:value-type="float" office:value="5" calcext:value-type="float">
            <text:p>5</text:p>
          </table:table-cell>
          <table:table-cell table:formula="of:=[.AE10]" office:value-type="float" office:value="5.59965600390949" calcext:value-type="float">
            <text:p>5.5996560039</text:p>
          </table:table-cell>
          <table:table-cell office:value-type="float" office:value="0" calcext:value-type="float">
            <text:p>0</text:p>
          </table:table-cell>
          <table:table-cell table:formula="of:=[.AF10]" office:value-type="float" office:value="0.432049380285007" calcext:value-type="float">
            <text:p>0.4320493803</text:p>
          </table:table-cell>
          <table:table-cell/>
          <table:table-cell table:formula="of:=[.AN10]" office:value-type="float" office:value="5" calcext:value-type="float">
            <text:p>5</text:p>
          </table:table-cell>
          <table:table-cell table:formula="of:=[.Y10]" office:value-type="float" office:value="24.8580565118948" calcext:value-type="float">
            <text:p>24.8580565119</text:p>
          </table:table-cell>
          <table:table-cell table:formula="of:=[.AP10]" office:value-type="float" office:value="0" calcext:value-type="float">
            <text:p>0</text:p>
          </table:table-cell>
          <table:table-cell table:formula="of:=[.Z10]" office:value-type="float" office:value="1.04474085614449" calcext:value-type="float">
            <text:p>1.0447408561</text:p>
          </table:table-cell>
          <table:table-cell/>
          <table:table-cell table:formula="of:=[.AN10]" office:value-type="float" office:value="5" calcext:value-type="float">
            <text:p>5</text:p>
          </table:table-cell>
          <table:table-cell table:formula="of:=[.AA10]" office:value-type="float" office:value="27.6768290668869" calcext:value-type="float">
            <text:p>27.6768290669</text:p>
          </table:table-cell>
          <table:table-cell table:formula="of:=[.AU10]" office:value-type="float" office:value="0" calcext:value-type="float">
            <text:p>0</text:p>
          </table:table-cell>
          <table:table-cell table:formula="of:=[.AB10]" office:value-type="float" office:value="0.913712600539914" calcext:value-type="float">
            <text:p>0.9137126005</text:p>
          </table:table-cell>
        </table:table-row>
        <table:table-row table:style-name="ro1">
          <table:table-cell table:style-name="ce4" office:value-type="string" calcext:value-type="string">
            <text:p>Detector B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1116" calcext:value-type="float">
            <text:p>1116</text:p>
          </table:table-cell>
          <table:table-cell table:style-name="ce7" table:formula="of:=SQRT([.H11])" office:value-type="float" office:value="33.4065861769801" calcext:value-type="float">
            <text:p>33.41</text:p>
          </table:table-cell>
          <table:table-cell office:value-type="float" office:value="1109" calcext:value-type="float">
            <text:p>1109</text:p>
          </table:table-cell>
          <table:table-cell table:style-name="ce7" table:formula="of:=SQRT([.J11])" office:value-type="float" office:value="33.3016516106934" calcext:value-type="float">
            <text:p>33.30</text:p>
          </table:table-cell>
          <table:table-cell office:value-type="float" office:value="155" calcext:value-type="float">
            <text:p>155</text:p>
          </table:table-cell>
          <table:table-cell table:style-name="ce7" table:formula="of:=SQRT([.L11])" office:value-type="float" office:value="12.4498995979887" calcext:value-type="float">
            <text:p>12.45</text:p>
          </table:table-cell>
          <table:table-cell/>
          <table:table-cell table:formula="of:=[.H11]*[.$B$4]" office:value-type="float" office:value="762.830185167954" calcext:value-type="float">
            <text:p>762.83</text:p>
          </table:table-cell>
          <table:table-cell table:formula="of:=SQRT([.I11]^2*[.$B$4]^2 + [.$C$4]^2*[.H11]^2)" office:value-type="float" office:value="31.873539863639" calcext:value-type="float">
            <text:p>31.87</text:p>
          </table:table-cell>
          <table:table-cell table:formula="of:=[.J11]*[.$B$5]" office:value-type="float" office:value="816.319240297275" calcext:value-type="float">
            <text:p>816.32</text:p>
          </table:table-cell>
          <table:table-cell table:formula="of:=SQRT([.K11]^2*[.$B$5]^2+[.$C$5]^2*[.J11]^2)" office:value-type="float" office:value="27.136792015345" calcext:value-type="float">
            <text:p>27.14</text:p>
          </table:table-cell>
          <table:table-cell table:formula="of:=2*[.O11]*[.Q11]*[.$B$3]/[.G11]" office:value-type="float" office:value="0.0103785492872022" calcext:value-type="float">
            <text:p>0.0104</text:p>
          </table:table-cell>
          <table:table-cell table:formula="of:=SQRT((2*[.$B$3]/[.G11])^2*([.O11]^2*[.R11]^2+[.Q11]^2*[.P11]^2))" office:value-type="float" office:value="0.00055415329654153" calcext:value-type="float">
            <text:p>0.0006</text:p>
          </table:table-cell>
          <table:table-cell table:formula="of:=[.L11]-[.S11]" office:value-type="float" office:value="154.989621450713" calcext:value-type="float">
            <text:p>154.99</text:p>
          </table:table-cell>
          <table:table-cell table:formula="of:=SQRT([.M11]^2+[.T11]^2)" office:value-type="float" office:value="12.4498996103216" calcext:value-type="float">
            <text:p>12.45</text:p>
          </table:table-cell>
          <table:table-cell table:number-columns-repeated="2"/>
          <table:table-cell table:formula="of:=[.O11]/[.G11]" office:value-type="float" office:value="25.4276728389318" calcext:value-type="float">
            <text:p>25.43</text:p>
          </table:table-cell>
          <table:table-cell table:formula="of:=[.P11]/[.G11]" office:value-type="float" office:value="1.06245132878797" calcext:value-type="float">
            <text:p>1.06</text:p>
          </table:table-cell>
          <table:table-cell table:formula="of:=[.Q11]/[.G11]" office:value-type="float" office:value="27.2106413432425" calcext:value-type="float">
            <text:p>27.21</text:p>
          </table:table-cell>
          <table:table-cell table:formula="of:=[.R11]/[.G11]" office:value-type="float" office:value="0.904559733844834" calcext:value-type="float">
            <text:p>0.90</text:p>
          </table:table-cell>
          <table:table-cell table:style-name="ce10" table:formula="of:=[.S11]/[.G11]" office:value-type="float" office:value="0.000345951642906741" calcext:value-type="float">
            <text:p>0.000346</text:p>
          </table:table-cell>
          <table:table-cell table:style-name="ce10" table:formula="of:=[.T11]/[.G11]" office:value-type="float" office:value="0.0000184717765513843" calcext:value-type="float">
            <text:p>0.000018</text:p>
          </table:table-cell>
          <table:table-cell table:formula="of:=[.U11]/[.G11]" office:value-type="float" office:value="5.16632071502376" calcext:value-type="float">
            <text:p>5.17</text:p>
          </table:table-cell>
          <table:table-cell table:formula="of:=[.V11]/[.G11]" office:value-type="float" office:value="0.414996653677387" calcext:value-type="float">
            <text:p>0.41</text:p>
          </table:table-cell>
          <table:table-cell/>
          <table:table-cell table:formula="of:=([.F11]-[.$AG$5])^2" office:value-type="float" office:value="36.9905759778597" calcext:value-type="float">
            <text:p>36.9905759779</text:p>
          </table:table-cell>
          <table:table-cell table:number-columns-repeated="5"/>
          <table:table-cell table:style-name="ce13" table:formula="of:=[.F11]" office:value-type="float" office:value="6" calcext:value-type="float">
            <text:p>6</text:p>
          </table:table-cell>
          <table:table-cell table:formula="of:=[.AE11]" office:value-type="float" office:value="5.16632071502376" calcext:value-type="float">
            <text:p>5.166320715</text:p>
          </table:table-cell>
          <table:table-cell office:value-type="float" office:value="0" calcext:value-type="float">
            <text:p>0</text:p>
          </table:table-cell>
          <table:table-cell table:formula="of:=[.AF11]" office:value-type="float" office:value="0.414996653677387" calcext:value-type="float">
            <text:p>0.4149966537</text:p>
          </table:table-cell>
          <table:table-cell/>
          <table:table-cell table:formula="of:=[.AN11]" office:value-type="float" office:value="6" calcext:value-type="float">
            <text:p>6</text:p>
          </table:table-cell>
          <table:table-cell table:formula="of:=[.Y11]" office:value-type="float" office:value="25.4276728389318" calcext:value-type="float">
            <text:p>25.4276728389</text:p>
          </table:table-cell>
          <table:table-cell table:formula="of:=[.AP11]" office:value-type="float" office:value="0" calcext:value-type="float">
            <text:p>0</text:p>
          </table:table-cell>
          <table:table-cell table:formula="of:=[.Z11]" office:value-type="float" office:value="1.06245132878797" calcext:value-type="float">
            <text:p>1.0624513288</text:p>
          </table:table-cell>
          <table:table-cell/>
          <table:table-cell table:formula="of:=[.AN11]" office:value-type="float" office:value="6" calcext:value-type="float">
            <text:p>6</text:p>
          </table:table-cell>
          <table:table-cell table:formula="of:=[.AA11]" office:value-type="float" office:value="27.2106413432425" calcext:value-type="float">
            <text:p>27.2106413432</text:p>
          </table:table-cell>
          <table:table-cell table:formula="of:=[.AU11]" office:value-type="float" office:value="0" calcext:value-type="float">
            <text:p>0</text:p>
          </table:table-cell>
          <table:table-cell table:formula="of:=[.AB11]" office:value-type="float" office:value="0.904559733844834" calcext:value-type="float">
            <text:p>0.9045597338</text:p>
          </table:table-cell>
        </table:table-row>
        <table:table-row table:style-name="ro1">
          <table:table-cell office:value-type="string" calcext:value-type="string">
            <text:p>ROI int </text:p>
          </table:table-cell>
          <table:table-cell office:value-type="float" office:value="12110" calcext:value-type="float">
            <text:p>12110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133" calcext:value-type="float">
            <text:p>1133</text:p>
          </table:table-cell>
          <table:table-cell table:style-name="ce7" table:formula="of:=SQRT([.H12])" office:value-type="float" office:value="33.6600653594137" calcext:value-type="float">
            <text:p>33.66</text:p>
          </table:table-cell>
          <table:table-cell office:value-type="float" office:value="1125" calcext:value-type="float">
            <text:p>1125</text:p>
          </table:table-cell>
          <table:table-cell table:style-name="ce7" table:formula="of:=SQRT([.J12])" office:value-type="float" office:value="33.5410196624968" calcext:value-type="float">
            <text:p>33.54</text:p>
          </table:table-cell>
          <table:table-cell office:value-type="float" office:value="114" calcext:value-type="float">
            <text:p>114</text:p>
          </table:table-cell>
          <table:table-cell table:style-name="ce7" table:formula="of:=SQRT([.L12])" office:value-type="float" office:value="10.6770782520313" calcext:value-type="float">
            <text:p>10.68</text:p>
          </table:table-cell>
          <table:table-cell/>
          <table:table-cell table:formula="of:=[.H12]*[.$B$4]" office:value-type="float" office:value="774.450358239509" calcext:value-type="float">
            <text:p>774.45</text:p>
          </table:table-cell>
          <table:table-cell table:formula="of:=SQRT([.I12]^2*[.$B$4]^2 + [.$C$4]^2*[.H12]^2)" office:value-type="float" office:value="32.2342284744275" calcext:value-type="float">
            <text:p>32.23</text:p>
          </table:table-cell>
          <table:table-cell table:formula="of:=[.J12]*[.$B$5]" office:value-type="float" office:value="828.096614368291" calcext:value-type="float">
            <text:p>828.10</text:p>
          </table:table-cell>
          <table:table-cell table:formula="of:=SQRT([.K12]^2*[.$B$5]^2+[.$C$5]^2*[.J12]^2)" office:value-type="float" office:value="27.3681088538466" calcext:value-type="float">
            <text:p>27.37</text:p>
          </table:table-cell>
          <table:table-cell table:formula="of:=2*[.O12]*[.Q12]*[.$B$3]/[.G12]" office:value-type="float" office:value="0.0106886619942408" calcext:value-type="float">
            <text:p>0.0107</text:p>
          </table:table-cell>
          <table:table-cell table:formula="of:=SQRT((2*[.$B$3]/[.G12])^2*([.O12]^2*[.R12]^2+[.Q12]^2*[.P12]^2))" office:value-type="float" office:value="0.000568076061299857" calcext:value-type="float">
            <text:p>0.0006</text:p>
          </table:table-cell>
          <table:table-cell table:formula="of:=[.L12]-[.S12]" office:value-type="float" office:value="113.989311338006" calcext:value-type="float">
            <text:p>113.99</text:p>
          </table:table-cell>
          <table:table-cell table:formula="of:=SQRT([.M12]^2+[.T12]^2)" office:value-type="float" office:value="10.6770782671436" calcext:value-type="float">
            <text:p>10.68</text:p>
          </table:table-cell>
          <table:table-cell table:number-columns-repeated="2"/>
          <table:table-cell table:formula="of:=[.O12]/[.G12]" office:value-type="float" office:value="25.815011941317" calcext:value-type="float">
            <text:p>25.82</text:p>
          </table:table-cell>
          <table:table-cell table:formula="of:=[.P12]/[.G12]" office:value-type="float" office:value="1.07447428248092" calcext:value-type="float">
            <text:p>1.07</text:p>
          </table:table-cell>
          <table:table-cell table:formula="of:=[.Q12]/[.G12]" office:value-type="float" office:value="27.603220478943" calcext:value-type="float">
            <text:p>27.60</text:p>
          </table:table-cell>
          <table:table-cell table:formula="of:=[.R12]/[.G12]" office:value-type="float" office:value="0.912270295128219" calcext:value-type="float">
            <text:p>0.91</text:p>
          </table:table-cell>
          <table:table-cell table:style-name="ce10" table:formula="of:=[.S12]/[.G12]" office:value-type="float" office:value="0.000356288733141359" calcext:value-type="float">
            <text:p>0.000356</text:p>
          </table:table-cell>
          <table:table-cell table:style-name="ce10" table:formula="of:=[.T12]/[.G12]" office:value-type="float" office:value="0.0000189358687099952" calcext:value-type="float">
            <text:p>0.000019</text:p>
          </table:table-cell>
          <table:table-cell table:formula="of:=[.U12]/[.G12]" office:value-type="float" office:value="3.79964371126686" calcext:value-type="float">
            <text:p>3.80</text:p>
          </table:table-cell>
          <table:table-cell table:formula="of:=[.V12]/[.G12]" office:value-type="float" office:value="0.355902608904787" calcext:value-type="float">
            <text:p>0.36</text:p>
          </table:table-cell>
          <table:table-cell/>
          <table:table-cell table:formula="of:=([.F12]-[.$AG$5])^2" office:value-type="float" office:value="50.1545516400945" calcext:value-type="float">
            <text:p>50.1545516401</text:p>
          </table:table-cell>
          <table:table-cell table:number-columns-repeated="5"/>
          <table:table-cell table:style-name="ce13" table:formula="of:=[.F12]" office:value-type="float" office:value="7" calcext:value-type="float">
            <text:p>7</text:p>
          </table:table-cell>
          <table:table-cell table:formula="of:=[.AE12]" office:value-type="float" office:value="3.79964371126686" calcext:value-type="float">
            <text:p>3.7996437113</text:p>
          </table:table-cell>
          <table:table-cell office:value-type="float" office:value="0" calcext:value-type="float">
            <text:p>0</text:p>
          </table:table-cell>
          <table:table-cell table:formula="of:=[.AF12]" office:value-type="float" office:value="0.355902608904787" calcext:value-type="float">
            <text:p>0.3559026089</text:p>
          </table:table-cell>
          <table:table-cell/>
          <table:table-cell table:formula="of:=[.AN12]" office:value-type="float" office:value="7" calcext:value-type="float">
            <text:p>7</text:p>
          </table:table-cell>
          <table:table-cell table:formula="of:=[.Y12]" office:value-type="float" office:value="25.815011941317" calcext:value-type="float">
            <text:p>25.8150119413</text:p>
          </table:table-cell>
          <table:table-cell table:formula="of:=[.AP12]" office:value-type="float" office:value="0" calcext:value-type="float">
            <text:p>0</text:p>
          </table:table-cell>
          <table:table-cell table:formula="of:=[.Z12]" office:value-type="float" office:value="1.07447428248092" calcext:value-type="float">
            <text:p>1.0744742825</text:p>
          </table:table-cell>
          <table:table-cell/>
          <table:table-cell table:formula="of:=[.AN12]" office:value-type="float" office:value="7" calcext:value-type="float">
            <text:p>7</text:p>
          </table:table-cell>
          <table:table-cell table:formula="of:=[.AA12]" office:value-type="float" office:value="27.603220478943" calcext:value-type="float">
            <text:p>27.6032204789</text:p>
          </table:table-cell>
          <table:table-cell table:formula="of:=[.AU12]" office:value-type="float" office:value="0" calcext:value-type="float">
            <text:p>0</text:p>
          </table:table-cell>
          <table:table-cell table:formula="of:=[.AB12]" office:value-type="float" office:value="0.912270295128219" calcext:value-type="float">
            <text:p>0.9122702951</text:p>
          </table:table-cell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8914" calcext:value-type="float">
            <text:p>8914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CONFIRMAR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1122" calcext:value-type="float">
            <text:p>1122</text:p>
          </table:table-cell>
          <table:table-cell table:style-name="ce7" table:formula="of:=SQRT([.H13])" office:value-type="float" office:value="33.4962684488884" calcext:value-type="float">
            <text:p>33.50</text:p>
          </table:table-cell>
          <table:table-cell office:value-type="float" office:value="1126" calcext:value-type="float">
            <text:p>1126</text:p>
          </table:table-cell>
          <table:table-cell table:style-name="ce7" table:formula="of:=SQRT([.J13])" office:value-type="float" office:value="33.555923471125" calcext:value-type="float">
            <text:p>33.56</text:p>
          </table:table-cell>
          <table:table-cell office:value-type="float" office:value="75" calcext:value-type="float">
            <text:p>75</text:p>
          </table:table-cell>
          <table:table-cell table:style-name="ce7" table:formula="of:=SQRT([.L13])" office:value-type="float" office:value="8.66025403784439" calcext:value-type="float">
            <text:p>8.66</text:p>
          </table:table-cell>
          <table:table-cell/>
          <table:table-cell table:formula="of:=[.H13]*[.$B$4]" office:value-type="float" office:value="766.93142272262" calcext:value-type="float">
            <text:p>766.93</text:p>
          </table:table-cell>
          <table:table-cell table:formula="of:=SQRT([.I13]^2*[.$B$4]^2 + [.$C$4]^2*[.H13]^2)" office:value-type="float" office:value="32.0008965031985" calcext:value-type="float">
            <text:p>32.00</text:p>
          </table:table-cell>
          <table:table-cell table:formula="of:=[.J13]*[.$B$5]" office:value-type="float" office:value="828.832700247729" calcext:value-type="float">
            <text:p>828.83</text:p>
          </table:table-cell>
          <table:table-cell table:formula="of:=SQRT([.K13]^2*[.$B$5]^2+[.$C$5]^2*[.J13]^2)" office:value-type="float" office:value="27.3825354807293" calcext:value-type="float">
            <text:p>27.38</text:p>
          </table:table-cell>
          <table:table-cell table:formula="of:=2*[.O13]*[.Q13]*[.$B$3]/[.G13]" office:value-type="float" office:value="0.010594297366667" calcext:value-type="float">
            <text:p>0.0106</text:p>
          </table:table-cell>
          <table:table-cell table:formula="of:=SQRT((2*[.$B$3]/[.G13])^2*([.O13]^2*[.R13]^2+[.Q13]^2*[.P13]^2))" office:value-type="float" office:value="0.000563844028429434" calcext:value-type="float">
            <text:p>0.0006</text:p>
          </table:table-cell>
          <table:table-cell table:formula="of:=[.L13]-[.S13]" office:value-type="float" office:value="74.9894057026333" calcext:value-type="float">
            <text:p>74.99</text:p>
          </table:table-cell>
          <table:table-cell table:formula="of:=SQRT([.M13]^2+[.T13]^2)" office:value-type="float" office:value="8.66025405619951" calcext:value-type="float">
            <text:p>8.66</text:p>
          </table:table-cell>
          <table:table-cell table:number-columns-repeated="2"/>
          <table:table-cell table:formula="of:=[.O13]/[.G13]" office:value-type="float" office:value="25.5643807574207" calcext:value-type="float">
            <text:p>25.56</text:p>
          </table:table-cell>
          <table:table-cell table:formula="of:=[.P13]/[.G13]" office:value-type="float" office:value="1.06669655010662" calcext:value-type="float">
            <text:p>1.07</text:p>
          </table:table-cell>
          <table:table-cell table:formula="of:=[.Q13]/[.G13]" office:value-type="float" office:value="27.6277566749243" calcext:value-type="float">
            <text:p>27.63</text:p>
          </table:table-cell>
          <table:table-cell table:formula="of:=[.R13]/[.G13]" office:value-type="float" office:value="0.912751182690975" calcext:value-type="float">
            <text:p>0.91</text:p>
          </table:table-cell>
          <table:table-cell table:style-name="ce10" table:formula="of:=[.S13]/[.G13]" office:value-type="float" office:value="0.000353143245555568" calcext:value-type="float">
            <text:p>0.000353</text:p>
          </table:table-cell>
          <table:table-cell table:style-name="ce10" table:formula="of:=[.T13]/[.G13]" office:value-type="float" office:value="0.0000187948009476478" calcext:value-type="float">
            <text:p>0.000019</text:p>
          </table:table-cell>
          <table:table-cell table:formula="of:=[.U13]/[.G13]" office:value-type="float" office:value="2.49964685675444" calcext:value-type="float">
            <text:p>2.50</text:p>
          </table:table-cell>
          <table:table-cell table:formula="of:=[.V13]/[.G13]" office:value-type="float" office:value="0.28867513520665" calcext:value-type="float">
            <text:p>0.29</text:p>
          </table:table-cell>
          <table:table-cell/>
          <table:table-cell table:formula="of:=([.F13]-[.$AG$5])^2" office:value-type="float" office:value="65.3185273023292" calcext:value-type="float">
            <text:p>65.3185273023</text:p>
          </table:table-cell>
          <table:table-cell table:number-columns-repeated="5"/>
          <table:table-cell table:style-name="ce13" table:formula="of:=[.F13]" office:value-type="float" office:value="8" calcext:value-type="float">
            <text:p>8</text:p>
          </table:table-cell>
          <table:table-cell table:formula="of:=[.AE13]" office:value-type="float" office:value="2.49964685675444" calcext:value-type="float">
            <text:p>2.4996468568</text:p>
          </table:table-cell>
          <table:table-cell office:value-type="float" office:value="0" calcext:value-type="float">
            <text:p>0</text:p>
          </table:table-cell>
          <table:table-cell table:formula="of:=[.AF13]" office:value-type="float" office:value="0.28867513520665" calcext:value-type="float">
            <text:p>0.2886751352</text:p>
          </table:table-cell>
          <table:table-cell/>
          <table:table-cell table:formula="of:=[.AN13]" office:value-type="float" office:value="8" calcext:value-type="float">
            <text:p>8</text:p>
          </table:table-cell>
          <table:table-cell table:formula="of:=[.Y13]" office:value-type="float" office:value="25.5643807574207" calcext:value-type="float">
            <text:p>25.5643807574</text:p>
          </table:table-cell>
          <table:table-cell table:formula="of:=[.AP13]" office:value-type="float" office:value="0" calcext:value-type="float">
            <text:p>0</text:p>
          </table:table-cell>
          <table:table-cell table:formula="of:=[.Z13]" office:value-type="float" office:value="1.06669655010662" calcext:value-type="float">
            <text:p>1.0666965501</text:p>
          </table:table-cell>
          <table:table-cell/>
          <table:table-cell table:formula="of:=[.AN13]" office:value-type="float" office:value="8" calcext:value-type="float">
            <text:p>8</text:p>
          </table:table-cell>
          <table:table-cell table:formula="of:=[.AA13]" office:value-type="float" office:value="27.6277566749243" calcext:value-type="float">
            <text:p>27.6277566749</text:p>
          </table:table-cell>
          <table:table-cell table:formula="of:=[.AU13]" office:value-type="float" office:value="0" calcext:value-type="float">
            <text:p>0</text:p>
          </table:table-cell>
          <table:table-cell table:formula="of:=[.AB13]" office:value-type="float" office:value="0.912751182690975" calcext:value-type="float">
            <text:p>0.912751182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E ESTIVER MAL MUDAR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1075" calcext:value-type="float">
            <text:p>1075</text:p>
          </table:table-cell>
          <table:table-cell table:style-name="ce7" table:formula="of:=SQRT([.H14])" office:value-type="float" office:value="32.78719262151" calcext:value-type="float">
            <text:p>32.79</text:p>
          </table:table-cell>
          <table:table-cell office:value-type="float" office:value="1145" calcext:value-type="float">
            <text:p>1145</text:p>
          </table:table-cell>
          <table:table-cell table:style-name="ce7" table:formula="of:=SQRT([.J14])" office:value-type="float" office:value="33.8378486313773" calcext:value-type="float">
            <text:p>33.84</text:p>
          </table:table-cell>
          <table:table-cell office:value-type="float" office:value="49" calcext:value-type="float">
            <text:p>49</text:p>
          </table:table-cell>
          <table:table-cell table:style-name="ce7" table:formula="of:=SQRT([.L14])" office:value-type="float" office:value="7" calcext:value-type="float">
            <text:p>7.00</text:p>
          </table:table-cell>
          <table:table-cell/>
          <table:table-cell table:formula="of:=[.H14]*[.$B$4]" office:value-type="float" office:value="734.805061877733" calcext:value-type="float">
            <text:p>734.81</text:p>
          </table:table-cell>
          <table:table-cell table:formula="of:=SQRT([.I14]^2*[.$B$4]^2 + [.$C$4]^2*[.H14]^2)" office:value-type="float" office:value="31.0016066247228" calcext:value-type="float">
            <text:p>31.00</text:p>
          </table:table-cell>
          <table:table-cell table:formula="of:=[.J14]*[.$B$5]" office:value-type="float" office:value="842.81833195706" calcext:value-type="float">
            <text:p>842.82</text:p>
          </table:table-cell>
          <table:table-cell table:formula="of:=SQRT([.K14]^2*[.$B$5]^2+[.$C$5]^2*[.J14]^2)" office:value-type="float" office:value="27.655968577626" calcext:value-type="float">
            <text:p>27.66</text:p>
          </table:table-cell>
          <table:table-cell table:formula="of:=2*[.O14]*[.Q14]*[.$B$3]/[.G14]" office:value-type="float" office:value="0.0103217862760899" calcext:value-type="float">
            <text:p>0.0103</text:p>
          </table:table-cell>
          <table:table-cell table:formula="of:=SQRT((2*[.$B$3]/[.G14])^2*([.O14]^2*[.R14]^2+[.Q14]^2*[.P14]^2))" office:value-type="float" office:value="0.000551685166297658" calcext:value-type="float">
            <text:p>0.0006</text:p>
          </table:table-cell>
          <table:table-cell table:formula="of:=[.L14]-[.S14]" office:value-type="float" office:value="48.9896782137239" calcext:value-type="float">
            <text:p>48.99</text:p>
          </table:table-cell>
          <table:table-cell table:formula="of:=SQRT([.M14]^2+[.T14]^2)" office:value-type="float" office:value="7.00000002173975" calcext:value-type="float">
            <text:p>7.00</text:p>
          </table:table-cell>
          <table:table-cell table:number-columns-repeated="2"/>
          <table:table-cell table:formula="of:=[.O14]/[.G14]" office:value-type="float" office:value="24.4935020625911" calcext:value-type="float">
            <text:p>24.49</text:p>
          </table:table-cell>
          <table:table-cell table:formula="of:=[.P14]/[.G14]" office:value-type="float" office:value="1.03338688749076" calcext:value-type="float">
            <text:p>1.03</text:p>
          </table:table-cell>
          <table:table-cell table:formula="of:=[.Q14]/[.G14]" office:value-type="float" office:value="28.0939443985687" calcext:value-type="float">
            <text:p>28.09</text:p>
          </table:table-cell>
          <table:table-cell table:formula="of:=[.R14]/[.G14]" office:value-type="float" office:value="0.921865619254199" calcext:value-type="float">
            <text:p>0.92</text:p>
          </table:table-cell>
          <table:table-cell table:style-name="ce10" table:formula="of:=[.S14]/[.G14]" office:value-type="float" office:value="0.000344059542536331" calcext:value-type="float">
            <text:p>0.000344</text:p>
          </table:table-cell>
          <table:table-cell table:style-name="ce10" table:formula="of:=[.T14]/[.G14]" office:value-type="float" office:value="0.0000183895055432553" calcext:value-type="float">
            <text:p>0.000018</text:p>
          </table:table-cell>
          <table:table-cell table:formula="of:=[.U14]/[.G14]" office:value-type="float" office:value="1.6329892737908" calcext:value-type="float">
            <text:p>1.63</text:p>
          </table:table-cell>
          <table:table-cell table:formula="of:=[.V14]/[.G14]" office:value-type="float" office:value="0.233333334057992" calcext:value-type="float">
            <text:p>0.23</text:p>
          </table:table-cell>
          <table:table-cell/>
          <table:table-cell table:formula="of:=([.F14]-[.$AG$5])^2" office:value-type="float" office:value="82.4825029645639" calcext:value-type="float">
            <text:p>82.4825029646</text:p>
          </table:table-cell>
          <table:table-cell table:number-columns-repeated="5"/>
          <table:table-cell table:style-name="ce13" table:formula="of:=[.F14]" office:value-type="float" office:value="9" calcext:value-type="float">
            <text:p>9</text:p>
          </table:table-cell>
          <table:table-cell table:formula="of:=[.AE14]" office:value-type="float" office:value="1.6329892737908" calcext:value-type="float">
            <text:p>1.6329892738</text:p>
          </table:table-cell>
          <table:table-cell office:value-type="float" office:value="0" calcext:value-type="float">
            <text:p>0</text:p>
          </table:table-cell>
          <table:table-cell table:formula="of:=[.AF14]" office:value-type="float" office:value="0.233333334057992" calcext:value-type="float">
            <text:p>0.2333333341</text:p>
          </table:table-cell>
          <table:table-cell/>
          <table:table-cell table:formula="of:=[.AN14]" office:value-type="float" office:value="9" calcext:value-type="float">
            <text:p>9</text:p>
          </table:table-cell>
          <table:table-cell table:formula="of:=[.Y14]" office:value-type="float" office:value="24.4935020625911" calcext:value-type="float">
            <text:p>24.4935020626</text:p>
          </table:table-cell>
          <table:table-cell table:formula="of:=[.AP14]" office:value-type="float" office:value="0" calcext:value-type="float">
            <text:p>0</text:p>
          </table:table-cell>
          <table:table-cell table:formula="of:=[.Z14]" office:value-type="float" office:value="1.03338688749076" calcext:value-type="float">
            <text:p>1.0333868875</text:p>
          </table:table-cell>
          <table:table-cell/>
          <table:table-cell table:formula="of:=[.AN14]" office:value-type="float" office:value="9" calcext:value-type="float">
            <text:p>9</text:p>
          </table:table-cell>
          <table:table-cell table:formula="of:=[.AA14]" office:value-type="float" office:value="28.0939443985687" calcext:value-type="float">
            <text:p>28.0939443986</text:p>
          </table:table-cell>
          <table:table-cell table:formula="of:=[.AU14]" office:value-type="float" office:value="0" calcext:value-type="float">
            <text:p>0</text:p>
          </table:table-cell>
          <table:table-cell table:formula="of:=[.AB14]" office:value-type="float" office:value="0.921865619254199" calcext:value-type="float">
            <text:p>0.921865619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AS EFICIENCIAS TBM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95" calcext:value-type="float">
            <text:p>1095</text:p>
          </table:table-cell>
          <table:table-cell table:style-name="ce7" table:formula="of:=SQRT([.H15])" office:value-type="float" office:value="33.0907842155486" calcext:value-type="float">
            <text:p>33.09</text:p>
          </table:table-cell>
          <table:table-cell office:value-type="float" office:value="1072" calcext:value-type="float">
            <text:p>1072</text:p>
          </table:table-cell>
          <table:table-cell table:style-name="ce7" table:formula="of:=SQRT([.J15])" office:value-type="float" office:value="32.7414110874898" calcext:value-type="float">
            <text:p>32.74</text:p>
          </table:table-cell>
          <table:table-cell office:value-type="float" office:value="39" calcext:value-type="float">
            <text:p>39</text:p>
          </table:table-cell>
          <table:table-cell table:style-name="ce7" table:formula="of:=SQRT([.L15])" office:value-type="float" office:value="6.2449979983984" calcext:value-type="float">
            <text:p>6.24</text:p>
          </table:table-cell>
          <table:table-cell/>
          <table:table-cell table:formula="of:=[.H15]*[.$B$4]" office:value-type="float" office:value="748.475853726621" calcext:value-type="float">
            <text:p>748.48</text:p>
          </table:table-cell>
          <table:table-cell table:formula="of:=SQRT([.I15]^2*[.$B$4]^2 + [.$C$4]^2*[.H15]^2)" office:value-type="float" office:value="31.4273089615301" calcext:value-type="float">
            <text:p>31.43</text:p>
          </table:table-cell>
          <table:table-cell table:formula="of:=[.J15]*[.$B$5]" office:value-type="float" office:value="789.084062758051" calcext:value-type="float">
            <text:p>789.08</text:p>
          </table:table-cell>
          <table:table-cell table:formula="of:=SQRT([.K15]^2*[.$B$5]^2+[.$C$5]^2*[.J15]^2)" office:value-type="float" office:value="26.598229221149" calcext:value-type="float">
            <text:p>26.60</text:p>
          </table:table-cell>
          <table:table-cell table:formula="of:=2*[.O15]*[.Q15]*[.$B$3]/[.G15]" office:value-type="float" office:value="0.00984350612558172" calcext:value-type="float">
            <text:p>0.0098</text:p>
          </table:table-cell>
          <table:table-cell table:formula="of:=SQRT((2*[.$B$3]/[.G15])^2*([.O15]^2*[.R15]^2+[.Q15]^2*[.P15]^2))" office:value-type="float" office:value="0.000530019300090155" calcext:value-type="float">
            <text:p>0.0005</text:p>
          </table:table-cell>
          <table:table-cell table:formula="of:=[.L15]-[.S15]" office:value-type="float" office:value="38.9901564938744" calcext:value-type="float">
            <text:p>38.99</text:p>
          </table:table-cell>
          <table:table-cell table:formula="of:=SQRT([.M15]^2+[.T15]^2)" office:value-type="float" office:value="6.24499802089004" calcext:value-type="float">
            <text:p>6.24</text:p>
          </table:table-cell>
          <table:table-cell table:number-columns-repeated="2"/>
          <table:table-cell table:formula="of:=[.O15]/[.G15]" office:value-type="float" office:value="24.9491951242207" calcext:value-type="float">
            <text:p>24.95</text:p>
          </table:table-cell>
          <table:table-cell table:formula="of:=[.P15]/[.G15]" office:value-type="float" office:value="1.04757696538434" calcext:value-type="float">
            <text:p>1.05</text:p>
          </table:table-cell>
          <table:table-cell table:formula="of:=[.Q15]/[.G15]" office:value-type="float" office:value="26.302802091935" calcext:value-type="float">
            <text:p>26.30</text:p>
          </table:table-cell>
          <table:table-cell table:formula="of:=[.R15]/[.G15]" office:value-type="float" office:value="0.886607640704965" calcext:value-type="float">
            <text:p>0.89</text:p>
          </table:table-cell>
          <table:table-cell table:style-name="ce10" table:formula="of:=[.S15]/[.G15]" office:value-type="float" office:value="0.000328116870852724" calcext:value-type="float">
            <text:p>0.000328</text:p>
          </table:table-cell>
          <table:table-cell table:style-name="ce10" table:formula="of:=[.T15]/[.G15]" office:value-type="float" office:value="0.0000176673100030052" calcext:value-type="float">
            <text:p>0.000018</text:p>
          </table:table-cell>
          <table:table-cell table:formula="of:=[.U15]/[.G15]" office:value-type="float" office:value="1.29967188312915" calcext:value-type="float">
            <text:p>1.30</text:p>
          </table:table-cell>
          <table:table-cell table:formula="of:=[.V15]/[.G15]" office:value-type="float" office:value="0.208166600696334" calcext:value-type="float">
            <text:p>0.21</text:p>
          </table:table-cell>
          <table:table-cell/>
          <table:table-cell table:formula="of:=([.F15]-[.$AG$5])^2" office:value-type="float" office:value="101.646478626799" calcext:value-type="float">
            <text:p>101.6464786268</text:p>
          </table:table-cell>
          <table:table-cell table:number-columns-repeated="5"/>
          <table:table-cell table:style-name="ce13" table:formula="of:=[.F15]" office:value-type="float" office:value="10" calcext:value-type="float">
            <text:p>10</text:p>
          </table:table-cell>
          <table:table-cell table:formula="of:=[.AE15]" office:value-type="float" office:value="1.29967188312915" calcext:value-type="float">
            <text:p>1.2996718831</text:p>
          </table:table-cell>
          <table:table-cell office:value-type="float" office:value="0" calcext:value-type="float">
            <text:p>0</text:p>
          </table:table-cell>
          <table:table-cell table:formula="of:=[.AF15]" office:value-type="float" office:value="0.208166600696334" calcext:value-type="float">
            <text:p>0.2081666007</text:p>
          </table:table-cell>
          <table:table-cell/>
          <table:table-cell table:formula="of:=[.AN15]" office:value-type="float" office:value="10" calcext:value-type="float">
            <text:p>10</text:p>
          </table:table-cell>
          <table:table-cell table:formula="of:=[.Y15]" office:value-type="float" office:value="24.9491951242207" calcext:value-type="float">
            <text:p>24.9491951242</text:p>
          </table:table-cell>
          <table:table-cell table:formula="of:=[.AP15]" office:value-type="float" office:value="0" calcext:value-type="float">
            <text:p>0</text:p>
          </table:table-cell>
          <table:table-cell table:formula="of:=[.Z15]" office:value-type="float" office:value="1.04757696538434" calcext:value-type="float">
            <text:p>1.0475769654</text:p>
          </table:table-cell>
          <table:table-cell/>
          <table:table-cell table:formula="of:=[.AN15]" office:value-type="float" office:value="10" calcext:value-type="float">
            <text:p>10</text:p>
          </table:table-cell>
          <table:table-cell table:formula="of:=[.AA15]" office:value-type="float" office:value="26.302802091935" calcext:value-type="float">
            <text:p>26.3028020919</text:p>
          </table:table-cell>
          <table:table-cell table:formula="of:=[.AU15]" office:value-type="float" office:value="0" calcext:value-type="float">
            <text:p>0</text:p>
          </table:table-cell>
          <table:table-cell table:formula="of:=[.AB15]" office:value-type="float" office:value="0.886607640704965" calcext:value-type="float">
            <text:p>0.8866076407</text:p>
          </table:table-cell>
        </table:table-row>
        <table:table-row table:style-name="ro1">
          <table:table-cell table:number-columns-repeated="5"/>
          <table:table-cell office:value-type="float" office:value="12" calcext:value-type="float">
            <text:p>12</text:p>
          </table:table-cell>
          <table:table-cell office:value-type="float" office:value="200" calcext:value-type="float">
            <text:p>200</text:p>
          </table:table-cell>
          <table:table-cell office:value-type="float" office:value="7351" calcext:value-type="float">
            <text:p>7351</text:p>
          </table:table-cell>
          <table:table-cell table:style-name="ce7" table:formula="of:=SQRT([.H16])" office:value-type="float" office:value="85.7379729174886" calcext:value-type="float">
            <text:p>85.74</text:p>
          </table:table-cell>
          <table:table-cell office:value-type="float" office:value="7317" calcext:value-type="float">
            <text:p>7317</text:p>
          </table:table-cell>
          <table:table-cell table:style-name="ce7" table:formula="of:=SQRT([.J16])" office:value-type="float" office:value="85.5394645762995" calcext:value-type="float">
            <text:p>85.54</text:p>
          </table:table-cell>
          <table:table-cell office:value-type="float" office:value="28" calcext:value-type="float">
            <text:p>28</text:p>
          </table:table-cell>
          <table:table-cell table:style-name="ce7" table:formula="of:=SQRT([.L16])" office:value-type="float" office:value="5.29150262212918" calcext:value-type="float">
            <text:p>5.29</text:p>
          </table:table-cell>
          <table:table-cell/>
          <table:table-cell table:formula="of:=[.H16]*[.$B$4]" office:value-type="float" office:value="5024.69954405881" calcext:value-type="float">
            <text:p>5024.70</text:p>
          </table:table-cell>
          <table:table-cell table:formula="of:=SQRT([.I16]^2*[.$B$4]^2 + [.$C$4]^2*[.H16]^2)" office:value-type="float" office:value="157.764383535923" calcext:value-type="float">
            <text:p>157.76</text:p>
          </table:table-cell>
          <table:table-cell table:formula="of:=[.J16]*[.$B$5]" office:value-type="float" office:value="5385.94037985136" calcext:value-type="float">
            <text:p>5385.94</text:p>
          </table:table-cell>
          <table:table-cell table:formula="of:=SQRT([.K16]^2*[.$B$5]^2+[.$C$5]^2*[.J16]^2)" office:value-type="float" office:value="99.3181120684096" calcext:value-type="float">
            <text:p>99.32</text:p>
          </table:table-cell>
          <table:table-cell table:formula="of:=2*[.O16]*[.Q16]*[.$B$3]/[.G16]" office:value-type="float" office:value="0.0676568304274177" calcext:value-type="float">
            <text:p>0.0677</text:p>
          </table:table-cell>
          <table:table-cell table:formula="of:=SQRT((2*[.$B$3]/[.G16])^2*([.O16]^2*[.R16]^2+[.Q16]^2*[.P16]^2))" office:value-type="float" office:value="0.00246354791127421" calcext:value-type="float">
            <text:p>0.0025</text:p>
          </table:table-cell>
          <table:table-cell table:formula="of:=[.L16]-[.S16]" office:value-type="float" office:value="27.9323431695726" calcext:value-type="float">
            <text:p>27.93</text:p>
          </table:table-cell>
          <table:table-cell table:formula="of:=SQRT([.M16]^2+[.T16]^2)" office:value-type="float" office:value="5.2915031956022" calcext:value-type="float">
            <text:p>5.29</text:p>
          </table:table-cell>
          <table:table-cell table:number-columns-repeated="2"/>
          <table:table-cell table:formula="of:=[.O16]/[.G16]" office:value-type="float" office:value="25.123497720294" calcext:value-type="float">
            <text:p>25.12</text:p>
          </table:table-cell>
          <table:table-cell table:formula="of:=[.P16]/[.G16]" office:value-type="float" office:value="0.788821917679613" calcext:value-type="float">
            <text:p>0.79</text:p>
          </table:table-cell>
          <table:table-cell table:formula="of:=[.Q16]/[.G16]" office:value-type="float" office:value="26.9297018992568" calcext:value-type="float">
            <text:p>26.93</text:p>
          </table:table-cell>
          <table:table-cell table:formula="of:=[.R16]/[.G16]" office:value-type="float" office:value="0.496590560342048" calcext:value-type="float">
            <text:p>0.50</text:p>
          </table:table-cell>
          <table:table-cell table:style-name="ce10" table:formula="of:=[.S16]/[.G16]" office:value-type="float" office:value="0.000338284152137088" calcext:value-type="float">
            <text:p>0.000338</text:p>
          </table:table-cell>
          <table:table-cell table:style-name="ce10" table:formula="of:=[.T16]/[.G16]" office:value-type="float" office:value="0.000012317739556371" calcext:value-type="float">
            <text:p>0.000012</text:p>
          </table:table-cell>
          <table:table-cell table:formula="of:=[.U16]/[.G16]" office:value-type="float" office:value="0.139661715847863" calcext:value-type="float">
            <text:p>0.14</text:p>
          </table:table-cell>
          <table:table-cell table:formula="of:=[.V16]/[.G16]" office:value-type="float" office:value="0.026457515978011" calcext:value-type="float">
            <text:p>0.03</text:p>
          </table:table-cell>
          <table:table-cell/>
          <table:table-cell table:formula="of:=([.F16]-[.$AG$5])^2" office:value-type="float" office:value="145.974429951268" calcext:value-type="float">
            <text:p>145.9744299513</text:p>
          </table:table-cell>
          <table:table-cell table:number-columns-repeated="5"/>
          <table:table-cell table:style-name="ce13" table:formula="of:=[.F16]" office:value-type="float" office:value="12" calcext:value-type="float">
            <text:p>12</text:p>
          </table:table-cell>
          <table:table-cell table:formula="of:=[.AE16]" office:value-type="float" office:value="0.139661715847863" calcext:value-type="float">
            <text:p>0.1396617158</text:p>
          </table:table-cell>
          <table:table-cell office:value-type="float" office:value="0" calcext:value-type="float">
            <text:p>0</text:p>
          </table:table-cell>
          <table:table-cell table:formula="of:=[.AF16]" office:value-type="float" office:value="0.026457515978011" calcext:value-type="float">
            <text:p>0.026457516</text:p>
          </table:table-cell>
          <table:table-cell/>
          <table:table-cell table:formula="of:=[.AN16]" office:value-type="float" office:value="12" calcext:value-type="float">
            <text:p>12</text:p>
          </table:table-cell>
          <table:table-cell table:formula="of:=[.Y16]" office:value-type="float" office:value="25.123497720294" calcext:value-type="float">
            <text:p>25.1234977203</text:p>
          </table:table-cell>
          <table:table-cell table:formula="of:=[.AP16]" office:value-type="float" office:value="0" calcext:value-type="float">
            <text:p>0</text:p>
          </table:table-cell>
          <table:table-cell table:formula="of:=[.Z16]" office:value-type="float" office:value="0.788821917679613" calcext:value-type="float">
            <text:p>0.7888219177</text:p>
          </table:table-cell>
          <table:table-cell/>
          <table:table-cell table:formula="of:=[.AN16]" office:value-type="float" office:value="12" calcext:value-type="float">
            <text:p>12</text:p>
          </table:table-cell>
          <table:table-cell table:formula="of:=[.AA16]" office:value-type="float" office:value="26.9297018992568" calcext:value-type="float">
            <text:p>26.9297018993</text:p>
          </table:table-cell>
          <table:table-cell table:formula="of:=[.AU16]" office:value-type="float" office:value="0" calcext:value-type="float">
            <text:p>0</text:p>
          </table:table-cell>
          <table:table-cell table:formula="of:=[.AB16]" office:value-type="float" office:value="0.496590560342048" calcext:value-type="float">
            <text:p>0.4965905603</text:p>
          </table:table-cell>
        </table:table-row>
        <table:table-row table:style-name="ro1">
          <table:table-cell table:number-columns-repeated="5"/>
          <table:table-cell office:value-type="float" office:value="15" calcext:value-type="float">
            <text:p>15</text:p>
          </table:table-cell>
          <table:table-cell office:value-type="float" office:value="200" calcext:value-type="float">
            <text:p>200</text:p>
          </table:table-cell>
          <table:table-cell office:value-type="float" office:value="7277" calcext:value-type="float">
            <text:p>7277</text:p>
          </table:table-cell>
          <table:table-cell table:style-name="ce7" table:formula="of:=SQRT([.H17])" office:value-type="float" office:value="85.3053339481184" calcext:value-type="float">
            <text:p>85.31</text:p>
          </table:table-cell>
          <table:table-cell office:value-type="float" office:value="7336" calcext:value-type="float">
            <text:p>7336</text:p>
          </table:table-cell>
          <table:table-cell table:style-name="ce7" table:formula="of:=SQRT([.J17])" office:value-type="float" office:value="85.6504524214554" calcext:value-type="float">
            <text:p>85.65</text:p>
          </table:table-cell>
          <table:table-cell office:value-type="float" office:value="14" calcext:value-type="float">
            <text:p>14</text:p>
          </table:table-cell>
          <table:table-cell table:style-name="ce7" table:formula="of:=SQRT([.L17])" office:value-type="float" office:value="3.74165738677394" calcext:value-type="float">
            <text:p>3.74</text:p>
          </table:table-cell>
          <table:table-cell/>
          <table:table-cell table:formula="of:=[.H17]*[.$B$4]" office:value-type="float" office:value="4974.11761421792" calcext:value-type="float">
            <text:p>4974.12</text:p>
          </table:table-cell>
          <table:table-cell table:formula="of:=SQRT([.I17]^2*[.$B$4]^2 + [.$C$4]^2*[.H17]^2)" office:value-type="float" office:value="156.285762269138" calcext:value-type="float">
            <text:p>156.29</text:p>
          </table:table-cell>
          <table:table-cell table:formula="of:=[.J17]*[.$B$5]" office:value-type="float" office:value="5399.92601156069" calcext:value-type="float">
            <text:p>5399.93</text:p>
          </table:table-cell>
          <table:table-cell table:formula="of:=SQRT([.K17]^2*[.$B$5]^2+[.$C$5]^2*[.J17]^2)" office:value-type="float" office:value="99.5241706553188" calcext:value-type="float">
            <text:p>99.52</text:p>
          </table:table-cell>
          <table:table-cell table:formula="of:=2*[.O17]*[.Q17]*[.$B$3]/[.G17]" office:value-type="float" office:value="0.067149667723944" calcext:value-type="float">
            <text:p>0.0671</text:p>
          </table:table-cell>
          <table:table-cell table:formula="of:=SQRT((2*[.$B$3]/[.G17])^2*([.O17]^2*[.R17]^2+[.Q17]^2*[.P17]^2))" office:value-type="float" office:value="0.00244602988153272" calcext:value-type="float">
            <text:p>0.0024</text:p>
          </table:table-cell>
          <table:table-cell table:formula="of:=[.L17]-[.S17]" office:value-type="float" office:value="13.9328503322761" calcext:value-type="float">
            <text:p>13.93</text:p>
          </table:table-cell>
          <table:table-cell table:formula="of:=SQRT([.M17]^2+[.T17]^2)" office:value-type="float" office:value="3.74165818629417" calcext:value-type="float">
            <text:p>3.74</text:p>
          </table:table-cell>
          <table:table-cell table:number-columns-repeated="2"/>
          <table:table-cell table:formula="of:=[.O17]/[.G17]" office:value-type="float" office:value="24.8705880710896" calcext:value-type="float">
            <text:p>24.87</text:p>
          </table:table-cell>
          <table:table-cell table:formula="of:=[.P17]/[.G17]" office:value-type="float" office:value="0.781428811345689" calcext:value-type="float">
            <text:p>0.78</text:p>
          </table:table-cell>
          <table:table-cell table:formula="of:=[.Q17]/[.G17]" office:value-type="float" office:value="26.9996300578035" calcext:value-type="float">
            <text:p>27.00</text:p>
          </table:table-cell>
          <table:table-cell table:formula="of:=[.R17]/[.G17]" office:value-type="float" office:value="0.497620853276594" calcext:value-type="float">
            <text:p>0.50</text:p>
          </table:table-cell>
          <table:table-cell table:style-name="ce10" table:formula="of:=[.S17]/[.G17]" office:value-type="float" office:value="0.00033574833861972" calcext:value-type="float">
            <text:p>0.000336</text:p>
          </table:table-cell>
          <table:table-cell table:style-name="ce10" table:formula="of:=[.T17]/[.G17]" office:value-type="float" office:value="0.0000122301494076636" calcext:value-type="float">
            <text:p>0.000012</text:p>
          </table:table-cell>
          <table:table-cell table:formula="of:=[.U17]/[.G17]" office:value-type="float" office:value="0.0696642516613803" calcext:value-type="float">
            <text:p>0.07</text:p>
          </table:table-cell>
          <table:table-cell table:formula="of:=[.V17]/[.G17]" office:value-type="float" office:value="0.0187082909314709" calcext:value-type="float">
            <text:p>0.02</text:p>
          </table:table-cell>
          <table:table-cell/>
          <table:table-cell table:formula="of:=([.F17]-[.$AG$5])^2" office:value-type="float" office:value="227.466356937972" calcext:value-type="float">
            <text:p>227.466356938</text:p>
          </table:table-cell>
          <table:table-cell table:number-columns-repeated="5"/>
          <table:table-cell table:style-name="ce13" table:formula="of:=[.F17]" office:value-type="float" office:value="15" calcext:value-type="float">
            <text:p>15</text:p>
          </table:table-cell>
          <table:table-cell table:formula="of:=[.AE17]" office:value-type="float" office:value="0.0696642516613803" calcext:value-type="float">
            <text:p>0.0696642517</text:p>
          </table:table-cell>
          <table:table-cell office:value-type="float" office:value="0" calcext:value-type="float">
            <text:p>0</text:p>
          </table:table-cell>
          <table:table-cell table:formula="of:=[.AF17]" office:value-type="float" office:value="0.0187082909314709" calcext:value-type="float">
            <text:p>0.0187082909</text:p>
          </table:table-cell>
          <table:table-cell/>
          <table:table-cell table:formula="of:=[.AN17]" office:value-type="float" office:value="15" calcext:value-type="float">
            <text:p>15</text:p>
          </table:table-cell>
          <table:table-cell table:formula="of:=[.Y17]" office:value-type="float" office:value="24.8705880710896" calcext:value-type="float">
            <text:p>24.8705880711</text:p>
          </table:table-cell>
          <table:table-cell table:formula="of:=[.AP17]" office:value-type="float" office:value="0" calcext:value-type="float">
            <text:p>0</text:p>
          </table:table-cell>
          <table:table-cell table:formula="of:=[.Z17]" office:value-type="float" office:value="0.781428811345689" calcext:value-type="float">
            <text:p>0.7814288113</text:p>
          </table:table-cell>
          <table:table-cell/>
          <table:table-cell table:formula="of:=[.AN17]" office:value-type="float" office:value="15" calcext:value-type="float">
            <text:p>15</text:p>
          </table:table-cell>
          <table:table-cell table:formula="of:=[.AA17]" office:value-type="float" office:value="26.9996300578035" calcext:value-type="float">
            <text:p>26.9996300578</text:p>
          </table:table-cell>
          <table:table-cell table:formula="of:=[.AU17]" office:value-type="float" office:value="0" calcext:value-type="float">
            <text:p>0</text:p>
          </table:table-cell>
          <table:table-cell table:formula="of:=[.AB17]" office:value-type="float" office:value="0.497620853276594" calcext:value-type="float">
            <text:p>0.4976208533</text:p>
          </table:table-cell>
        </table:table-row>
        <table:table-row table:style-name="ro1">
          <table:table-cell table:number-columns-repeated="5"/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7351" calcext:value-type="float">
            <text:p>7351</text:p>
          </table:table-cell>
          <table:table-cell table:style-name="ce7" table:formula="of:=SQRT([.H18])" office:value-type="float" office:value="85.7379729174886" calcext:value-type="float">
            <text:p>85.74</text:p>
          </table:table-cell>
          <table:table-cell office:value-type="float" office:value="7317" calcext:value-type="float">
            <text:p>7317</text:p>
          </table:table-cell>
          <table:table-cell table:style-name="ce7" table:formula="of:=SQRT([.J18])" office:value-type="float" office:value="85.5394645762995" calcext:value-type="float">
            <text:p>85.54</text:p>
          </table:table-cell>
          <table:table-cell office:value-type="float" office:value="10" calcext:value-type="float">
            <text:p>10</text:p>
          </table:table-cell>
          <table:table-cell table:style-name="ce7" table:formula="of:=SQRT([.L18])" office:value-type="float" office:value="3.16227766016838" calcext:value-type="float">
            <text:p>3.16</text:p>
          </table:table-cell>
          <table:table-cell/>
          <table:table-cell table:formula="of:=[.H18]*[.$B$4]" office:value-type="float" office:value="5024.69954405881" calcext:value-type="float">
            <text:p>5024.70</text:p>
          </table:table-cell>
          <table:table-cell table:formula="of:=SQRT([.I18]^2*[.$B$4]^2 + [.$C$4]^2*[.H18]^2)" office:value-type="float" office:value="157.764383535923" calcext:value-type="float">
            <text:p>157.76</text:p>
          </table:table-cell>
          <table:table-cell table:formula="of:=[.J18]*[.$B$5]" office:value-type="float" office:value="5385.94037985136" calcext:value-type="float">
            <text:p>5385.94</text:p>
          </table:table-cell>
          <table:table-cell table:formula="of:=SQRT([.K18]^2*[.$B$5]^2+[.$C$5]^2*[.J18]^2)" office:value-type="float" office:value="99.3181120684096" calcext:value-type="float">
            <text:p>99.32</text:p>
          </table:table-cell>
          <table:table-cell table:formula="of:=2*[.O18]*[.Q18]*[.$B$3]/[.G18]" office:value-type="float" office:value="0.0676568304274177" calcext:value-type="float">
            <text:p>0.0677</text:p>
          </table:table-cell>
          <table:table-cell table:formula="of:=SQRT((2*[.$B$3]/[.G18])^2*([.O18]^2*[.R18]^2+[.Q18]^2*[.P18]^2))" office:value-type="float" office:value="0.00246354791127421" calcext:value-type="float">
            <text:p>0.0025</text:p>
          </table:table-cell>
          <table:table-cell table:formula="of:=[.L18]-[.S18]" office:value-type="float" office:value="9.93234316957258" calcext:value-type="float">
            <text:p>9.93</text:p>
          </table:table-cell>
          <table:table-cell table:formula="of:=SQRT([.M18]^2+[.T18]^2)" office:value-type="float" office:value="3.16227861977219" calcext:value-type="float">
            <text:p>3.16</text:p>
          </table:table-cell>
          <table:table-cell table:number-columns-repeated="2"/>
          <table:table-cell table:formula="of:=[.O18]/[.G18]" office:value-type="float" office:value="25.123497720294" calcext:value-type="float">
            <text:p>25.12</text:p>
          </table:table-cell>
          <table:table-cell table:formula="of:=[.P18]/[.G18]" office:value-type="float" office:value="0.788821917679613" calcext:value-type="float">
            <text:p>0.79</text:p>
          </table:table-cell>
          <table:table-cell table:formula="of:=[.Q18]/[.G18]" office:value-type="float" office:value="26.9297018992568" calcext:value-type="float">
            <text:p>26.93</text:p>
          </table:table-cell>
          <table:table-cell table:formula="of:=[.R18]/[.G18]" office:value-type="float" office:value="0.496590560342048" calcext:value-type="float">
            <text:p>0.50</text:p>
          </table:table-cell>
          <table:table-cell table:style-name="ce10" table:formula="of:=[.S18]/[.G18]" office:value-type="float" office:value="0.000338284152137088" calcext:value-type="float">
            <text:p>0.000338</text:p>
          </table:table-cell>
          <table:table-cell table:style-name="ce10" table:formula="of:=[.T18]/[.G18]" office:value-type="float" office:value="0.000012317739556371" calcext:value-type="float">
            <text:p>0.000012</text:p>
          </table:table-cell>
          <table:table-cell table:formula="of:=[.U18]/[.G18]" office:value-type="float" office:value="0.0496617158478629" calcext:value-type="float">
            <text:p>0.05</text:p>
          </table:table-cell>
          <table:table-cell table:formula="of:=[.V18]/[.G18]" office:value-type="float" office:value="0.015811393098861" calcext:value-type="float">
            <text:p>0.02</text:p>
          </table:table-cell>
          <table:table-cell/>
          <table:table-cell table:formula="of:=([.F18]-[.$AG$5])^2" office:value-type="float" office:value="403.286235249146" calcext:value-type="float">
            <text:p>403.2862352491</text:p>
          </table:table-cell>
          <table:table-cell table:number-columns-repeated="5"/>
          <table:table-cell table:style-name="ce13" table:formula="of:=[.F18]" office:value-type="float" office:value="20" calcext:value-type="float">
            <text:p>20</text:p>
          </table:table-cell>
          <table:table-cell table:formula="of:=[.AE18]" office:value-type="float" office:value="0.0496617158478629" calcext:value-type="float">
            <text:p>0.0496617158</text:p>
          </table:table-cell>
          <table:table-cell office:value-type="float" office:value="0" calcext:value-type="float">
            <text:p>0</text:p>
          </table:table-cell>
          <table:table-cell table:formula="of:=[.AF18]" office:value-type="float" office:value="0.015811393098861" calcext:value-type="float">
            <text:p>0.0158113931</text:p>
          </table:table-cell>
          <table:table-cell/>
          <table:table-cell table:formula="of:=[.AN18]" office:value-type="float" office:value="20" calcext:value-type="float">
            <text:p>20</text:p>
          </table:table-cell>
          <table:table-cell table:formula="of:=[.Y18]" office:value-type="float" office:value="25.123497720294" calcext:value-type="float">
            <text:p>25.1234977203</text:p>
          </table:table-cell>
          <table:table-cell table:formula="of:=[.AP18]" office:value-type="float" office:value="0" calcext:value-type="float">
            <text:p>0</text:p>
          </table:table-cell>
          <table:table-cell table:formula="of:=[.Z18]" office:value-type="float" office:value="0.788821917679613" calcext:value-type="float">
            <text:p>0.7888219177</text:p>
          </table:table-cell>
          <table:table-cell/>
          <table:table-cell table:formula="of:=[.AN18]" office:value-type="float" office:value="20" calcext:value-type="float">
            <text:p>20</text:p>
          </table:table-cell>
          <table:table-cell table:formula="of:=[.AA18]" office:value-type="float" office:value="26.9297018992568" calcext:value-type="float">
            <text:p>26.9297018993</text:p>
          </table:table-cell>
          <table:table-cell table:formula="of:=[.AU18]" office:value-type="float" office:value="0" calcext:value-type="float">
            <text:p>0</text:p>
          </table:table-cell>
          <table:table-cell table:formula="of:=[.AB18]" office:value-type="float" office:value="0.496590560342048" calcext:value-type="float">
            <text:p>0.4965905603</text:p>
          </table:table-cell>
        </table:table-row>
        <table:table-row table:style-name="ro1">
          <table:table-cell table:number-columns-repeated="5"/>
          <table:table-cell office:value-type="float" office:value="-1" calcext:value-type="float">
            <text:p>-1</text:p>
          </table:table-cell>
          <table:table-cell office:value-type="float" office:value="30" calcext:value-type="float">
            <text:p>30</text:p>
          </table:table-cell>
          <table:table-cell office:value-type="float" office:value="1096" calcext:value-type="float">
            <text:p>1096</text:p>
          </table:table-cell>
          <table:table-cell table:style-name="ce7" table:formula="of:=SQRT([.H19])" office:value-type="float" office:value="33.1058907144937" calcext:value-type="float">
            <text:p>33.11</text:p>
          </table:table-cell>
          <table:table-cell office:value-type="float" office:value="1100" calcext:value-type="float">
            <text:p>1100</text:p>
          </table:table-cell>
          <table:table-cell table:style-name="ce7" table:formula="of:=SQRT([.J19])" office:value-type="float" office:value="33.166247903554" calcext:value-type="float">
            <text:p>33.17</text:p>
          </table:table-cell>
          <table:table-cell office:value-type="float" office:value="328" calcext:value-type="float">
            <text:p>328</text:p>
          </table:table-cell>
          <table:table-cell table:style-name="ce7" table:formula="of:=SQRT([.L19])" office:value-type="float" office:value="18.1107702762748" calcext:value-type="float">
            <text:p>18.11</text:p>
          </table:table-cell>
          <table:table-cell/>
          <table:table-cell table:formula="of:=[.H19]*[.$B$4]" office:value-type="float" office:value="749.159393319066" calcext:value-type="float">
            <text:p>749.16</text:p>
          </table:table-cell>
          <table:table-cell table:formula="of:=SQRT([.I19]^2*[.$B$4]^2 + [.$C$4]^2*[.H19]^2)" office:value-type="float" office:value="31.4485753763292" calcext:value-type="float">
            <text:p>31.45</text:p>
          </table:table-cell>
          <table:table-cell table:formula="of:=[.J19]*[.$B$5]" office:value-type="float" office:value="809.694467382329" calcext:value-type="float">
            <text:p>809.69</text:p>
          </table:table-cell>
          <table:table-cell table:formula="of:=SQRT([.K19]^2*[.$B$5]^2+[.$C$5]^2*[.J19]^2)" office:value-type="float" office:value="27.0062646403364" calcext:value-type="float">
            <text:p>27.01</text:p>
          </table:table-cell>
          <table:table-cell table:formula="of:=2*[.O19]*[.Q19]*[.$B$3]/[.G19]" office:value-type="float" office:value="0.0101098369326325" calcext:value-type="float">
            <text:p>0.0101</text:p>
          </table:table-cell>
          <table:table-cell table:formula="of:=SQRT((2*[.$B$3]/[.G19])^2*([.O19]^2*[.R19]^2+[.Q19]^2*[.P19]^2))" office:value-type="float" office:value="0.000542047461740122" calcext:value-type="float">
            <text:p>0.0005</text:p>
          </table:table-cell>
          <table:table-cell table:formula="of:=[.L19]-[.S19]" office:value-type="float" office:value="327.989890163067" calcext:value-type="float">
            <text:p>327.99</text:p>
          </table:table-cell>
          <table:table-cell table:formula="of:=SQRT([.M19]^2+[.T19]^2)" office:value-type="float" office:value="18.1107702843865" calcext:value-type="float">
            <text:p>18.11</text:p>
          </table:table-cell>
          <table:table-cell table:number-columns-repeated="2"/>
          <table:table-cell table:formula="of:=[.O19]/[.G19]" office:value-type="float" office:value="24.9719797773022" calcext:value-type="float">
            <text:p>24.97</text:p>
          </table:table-cell>
          <table:table-cell table:formula="of:=[.P19]/[.G19]" office:value-type="float" office:value="1.04828584587764" calcext:value-type="float">
            <text:p>1.05</text:p>
          </table:table-cell>
          <table:table-cell table:formula="of:=[.Q19]/[.G19]" office:value-type="float" office:value="26.989815579411" calcext:value-type="float">
            <text:p>26.99</text:p>
          </table:table-cell>
          <table:table-cell table:formula="of:=[.R19]/[.G19]" office:value-type="float" office:value="0.900208821344548" calcext:value-type="float">
            <text:p>0.90</text:p>
          </table:table-cell>
          <table:table-cell table:style-name="ce10" table:formula="of:=[.S19]/[.G19]" office:value-type="float" office:value="0.000336994564421083" calcext:value-type="float">
            <text:p>0.000337</text:p>
          </table:table-cell>
          <table:table-cell table:style-name="ce10" table:formula="of:=[.T19]/[.G19]" office:value-type="float" office:value="0.0000180682487246707" calcext:value-type="float">
            <text:p>0.000018</text:p>
          </table:table-cell>
          <table:table-cell table:formula="of:=[.U19]/[.G19]" office:value-type="float" office:value="10.9329963387689" calcext:value-type="float">
            <text:p>10.93</text:p>
          </table:table-cell>
          <table:table-cell table:formula="of:=[.V19]/[.G19]" office:value-type="float" office:value="0.603692342812882" calcext:value-type="float">
            <text:p>0.60</text:p>
          </table:table-cell>
          <table:table-cell/>
          <table:table-cell table:formula="of:=([.F19]-[.$AG$5])^2" office:value-type="float" office:value="0.842746342216596" calcext:value-type="float">
            <text:p>0.8427463422</text:p>
          </table:table-cell>
          <table:table-cell table:number-columns-repeated="5"/>
          <table:table-cell table:style-name="ce13" table:formula="of:=[.F19]" office:value-type="float" office:value="-1" calcext:value-type="float">
            <text:p>-1</text:p>
          </table:table-cell>
          <table:table-cell table:formula="of:=[.AE19]" office:value-type="float" office:value="10.9329963387689" calcext:value-type="float">
            <text:p>10.9329963388</text:p>
          </table:table-cell>
          <table:table-cell office:value-type="float" office:value="0" calcext:value-type="float">
            <text:p>0</text:p>
          </table:table-cell>
          <table:table-cell table:formula="of:=[.AF19]" office:value-type="float" office:value="0.603692342812882" calcext:value-type="float">
            <text:p>0.6036923428</text:p>
          </table:table-cell>
          <table:table-cell/>
          <table:table-cell table:formula="of:=[.AN19]" office:value-type="float" office:value="-1" calcext:value-type="float">
            <text:p>-1</text:p>
          </table:table-cell>
          <table:table-cell table:formula="of:=[.Y19]" office:value-type="float" office:value="24.9719797773022" calcext:value-type="float">
            <text:p>24.9719797773</text:p>
          </table:table-cell>
          <table:table-cell table:formula="of:=[.AP19]" office:value-type="float" office:value="0" calcext:value-type="float">
            <text:p>0</text:p>
          </table:table-cell>
          <table:table-cell table:formula="of:=[.Z19]" office:value-type="float" office:value="1.04828584587764" calcext:value-type="float">
            <text:p>1.0482858459</text:p>
          </table:table-cell>
          <table:table-cell/>
          <table:table-cell table:formula="of:=[.AN19]" office:value-type="float" office:value="-1" calcext:value-type="float">
            <text:p>-1</text:p>
          </table:table-cell>
          <table:table-cell table:formula="of:=[.AA19]" office:value-type="float" office:value="26.989815579411" calcext:value-type="float">
            <text:p>26.9898155794</text:p>
          </table:table-cell>
          <table:table-cell table:formula="of:=[.AU19]" office:value-type="float" office:value="0" calcext:value-type="float">
            <text:p>0</text:p>
          </table:table-cell>
          <table:table-cell table:formula="of:=[.AB19]" office:value-type="float" office:value="0.900208821344548" calcext:value-type="float">
            <text:p>0.9002088213</text:p>
          </table:table-cell>
        </table:table-row>
        <table:table-row table:style-name="ro1">
          <table:table-cell table:number-columns-repeated="5"/>
          <table:table-cell office:value-type="float" office:value="-2" calcext:value-type="float">
            <text:p>-2</text:p>
          </table:table-cell>
          <table:table-cell office:value-type="float" office:value="30" calcext:value-type="float">
            <text:p>30</text:p>
          </table:table-cell>
          <table:table-cell office:value-type="float" office:value="1058" calcext:value-type="float">
            <text:p>1058</text:p>
          </table:table-cell>
          <table:table-cell table:style-name="ce7" table:formula="of:=SQRT([.H20])" office:value-type="float" office:value="32.5269119345812" calcext:value-type="float">
            <text:p>32.53</text:p>
          </table:table-cell>
          <table:table-cell office:value-type="float" office:value="1096" calcext:value-type="float">
            <text:p>1096</text:p>
          </table:table-cell>
          <table:table-cell table:style-name="ce7" table:formula="of:=SQRT([.J20])" office:value-type="float" office:value="33.1058907144937" calcext:value-type="float">
            <text:p>33.11</text:p>
          </table:table-cell>
          <table:table-cell office:value-type="float" office:value="270" calcext:value-type="float">
            <text:p>270</text:p>
          </table:table-cell>
          <table:table-cell table:style-name="ce7" table:formula="of:=SQRT([.L20])" office:value-type="float" office:value="16.431676725155" calcext:value-type="float">
            <text:p>16.43</text:p>
          </table:table-cell>
          <table:table-cell/>
          <table:table-cell table:formula="of:=[.H20]*[.$B$4]" office:value-type="float" office:value="723.184888806179" calcext:value-type="float">
            <text:p>723.18</text:p>
          </table:table-cell>
          <table:table-cell table:formula="of:=SQRT([.I20]^2*[.$B$4]^2 + [.$C$4]^2*[.H20]^2)" office:value-type="float" office:value="30.6391846750545" calcext:value-type="float">
            <text:p>30.64</text:p>
          </table:table-cell>
          <table:table-cell table:formula="of:=[.J20]*[.$B$5]" office:value-type="float" office:value="806.750123864575" calcext:value-type="float">
            <text:p>806.75</text:p>
          </table:table-cell>
          <table:table-cell table:formula="of:=SQRT([.K20]^2*[.$B$5]^2+[.$C$5]^2*[.J20]^2)" office:value-type="float" office:value="26.9481558522835" calcext:value-type="float">
            <text:p>26.95</text:p>
          </table:table-cell>
          <table:table-cell table:formula="of:=2*[.O20]*[.Q20]*[.$B$3]/[.G20]" office:value-type="float" office:value="0.00972382497702289" calcext:value-type="float">
            <text:p>0.0097</text:p>
          </table:table-cell>
          <table:table-cell table:formula="of:=SQRT((2*[.$B$3]/[.G20])^2*([.O20]^2*[.R20]^2+[.Q20]^2*[.P20]^2))" office:value-type="float" office:value="0.000524613436756337" calcext:value-type="float">
            <text:p>0.0005</text:p>
          </table:table-cell>
          <table:table-cell table:formula="of:=[.L20]-[.S20]" office:value-type="float" office:value="269.990276175023" calcext:value-type="float">
            <text:p>269.99</text:p>
          </table:table-cell>
          <table:table-cell table:formula="of:=SQRT([.M20]^2+[.T20]^2)" office:value-type="float" office:value="16.4316767335296" calcext:value-type="float">
            <text:p>16.43</text:p>
          </table:table-cell>
          <table:table-cell table:number-columns-repeated="2"/>
          <table:table-cell table:formula="of:=[.O20]/[.G20]" office:value-type="float" office:value="24.1061629602059" calcext:value-type="float">
            <text:p>24.11</text:p>
          </table:table-cell>
          <table:table-cell table:formula="of:=[.P20]/[.G20]" office:value-type="float" office:value="1.02130615583515" calcext:value-type="float">
            <text:p>1.02</text:p>
          </table:table-cell>
          <table:table-cell table:formula="of:=[.Q20]/[.G20]" office:value-type="float" office:value="26.8916707954858" calcext:value-type="float">
            <text:p>26.89</text:p>
          </table:table-cell>
          <table:table-cell table:formula="of:=[.R20]/[.G20]" office:value-type="float" office:value="0.898271861742783" calcext:value-type="float">
            <text:p>0.90</text:p>
          </table:table-cell>
          <table:table-cell table:style-name="ce10" table:formula="of:=[.S20]/[.G20]" office:value-type="float" office:value="0.000324127499234096" calcext:value-type="float">
            <text:p>0.000324</text:p>
          </table:table-cell>
          <table:table-cell table:style-name="ce10" table:formula="of:=[.T20]/[.G20]" office:value-type="float" office:value="0.0000174871145585446" calcext:value-type="float">
            <text:p>0.000017</text:p>
          </table:table-cell>
          <table:table-cell table:formula="of:=[.U20]/[.G20]" office:value-type="float" office:value="8.99967587250077" calcext:value-type="float">
            <text:p>9.00</text:p>
          </table:table-cell>
          <table:table-cell table:formula="of:=[.V20]/[.G20]" office:value-type="float" office:value="0.547722557784321" calcext:value-type="float">
            <text:p>0.55</text:p>
          </table:table-cell>
          <table:table-cell/>
          <table:table-cell table:formula="of:=([.F20]-[.$AG$5])^2" office:value-type="float" office:value="3.67877067998186" calcext:value-type="float">
            <text:p>3.67877068</text:p>
          </table:table-cell>
          <table:table-cell table:number-columns-repeated="5"/>
          <table:table-cell table:style-name="ce13" table:formula="of:=[.F20]" office:value-type="float" office:value="-2" calcext:value-type="float">
            <text:p>-2</text:p>
          </table:table-cell>
          <table:table-cell table:formula="of:=[.AE20]" office:value-type="float" office:value="8.99967587250077" calcext:value-type="float">
            <text:p>8.9996758725</text:p>
          </table:table-cell>
          <table:table-cell office:value-type="float" office:value="0" calcext:value-type="float">
            <text:p>0</text:p>
          </table:table-cell>
          <table:table-cell table:formula="of:=[.AF20]" office:value-type="float" office:value="0.547722557784321" calcext:value-type="float">
            <text:p>0.5477225578</text:p>
          </table:table-cell>
          <table:table-cell/>
          <table:table-cell table:formula="of:=[.AN20]" office:value-type="float" office:value="-2" calcext:value-type="float">
            <text:p>-2</text:p>
          </table:table-cell>
          <table:table-cell table:formula="of:=[.Y20]" office:value-type="float" office:value="24.1061629602059" calcext:value-type="float">
            <text:p>24.1061629602</text:p>
          </table:table-cell>
          <table:table-cell table:formula="of:=[.AP20]" office:value-type="float" office:value="0" calcext:value-type="float">
            <text:p>0</text:p>
          </table:table-cell>
          <table:table-cell table:formula="of:=[.Z20]" office:value-type="float" office:value="1.02130615583515" calcext:value-type="float">
            <text:p>1.0213061558</text:p>
          </table:table-cell>
          <table:table-cell/>
          <table:table-cell table:formula="of:=[.AN20]" office:value-type="float" office:value="-2" calcext:value-type="float">
            <text:p>-2</text:p>
          </table:table-cell>
          <table:table-cell table:formula="of:=[.AA20]" office:value-type="float" office:value="26.8916707954858" calcext:value-type="float">
            <text:p>26.8916707955</text:p>
          </table:table-cell>
          <table:table-cell table:formula="of:=[.AU20]" office:value-type="float" office:value="0" calcext:value-type="float">
            <text:p>0</text:p>
          </table:table-cell>
          <table:table-cell table:formula="of:=[.AB20]" office:value-type="float" office:value="0.898271861742783" calcext:value-type="float">
            <text:p>0.8982718617</text:p>
          </table:table-cell>
        </table:table-row>
        <table:table-row table:style-name="ro1">
          <table:table-cell table:number-columns-repeated="5"/>
          <table:table-cell office:value-type="float" office:value="-3" calcext:value-type="float">
            <text:p>-3</text:p>
          </table:table-cell>
          <table:table-cell office:value-type="float" office:value="30" calcext:value-type="float">
            <text:p>30</text:p>
          </table:table-cell>
          <table:table-cell office:value-type="float" office:value="1118" calcext:value-type="float">
            <text:p>1118</text:p>
          </table:table-cell>
          <table:table-cell table:style-name="ce7" table:formula="of:=SQRT([.H21])" office:value-type="float" office:value="33.436506994601" calcext:value-type="float">
            <text:p>33.44</text:p>
          </table:table-cell>
          <table:table-cell office:value-type="float" office:value="1105" calcext:value-type="float">
            <text:p>1105</text:p>
          </table:table-cell>
          <table:table-cell table:style-name="ce7" table:formula="of:=SQRT([.J21])" office:value-type="float" office:value="33.2415402771893" calcext:value-type="float">
            <text:p>33.24</text:p>
          </table:table-cell>
          <table:table-cell office:value-type="float" office:value="233" calcext:value-type="float">
            <text:p>233</text:p>
          </table:table-cell>
          <table:table-cell table:style-name="ce7" table:formula="of:=SQRT([.L21])" office:value-type="float" office:value="15.2643375224737" calcext:value-type="float">
            <text:p>15.26</text:p>
          </table:table-cell>
          <table:table-cell/>
          <table:table-cell table:formula="of:=[.H21]*[.$B$4]" office:value-type="float" office:value="764.197264352843" calcext:value-type="float">
            <text:p>764.20</text:p>
          </table:table-cell>
          <table:table-cell table:formula="of:=SQRT([.I21]^2*[.$B$4]^2 + [.$C$4]^2*[.H21]^2)" office:value-type="float" office:value="31.9159987826728" calcext:value-type="float">
            <text:p>31.92</text:p>
          </table:table-cell>
          <table:table-cell table:formula="of:=[.J21]*[.$B$5]" office:value-type="float" office:value="813.374896779521" calcext:value-type="float">
            <text:p>813.37</text:p>
          </table:table-cell>
          <table:table-cell table:formula="of:=SQRT([.K21]^2*[.$B$5]^2+[.$C$5]^2*[.J21]^2)" office:value-type="float" office:value="27.0788168315215" calcext:value-type="float">
            <text:p>27.08</text:p>
          </table:table-cell>
          <table:table-cell table:formula="of:=2*[.O21]*[.Q21]*[.$B$3]/[.G21]" office:value-type="float" office:value="0.0103596478502031" calcext:value-type="float">
            <text:p>0.0104</text:p>
          </table:table-cell>
          <table:table-cell table:formula="of:=SQRT((2*[.$B$3]/[.G21])^2*([.O21]^2*[.R21]^2+[.Q21]^2*[.P21]^2))" office:value-type="float" office:value="0.000553305198497125" calcext:value-type="float">
            <text:p>0.0006</text:p>
          </table:table-cell>
          <table:table-cell table:formula="of:=[.L21]-[.S21]" office:value-type="float" office:value="232.98964035215" calcext:value-type="float">
            <text:p>232.99</text:p>
          </table:table-cell>
          <table:table-cell table:formula="of:=SQRT([.M21]^2+[.T21]^2)" office:value-type="float" office:value="15.2643375325019" calcext:value-type="float">
            <text:p>15.26</text:p>
          </table:table-cell>
          <table:table-cell table:number-columns-repeated="2"/>
          <table:table-cell table:formula="of:=[.O21]/[.G21]" office:value-type="float" office:value="25.4732421450948" calcext:value-type="float">
            <text:p>25.47</text:p>
          </table:table-cell>
          <table:table-cell table:formula="of:=[.P21]/[.G21]" office:value-type="float" office:value="1.06386662608909" calcext:value-type="float">
            <text:p>1.06</text:p>
          </table:table-cell>
          <table:table-cell table:formula="of:=[.Q21]/[.G21]" office:value-type="float" office:value="27.1124965593174" calcext:value-type="float">
            <text:p>27.11</text:p>
          </table:table-cell>
          <table:table-cell table:formula="of:=[.R21]/[.G21]" office:value-type="float" office:value="0.902627227717383" calcext:value-type="float">
            <text:p>0.90</text:p>
          </table:table-cell>
          <table:table-cell table:style-name="ce10" table:formula="of:=[.S21]/[.G21]" office:value-type="float" office:value="0.00034532159500677" calcext:value-type="float">
            <text:p>0.000345</text:p>
          </table:table-cell>
          <table:table-cell table:style-name="ce10" table:formula="of:=[.T21]/[.G21]" office:value-type="float" office:value="0.0000184435066165708" calcext:value-type="float">
            <text:p>0.000018</text:p>
          </table:table-cell>
          <table:table-cell table:formula="of:=[.U21]/[.G21]" office:value-type="float" office:value="7.76632134507166" calcext:value-type="float">
            <text:p>7.77</text:p>
          </table:table-cell>
          <table:table-cell table:formula="of:=[.V21]/[.G21]" office:value-type="float" office:value="0.508811251083397" calcext:value-type="float">
            <text:p>0.51</text:p>
          </table:table-cell>
          <table:table-cell/>
          <table:table-cell table:formula="of:=([.F21]-[.$AG$5])^2" office:value-type="float" office:value="8.51479501774713" calcext:value-type="float">
            <text:p>8.5147950177</text:p>
          </table:table-cell>
          <table:table-cell table:number-columns-repeated="5"/>
          <table:table-cell table:style-name="ce13" table:formula="of:=[.F21]" office:value-type="float" office:value="-3" calcext:value-type="float">
            <text:p>-3</text:p>
          </table:table-cell>
          <table:table-cell table:formula="of:=[.AE21]" office:value-type="float" office:value="7.76632134507166" calcext:value-type="float">
            <text:p>7.7663213451</text:p>
          </table:table-cell>
          <table:table-cell office:value-type="float" office:value="0" calcext:value-type="float">
            <text:p>0</text:p>
          </table:table-cell>
          <table:table-cell table:formula="of:=[.AF21]" office:value-type="float" office:value="0.508811251083397" calcext:value-type="float">
            <text:p>0.5088112511</text:p>
          </table:table-cell>
          <table:table-cell/>
          <table:table-cell table:formula="of:=[.AN21]" office:value-type="float" office:value="-3" calcext:value-type="float">
            <text:p>-3</text:p>
          </table:table-cell>
          <table:table-cell table:formula="of:=[.Y21]" office:value-type="float" office:value="25.4732421450948" calcext:value-type="float">
            <text:p>25.4732421451</text:p>
          </table:table-cell>
          <table:table-cell table:formula="of:=[.AP21]" office:value-type="float" office:value="0" calcext:value-type="float">
            <text:p>0</text:p>
          </table:table-cell>
          <table:table-cell table:formula="of:=[.Z21]" office:value-type="float" office:value="1.06386662608909" calcext:value-type="float">
            <text:p>1.0638666261</text:p>
          </table:table-cell>
          <table:table-cell/>
          <table:table-cell table:formula="of:=[.AN21]" office:value-type="float" office:value="-3" calcext:value-type="float">
            <text:p>-3</text:p>
          </table:table-cell>
          <table:table-cell table:formula="of:=[.AA21]" office:value-type="float" office:value="27.1124965593174" calcext:value-type="float">
            <text:p>27.1124965593</text:p>
          </table:table-cell>
          <table:table-cell table:formula="of:=[.AU21]" office:value-type="float" office:value="0" calcext:value-type="float">
            <text:p>0</text:p>
          </table:table-cell>
          <table:table-cell table:formula="of:=[.AB21]" office:value-type="float" office:value="0.902627227717383" calcext:value-type="float">
            <text:p>0.9026272277</text:p>
          </table:table-cell>
        </table:table-row>
        <table:table-row table:style-name="ro1">
          <table:table-cell table:number-columns-repeated="5"/>
          <table:table-cell office:value-type="float" office:value="-4" calcext:value-type="float">
            <text:p>-4</text:p>
          </table:table-cell>
          <table:table-cell office:value-type="float" office:value="30" calcext:value-type="float">
            <text:p>30</text:p>
          </table:table-cell>
          <table:table-cell office:value-type="float" office:value="1065" calcext:value-type="float">
            <text:p>1065</text:p>
          </table:table-cell>
          <table:table-cell table:style-name="ce7" table:formula="of:=SQRT([.H22])" office:value-type="float" office:value="32.6343377441614" calcext:value-type="float">
            <text:p>32.63</text:p>
          </table:table-cell>
          <table:table-cell office:value-type="float" office:value="1225" calcext:value-type="float">
            <text:p>1225</text:p>
          </table:table-cell>
          <table:table-cell table:style-name="ce7" table:formula="of:=SQRT([.J22])" office:value-type="float" office:value="35" calcext:value-type="float">
            <text:p>35.00</text:p>
          </table:table-cell>
          <table:table-cell office:value-type="float" office:value="227" calcext:value-type="float">
            <text:p>227</text:p>
          </table:table-cell>
          <table:table-cell table:style-name="ce7" table:formula="of:=SQRT([.L22])" office:value-type="float" office:value="15.0665191733194" calcext:value-type="float">
            <text:p>15.07</text:p>
          </table:table-cell>
          <table:table-cell/>
          <table:table-cell table:formula="of:=[.H22]*[.$B$4]" office:value-type="float" office:value="727.969665953289" calcext:value-type="float">
            <text:p>727.97</text:p>
          </table:table-cell>
          <table:table-cell table:formula="of:=SQRT([.I22]^2*[.$B$4]^2 + [.$C$4]^2*[.H22]^2)" office:value-type="float" office:value="30.7884825573687" calcext:value-type="float">
            <text:p>30.79</text:p>
          </table:table-cell>
          <table:table-cell table:formula="of:=[.J22]*[.$B$5]" office:value-type="float" office:value="901.705202312139" calcext:value-type="float">
            <text:p>901.71</text:p>
          </table:table-cell>
          <table:table-cell table:formula="of:=SQRT([.K22]^2*[.$B$5]^2+[.$C$5]^2*[.J22]^2)" office:value-type="float" office:value="28.7939404352121" calcext:value-type="float">
            <text:p>28.79</text:p>
          </table:table-cell>
          <table:table-cell table:formula="of:=2*[.O22]*[.Q22]*[.$B$3]/[.G22]" office:value-type="float" office:value="0.0109402339152585" calcext:value-type="float">
            <text:p>0.0109</text:p>
          </table:table-cell>
          <table:table-cell table:formula="of:=SQRT((2*[.$B$3]/[.G22])^2*([.O22]^2*[.R22]^2+[.Q22]^2*[.P22]^2))" office:value-type="float" office:value="0.000579775934752269" calcext:value-type="float">
            <text:p>0.0006</text:p>
          </table:table-cell>
          <table:table-cell table:formula="of:=[.L22]-[.S22]" office:value-type="float" office:value="226.989059766085" calcext:value-type="float">
            <text:p>226.99</text:p>
          </table:table-cell>
          <table:table-cell table:formula="of:=SQRT([.M22]^2+[.T22]^2)" office:value-type="float" office:value="15.0665191844746" calcext:value-type="float">
            <text:p>15.07</text:p>
          </table:table-cell>
          <table:table-cell table:number-columns-repeated="2"/>
          <table:table-cell table:formula="of:=[.O22]/[.G22]" office:value-type="float" office:value="24.2656555317763" calcext:value-type="float">
            <text:p>24.27</text:p>
          </table:table-cell>
          <table:table-cell table:formula="of:=[.P22]/[.G22]" office:value-type="float" office:value="1.02628275191229" calcext:value-type="float">
            <text:p>1.03</text:p>
          </table:table-cell>
          <table:table-cell table:formula="of:=[.Q22]/[.G22]" office:value-type="float" office:value="30.0568400770713" calcext:value-type="float">
            <text:p>30.06</text:p>
          </table:table-cell>
          <table:table-cell table:formula="of:=[.R22]/[.G22]" office:value-type="float" office:value="0.959798014507072" calcext:value-type="float">
            <text:p>0.96</text:p>
          </table:table-cell>
          <table:table-cell table:style-name="ce10" table:formula="of:=[.S22]/[.G22]" office:value-type="float" office:value="0.00036467446384195" calcext:value-type="float">
            <text:p>0.000365</text:p>
          </table:table-cell>
          <table:table-cell table:style-name="ce10" table:formula="of:=[.T22]/[.G22]" office:value-type="float" office:value="0.0000193258644917423" calcext:value-type="float">
            <text:p>0.000019</text:p>
          </table:table-cell>
          <table:table-cell table:formula="of:=[.U22]/[.G22]" office:value-type="float" office:value="7.56630199220283" calcext:value-type="float">
            <text:p>7.57</text:p>
          </table:table-cell>
          <table:table-cell table:formula="of:=[.V22]/[.G22]" office:value-type="float" office:value="0.502217306149152" calcext:value-type="float">
            <text:p>0.50</text:p>
          </table:table-cell>
          <table:table-cell/>
          <table:table-cell table:formula="of:=([.F22]-[.$AG$5])^2" office:value-type="float" office:value="15.3508193555124" calcext:value-type="float">
            <text:p>15.3508193555</text:p>
          </table:table-cell>
          <table:table-cell table:number-columns-repeated="5"/>
          <table:table-cell table:style-name="ce13" table:formula="of:=[.F22]" office:value-type="float" office:value="-4" calcext:value-type="float">
            <text:p>-4</text:p>
          </table:table-cell>
          <table:table-cell table:formula="of:=[.AE22]" office:value-type="float" office:value="7.56630199220283" calcext:value-type="float">
            <text:p>7.5663019922</text:p>
          </table:table-cell>
          <table:table-cell office:value-type="float" office:value="0" calcext:value-type="float">
            <text:p>0</text:p>
          </table:table-cell>
          <table:table-cell table:formula="of:=[.AF22]" office:value-type="float" office:value="0.502217306149152" calcext:value-type="float">
            <text:p>0.5022173061</text:p>
          </table:table-cell>
          <table:table-cell/>
          <table:table-cell table:formula="of:=[.AN22]" office:value-type="float" office:value="-4" calcext:value-type="float">
            <text:p>-4</text:p>
          </table:table-cell>
          <table:table-cell table:formula="of:=[.Y22]" office:value-type="float" office:value="24.2656555317763" calcext:value-type="float">
            <text:p>24.2656555318</text:p>
          </table:table-cell>
          <table:table-cell table:formula="of:=[.AP22]" office:value-type="float" office:value="0" calcext:value-type="float">
            <text:p>0</text:p>
          </table:table-cell>
          <table:table-cell table:formula="of:=[.Z22]" office:value-type="float" office:value="1.02628275191229" calcext:value-type="float">
            <text:p>1.0262827519</text:p>
          </table:table-cell>
          <table:table-cell/>
          <table:table-cell table:formula="of:=[.AN22]" office:value-type="float" office:value="-4" calcext:value-type="float">
            <text:p>-4</text:p>
          </table:table-cell>
          <table:table-cell table:formula="of:=[.AA22]" office:value-type="float" office:value="30.0568400770713" calcext:value-type="float">
            <text:p>30.0568400771</text:p>
          </table:table-cell>
          <table:table-cell table:formula="of:=[.AU22]" office:value-type="float" office:value="0" calcext:value-type="float">
            <text:p>0</text:p>
          </table:table-cell>
          <table:table-cell table:formula="of:=[.AB22]" office:value-type="float" office:value="0.959798014507072" calcext:value-type="float">
            <text:p>0.9597980145</text:p>
          </table:table-cell>
        </table:table-row>
        <table:table-row table:style-name="ro1">
          <table:table-cell table:number-columns-repeated="5"/>
          <table:table-cell office:value-type="float" office:value="-5" calcext:value-type="float">
            <text:p>-5</text:p>
          </table:table-cell>
          <table:table-cell office:value-type="float" office:value="30" calcext:value-type="float">
            <text:p>30</text:p>
          </table:table-cell>
          <table:table-cell office:value-type="float" office:value="1074" calcext:value-type="float">
            <text:p>1074</text:p>
          </table:table-cell>
          <table:table-cell table:style-name="ce7" table:formula="of:=SQRT([.H23])" office:value-type="float" office:value="32.7719392163479" calcext:value-type="float">
            <text:p>32.77</text:p>
          </table:table-cell>
          <table:table-cell office:value-type="float" office:value="1103" calcext:value-type="float">
            <text:p>1103</text:p>
          </table:table-cell>
          <table:table-cell table:style-name="ce7" table:formula="of:=SQRT([.J23])" office:value-type="float" office:value="33.2114438108312" calcext:value-type="float">
            <text:p>33.21</text:p>
          </table:table-cell>
          <table:table-cell office:value-type="float" office:value="164" calcext:value-type="float">
            <text:p>164</text:p>
          </table:table-cell>
          <table:table-cell table:style-name="ce7" table:formula="of:=SQRT([.L23])" office:value-type="float" office:value="12.8062484748657" calcext:value-type="float">
            <text:p>12.81</text:p>
          </table:table-cell>
          <table:table-cell/>
          <table:table-cell table:formula="of:=[.H23]*[.$B$4]" office:value-type="float" office:value="734.121522285289" calcext:value-type="float">
            <text:p>734.12</text:p>
          </table:table-cell>
          <table:table-cell table:formula="of:=SQRT([.I23]^2*[.$B$4]^2 + [.$C$4]^2*[.H23]^2)" office:value-type="float" office:value="30.9803025231567" calcext:value-type="float">
            <text:p>30.98</text:p>
          </table:table-cell>
          <table:table-cell table:formula="of:=[.J23]*[.$B$5]" office:value-type="float" office:value="811.902725020644" calcext:value-type="float">
            <text:p>811.90</text:p>
          </table:table-cell>
          <table:table-cell table:formula="of:=SQRT([.K23]^2*[.$B$5]^2+[.$C$5]^2*[.J23]^2)" office:value-type="float" office:value="27.0498070855956" calcext:value-type="float">
            <text:p>27.05</text:p>
          </table:table-cell>
          <table:table-cell table:formula="of:=2*[.O23]*[.Q23]*[.$B$3]/[.G23]" office:value-type="float" office:value="0.0099339210739955" calcext:value-type="float">
            <text:p>0.0099</text:p>
          </table:table-cell>
          <table:table-cell table:formula="of:=SQRT((2*[.$B$3]/[.G23])^2*([.O23]^2*[.R23]^2+[.Q23]^2*[.P23]^2))" office:value-type="float" office:value="0.000534115842273839" calcext:value-type="float">
            <text:p>0.0005</text:p>
          </table:table-cell>
          <table:table-cell table:formula="of:=[.L23]-[.S23]" office:value-type="float" office:value="163.990066078926" calcext:value-type="float">
            <text:p>163.99</text:p>
          </table:table-cell>
          <table:table-cell table:formula="of:=SQRT([.M23]^2+[.T23]^2)" office:value-type="float" office:value="12.806248486004" calcext:value-type="float">
            <text:p>12.81</text:p>
          </table:table-cell>
          <table:table-cell table:number-columns-repeated="2"/>
          <table:table-cell table:formula="of:=[.O23]/[.G23]" office:value-type="float" office:value="24.4707174095096" calcext:value-type="float">
            <text:p>24.47</text:p>
          </table:table-cell>
          <table:table-cell table:formula="of:=[.P23]/[.G23]" office:value-type="float" office:value="1.03267675077189" calcext:value-type="float">
            <text:p>1.03</text:p>
          </table:table-cell>
          <table:table-cell table:formula="of:=[.Q23]/[.G23]" office:value-type="float" office:value="27.0634241673548" calcext:value-type="float">
            <text:p>27.06</text:p>
          </table:table-cell>
          <table:table-cell table:formula="of:=[.R23]/[.G23]" office:value-type="float" office:value="0.901660236186519" calcext:value-type="float">
            <text:p>0.90</text:p>
          </table:table-cell>
          <table:table-cell table:style-name="ce10" table:formula="of:=[.S23]/[.G23]" office:value-type="float" office:value="0.000331130702466516" calcext:value-type="float">
            <text:p>0.000331</text:p>
          </table:table-cell>
          <table:table-cell table:style-name="ce10" table:formula="of:=[.T23]/[.G23]" office:value-type="float" office:value="0.000017803861409128" calcext:value-type="float">
            <text:p>0.000018</text:p>
          </table:table-cell>
          <table:table-cell table:formula="of:=[.U23]/[.G23]" office:value-type="float" office:value="5.4663355359642" calcext:value-type="float">
            <text:p>5.47</text:p>
          </table:table-cell>
          <table:table-cell table:formula="of:=[.V23]/[.G23]" office:value-type="float" office:value="0.426874949533467" calcext:value-type="float">
            <text:p>0.43</text:p>
          </table:table-cell>
          <table:table-cell/>
          <table:table-cell table:formula="of:=([.F23]-[.$AG$5])^2" office:value-type="float" office:value="24.1868436932777" calcext:value-type="float">
            <text:p>24.1868436933</text:p>
          </table:table-cell>
          <table:table-cell table:number-columns-repeated="5"/>
          <table:table-cell table:style-name="ce13" table:formula="of:=[.F23]" office:value-type="float" office:value="-5" calcext:value-type="float">
            <text:p>-5</text:p>
          </table:table-cell>
          <table:table-cell table:formula="of:=[.AE23]" office:value-type="float" office:value="5.4663355359642" calcext:value-type="float">
            <text:p>5.466335536</text:p>
          </table:table-cell>
          <table:table-cell office:value-type="float" office:value="0" calcext:value-type="float">
            <text:p>0</text:p>
          </table:table-cell>
          <table:table-cell table:formula="of:=[.AF23]" office:value-type="float" office:value="0.426874949533467" calcext:value-type="float">
            <text:p>0.4268749495</text:p>
          </table:table-cell>
          <table:table-cell/>
          <table:table-cell table:formula="of:=[.AN23]" office:value-type="float" office:value="-5" calcext:value-type="float">
            <text:p>-5</text:p>
          </table:table-cell>
          <table:table-cell table:formula="of:=[.Y23]" office:value-type="float" office:value="24.4707174095096" calcext:value-type="float">
            <text:p>24.4707174095</text:p>
          </table:table-cell>
          <table:table-cell table:formula="of:=[.AP23]" office:value-type="float" office:value="0" calcext:value-type="float">
            <text:p>0</text:p>
          </table:table-cell>
          <table:table-cell table:formula="of:=[.Z23]" office:value-type="float" office:value="1.03267675077189" calcext:value-type="float">
            <text:p>1.0326767508</text:p>
          </table:table-cell>
          <table:table-cell/>
          <table:table-cell table:formula="of:=[.AN23]" office:value-type="float" office:value="-5" calcext:value-type="float">
            <text:p>-5</text:p>
          </table:table-cell>
          <table:table-cell table:formula="of:=[.AA23]" office:value-type="float" office:value="27.0634241673548" calcext:value-type="float">
            <text:p>27.0634241674</text:p>
          </table:table-cell>
          <table:table-cell table:formula="of:=[.AU23]" office:value-type="float" office:value="0" calcext:value-type="float">
            <text:p>0</text:p>
          </table:table-cell>
          <table:table-cell table:formula="of:=[.AB23]" office:value-type="float" office:value="0.901660236186519" calcext:value-type="float">
            <text:p>0.9016602362</text:p>
          </table:table-cell>
        </table:table-row>
        <table:table-row table:style-name="ro1">
          <table:table-cell table:number-columns-repeated="5"/>
          <table:table-cell office:value-type="float" office:value="-6" calcext:value-type="float">
            <text:p>-6</text:p>
          </table:table-cell>
          <table:table-cell office:value-type="float" office:value="30" calcext:value-type="float">
            <text:p>30</text:p>
          </table:table-cell>
          <table:table-cell office:value-type="float" office:value="1169" calcext:value-type="float">
            <text:p>1169</text:p>
          </table:table-cell>
          <table:table-cell table:style-name="ce7" table:formula="of:=SQRT([.H24])" office:value-type="float" office:value="34.1906419945575" calcext:value-type="float">
            <text:p>34.19</text:p>
          </table:table-cell>
          <table:table-cell office:value-type="float" office:value="1112" calcext:value-type="float">
            <text:p>1112</text:p>
          </table:table-cell>
          <table:table-cell table:style-name="ce7" table:formula="of:=SQRT([.J24])" office:value-type="float" office:value="33.3466640010661" calcext:value-type="float">
            <text:p>33.35</text:p>
          </table:table-cell>
          <table:table-cell office:value-type="float" office:value="145" calcext:value-type="float">
            <text:p>145</text:p>
          </table:table-cell>
          <table:table-cell table:style-name="ce7" table:formula="of:=SQRT([.L24])" office:value-type="float" office:value="12.0415945787923" calcext:value-type="float">
            <text:p>12.04</text:p>
          </table:table-cell>
          <table:table-cell/>
          <table:table-cell table:formula="of:=[.H24]*[.$B$4]" office:value-type="float" office:value="799.057783567507" calcext:value-type="float">
            <text:p>799.06</text:p>
          </table:table-cell>
          <table:table-cell table:formula="of:=SQRT([.I24]^2*[.$B$4]^2 + [.$C$4]^2*[.H24]^2)" office:value-type="float" office:value="32.9965039167458" calcext:value-type="float">
            <text:p>33.00</text:p>
          </table:table-cell>
          <table:table-cell table:formula="of:=[.J24]*[.$B$5]" office:value-type="float" office:value="818.52749793559" calcext:value-type="float">
            <text:p>818.53</text:p>
          </table:table-cell>
          <table:table-cell table:formula="of:=SQRT([.K24]^2*[.$B$5]^2+[.$C$5]^2*[.J24]^2)" office:value-type="float" office:value="27.1802348197399" calcext:value-type="float">
            <text:p>27.18</text:p>
          </table:table-cell>
          <table:table-cell table:formula="of:=2*[.O24]*[.Q24]*[.$B$3]/[.G24]" office:value-type="float" office:value="0.0109008461381578" calcext:value-type="float">
            <text:p>0.0109</text:p>
          </table:table-cell>
          <table:table-cell table:formula="of:=SQRT((2*[.$B$3]/[.G24])^2*([.O24]^2*[.R24]^2+[.Q24]^2*[.P24]^2))" office:value-type="float" office:value="0.000577628817873039" calcext:value-type="float">
            <text:p>0.0006</text:p>
          </table:table-cell>
          <table:table-cell table:formula="of:=[.L24]-[.S24]" office:value-type="float" office:value="144.989099153862" calcext:value-type="float">
            <text:p>144.99</text:p>
          </table:table-cell>
          <table:table-cell table:formula="of:=SQRT([.M24]^2+[.T24]^2)" office:value-type="float" office:value="12.0415945926466" calcext:value-type="float">
            <text:p>12.04</text:p>
          </table:table-cell>
          <table:table-cell table:number-columns-repeated="2"/>
          <table:table-cell table:formula="of:=[.O24]/[.G24]" office:value-type="float" office:value="26.6352594522502" calcext:value-type="float">
            <text:p>26.64</text:p>
          </table:table-cell>
          <table:table-cell table:formula="of:=[.P24]/[.G24]" office:value-type="float" office:value="1.09988346389153" calcext:value-type="float">
            <text:p>1.10</text:p>
          </table:table-cell>
          <table:table-cell table:formula="of:=[.Q24]/[.G24]" office:value-type="float" office:value="27.2842499311863" calcext:value-type="float">
            <text:p>27.28</text:p>
          </table:table-cell>
          <table:table-cell table:formula="of:=[.R24]/[.G24]" office:value-type="float" office:value="0.906007827324663" calcext:value-type="float">
            <text:p>0.91</text:p>
          </table:table-cell>
          <table:table-cell table:style-name="ce10" table:formula="of:=[.S24]/[.G24]" office:value-type="float" office:value="0.000363361537938595" calcext:value-type="float">
            <text:p>0.000363</text:p>
          </table:table-cell>
          <table:table-cell table:style-name="ce10" table:formula="of:=[.T24]/[.G24]" office:value-type="float" office:value="0.0000192542939291013" calcext:value-type="float">
            <text:p>0.000019</text:p>
          </table:table-cell>
          <table:table-cell table:formula="of:=[.U24]/[.G24]" office:value-type="float" office:value="4.83296997179539" calcext:value-type="float">
            <text:p>4.83</text:p>
          </table:table-cell>
          <table:table-cell table:formula="of:=[.V24]/[.G24]" office:value-type="float" office:value="0.401386486421552" calcext:value-type="float">
            <text:p>0.40</text:p>
          </table:table-cell>
          <table:table-cell/>
          <table:table-cell table:formula="of:=([.F24]-[.$AG$5])^2" office:value-type="float" office:value="35.0228680310429" calcext:value-type="float">
            <text:p>35.022868031</text:p>
          </table:table-cell>
          <table:table-cell table:number-columns-repeated="5"/>
          <table:table-cell table:style-name="ce13" table:formula="of:=[.F24]" office:value-type="float" office:value="-6" calcext:value-type="float">
            <text:p>-6</text:p>
          </table:table-cell>
          <table:table-cell table:formula="of:=[.AE24]" office:value-type="float" office:value="4.83296997179539" calcext:value-type="float">
            <text:p>4.8329699718</text:p>
          </table:table-cell>
          <table:table-cell office:value-type="float" office:value="0" calcext:value-type="float">
            <text:p>0</text:p>
          </table:table-cell>
          <table:table-cell table:formula="of:=[.AF24]" office:value-type="float" office:value="0.401386486421552" calcext:value-type="float">
            <text:p>0.4013864864</text:p>
          </table:table-cell>
          <table:table-cell/>
          <table:table-cell table:formula="of:=[.AN24]" office:value-type="float" office:value="-6" calcext:value-type="float">
            <text:p>-6</text:p>
          </table:table-cell>
          <table:table-cell table:formula="of:=[.Y24]" office:value-type="float" office:value="26.6352594522502" calcext:value-type="float">
            <text:p>26.6352594523</text:p>
          </table:table-cell>
          <table:table-cell table:formula="of:=[.AP24]" office:value-type="float" office:value="0" calcext:value-type="float">
            <text:p>0</text:p>
          </table:table-cell>
          <table:table-cell table:formula="of:=[.Z24]" office:value-type="float" office:value="1.09988346389153" calcext:value-type="float">
            <text:p>1.0998834639</text:p>
          </table:table-cell>
          <table:table-cell/>
          <table:table-cell table:formula="of:=[.AN24]" office:value-type="float" office:value="-6" calcext:value-type="float">
            <text:p>-6</text:p>
          </table:table-cell>
          <table:table-cell table:formula="of:=[.AA24]" office:value-type="float" office:value="27.2842499311863" calcext:value-type="float">
            <text:p>27.2842499312</text:p>
          </table:table-cell>
          <table:table-cell table:formula="of:=[.AU24]" office:value-type="float" office:value="0" calcext:value-type="float">
            <text:p>0</text:p>
          </table:table-cell>
          <table:table-cell table:formula="of:=[.AB24]" office:value-type="float" office:value="0.906007827324663" calcext:value-type="float">
            <text:p>0.9060078273</text:p>
          </table:table-cell>
        </table:table-row>
        <table:table-row table:style-name="ro1">
          <table:table-cell table:number-columns-repeated="5"/>
          <table:table-cell office:value-type="float" office:value="-7" calcext:value-type="float">
            <text:p>-7</text:p>
          </table:table-cell>
          <table:table-cell office:value-type="float" office:value="30" calcext:value-type="float">
            <text:p>30</text:p>
          </table:table-cell>
          <table:table-cell office:value-type="float" office:value="1083" calcext:value-type="float">
            <text:p>1083</text:p>
          </table:table-cell>
          <table:table-cell table:style-name="ce7" table:formula="of:=SQRT([.H25])" office:value-type="float" office:value="32.9089653438087" calcext:value-type="float">
            <text:p>32.91</text:p>
          </table:table-cell>
          <table:table-cell office:value-type="float" office:value="1162" calcext:value-type="float">
            <text:p>1162</text:p>
          </table:table-cell>
          <table:table-cell table:style-name="ce7" table:formula="of:=SQRT([.J25])" office:value-type="float" office:value="34.0881210981186" calcext:value-type="float">
            <text:p>34.09</text:p>
          </table:table-cell>
          <table:table-cell office:value-type="float" office:value="110" calcext:value-type="float">
            <text:p>110</text:p>
          </table:table-cell>
          <table:table-cell table:style-name="ce7" table:formula="of:=SQRT([.L25])" office:value-type="float" office:value="10.4880884817015" calcext:value-type="float">
            <text:p>10.49</text:p>
          </table:table-cell>
          <table:table-cell/>
          <table:table-cell table:formula="of:=[.H25]*[.$B$4]" office:value-type="float" office:value="740.273378617289" calcext:value-type="float">
            <text:p>740.27</text:p>
          </table:table-cell>
          <table:table-cell table:formula="of:=SQRT([.I25]^2*[.$B$4]^2 + [.$C$4]^2*[.H25]^2)" office:value-type="float" office:value="31.1719738132684" calcext:value-type="float">
            <text:p>31.17</text:p>
          </table:table-cell>
          <table:table-cell table:formula="of:=[.J25]*[.$B$5]" office:value-type="float" office:value="855.331791907515" calcext:value-type="float">
            <text:p>855.33</text:p>
          </table:table-cell>
          <table:table-cell table:formula="of:=SQRT([.K25]^2*[.$B$5]^2+[.$C$5]^2*[.J25]^2)" office:value-type="float" office:value="27.8995563191466" calcext:value-type="float">
            <text:p>27.90</text:p>
          </table:table-cell>
          <table:table-cell table:formula="of:=2*[.O25]*[.Q25]*[.$B$3]/[.G25]" office:value-type="float" office:value="0.0105529892572359" calcext:value-type="float">
            <text:p>0.0106</text:p>
          </table:table-cell>
          <table:table-cell table:formula="of:=SQRT((2*[.$B$3]/[.G25])^2*([.O25]^2*[.R25]^2+[.Q25]^2*[.P25]^2))" office:value-type="float" office:value="0.000562099554008666" calcext:value-type="float">
            <text:p>0.0006</text:p>
          </table:table-cell>
          <table:table-cell table:formula="of:=[.L25]-[.S25]" office:value-type="float" office:value="109.989447010743" calcext:value-type="float">
            <text:p>109.99</text:p>
          </table:table-cell>
          <table:table-cell table:formula="of:=SQRT([.M25]^2+[.T25]^2)" office:value-type="float" office:value="10.4880884967641" calcext:value-type="float">
            <text:p>10.49</text:p>
          </table:table-cell>
          <table:table-cell table:number-columns-repeated="2"/>
          <table:table-cell table:formula="of:=[.O25]/[.G25]" office:value-type="float" office:value="24.675779287243" calcext:value-type="float">
            <text:p>24.68</text:p>
          </table:table-cell>
          <table:table-cell table:formula="of:=[.P25]/[.G25]" office:value-type="float" office:value="1.03906579377561" calcext:value-type="float">
            <text:p>1.04</text:p>
          </table:table-cell>
          <table:table-cell table:formula="of:=[.Q25]/[.G25]" office:value-type="float" office:value="28.5110597302505" calcext:value-type="float">
            <text:p>28.51</text:p>
          </table:table-cell>
          <table:table-cell table:formula="of:=[.R25]/[.G25]" office:value-type="float" office:value="0.92998521063822" calcext:value-type="float">
            <text:p>0.93</text:p>
          </table:table-cell>
          <table:table-cell table:style-name="ce10" table:formula="of:=[.S25]/[.G25]" office:value-type="float" office:value="0.000351766308574531" calcext:value-type="float">
            <text:p>0.000352</text:p>
          </table:table-cell>
          <table:table-cell table:style-name="ce10" table:formula="of:=[.T25]/[.G25]" office:value-type="float" office:value="0.0000187366518002889" calcext:value-type="float">
            <text:p>0.000019</text:p>
          </table:table-cell>
          <table:table-cell table:formula="of:=[.U25]/[.G25]" office:value-type="float" office:value="3.66631490035809" calcext:value-type="float">
            <text:p>3.67</text:p>
          </table:table-cell>
          <table:table-cell table:formula="of:=[.V25]/[.G25]" office:value-type="float" office:value="0.349602949892137" calcext:value-type="float">
            <text:p>0.35</text:p>
          </table:table-cell>
          <table:table-cell/>
          <table:table-cell table:formula="of:=([.F25]-[.$AG$5])^2" office:value-type="float" office:value="47.8588923688082" calcext:value-type="float">
            <text:p>47.8588923688</text:p>
          </table:table-cell>
          <table:table-cell table:number-columns-repeated="5"/>
          <table:table-cell table:style-name="ce13" table:formula="of:=[.F25]" office:value-type="float" office:value="-7" calcext:value-type="float">
            <text:p>-7</text:p>
          </table:table-cell>
          <table:table-cell table:formula="of:=[.AE25]" office:value-type="float" office:value="3.66631490035809" calcext:value-type="float">
            <text:p>3.6663149004</text:p>
          </table:table-cell>
          <table:table-cell office:value-type="float" office:value="0" calcext:value-type="float">
            <text:p>0</text:p>
          </table:table-cell>
          <table:table-cell table:formula="of:=[.AF25]" office:value-type="float" office:value="0.349602949892137" calcext:value-type="float">
            <text:p>0.3496029499</text:p>
          </table:table-cell>
          <table:table-cell/>
          <table:table-cell table:formula="of:=[.AN25]" office:value-type="float" office:value="-7" calcext:value-type="float">
            <text:p>-7</text:p>
          </table:table-cell>
          <table:table-cell table:formula="of:=[.Y25]" office:value-type="float" office:value="24.675779287243" calcext:value-type="float">
            <text:p>24.6757792872</text:p>
          </table:table-cell>
          <table:table-cell table:formula="of:=[.AP25]" office:value-type="float" office:value="0" calcext:value-type="float">
            <text:p>0</text:p>
          </table:table-cell>
          <table:table-cell table:formula="of:=[.Z25]" office:value-type="float" office:value="1.03906579377561" calcext:value-type="float">
            <text:p>1.0390657938</text:p>
          </table:table-cell>
          <table:table-cell/>
          <table:table-cell table:formula="of:=[.AN25]" office:value-type="float" office:value="-7" calcext:value-type="float">
            <text:p>-7</text:p>
          </table:table-cell>
          <table:table-cell table:formula="of:=[.AA25]" office:value-type="float" office:value="28.5110597302505" calcext:value-type="float">
            <text:p>28.5110597303</text:p>
          </table:table-cell>
          <table:table-cell table:formula="of:=[.AU25]" office:value-type="float" office:value="0" calcext:value-type="float">
            <text:p>0</text:p>
          </table:table-cell>
          <table:table-cell table:formula="of:=[.AB25]" office:value-type="float" office:value="0.92998521063822" calcext:value-type="float">
            <text:p>0.9299852106</text:p>
          </table:table-cell>
        </table:table-row>
        <table:table-row table:style-name="ro1">
          <table:table-cell table:number-columns-repeated="5"/>
          <table:table-cell office:value-type="float" office:value="-8" calcext:value-type="float">
            <text:p>-8</text:p>
          </table:table-cell>
          <table:table-cell office:value-type="float" office:value="30" calcext:value-type="float">
            <text:p>30</text:p>
          </table:table-cell>
          <table:table-cell office:value-type="float" office:value="1063" calcext:value-type="float">
            <text:p>1063</text:p>
          </table:table-cell>
          <table:table-cell table:style-name="ce7" table:formula="of:=SQRT([.H26])" office:value-type="float" office:value="32.6036807738022" calcext:value-type="float">
            <text:p>32.60</text:p>
          </table:table-cell>
          <table:table-cell office:value-type="float" office:value="1109" calcext:value-type="float">
            <text:p>1109</text:p>
          </table:table-cell>
          <table:table-cell table:style-name="ce7" table:formula="of:=SQRT([.J26])" office:value-type="float" office:value="33.3016516106934" calcext:value-type="float">
            <text:p>33.30</text:p>
          </table:table-cell>
          <table:table-cell office:value-type="float" office:value="91" calcext:value-type="float">
            <text:p>91</text:p>
          </table:table-cell>
          <table:table-cell table:style-name="ce7" table:formula="of:=SQRT([.L26])" office:value-type="float" office:value="9.53939201416946" calcext:value-type="float">
            <text:p>9.54</text:p>
          </table:table-cell>
          <table:table-cell/>
          <table:table-cell table:formula="of:=[.H26]*[.$B$4]" office:value-type="float" office:value="726.6025867684" calcext:value-type="float">
            <text:p>726.60</text:p>
          </table:table-cell>
          <table:table-cell table:formula="of:=SQRT([.I26]^2*[.$B$4]^2 + [.$C$4]^2*[.H26]^2)" office:value-type="float" office:value="30.7458354278973" calcext:value-type="float">
            <text:p>30.75</text:p>
          </table:table-cell>
          <table:table-cell table:formula="of:=[.J26]*[.$B$5]" office:value-type="float" office:value="816.319240297275" calcext:value-type="float">
            <text:p>816.32</text:p>
          </table:table-cell>
          <table:table-cell table:formula="of:=SQRT([.K26]^2*[.$B$5]^2+[.$C$5]^2*[.J26]^2)" office:value-type="float" office:value="27.136792015345" calcext:value-type="float">
            <text:p>27.14</text:p>
          </table:table-cell>
          <table:table-cell table:formula="of:=2*[.O26]*[.Q26]*[.$B$3]/[.G26]" office:value-type="float" office:value="0.00988566119381359" calcext:value-type="float">
            <text:p>0.0099</text:p>
          </table:table-cell>
          <table:table-cell table:formula="of:=SQRT((2*[.$B$3]/[.G26])^2*([.O26]^2*[.R26]^2+[.Q26]^2*[.P26]^2))" office:value-type="float" office:value="0.000531955716064694" calcext:value-type="float">
            <text:p>0.0005</text:p>
          </table:table-cell>
          <table:table-cell table:formula="of:=[.L26]-[.S26]" office:value-type="float" office:value="90.9901143388062" calcext:value-type="float">
            <text:p>90.99</text:p>
          </table:table-cell>
          <table:table-cell table:formula="of:=SQRT([.M26]^2+[.T26]^2)" office:value-type="float" office:value="9.53939202900148" calcext:value-type="float">
            <text:p>9.54</text:p>
          </table:table-cell>
          <table:table-cell table:number-columns-repeated="2"/>
          <table:table-cell table:formula="of:=[.O26]/[.G26]" office:value-type="float" office:value="24.2200862256133" calcext:value-type="float">
            <text:p>24.22</text:p>
          </table:table-cell>
          <table:table-cell table:formula="of:=[.P26]/[.G26]" office:value-type="float" office:value="1.02486118092991" calcext:value-type="float">
            <text:p>1.02</text:p>
          </table:table-cell>
          <table:table-cell table:formula="of:=[.Q26]/[.G26]" office:value-type="float" office:value="27.2106413432425" calcext:value-type="float">
            <text:p>27.21</text:p>
          </table:table-cell>
          <table:table-cell table:formula="of:=[.R26]/[.G26]" office:value-type="float" office:value="0.904559733844834" calcext:value-type="float">
            <text:p>0.90</text:p>
          </table:table-cell>
          <table:table-cell table:style-name="ce10" table:formula="of:=[.S26]/[.G26]" office:value-type="float" office:value="0.000329522039793786" calcext:value-type="float">
            <text:p>0.000330</text:p>
          </table:table-cell>
          <table:table-cell table:style-name="ce10" table:formula="of:=[.T26]/[.G26]" office:value-type="float" office:value="0.0000177318572021565" calcext:value-type="float">
            <text:p>0.000018</text:p>
          </table:table-cell>
          <table:table-cell table:formula="of:=[.U26]/[.G26]" office:value-type="float" office:value="3.03300381129354" calcext:value-type="float">
            <text:p>3.03</text:p>
          </table:table-cell>
          <table:table-cell table:formula="of:=[.V26]/[.G26]" office:value-type="float" office:value="0.317979734300049" calcext:value-type="float">
            <text:p>0.32</text:p>
          </table:table-cell>
          <table:table-cell/>
          <table:table-cell table:formula="of:=([.F26]-[.$AG$5])^2" office:value-type="float" office:value="62.6949167065735" calcext:value-type="float">
            <text:p>62.6949167066</text:p>
          </table:table-cell>
          <table:table-cell table:number-columns-repeated="5"/>
          <table:table-cell table:style-name="ce13" table:formula="of:=[.F26]" office:value-type="float" office:value="-8" calcext:value-type="float">
            <text:p>-8</text:p>
          </table:table-cell>
          <table:table-cell table:formula="of:=[.AE26]" office:value-type="float" office:value="3.03300381129354" calcext:value-type="float">
            <text:p>3.0330038113</text:p>
          </table:table-cell>
          <table:table-cell office:value-type="float" office:value="0" calcext:value-type="float">
            <text:p>0</text:p>
          </table:table-cell>
          <table:table-cell table:formula="of:=[.AF26]" office:value-type="float" office:value="0.317979734300049" calcext:value-type="float">
            <text:p>0.3179797343</text:p>
          </table:table-cell>
          <table:table-cell/>
          <table:table-cell table:formula="of:=[.AN26]" office:value-type="float" office:value="-8" calcext:value-type="float">
            <text:p>-8</text:p>
          </table:table-cell>
          <table:table-cell table:formula="of:=[.Y26]" office:value-type="float" office:value="24.2200862256133" calcext:value-type="float">
            <text:p>24.2200862256</text:p>
          </table:table-cell>
          <table:table-cell table:formula="of:=[.AP26]" office:value-type="float" office:value="0" calcext:value-type="float">
            <text:p>0</text:p>
          </table:table-cell>
          <table:table-cell table:formula="of:=[.Z26]" office:value-type="float" office:value="1.02486118092991" calcext:value-type="float">
            <text:p>1.0248611809</text:p>
          </table:table-cell>
          <table:table-cell/>
          <table:table-cell table:formula="of:=[.AN26]" office:value-type="float" office:value="-8" calcext:value-type="float">
            <text:p>-8</text:p>
          </table:table-cell>
          <table:table-cell table:formula="of:=[.AA26]" office:value-type="float" office:value="27.2106413432425" calcext:value-type="float">
            <text:p>27.2106413432</text:p>
          </table:table-cell>
          <table:table-cell table:formula="of:=[.AU26]" office:value-type="float" office:value="0" calcext:value-type="float">
            <text:p>0</text:p>
          </table:table-cell>
          <table:table-cell table:formula="of:=[.AB26]" office:value-type="float" office:value="0.904559733844834" calcext:value-type="float">
            <text:p>0.9045597338</text:p>
          </table:table-cell>
        </table:table-row>
        <table:table-row table:style-name="ro1">
          <table:table-cell table:number-columns-repeated="5"/>
          <table:table-cell office:value-type="float" office:value="-9" calcext:value-type="float">
            <text:p>-9</text:p>
          </table:table-cell>
          <table:table-cell office:value-type="float" office:value="30" calcext:value-type="float">
            <text:p>30</text:p>
          </table:table-cell>
          <table:table-cell office:value-type="float" office:value="1086" calcext:value-type="float">
            <text:p>1086</text:p>
          </table:table-cell>
          <table:table-cell table:style-name="ce7" table:formula="of:=SQRT([.H27])" office:value-type="float" office:value="32.9545141065682" calcext:value-type="float">
            <text:p>32.95</text:p>
          </table:table-cell>
          <table:table-cell office:value-type="float" office:value="1113" calcext:value-type="float">
            <text:p>1113</text:p>
          </table:table-cell>
          <table:table-cell table:style-name="ce7" table:formula="of:=SQRT([.J27])" office:value-type="float" office:value="33.3616546352246" calcext:value-type="float">
            <text:p>33.36</text:p>
          </table:table-cell>
          <table:table-cell office:value-type="float" office:value="50" calcext:value-type="float">
            <text:p>50</text:p>
          </table:table-cell>
          <table:table-cell table:style-name="ce7" table:formula="of:=SQRT([.L27])" office:value-type="float" office:value="7.07106781186548" calcext:value-type="float">
            <text:p>7.07</text:p>
          </table:table-cell>
          <table:table-cell/>
          <table:table-cell table:formula="of:=[.H27]*[.$B$4]" office:value-type="float" office:value="742.323997394622" calcext:value-type="float">
            <text:p>742.32</text:p>
          </table:table-cell>
          <table:table-cell table:formula="of:=SQRT([.I27]^2*[.$B$4]^2 + [.$C$4]^2*[.H27]^2)" office:value-type="float" office:value="31.2358316773788" calcext:value-type="float">
            <text:p>31.24</text:p>
          </table:table-cell>
          <table:table-cell table:formula="of:=[.J27]*[.$B$5]" office:value-type="float" office:value="819.263583815029" calcext:value-type="float">
            <text:p>819.26</text:p>
          </table:table-cell>
          <table:table-cell table:formula="of:=SQRT([.K27]^2*[.$B$5]^2+[.$C$5]^2*[.J27]^2)" office:value-type="float" office:value="27.1947084366184" calcext:value-type="float">
            <text:p>27.19</text:p>
          </table:table-cell>
          <table:table-cell table:formula="of:=2*[.O27]*[.Q27]*[.$B$3]/[.G27]" office:value-type="float" office:value="0.0101359836409569" calcext:value-type="float">
            <text:p>0.0101</text:p>
          </table:table-cell>
          <table:table-cell table:formula="of:=SQRT((2*[.$B$3]/[.G27])^2*([.O27]^2*[.R27]^2+[.Q27]^2*[.P27]^2))" office:value-type="float" office:value="0.000543239762021459" calcext:value-type="float">
            <text:p>0.0005</text:p>
          </table:table-cell>
          <table:table-cell table:formula="of:=[.L27]-[.S27]" office:value-type="float" office:value="49.989864016359" calcext:value-type="float">
            <text:p>49.99</text:p>
          </table:table-cell>
          <table:table-cell table:formula="of:=SQRT([.M27]^2+[.T27]^2)" office:value-type="float" office:value="7.07106783273286" calcext:value-type="float">
            <text:p>7.07</text:p>
          </table:table-cell>
          <table:table-cell table:number-columns-repeated="2"/>
          <table:table-cell table:formula="of:=[.O27]/[.G27]" office:value-type="float" office:value="24.7441332464874" calcext:value-type="float">
            <text:p>24.74</text:p>
          </table:table-cell>
          <table:table-cell table:formula="of:=[.P27]/[.G27]" office:value-type="float" office:value="1.04119438924596" calcext:value-type="float">
            <text:p>1.04</text:p>
          </table:table-cell>
          <table:table-cell table:formula="of:=[.Q27]/[.G27]" office:value-type="float" office:value="27.3087861271676" calcext:value-type="float">
            <text:p>27.31</text:p>
          </table:table-cell>
          <table:table-cell table:formula="of:=[.R27]/[.G27]" office:value-type="float" office:value="0.906490281220614" calcext:value-type="float">
            <text:p>0.91</text:p>
          </table:table-cell>
          <table:table-cell table:style-name="ce10" table:formula="of:=[.S27]/[.G27]" office:value-type="float" office:value="0.000337866121365231" calcext:value-type="float">
            <text:p>0.000338</text:p>
          </table:table-cell>
          <table:table-cell table:style-name="ce10" table:formula="of:=[.T27]/[.G27]" office:value-type="float" office:value="0.000018107992067382" calcext:value-type="float">
            <text:p>0.000018</text:p>
          </table:table-cell>
          <table:table-cell table:formula="of:=[.U27]/[.G27]" office:value-type="float" office:value="1.6663288005453" calcext:value-type="float">
            <text:p>1.67</text:p>
          </table:table-cell>
          <table:table-cell table:formula="of:=[.V27]/[.G27]" office:value-type="float" office:value="0.235702261091095" calcext:value-type="float">
            <text:p>0.24</text:p>
          </table:table-cell>
          <table:table-cell/>
          <table:table-cell table:formula="of:=([.F27]-[.$AG$5])^2" office:value-type="float" office:value="79.5309410443387" calcext:value-type="float">
            <text:p>79.5309410443</text:p>
          </table:table-cell>
          <table:table-cell table:number-columns-repeated="5"/>
          <table:table-cell table:style-name="ce13" table:formula="of:=[.F27]" office:value-type="float" office:value="-9" calcext:value-type="float">
            <text:p>-9</text:p>
          </table:table-cell>
          <table:table-cell table:formula="of:=[.AE27]" office:value-type="float" office:value="1.6663288005453" calcext:value-type="float">
            <text:p>1.6663288005</text:p>
          </table:table-cell>
          <table:table-cell office:value-type="float" office:value="0" calcext:value-type="float">
            <text:p>0</text:p>
          </table:table-cell>
          <table:table-cell table:formula="of:=[.AF27]" office:value-type="float" office:value="0.235702261091095" calcext:value-type="float">
            <text:p>0.2357022611</text:p>
          </table:table-cell>
          <table:table-cell/>
          <table:table-cell table:formula="of:=[.AN27]" office:value-type="float" office:value="-9" calcext:value-type="float">
            <text:p>-9</text:p>
          </table:table-cell>
          <table:table-cell table:formula="of:=[.Y27]" office:value-type="float" office:value="24.7441332464874" calcext:value-type="float">
            <text:p>24.7441332465</text:p>
          </table:table-cell>
          <table:table-cell table:formula="of:=[.AP27]" office:value-type="float" office:value="0" calcext:value-type="float">
            <text:p>0</text:p>
          </table:table-cell>
          <table:table-cell table:formula="of:=[.Z27]" office:value-type="float" office:value="1.04119438924596" calcext:value-type="float">
            <text:p>1.0411943892</text:p>
          </table:table-cell>
          <table:table-cell/>
          <table:table-cell table:formula="of:=[.AN27]" office:value-type="float" office:value="-9" calcext:value-type="float">
            <text:p>-9</text:p>
          </table:table-cell>
          <table:table-cell table:formula="of:=[.AA27]" office:value-type="float" office:value="27.3087861271676" calcext:value-type="float">
            <text:p>27.3087861272</text:p>
          </table:table-cell>
          <table:table-cell table:formula="of:=[.AU27]" office:value-type="float" office:value="0" calcext:value-type="float">
            <text:p>0</text:p>
          </table:table-cell>
          <table:table-cell table:formula="of:=[.AB27]" office:value-type="float" office:value="0.906490281220614" calcext:value-type="float">
            <text:p>0.9064902812</text:p>
          </table:table-cell>
        </table:table-row>
        <table:table-row table:style-name="ro1">
          <table:table-cell table:number-columns-repeated="5"/>
          <table:table-cell office:value-type="float" office:value="-10" calcext:value-type="float">
            <text:p>-10</text:p>
          </table:table-cell>
          <table:table-cell office:value-type="float" office:value="30" calcext:value-type="float">
            <text:p>30</text:p>
          </table:table-cell>
          <table:table-cell office:value-type="float" office:value="1117" calcext:value-type="float">
            <text:p>1117</text:p>
          </table:table-cell>
          <table:table-cell table:style-name="ce7" table:formula="of:=SQRT([.H28])" office:value-type="float" office:value="33.4215499341368" calcext:value-type="float">
            <text:p>33.42</text:p>
          </table:table-cell>
          <table:table-cell office:value-type="float" office:value="1079" calcext:value-type="float">
            <text:p>1079</text:p>
          </table:table-cell>
          <table:table-cell table:style-name="ce7" table:formula="of:=SQRT([.J28])" office:value-type="float" office:value="32.8481354113137" calcext:value-type="float">
            <text:p>32.85</text:p>
          </table:table-cell>
          <table:table-cell office:value-type="float" office:value="43" calcext:value-type="float">
            <text:p>43</text:p>
          </table:table-cell>
          <table:table-cell table:style-name="ce7" table:formula="of:=SQRT([.L28])" office:value-type="float" office:value="6.557438524302" calcext:value-type="float">
            <text:p>6.56</text:p>
          </table:table-cell>
          <table:table-cell/>
          <table:table-cell table:formula="of:=[.H28]*[.$B$4]" office:value-type="float" office:value="763.513724760398" calcext:value-type="float">
            <text:p>763.51</text:p>
          </table:table-cell>
          <table:table-cell table:formula="of:=SQRT([.I28]^2*[.$B$4]^2 + [.$C$4]^2*[.H28]^2)" office:value-type="float" office:value="31.8947701641762" calcext:value-type="float">
            <text:p>31.89</text:p>
          </table:table-cell>
          <table:table-cell table:formula="of:=[.J28]*[.$B$5]" office:value-type="float" office:value="794.236663914121" calcext:value-type="float">
            <text:p>794.24</text:p>
          </table:table-cell>
          <table:table-cell table:formula="of:=SQRT([.K28]^2*[.$B$5]^2+[.$C$5]^2*[.J28]^2)" office:value-type="float" office:value="26.7005193272354" calcext:value-type="float">
            <text:p>26.70</text:p>
          </table:table-cell>
          <table:table-cell table:formula="of:=2*[.O28]*[.Q28]*[.$B$3]/[.G28]" office:value-type="float" office:value="0.0101068432267724" calcext:value-type="float">
            <text:p>0.0101</text:p>
          </table:table-cell>
          <table:table-cell table:formula="of:=SQRT((2*[.$B$3]/[.G28])^2*([.O28]^2*[.R28]^2+[.Q28]^2*[.P28]^2))" office:value-type="float" office:value="0.000541937802104004" calcext:value-type="float">
            <text:p>0.0005</text:p>
          </table:table-cell>
          <table:table-cell table:formula="of:=[.L28]-[.S28]" office:value-type="float" office:value="42.9898931567732" calcext:value-type="float">
            <text:p>42.99</text:p>
          </table:table-cell>
          <table:table-cell table:formula="of:=SQRT([.M28]^2+[.T28]^2)" office:value-type="float" office:value="6.55743854669615" calcext:value-type="float">
            <text:p>6.56</text:p>
          </table:table-cell>
          <table:table-cell table:number-columns-repeated="2"/>
          <table:table-cell table:formula="of:=[.O28]/[.G28]" office:value-type="float" office:value="25.4504574920133" calcext:value-type="float">
            <text:p>25.45</text:p>
          </table:table-cell>
          <table:table-cell table:formula="of:=[.P28]/[.G28]" office:value-type="float" office:value="1.06315900547254" calcext:value-type="float">
            <text:p>1.06</text:p>
          </table:table-cell>
          <table:table-cell table:formula="of:=[.Q28]/[.G28]" office:value-type="float" office:value="26.474555463804" calcext:value-type="float">
            <text:p>26.47</text:p>
          </table:table-cell>
          <table:table-cell table:formula="of:=[.R28]/[.G28]" office:value-type="float" office:value="0.890017310907846" calcext:value-type="float">
            <text:p>0.89</text:p>
          </table:table-cell>
          <table:table-cell table:style-name="ce10" table:formula="of:=[.S28]/[.G28]" office:value-type="float" office:value="0.000336894774225746" calcext:value-type="float">
            <text:p>0.000337</text:p>
          </table:table-cell>
          <table:table-cell table:style-name="ce10" table:formula="of:=[.T28]/[.G28]" office:value-type="float" office:value="0.0000180645934034668" calcext:value-type="float">
            <text:p>0.000018</text:p>
          </table:table-cell>
          <table:table-cell table:formula="of:=[.U28]/[.G28]" office:value-type="float" office:value="1.43299643855911" calcext:value-type="float">
            <text:p>1.43</text:p>
          </table:table-cell>
          <table:table-cell table:formula="of:=[.V28]/[.G28]" office:value-type="float" office:value="0.218581284889872" calcext:value-type="float">
            <text:p>0.22</text:p>
          </table:table-cell>
          <table:table-cell/>
          <table:table-cell table:formula="of:=([.F28]-[.$AG$5])^2" office:value-type="float" office:value="98.366965382104" calcext:value-type="float">
            <text:p>98.3669653821</text:p>
          </table:table-cell>
          <table:table-cell table:number-columns-repeated="5"/>
          <table:table-cell table:style-name="ce13" table:formula="of:=[.F28]" office:value-type="float" office:value="-10" calcext:value-type="float">
            <text:p>-10</text:p>
          </table:table-cell>
          <table:table-cell table:formula="of:=[.AE28]" office:value-type="float" office:value="1.43299643855911" calcext:value-type="float">
            <text:p>1.4329964386</text:p>
          </table:table-cell>
          <table:table-cell office:value-type="float" office:value="0" calcext:value-type="float">
            <text:p>0</text:p>
          </table:table-cell>
          <table:table-cell table:formula="of:=[.AF28]" office:value-type="float" office:value="0.218581284889872" calcext:value-type="float">
            <text:p>0.2185812849</text:p>
          </table:table-cell>
          <table:table-cell/>
          <table:table-cell table:formula="of:=[.AN28]" office:value-type="float" office:value="-10" calcext:value-type="float">
            <text:p>-10</text:p>
          </table:table-cell>
          <table:table-cell table:formula="of:=[.Y28]" office:value-type="float" office:value="25.4504574920133" calcext:value-type="float">
            <text:p>25.450457492</text:p>
          </table:table-cell>
          <table:table-cell table:formula="of:=[.AP28]" office:value-type="float" office:value="0" calcext:value-type="float">
            <text:p>0</text:p>
          </table:table-cell>
          <table:table-cell table:formula="of:=[.Z28]" office:value-type="float" office:value="1.06315900547254" calcext:value-type="float">
            <text:p>1.0631590055</text:p>
          </table:table-cell>
          <table:table-cell/>
          <table:table-cell table:formula="of:=[.AN28]" office:value-type="float" office:value="-10" calcext:value-type="float">
            <text:p>-10</text:p>
          </table:table-cell>
          <table:table-cell table:formula="of:=[.AA28]" office:value-type="float" office:value="26.474555463804" calcext:value-type="float">
            <text:p>26.4745554638</text:p>
          </table:table-cell>
          <table:table-cell table:formula="of:=[.AU28]" office:value-type="float" office:value="0" calcext:value-type="float">
            <text:p>0</text:p>
          </table:table-cell>
          <table:table-cell table:formula="of:=[.AB28]" office:value-type="float" office:value="0.890017310907846" calcext:value-type="float">
            <text:p>0.8900173109</text:p>
          </table:table-cell>
        </table:table-row>
        <table:table-row table:style-name="ro1">
          <table:table-cell table:number-columns-repeated="5"/>
          <table:table-cell office:value-type="float" office:value="-12" calcext:value-type="float">
            <text:p>-12</text:p>
          </table:table-cell>
          <table:table-cell office:value-type="float" office:value="200" calcext:value-type="float">
            <text:p>200</text:p>
          </table:table-cell>
          <table:table-cell office:value-type="float" office:value="7356" calcext:value-type="float">
            <text:p>7356</text:p>
          </table:table-cell>
          <table:table-cell table:style-name="ce7" table:formula="of:=SQRT([.H29])" office:value-type="float" office:value="85.7671265695663" calcext:value-type="float">
            <text:p>85.77</text:p>
          </table:table-cell>
          <table:table-cell office:value-type="float" office:value="7334" calcext:value-type="float">
            <text:p>7334</text:p>
          </table:table-cell>
          <table:table-cell table:style-name="ce7" table:formula="of:=SQRT([.J29])" office:value-type="float" office:value="85.6387762640266" calcext:value-type="float">
            <text:p>85.64</text:p>
          </table:table-cell>
          <table:table-cell office:value-type="float" office:value="53" calcext:value-type="float">
            <text:p>53</text:p>
          </table:table-cell>
          <table:table-cell table:style-name="ce7" table:formula="of:=SQRT([.L29])" office:value-type="float" office:value="7.28010988928052" calcext:value-type="float">
            <text:p>7.28</text:p>
          </table:table-cell>
          <table:table-cell/>
          <table:table-cell table:formula="of:=[.H29]*[.$B$4]" office:value-type="float" office:value="5028.11724202103" calcext:value-type="float">
            <text:p>5028.12</text:p>
          </table:table-cell>
          <table:table-cell table:formula="of:=SQRT([.I29]^2*[.$B$4]^2 + [.$C$4]^2*[.H29]^2)" office:value-type="float" office:value="157.864287609104" calcext:value-type="float">
            <text:p>157.86</text:p>
          </table:table-cell>
          <table:table-cell table:formula="of:=[.J29]*[.$B$5]" office:value-type="float" office:value="5398.45383980182" calcext:value-type="float">
            <text:p>5398.45</text:p>
          </table:table-cell>
          <table:table-cell table:formula="of:=SQRT([.K29]^2*[.$B$5]^2+[.$C$5]^2*[.J29]^2)" office:value-type="float" office:value="99.5024815463121" calcext:value-type="float">
            <text:p>99.50</text:p>
          </table:table-cell>
          <table:table-cell table:formula="of:=2*[.O29]*[.Q29]*[.$B$3]/[.G29]" office:value-type="float" office:value="0.0678601470804054" calcext:value-type="float">
            <text:p>0.0679</text:p>
          </table:table-cell>
          <table:table-cell table:formula="of:=SQRT((2*[.$B$3]/[.G29])^2*([.O29]^2*[.R29]^2+[.Q29]^2*[.P29]^2))" office:value-type="float" office:value="0.00247056977190071" calcext:value-type="float">
            <text:p>0.0025</text:p>
          </table:table-cell>
          <table:table-cell table:formula="of:=[.L29]-[.S29]" office:value-type="float" office:value="52.9321398529196" calcext:value-type="float">
            <text:p>52.93</text:p>
          </table:table-cell>
          <table:table-cell table:formula="of:=SQRT([.M29]^2+[.T29]^2)" office:value-type="float" office:value="7.28011030848537" calcext:value-type="float">
            <text:p>7.28</text:p>
          </table:table-cell>
          <table:table-cell table:number-columns-repeated="2"/>
          <table:table-cell table:formula="of:=[.O29]/[.G29]" office:value-type="float" office:value="25.1405862101051" calcext:value-type="float">
            <text:p>25.14</text:p>
          </table:table-cell>
          <table:table-cell table:formula="of:=[.P29]/[.G29]" office:value-type="float" office:value="0.789321438045519" calcext:value-type="float">
            <text:p>0.79</text:p>
          </table:table-cell>
          <table:table-cell table:formula="of:=[.Q29]/[.G29]" office:value-type="float" office:value="26.9922691990091" calcext:value-type="float">
            <text:p>26.99</text:p>
          </table:table-cell>
          <table:table-cell table:formula="of:=[.R29]/[.G29]" office:value-type="float" office:value="0.49751240773156" calcext:value-type="float">
            <text:p>0.50</text:p>
          </table:table-cell>
          <table:table-cell table:style-name="ce10" table:formula="of:=[.S29]/[.G29]" office:value-type="float" office:value="0.000339300735402027" calcext:value-type="float">
            <text:p>0.000339</text:p>
          </table:table-cell>
          <table:table-cell table:style-name="ce10" table:formula="of:=[.T29]/[.G29]" office:value-type="float" office:value="0.0000123528488595036" calcext:value-type="float">
            <text:p>0.000012</text:p>
          </table:table-cell>
          <table:table-cell table:formula="of:=[.U29]/[.G29]" office:value-type="float" office:value="0.264660699264598" calcext:value-type="float">
            <text:p>0.26</text:p>
          </table:table-cell>
          <table:table-cell table:formula="of:=[.V29]/[.G29]" office:value-type="float" office:value="0.0364005515424269" calcext:value-type="float">
            <text:p>0.04</text:p>
          </table:table-cell>
          <table:table-cell/>
          <table:table-cell table:formula="of:=([.F29]-[.$AG$5])^2" office:value-type="float" office:value="142.039014057635" calcext:value-type="float">
            <text:p>142.0390140576</text:p>
          </table:table-cell>
          <table:table-cell table:number-columns-repeated="5"/>
          <table:table-cell table:style-name="ce13" table:formula="of:=[.F29]" office:value-type="float" office:value="-12" calcext:value-type="float">
            <text:p>-12</text:p>
          </table:table-cell>
          <table:table-cell table:formula="of:=[.AE29]" office:value-type="float" office:value="0.264660699264598" calcext:value-type="float">
            <text:p>0.2646606993</text:p>
          </table:table-cell>
          <table:table-cell office:value-type="float" office:value="0" calcext:value-type="float">
            <text:p>0</text:p>
          </table:table-cell>
          <table:table-cell table:formula="of:=[.AF29]" office:value-type="float" office:value="0.0364005515424269" calcext:value-type="float">
            <text:p>0.0364005515</text:p>
          </table:table-cell>
          <table:table-cell/>
          <table:table-cell table:formula="of:=[.AN29]" office:value-type="float" office:value="-12" calcext:value-type="float">
            <text:p>-12</text:p>
          </table:table-cell>
          <table:table-cell table:formula="of:=[.Y29]" office:value-type="float" office:value="25.1405862101051" calcext:value-type="float">
            <text:p>25.1405862101</text:p>
          </table:table-cell>
          <table:table-cell table:formula="of:=[.AP29]" office:value-type="float" office:value="0" calcext:value-type="float">
            <text:p>0</text:p>
          </table:table-cell>
          <table:table-cell table:formula="of:=[.Z29]" office:value-type="float" office:value="0.789321438045519" calcext:value-type="float">
            <text:p>0.789321438</text:p>
          </table:table-cell>
          <table:table-cell/>
          <table:table-cell table:formula="of:=[.AN29]" office:value-type="float" office:value="-12" calcext:value-type="float">
            <text:p>-12</text:p>
          </table:table-cell>
          <table:table-cell table:formula="of:=[.AA29]" office:value-type="float" office:value="26.9922691990091" calcext:value-type="float">
            <text:p>26.992269199</text:p>
          </table:table-cell>
          <table:table-cell table:formula="of:=[.AU29]" office:value-type="float" office:value="0" calcext:value-type="float">
            <text:p>0</text:p>
          </table:table-cell>
          <table:table-cell table:formula="of:=[.AB29]" office:value-type="float" office:value="0.49751240773156" calcext:value-type="float">
            <text:p>0.4975124077</text:p>
          </table:table-cell>
        </table:table-row>
        <table:table-row table:style-name="ro1">
          <table:table-cell table:number-columns-repeated="5"/>
          <table:table-cell office:value-type="float" office:value="-15" calcext:value-type="float">
            <text:p>-15</text:p>
          </table:table-cell>
          <table:table-cell office:value-type="float" office:value="200" calcext:value-type="float">
            <text:p>200</text:p>
          </table:table-cell>
          <table:table-cell office:value-type="float" office:value="7428" calcext:value-type="float">
            <text:p>7428</text:p>
          </table:table-cell>
          <table:table-cell table:style-name="ce7" table:formula="of:=SQRT([.H30])" office:value-type="float" office:value="86.185845705661" calcext:value-type="float">
            <text:p>86.19</text:p>
          </table:table-cell>
          <table:table-cell office:value-type="float" office:value="7669" calcext:value-type="float">
            <text:p>7669</text:p>
          </table:table-cell>
          <table:table-cell table:style-name="ce7" table:formula="of:=SQRT([.J30])" office:value-type="float" office:value="87.5728268357257" calcext:value-type="float">
            <text:p>87.57</text:p>
          </table:table-cell>
          <table:table-cell office:value-type="float" office:value="9" calcext:value-type="float">
            <text:p>9</text:p>
          </table:table-cell>
          <table:table-cell table:style-name="ce7" table:formula="of:=SQRT([.L30])" office:value-type="float" office:value="3" calcext:value-type="float">
            <text:p>3.00</text:p>
          </table:table-cell>
          <table:table-cell/>
          <table:table-cell table:formula="of:=[.H30]*[.$B$4]" office:value-type="float" office:value="5077.33209267703" calcext:value-type="float">
            <text:p>5077.33</text:p>
          </table:table-cell>
          <table:table-cell table:formula="of:=SQRT([.I30]^2*[.$B$4]^2 + [.$C$4]^2*[.H30]^2)" office:value-type="float" office:value="159.302868132507" calcext:value-type="float">
            <text:p>159.30</text:p>
          </table:table-cell>
          <table:table-cell table:formula="of:=[.J30]*[.$B$5]" office:value-type="float" office:value="5645.04260941371" calcext:value-type="float">
            <text:p>5645.04</text:p>
          </table:table-cell>
          <table:table-cell table:formula="of:=SQRT([.K30]^2*[.$B$5]^2+[.$C$5]^2*[.J30]^2)" office:value-type="float" office:value="103.131399088443" calcext:value-type="float">
            <text:p>103.13</text:p>
          </table:table-cell>
          <table:table-cell table:formula="of:=2*[.O30]*[.Q30]*[.$B$3]/[.G30]" office:value-type="float" office:value="0.0716543900132637" calcext:value-type="float">
            <text:p>0.0717</text:p>
          </table:table-cell>
          <table:table-cell table:formula="of:=SQRT((2*[.$B$3]/[.G30])^2*([.O30]^2*[.R30]^2+[.Q30]^2*[.P30]^2))" office:value-type="float" office:value="0.00260153805803685" calcext:value-type="float">
            <text:p>0.0026</text:p>
          </table:table-cell>
          <table:table-cell table:formula="of:=[.L30]-[.S30]" office:value-type="float" office:value="8.92834560998674" calcext:value-type="float">
            <text:p>8.93</text:p>
          </table:table-cell>
          <table:table-cell table:formula="of:=SQRT([.M30]^2+[.T30]^2)" office:value-type="float" office:value="3.00000112799983" calcext:value-type="float">
            <text:p>3.00</text:p>
          </table:table-cell>
          <table:table-cell table:number-columns-repeated="2"/>
          <table:table-cell table:formula="of:=[.O30]/[.G30]" office:value-type="float" office:value="25.3866604633851" calcext:value-type="float">
            <text:p>25.39</text:p>
          </table:table-cell>
          <table:table-cell table:formula="of:=[.P30]/[.G30]" office:value-type="float" office:value="0.796514340662537" calcext:value-type="float">
            <text:p>0.80</text:p>
          </table:table-cell>
          <table:table-cell table:formula="of:=[.Q30]/[.G30]" office:value-type="float" office:value="28.2252130470685" calcext:value-type="float">
            <text:p>28.23</text:p>
          </table:table-cell>
          <table:table-cell table:formula="of:=[.R30]/[.G30]" office:value-type="float" office:value="0.515656995442216" calcext:value-type="float">
            <text:p>0.52</text:p>
          </table:table-cell>
          <table:table-cell table:style-name="ce10" table:formula="of:=[.S30]/[.G30]" office:value-type="float" office:value="0.000358271950066319" calcext:value-type="float">
            <text:p>0.000358</text:p>
          </table:table-cell>
          <table:table-cell table:style-name="ce10" table:formula="of:=[.T30]/[.G30]" office:value-type="float" office:value="0.0000130076902901843" calcext:value-type="float">
            <text:p>0.000013</text:p>
          </table:table-cell>
          <table:table-cell table:formula="of:=[.U30]/[.G30]" office:value-type="float" office:value="0.0446417280499337" calcext:value-type="float">
            <text:p>0.04</text:p>
          </table:table-cell>
          <table:table-cell table:formula="of:=[.V30]/[.G30]" office:value-type="float" office:value="0.0150000056399992" calcext:value-type="float">
            <text:p>0.02</text:p>
          </table:table-cell>
          <table:table-cell/>
          <table:table-cell table:formula="of:=([.F30]-[.$AG$5])^2" office:value-type="float" office:value="222.54708707093" calcext:value-type="float">
            <text:p>222.5470870709</text:p>
          </table:table-cell>
          <table:table-cell table:number-columns-repeated="5"/>
          <table:table-cell table:style-name="ce13" table:formula="of:=[.F30]" office:value-type="float" office:value="-15" calcext:value-type="float">
            <text:p>-15</text:p>
          </table:table-cell>
          <table:table-cell table:formula="of:=[.AE30]" office:value-type="float" office:value="0.0446417280499337" calcext:value-type="float">
            <text:p>0.044641728</text:p>
          </table:table-cell>
          <table:table-cell office:value-type="float" office:value="0" calcext:value-type="float">
            <text:p>0</text:p>
          </table:table-cell>
          <table:table-cell table:formula="of:=[.AF30]" office:value-type="float" office:value="0.0150000056399992" calcext:value-type="float">
            <text:p>0.0150000056</text:p>
          </table:table-cell>
          <table:table-cell/>
          <table:table-cell table:formula="of:=[.AN30]" office:value-type="float" office:value="-15" calcext:value-type="float">
            <text:p>-15</text:p>
          </table:table-cell>
          <table:table-cell table:formula="of:=[.Y30]" office:value-type="float" office:value="25.3866604633851" calcext:value-type="float">
            <text:p>25.3866604634</text:p>
          </table:table-cell>
          <table:table-cell table:formula="of:=[.AP30]" office:value-type="float" office:value="0" calcext:value-type="float">
            <text:p>0</text:p>
          </table:table-cell>
          <table:table-cell table:formula="of:=[.Z30]" office:value-type="float" office:value="0.796514340662537" calcext:value-type="float">
            <text:p>0.7965143407</text:p>
          </table:table-cell>
          <table:table-cell/>
          <table:table-cell table:formula="of:=[.AN30]" office:value-type="float" office:value="-15" calcext:value-type="float">
            <text:p>-15</text:p>
          </table:table-cell>
          <table:table-cell table:formula="of:=[.AA30]" office:value-type="float" office:value="28.2252130470685" calcext:value-type="float">
            <text:p>28.2252130471</text:p>
          </table:table-cell>
          <table:table-cell table:formula="of:=[.AU30]" office:value-type="float" office:value="0" calcext:value-type="float">
            <text:p>0</text:p>
          </table:table-cell>
          <table:table-cell table:formula="of:=[.AB30]" office:value-type="float" office:value="0.515656995442216" calcext:value-type="float">
            <text:p>0.5156569954</text:p>
          </table:table-cell>
        </table:table-row>
        <table:table-row table:style-name="ro1">
          <table:table-cell table:number-columns-repeated="5"/>
          <table:table-cell office:value-type="float" office:value="-20" calcext:value-type="float">
            <text:p>-20</text:p>
          </table:table-cell>
          <table:table-cell office:value-type="float" office:value="200" calcext:value-type="float">
            <text:p>200</text:p>
          </table:table-cell>
          <table:table-cell office:value-type="float" office:value="7302" calcext:value-type="float">
            <text:p>7302</text:p>
          </table:table-cell>
          <table:table-cell table:style-name="ce7" table:formula="of:=SQRT([.H31])" office:value-type="float" office:value="85.451740766353" calcext:value-type="float">
            <text:p>85.45</text:p>
          </table:table-cell>
          <table:table-cell office:value-type="float" office:value="7562" calcext:value-type="float">
            <text:p>7562</text:p>
          </table:table-cell>
          <table:table-cell table:style-name="ce7" table:formula="of:=SQRT([.J31])" office:value-type="float" office:value="86.9597608092387" calcext:value-type="float">
            <text:p>86.96</text:p>
          </table:table-cell>
          <table:table-cell office:value-type="float" office:value="11" calcext:value-type="float">
            <text:p>11</text:p>
          </table:table-cell>
          <table:table-cell table:style-name="ce7" table:formula="of:=SQRT([.L31])" office:value-type="float" office:value="3.3166247903554" calcext:value-type="float">
            <text:p>3.32</text:p>
          </table:table-cell>
          <table:table-cell/>
          <table:table-cell table:formula="of:=[.H31]*[.$B$4]" office:value-type="float" office:value="4991.20610402903" calcext:value-type="float">
            <text:p>4991.21</text:p>
          </table:table-cell>
          <table:table-cell table:formula="of:=SQRT([.I31]^2*[.$B$4]^2 + [.$C$4]^2*[.H31]^2)" office:value-type="float" office:value="156.785305127921" calcext:value-type="float">
            <text:p>156.79</text:p>
          </table:table-cell>
          <table:table-cell table:formula="of:=[.J31]*[.$B$5]" office:value-type="float" office:value="5566.28142031379" calcext:value-type="float">
            <text:p>5566.28</text:p>
          </table:table-cell>
          <table:table-cell table:formula="of:=SQRT([.K31]^2*[.$B$5]^2+[.$C$5]^2*[.J31]^2)" office:value-type="float" office:value="101.973167503079" calcext:value-type="float">
            <text:p>101.97</text:p>
          </table:table-cell>
          <table:table-cell table:formula="of:=2*[.O31]*[.Q31]*[.$B$3]/[.G31]" office:value-type="float" office:value="0.069456144504534" calcext:value-type="float">
            <text:p>0.0695</text:p>
          </table:table-cell>
          <table:table-cell table:formula="of:=SQRT((2*[.$B$3]/[.G31])^2*([.O31]^2*[.R31]^2+[.Q31]^2*[.P31]^2))" office:value-type="float" office:value="0.00252571061632971" calcext:value-type="float">
            <text:p>0.0025</text:p>
          </table:table-cell>
          <table:table-cell table:formula="of:=[.L31]-[.S31]" office:value-type="float" office:value="10.9305438554955" calcext:value-type="float">
            <text:p>10.93</text:p>
          </table:table-cell>
          <table:table-cell table:formula="of:=SQRT([.M31]^2+[.T31]^2)" office:value-type="float" office:value="3.31662575205797" calcext:value-type="float">
            <text:p>3.32</text:p>
          </table:table-cell>
          <table:table-cell table:number-columns-repeated="2"/>
          <table:table-cell table:formula="of:=[.O31]/[.G31]" office:value-type="float" office:value="24.9560305201452" calcext:value-type="float">
            <text:p>24.96</text:p>
          </table:table-cell>
          <table:table-cell table:formula="of:=[.P31]/[.G31]" office:value-type="float" office:value="0.783926525639603" calcext:value-type="float">
            <text:p>0.78</text:p>
          </table:table-cell>
          <table:table-cell table:formula="of:=[.Q31]/[.G31]" office:value-type="float" office:value="27.831407101569" calcext:value-type="float">
            <text:p>27.83</text:p>
          </table:table-cell>
          <table:table-cell table:formula="of:=[.R31]/[.G31]" office:value-type="float" office:value="0.509865837515396" calcext:value-type="float">
            <text:p>0.51</text:p>
          </table:table-cell>
          <table:table-cell table:style-name="ce10" table:formula="of:=[.S31]/[.G31]" office:value-type="float" office:value="0.00034728072252267" calcext:value-type="float">
            <text:p>0.000347</text:p>
          </table:table-cell>
          <table:table-cell table:style-name="ce10" table:formula="of:=[.T31]/[.G31]" office:value-type="float" office:value="0.0000126285530816485" calcext:value-type="float">
            <text:p>0.000013</text:p>
          </table:table-cell>
          <table:table-cell table:formula="of:=[.U31]/[.G31]" office:value-type="float" office:value="0.0546527192774773" calcext:value-type="float">
            <text:p>0.05</text:p>
          </table:table-cell>
          <table:table-cell table:formula="of:=[.V31]/[.G31]" office:value-type="float" office:value="0.0165831287602899" calcext:value-type="float">
            <text:p>0.02</text:p>
          </table:table-cell>
          <table:table-cell/>
          <table:table-cell table:formula="of:=([.F31]-[.$AG$5])^2" office:value-type="float" office:value="396.727208759757" calcext:value-type="float">
            <text:p>396.7272087598</text:p>
          </table:table-cell>
          <table:table-cell table:number-columns-repeated="5"/>
          <table:table-cell table:style-name="ce13" table:formula="of:=[.F31]" office:value-type="float" office:value="-20" calcext:value-type="float">
            <text:p>-20</text:p>
          </table:table-cell>
          <table:table-cell table:formula="of:=[.AE31]" office:value-type="float" office:value="0.0546527192774773" calcext:value-type="float">
            <text:p>0.0546527193</text:p>
          </table:table-cell>
          <table:table-cell office:value-type="float" office:value="0" calcext:value-type="float">
            <text:p>0</text:p>
          </table:table-cell>
          <table:table-cell table:formula="of:=[.AF31]" office:value-type="float" office:value="0.0165831287602899" calcext:value-type="float">
            <text:p>0.0165831288</text:p>
          </table:table-cell>
          <table:table-cell/>
          <table:table-cell table:formula="of:=[.AN31]" office:value-type="float" office:value="-20" calcext:value-type="float">
            <text:p>-20</text:p>
          </table:table-cell>
          <table:table-cell table:formula="of:=[.Y31]" office:value-type="float" office:value="24.9560305201452" calcext:value-type="float">
            <text:p>24.9560305201</text:p>
          </table:table-cell>
          <table:table-cell table:formula="of:=[.AP31]" office:value-type="float" office:value="0" calcext:value-type="float">
            <text:p>0</text:p>
          </table:table-cell>
          <table:table-cell table:formula="of:=[.Z31]" office:value-type="float" office:value="0.783926525639603" calcext:value-type="float">
            <text:p>0.7839265256</text:p>
          </table:table-cell>
          <table:table-cell/>
          <table:table-cell table:formula="of:=[.AN31]" office:value-type="float" office:value="-20" calcext:value-type="float">
            <text:p>-20</text:p>
          </table:table-cell>
          <table:table-cell table:formula="of:=[.AA31]" office:value-type="float" office:value="27.831407101569" calcext:value-type="float">
            <text:p>27.8314071016</text:p>
          </table:table-cell>
          <table:table-cell table:formula="of:=[.AU31]" office:value-type="float" office:value="0" calcext:value-type="float">
            <text:p>0</text:p>
          </table:table-cell>
          <table:table-cell table:formula="of:=[.AB31]" office:value-type="float" office:value="0.509865837515396" calcext:value-type="float">
            <text:p>0.5098658375</text:p>
          </table:table-cell>
        </table:table-row>
        <table:table-row table:style-name="ro1" table:number-rows-repeated="2">
          <table:table-cell table:number-columns-repeated="53"/>
        </table:table-row>
        <table:table-row table:style-name="ro1">
          <table:table-cell table:number-columns-repeated="23"/>
          <table:table-cell office:value-type="string" calcext:value-type="string">
            <text:p>Angulo(º)</text:p>
          </table:table-cell>
          <table:table-cell table:style-name="Default" office:value-type="string" calcext:value-type="string">
            <text:p>R_A</text:p>
          </table:table-cell>
          <table:table-cell table:style-name="Default" office:value-type="string" calcext:value-type="string">
            <text:p>e R_A</text:p>
          </table:table-cell>
          <table:table-cell table:style-name="Default" office:value-type="string" calcext:value-type="string">
            <text:p>R_B</text:p>
          </table:table-cell>
          <table:table-cell table:style-name="Default" office:value-type="string" calcext:value-type="string">
            <text:p>e R_B</text:p>
          </table:table-cell>
          <table:table-cell table:style-name="Default" office:value-type="string" calcext:value-type="string">
            <text:p>R_C fort</text:p>
          </table:table-cell>
          <table:table-cell table:style-name="Default" office:value-type="string" calcext:value-type="string">
            <text:p>e R_C fort</text:p>
          </table:table-cell>
          <table:table-cell table:style-name="Default" office:value-type="string" calcext:value-type="string">
            <text:p>R_C</text:p>
          </table:table-cell>
          <table:table-cell table:style-name="Default" office:value-type="string" calcext:value-type="string">
            <text:p>e R_C</text:p>
          </table:table-cell>
          <table:table-cell table:number-columns-repeated="21"/>
        </table:table-row>
        <table:table-row table:style-name="ro1">
          <table:table-cell table:number-columns-repeated="23"/>
          <table:table-cell office:value-type="float" office:value="0" calcext:value-type="float">
            <text:p>0</text:p>
          </table:table-cell>
          <table:table-cell office:value-type="float" office:value="25.6555193697466" calcext:value-type="float">
            <text:p>25.66</text:p>
          </table:table-cell>
          <table:table-cell office:value-type="float" office:value="1.06952558592541" calcext:value-type="float">
            <text:p>1.07</text:p>
          </table:table-cell>
          <table:table-cell office:value-type="float" office:value="27.6522928709056" calcext:value-type="float">
            <text:p>27.65</text:p>
          </table:table-cell>
          <table:table-cell office:value-type="float" office:value="0.913231951098844" calcext:value-type="float">
            <text:p>0.91</text:p>
          </table:table-cell>
          <table:table-cell table:style-name="ce11" office:value-type="float" office:value="0.000354716967683712" calcext:value-type="float">
            <text:p>3.55E-04</text:p>
          </table:table-cell>
          <table:table-cell table:style-name="ce11" office:value-type="float" office:value="0.0000188653750877358" calcext:value-type="float">
            <text:p>1.89E-05</text:p>
          </table:table-cell>
          <table:table-cell office:value-type="float" office:value="10.4659616655556" calcext:value-type="float">
            <text:p>10.47</text:p>
          </table:table-cell>
          <table:table-cell office:value-type="float" office:value="0.590668172302618" calcext:value-type="float">
            <text:p>0.59</text:p>
          </table:table-cell>
          <table:table-cell table:number-columns-repeated="21"/>
        </table:table-row>
        <table:table-row table:style-name="ro1">
          <table:table-cell table:number-columns-repeated="23"/>
          <table:table-cell office:value-type="float" office:value="1" calcext:value-type="float">
            <text:p>1</text:p>
          </table:table-cell>
          <table:table-cell office:value-type="float" office:value="24.5162867156726" calcext:value-type="float">
            <text:p>24.52</text:p>
          </table:table-cell>
          <table:table-cell office:value-type="float" office:value="1.03409696315466" calcext:value-type="float">
            <text:p>1.03</text:p>
          </table:table-cell>
          <table:table-cell office:value-type="float" office:value="26.8425984035233" calcext:value-type="float">
            <text:p>26.84</text:p>
          </table:table-cell>
          <table:table-cell office:value-type="float" office:value="0.897302632686706" calcext:value-type="float">
            <text:p>0.90</text:p>
          </table:table-cell>
          <table:table-cell table:style-name="ce11" office:value-type="float" office:value="0.000329040419327216" calcext:value-type="float">
            <text:p>3.29E-04</text:p>
          </table:table-cell>
          <table:table-cell table:style-name="ce11" office:value-type="float" office:value="0.0000177089911457558" calcext:value-type="float">
            <text:p>1.77E-05</text:p>
          </table:table-cell>
          <table:table-cell office:value-type="float" office:value="9.46601269777778" calcext:value-type="float">
            <text:p>9.47</text:p>
          </table:table-cell>
          <table:table-cell office:value-type="float" office:value="0.561743318913497" calcext:value-type="float">
            <text:p>0.56</text:p>
          </table:table-cell>
          <table:table-cell table:number-columns-repeated="21"/>
        </table:table-row>
        <table:table-row table:style-name="ro2">
          <table:table-cell/>
          <table:table-cell table:style-name="ce1"/>
          <table:table-cell table:number-columns-repeated="21"/>
          <table:table-cell office:value-type="float" office:value="2" calcext:value-type="float">
            <text:p>2</text:p>
          </table:table-cell>
          <table:table-cell office:value-type="float" office:value="24.4707174095096" calcext:value-type="float">
            <text:p>24.47</text:p>
          </table:table-cell>
          <table:table-cell office:value-type="float" office:value="1.03267675077189" calcext:value-type="float">
            <text:p>1.03</text:p>
          </table:table-cell>
          <table:table-cell office:value-type="float" office:value="28.560132122213" calcext:value-type="float">
            <text:p>28.56</text:p>
          </table:table-cell>
          <table:table-cell office:value-type="float" office:value="0.930938299666203" calcext:value-type="float">
            <text:p>0.93</text:p>
          </table:table-cell>
          <table:table-cell table:style-name="ce11" office:value-type="float" office:value="0.000349443461170467" calcext:value-type="float">
            <text:p>3.49E-04</text:p>
          </table:table-cell>
          <table:table-cell table:style-name="ce11" office:value-type="float" office:value="0.000018633446384243" calcext:value-type="float">
            <text:p>1.86E-05</text:p>
          </table:table-cell>
          <table:table-cell office:value-type="float" office:value="9.26597214666667" calcext:value-type="float">
            <text:p>9.27</text:p>
          </table:table-cell>
          <table:table-cell office:value-type="float" office:value="0.555777734127959" calcext:value-type="float">
            <text:p>0.56</text:p>
          </table:table-cell>
          <table:table-cell table:number-columns-repeated="21"/>
        </table:table-row>
        <table:table-row table:style-name="ro2">
          <table:table-cell table:number-columns-repeated="14"/>
          <table:table-cell table:style-name="ce1"/>
          <table:table-cell table:number-columns-repeated="8"/>
          <table:table-cell office:value-type="float" office:value="3" calcext:value-type="float">
            <text:p>3</text:p>
          </table:table-cell>
          <table:table-cell table:style-name="ce9" office:value-type="float" office:value="24.7897025526504" calcext:value-type="float">
            <text:p>24.79</text:p>
          </table:table-cell>
          <table:table-cell office:value-type="float" office:value="1.0426131542298" calcext:value-type="float">
            <text:p>1.04</text:p>
          </table:table-cell>
          <table:table-cell office:value-type="float" office:value="26.5481640517479" calcext:value-type="float">
            <text:p>26.55</text:p>
          </table:table-cell>
          <table:table-cell office:value-type="float" office:value="0.891476666084602" calcext:value-type="float">
            <text:p>0.89</text:p>
          </table:table-cell>
          <table:table-cell table:style-name="ce11" office:value-type="float" office:value="0.000329060545080897" calcext:value-type="float">
            <text:p>3.29E-04</text:p>
          </table:table-cell>
          <table:table-cell table:style-name="ce11" office:value-type="float" office:value="0.0000177097296392859" calcext:value-type="float">
            <text:p>1.77E-05</text:p>
          </table:table-cell>
          <table:table-cell office:value-type="float" office:value="7.06601265777778" calcext:value-type="float">
            <text:p>7.07</text:p>
          </table:table-cell>
          <table:table-cell office:value-type="float" office:value="0.485340660097626" calcext:value-type="float">
            <text:p>0.49</text:p>
          </table:table-cell>
          <table:table-cell table:number-columns-repeated="21"/>
        </table:table-row>
        <table:table-row table:style-name="ro3">
          <table:table-cell table:number-columns-repeated="4"/>
          <table:table-cell table:style-name="ce5"/>
          <table:table-cell table:number-columns-repeated="18"/>
          <table:table-cell office:value-type="float" office:value="4" calcext:value-type="float">
            <text:p>4</text:p>
          </table:table-cell>
          <table:table-cell office:value-type="float" office:value="24.6074253279985" calcext:value-type="float">
            <text:p>24.61</text:p>
          </table:table-cell>
          <table:table-cell office:value-type="float" office:value="1.03693665776888" calcext:value-type="float">
            <text:p>1.04</text:p>
          </table:table-cell>
          <table:table-cell office:value-type="float" office:value="27.5541480869805" calcext:value-type="float">
            <text:p>27.55</text:p>
          </table:table-cell>
          <table:table-cell office:value-type="float" office:value="0.91130816178348" calcext:value-type="float">
            <text:p>0.91</text:p>
          </table:table-cell>
          <table:table-cell table:style-name="ce11" office:value-type="float" office:value="0.000339018320763492" calcext:value-type="float">
            <text:p>3.39E-04</text:p>
          </table:table-cell>
          <table:table-cell table:style-name="ce11" office:value-type="float" office:value="0.0000181606174012984" calcext:value-type="float">
            <text:p>1.82E-05</text:p>
          </table:table-cell>
          <table:table-cell office:value-type="float" office:value="6.76599286666667" calcext:value-type="float">
            <text:p>6.77</text:p>
          </table:table-cell>
          <table:table-cell office:value-type="float" office:value="0.47492689582736" calcext:value-type="float">
            <text:p>0.47</text:p>
          </table:table-cell>
          <table:table-cell table:number-columns-repeated="21"/>
        </table:table-row>
        <table:table-row table:style-name="ro1">
          <table:table-cell table:number-columns-repeated="23"/>
          <table:table-cell office:value-type="float" office:value="5" calcext:value-type="float">
            <text:p>5</text:p>
          </table:table-cell>
          <table:table-cell office:value-type="float" office:value="24.8580565118948" calcext:value-type="float">
            <text:p>24.86</text:p>
          </table:table-cell>
          <table:table-cell office:value-type="float" office:value="1.04474085614449" calcext:value-type="float">
            <text:p>1.04</text:p>
          </table:table-cell>
          <table:table-cell office:value-type="float" office:value="27.6768290668869" calcext:value-type="float">
            <text:p>27.68</text:p>
          </table:table-cell>
          <table:table-cell office:value-type="float" office:value="0.913712600539914" calcext:value-type="float">
            <text:p>0.91</text:p>
          </table:table-cell>
          <table:table-cell table:style-name="ce11" office:value-type="float" office:value="0.000343996090507363" calcext:value-type="float">
            <text:p>3.44E-04</text:p>
          </table:table-cell>
          <table:table-cell table:style-name="ce11" office:value-type="float" office:value="0.0000183845697441308" calcext:value-type="float">
            <text:p>1.84E-05</text:p>
          </table:table-cell>
          <table:table-cell office:value-type="float" office:value="5.59931630666667" calcext:value-type="float">
            <text:p>5.60</text:p>
          </table:table-cell>
          <table:table-cell office:value-type="float" office:value="0.432049380869257" calcext:value-type="float">
            <text:p>0.43</text:p>
          </table:table-cell>
          <table:table-cell table:number-columns-repeated="21"/>
        </table:table-row>
        <table:table-row table:style-name="ro1">
          <table:table-cell table:number-columns-repeated="6"/>
          <table:table-cell table:style-name="ce2"/>
          <table:table-cell table:number-columns-repeated="16"/>
          <table:table-cell office:value-type="float" office:value="6" calcext:value-type="float">
            <text:p>6</text:p>
          </table:table-cell>
          <table:table-cell office:value-type="float" office:value="25.4276728389318" calcext:value-type="float">
            <text:p>25.43</text:p>
          </table:table-cell>
          <table:table-cell office:value-type="float" office:value="1.06245132878797" calcext:value-type="float">
            <text:p>1.06</text:p>
          </table:table-cell>
          <table:table-cell office:value-type="float" office:value="27.2106413432425" calcext:value-type="float">
            <text:p>27.21</text:p>
          </table:table-cell>
          <table:table-cell office:value-type="float" office:value="0.904559733844834" calcext:value-type="float">
            <text:p>0.90</text:p>
          </table:table-cell>
          <table:table-cell table:style-name="ce11" office:value-type="float" office:value="0.000345951642906741" calcext:value-type="float">
            <text:p>3.46E-04</text:p>
          </table:table-cell>
          <table:table-cell table:style-name="ce11" office:value-type="float" office:value="0.0000184717765513843" calcext:value-type="float">
            <text:p>1.85E-05</text:p>
          </table:table-cell>
          <table:table-cell office:value-type="float" office:value="5.16597908666667" calcext:value-type="float">
            <text:p>5.17</text:p>
          </table:table-cell>
          <table:table-cell office:value-type="float" office:value="0.414996654290306" calcext:value-type="float">
            <text:p>0.41</text:p>
          </table:table-cell>
          <table:table-cell table:number-columns-repeated="21"/>
        </table:table-row>
        <table:table-row table:style-name="ro1">
          <table:table-cell table:number-columns-repeated="23"/>
          <table:table-cell office:value-type="float" office:value="7" calcext:value-type="float">
            <text:p>7</text:p>
          </table:table-cell>
          <table:table-cell office:value-type="float" office:value="25.815011941317" calcext:value-type="float">
            <text:p>25.82</text:p>
          </table:table-cell>
          <table:table-cell office:value-type="float" office:value="1.07447428248092" calcext:value-type="float">
            <text:p>1.07</text:p>
          </table:table-cell>
          <table:table-cell office:value-type="float" office:value="27.603220478943" calcext:value-type="float">
            <text:p>27.60</text:p>
          </table:table-cell>
          <table:table-cell office:value-type="float" office:value="0.912270295128219" calcext:value-type="float">
            <text:p>0.91</text:p>
          </table:table-cell>
          <table:table-cell table:style-name="ce11" office:value-type="float" office:value="0.00035628873314136" calcext:value-type="float">
            <text:p>3.56E-04</text:p>
          </table:table-cell>
          <table:table-cell table:style-name="ce11" office:value-type="float" office:value="0.0000189358687099952" calcext:value-type="float">
            <text:p>1.89E-05</text:p>
          </table:table-cell>
          <table:table-cell office:value-type="float" office:value="3.799291875" calcext:value-type="float">
            <text:p>3.80</text:p>
          </table:table-cell>
          <table:table-cell office:value-type="float" office:value="0.355902609649002" calcext:value-type="float">
            <text:p>0.36</text:p>
          </table:table-cell>
          <table:table-cell table:number-columns-repeated="21"/>
        </table:table-row>
        <table:table-row table:style-name="ro1">
          <table:table-cell table:number-columns-repeated="23"/>
          <table:table-cell office:value-type="float" office:value="8" calcext:value-type="float">
            <text:p>8</text:p>
          </table:table-cell>
          <table:table-cell office:value-type="float" office:value="25.5643807574207" calcext:value-type="float">
            <text:p>25.56</text:p>
          </table:table-cell>
          <table:table-cell office:value-type="float" office:value="1.06669655010662" calcext:value-type="float">
            <text:p>1.07</text:p>
          </table:table-cell>
          <table:table-cell office:value-type="float" office:value="27.6277566749243" calcext:value-type="float">
            <text:p>27.63</text:p>
          </table:table-cell>
          <table:table-cell office:value-type="float" office:value="0.912751182690975" calcext:value-type="float">
            <text:p>0.91</text:p>
          </table:table-cell>
          <table:table-cell table:style-name="ce11" office:value-type="float" office:value="0.000353143245555568" calcext:value-type="float">
            <text:p>3.53E-04</text:p>
          </table:table-cell>
          <table:table-cell table:style-name="ce11" office:value-type="float" office:value="0.0000187948009476478" calcext:value-type="float">
            <text:p>1.88E-05</text:p>
          </table:table-cell>
          <table:table-cell office:value-type="float" office:value="2.49929812666667" calcext:value-type="float">
            <text:p>2.50</text:p>
          </table:table-cell>
          <table:table-cell office:value-type="float" office:value="0.288675136113062" calcext:value-type="float">
            <text:p>0.29</text:p>
          </table:table-cell>
          <table:table-cell table:number-columns-repeated="21"/>
        </table:table-row>
        <table:table-row table:style-name="ro1">
          <table:table-cell table:number-columns-repeated="23"/>
          <table:table-cell office:value-type="float" office:value="9" calcext:value-type="float">
            <text:p>9</text:p>
          </table:table-cell>
          <table:table-cell office:value-type="float" office:value="24.4935020625911" calcext:value-type="float">
            <text:p>24.49</text:p>
          </table:table-cell>
          <table:table-cell office:value-type="float" office:value="1.03338688749076" calcext:value-type="float">
            <text:p>1.03</text:p>
          </table:table-cell>
          <table:table-cell office:value-type="float" office:value="28.0939443985687" calcext:value-type="float">
            <text:p>28.09</text:p>
          </table:table-cell>
          <table:table-cell office:value-type="float" office:value="0.921865619254199" calcext:value-type="float">
            <text:p>0.92</text:p>
          </table:table-cell>
          <table:table-cell table:style-name="ce11" office:value-type="float" office:value="0.000344059542536331" calcext:value-type="float">
            <text:p>3.44E-04</text:p>
          </table:table-cell>
          <table:table-cell table:style-name="ce11" office:value-type="float" office:value="0.0000183895055432552" calcext:value-type="float">
            <text:p>1.84E-05</text:p>
          </table:table-cell>
          <table:table-cell office:value-type="float" office:value="1.63264951388889" calcext:value-type="float">
            <text:p>1.63</text:p>
          </table:table-cell>
          <table:table-cell office:value-type="float" office:value="0.23333333514057" calcext:value-type="float">
            <text:p>0.23</text:p>
          </table:table-cell>
          <table:table-cell table:number-columns-repeated="21"/>
        </table:table-row>
        <table:table-row table:style-name="ro1">
          <table:table-cell table:number-columns-repeated="23"/>
          <table:table-cell office:value-type="float" office:value="10" calcext:value-type="float">
            <text:p>10</text:p>
          </table:table-cell>
          <table:table-cell office:value-type="float" office:value="24.9491951242207" calcext:value-type="float">
            <text:p>24.95</text:p>
          </table:table-cell>
          <table:table-cell office:value-type="float" office:value="1.04757696538434" calcext:value-type="float">
            <text:p>1.05</text:p>
          </table:table-cell>
          <table:table-cell office:value-type="float" office:value="26.302802091935" calcext:value-type="float">
            <text:p>26.30</text:p>
          </table:table-cell>
          <table:table-cell office:value-type="float" office:value="0.886607640704965" calcext:value-type="float">
            <text:p>0.89</text:p>
          </table:table-cell>
          <table:table-cell table:style-name="ce11" office:value-type="float" office:value="0.000328116870852724" calcext:value-type="float">
            <text:p>3.28E-04</text:p>
          </table:table-cell>
          <table:table-cell table:style-name="ce11" office:value-type="float" office:value="0.0000176673100030052" calcext:value-type="float">
            <text:p>1.77E-05</text:p>
          </table:table-cell>
          <table:table-cell office:value-type="float" office:value="1.29934786666667" calcext:value-type="float">
            <text:p>1.30</text:p>
          </table:table-cell>
          <table:table-cell office:value-type="float" office:value="0.208166601832353" calcext:value-type="float">
            <text:p>0.21</text:p>
          </table:table-cell>
          <table:table-cell table:number-columns-repeated="21"/>
        </table:table-row>
        <table:table-row table:style-name="ro1">
          <table:table-cell table:number-columns-repeated="23"/>
          <table:table-cell office:value-type="float" office:value="12" calcext:value-type="float">
            <text:p>12</text:p>
          </table:table-cell>
          <table:table-cell office:value-type="float" office:value="25.123497720294" calcext:value-type="float">
            <text:p>25.12</text:p>
          </table:table-cell>
          <table:table-cell office:value-type="float" office:value="0.788821917679613" calcext:value-type="float">
            <text:p>0.79</text:p>
          </table:table-cell>
          <table:table-cell office:value-type="float" office:value="26.9297018992568" calcext:value-type="float">
            <text:p>26.93</text:p>
          </table:table-cell>
          <table:table-cell office:value-type="float" office:value="0.496590560342048" calcext:value-type="float">
            <text:p>0.50</text:p>
          </table:table-cell>
          <table:table-cell table:style-name="ce11" office:value-type="float" office:value="0.000338284152137088" calcext:value-type="float">
            <text:p>3.38E-04</text:p>
          </table:table-cell>
          <table:table-cell table:style-name="ce11" office:value-type="float" office:value="0.0000123177395563711" calcext:value-type="float">
            <text:p>1.23E-05</text:p>
          </table:table-cell>
          <table:table-cell office:value-type="float" office:value="0.1393276591625" calcext:value-type="float">
            <text:p>0.14</text:p>
          </table:table-cell>
          <table:table-cell office:value-type="float" office:value="0.0264575154402996" calcext:value-type="float">
            <text:p>0.03</text:p>
          </table:table-cell>
          <table:table-cell table:number-columns-repeated="21"/>
        </table:table-row>
        <table:table-row table:style-name="ro1">
          <table:table-cell table:number-columns-repeated="23"/>
          <table:table-cell office:value-type="float" office:value="15" calcext:value-type="float">
            <text:p>15</text:p>
          </table:table-cell>
          <table:table-cell office:value-type="float" office:value="24.8705880710896" calcext:value-type="float">
            <text:p>24.87</text:p>
          </table:table-cell>
          <table:table-cell office:value-type="float" office:value="0.781428811345689" calcext:value-type="float">
            <text:p>0.78</text:p>
          </table:table-cell>
          <table:table-cell office:value-type="float" office:value="26.9996300578035" calcext:value-type="float">
            <text:p>27.00</text:p>
          </table:table-cell>
          <table:table-cell office:value-type="float" office:value="0.497620853276594" calcext:value-type="float">
            <text:p>0.50</text:p>
          </table:table-cell>
          <table:table-cell table:style-name="ce11" office:value-type="float" office:value="0.000335748338619719" calcext:value-type="float">
            <text:p>3.36E-04</text:p>
          </table:table-cell>
          <table:table-cell table:style-name="ce11" office:value-type="float" office:value="0.0000122301494076636" calcext:value-type="float">
            <text:p>1.22E-05</text:p>
          </table:table-cell>
          <table:table-cell office:value-type="float" office:value="0.0693326991" calcext:value-type="float">
            <text:p>0.07</text:p>
          </table:table-cell>
          <table:table-cell office:value-type="float" office:value="0.0187082901915394" calcext:value-type="float">
            <text:p>0.02</text:p>
          </table:table-cell>
          <table:table-cell table:number-columns-repeated="21"/>
        </table:table-row>
        <table:table-row table:style-name="ro1">
          <table:table-cell table:number-columns-repeated="23"/>
          <table:table-cell office:value-type="float" office:value="20" calcext:value-type="float">
            <text:p>20</text:p>
          </table:table-cell>
          <table:table-cell office:value-type="float" office:value="25.123497720294" calcext:value-type="float">
            <text:p>25.12</text:p>
          </table:table-cell>
          <table:table-cell office:value-type="float" office:value="0.788821917679613" calcext:value-type="float">
            <text:p>0.79</text:p>
          </table:table-cell>
          <table:table-cell office:value-type="float" office:value="26.9297018992568" calcext:value-type="float">
            <text:p>26.93</text:p>
          </table:table-cell>
          <table:table-cell office:value-type="float" office:value="0.496590560342048" calcext:value-type="float">
            <text:p>0.50</text:p>
          </table:table-cell>
          <table:table-cell table:style-name="ce11" office:value-type="float" office:value="0.000338284152137088" calcext:value-type="float">
            <text:p>3.38E-04</text:p>
          </table:table-cell>
          <table:table-cell table:style-name="ce11" office:value-type="float" office:value="0.0000123177395563711" calcext:value-type="float">
            <text:p>1.23E-05</text:p>
          </table:table-cell>
          <table:table-cell office:value-type="float" office:value="0.0493276591625" calcext:value-type="float">
            <text:p>0.05</text:p>
          </table:table-cell>
          <table:table-cell office:value-type="float" office:value="0.0158113921990979" calcext:value-type="float">
            <text:p>0.02</text:p>
          </table:table-cell>
          <table:table-cell table:number-columns-repeated="21"/>
        </table:table-row>
        <table:table-row table:style-name="ro1">
          <table:table-cell table:number-columns-repeated="23"/>
          <table:table-cell office:value-type="float" office:value="-1" calcext:value-type="float">
            <text:p>-1</text:p>
          </table:table-cell>
          <table:table-cell office:value-type="float" office:value="24.9719797773022" calcext:value-type="float">
            <text:p>24.97</text:p>
          </table:table-cell>
          <table:table-cell office:value-type="float" office:value="1.04828584587764" calcext:value-type="float">
            <text:p>1.05</text:p>
          </table:table-cell>
          <table:table-cell office:value-type="float" office:value="26.989815579411" calcext:value-type="float">
            <text:p>26.99</text:p>
          </table:table-cell>
          <table:table-cell office:value-type="float" office:value="0.900208821344548" calcext:value-type="float">
            <text:p>0.90</text:p>
          </table:table-cell>
          <table:table-cell table:style-name="ce11" office:value-type="float" office:value="0.000336994564421083" calcext:value-type="float">
            <text:p>3.37E-04</text:p>
          </table:table-cell>
          <table:table-cell table:style-name="ce11" office:value-type="float" office:value="0.0000180682487246707" calcext:value-type="float">
            <text:p>1.81E-05</text:p>
          </table:table-cell>
          <table:table-cell office:value-type="float" office:value="10.9326635555556" calcext:value-type="float">
            <text:p>10.93</text:p>
          </table:table-cell>
          <table:table-cell office:value-type="float" office:value="0.60369234321927" calcext:value-type="float">
            <text:p>0.60</text:p>
          </table:table-cell>
          <table:table-cell table:number-columns-repeated="21"/>
        </table:table-row>
        <table:table-row table:style-name="ro1">
          <table:table-cell table:number-columns-repeated="23"/>
          <table:table-cell office:value-type="float" office:value="-2" calcext:value-type="float">
            <text:p>-2</text:p>
          </table:table-cell>
          <table:table-cell office:value-type="float" office:value="24.1061629602059" calcext:value-type="float">
            <text:p>24.11</text:p>
          </table:table-cell>
          <table:table-cell office:value-type="float" office:value="1.02130615583515" calcext:value-type="float">
            <text:p>1.02</text:p>
          </table:table-cell>
          <table:table-cell office:value-type="float" office:value="26.8916707954858" calcext:value-type="float">
            <text:p>26.89</text:p>
          </table:table-cell>
          <table:table-cell office:value-type="float" office:value="0.898271861742783" calcext:value-type="float">
            <text:p>0.90</text:p>
          </table:table-cell>
          <table:table-cell table:style-name="ce11" office:value-type="float" office:value="0.000324127499234097" calcext:value-type="float">
            <text:p>3.24E-04</text:p>
          </table:table-cell>
          <table:table-cell table:style-name="ce11" office:value-type="float" office:value="0.0000174871145585446" calcext:value-type="float">
            <text:p>1.75E-05</text:p>
          </table:table-cell>
          <table:table-cell office:value-type="float" office:value="8.99935579555556" calcext:value-type="float">
            <text:p>9.00</text:p>
          </table:table-cell>
          <table:table-cell office:value-type="float" office:value="0.547722558208896" calcext:value-type="float">
            <text:p>0.55</text:p>
          </table:table-cell>
          <table:table-cell table:number-columns-repeated="21"/>
        </table:table-row>
        <table:table-row table:style-name="ro1">
          <table:table-cell table:number-columns-repeated="23"/>
          <table:table-cell office:value-type="float" office:value="-3" calcext:value-type="float">
            <text:p>-3</text:p>
          </table:table-cell>
          <table:table-cell office:value-type="float" office:value="25.4732421450948" calcext:value-type="float">
            <text:p>25.47</text:p>
          </table:table-cell>
          <table:table-cell office:value-type="float" office:value="1.06386662608909" calcext:value-type="float">
            <text:p>1.06</text:p>
          </table:table-cell>
          <table:table-cell office:value-type="float" office:value="27.1124965593174" calcext:value-type="float">
            <text:p>27.11</text:p>
          </table:table-cell>
          <table:table-cell office:value-type="float" office:value="0.902627227717383" calcext:value-type="float">
            <text:p>0.90</text:p>
          </table:table-cell>
          <table:table-cell table:style-name="ce11" office:value-type="float" office:value="0.00034532159500677" calcext:value-type="float">
            <text:p>3.45E-04</text:p>
          </table:table-cell>
          <table:table-cell table:style-name="ce11" office:value-type="float" office:value="0.0000184435066165709" calcext:value-type="float">
            <text:p>1.84E-05</text:p>
          </table:table-cell>
          <table:table-cell office:value-type="float" office:value="7.76598033888889" calcext:value-type="float">
            <text:p>7.77</text:p>
          </table:table-cell>
          <table:table-cell office:value-type="float" office:value="0.508811251582061" calcext:value-type="float">
            <text:p>0.51</text:p>
          </table:table-cell>
          <table:table-cell table:number-columns-repeated="21"/>
        </table:table-row>
        <table:table-row table:style-name="ro1">
          <table:table-cell table:number-columns-repeated="23"/>
          <table:table-cell office:value-type="float" office:value="-4" calcext:value-type="float">
            <text:p>-4</text:p>
          </table:table-cell>
          <table:table-cell office:value-type="float" office:value="24.2656555317763" calcext:value-type="float">
            <text:p>24.27</text:p>
          </table:table-cell>
          <table:table-cell office:value-type="float" office:value="1.02628275191229" calcext:value-type="float">
            <text:p>1.03</text:p>
          </table:table-cell>
          <table:table-cell office:value-type="float" office:value="30.0568400770713" calcext:value-type="float">
            <text:p>30.06</text:p>
          </table:table-cell>
          <table:table-cell office:value-type="float" office:value="0.959798014507072" calcext:value-type="float">
            <text:p>0.96</text:p>
          </table:table-cell>
          <table:table-cell table:style-name="ce11" office:value-type="float" office:value="0.00036467446384195" calcext:value-type="float">
            <text:p>3.65E-04</text:p>
          </table:table-cell>
          <table:table-cell table:style-name="ce11" office:value-type="float" office:value="0.0000193258644917423" calcext:value-type="float">
            <text:p>1.93E-05</text:p>
          </table:table-cell>
          <table:table-cell office:value-type="float" office:value="7.565941875" calcext:value-type="float">
            <text:p>7.57</text:p>
          </table:table-cell>
          <table:table-cell office:value-type="float" office:value="0.502217306695337" calcext:value-type="float">
            <text:p>0.50</text:p>
          </table:table-cell>
          <table:table-cell table:number-columns-repeated="21"/>
        </table:table-row>
        <table:table-row table:style-name="ro1">
          <table:table-cell table:number-columns-repeated="23"/>
          <table:table-cell office:value-type="float" office:value="-5" calcext:value-type="float">
            <text:p>-5</text:p>
          </table:table-cell>
          <table:table-cell office:value-type="float" office:value="24.4707174095096" calcext:value-type="float">
            <text:p>24.47</text:p>
          </table:table-cell>
          <table:table-cell office:value-type="float" office:value="1.03267675077189" calcext:value-type="float">
            <text:p>1.03</text:p>
          </table:table-cell>
          <table:table-cell office:value-type="float" office:value="27.0634241673548" calcext:value-type="float">
            <text:p>27.06</text:p>
          </table:table-cell>
          <table:table-cell office:value-type="float" office:value="0.901660236186519" calcext:value-type="float">
            <text:p>0.90</text:p>
          </table:table-cell>
          <table:table-cell table:style-name="ce11" office:value-type="float" office:value="0.000331130702466516" calcext:value-type="float">
            <text:p>3.31E-04</text:p>
          </table:table-cell>
          <table:table-cell table:style-name="ce11" office:value-type="float" office:value="0.000017803861409128" calcext:value-type="float">
            <text:p>1.78E-05</text:p>
          </table:table-cell>
          <table:table-cell office:value-type="float" office:value="5.46600854333333" calcext:value-type="float">
            <text:p>5.47</text:p>
          </table:table-cell>
          <table:table-cell office:value-type="float" office:value="0.426874950094505" calcext:value-type="float">
            <text:p>0.43</text:p>
          </table:table-cell>
          <table:table-cell table:number-columns-repeated="21"/>
        </table:table-row>
        <table:table-row table:style-name="ro3">
          <table:table-cell table:number-columns-repeated="4"/>
          <table:table-cell table:style-name="ce6"/>
          <table:table-cell table:number-columns-repeated="18"/>
          <table:table-cell office:value-type="float" office:value="-6" calcext:value-type="float">
            <text:p>-6</text:p>
          </table:table-cell>
          <table:table-cell office:value-type="float" office:value="26.6352594522502" calcext:value-type="float">
            <text:p>26.64</text:p>
          </table:table-cell>
          <table:table-cell office:value-type="float" office:value="1.09988346389153" calcext:value-type="float">
            <text:p>1.10</text:p>
          </table:table-cell>
          <table:table-cell office:value-type="float" office:value="27.2842499311863" calcext:value-type="float">
            <text:p>27.28</text:p>
          </table:table-cell>
          <table:table-cell office:value-type="float" office:value="0.906007827324663" calcext:value-type="float">
            <text:p>0.91</text:p>
          </table:table-cell>
          <table:table-cell table:style-name="ce11" office:value-type="float" office:value="0.000363361537938594" calcext:value-type="float">
            <text:p>3.63E-04</text:p>
          </table:table-cell>
          <table:table-cell table:style-name="ce11" office:value-type="float" office:value="0.0000192542939291013" calcext:value-type="float">
            <text:p>1.93E-05</text:p>
          </table:table-cell>
          <table:table-cell office:value-type="float" office:value="4.83261115111111" calcext:value-type="float">
            <text:p>4.83</text:p>
          </table:table-cell>
          <table:table-cell office:value-type="float" office:value="0.401386487099748" calcext:value-type="float">
            <text:p>0.40</text:p>
          </table:table-cell>
          <table:table-cell table:number-columns-repeated="21"/>
        </table:table-row>
        <table:table-row table:style-name="ro1">
          <table:table-cell table:number-columns-repeated="23"/>
          <table:table-cell office:value-type="float" office:value="-7" calcext:value-type="float">
            <text:p>-7</text:p>
          </table:table-cell>
          <table:table-cell office:value-type="float" office:value="24.675779287243" calcext:value-type="float">
            <text:p>24.68</text:p>
          </table:table-cell>
          <table:table-cell office:value-type="float" office:value="1.03906579377561" calcext:value-type="float">
            <text:p>1.04</text:p>
          </table:table-cell>
          <table:table-cell office:value-type="float" office:value="28.5110597302505" calcext:value-type="float">
            <text:p>28.51</text:p>
          </table:table-cell>
          <table:table-cell office:value-type="float" office:value="0.92998521063822" calcext:value-type="float">
            <text:p>0.93</text:p>
          </table:table-cell>
          <table:table-cell table:style-name="ce11" office:value-type="float" office:value="0.000351766308574531" calcext:value-type="float">
            <text:p>3.52E-04</text:p>
          </table:table-cell>
          <table:table-cell table:style-name="ce11" office:value-type="float" office:value="0.0000187366518002889" calcext:value-type="float">
            <text:p>1.87E-05</text:p>
          </table:table-cell>
          <table:table-cell office:value-type="float" office:value="3.66596753" calcext:value-type="float">
            <text:p>3.67</text:p>
          </table:table-cell>
          <table:table-cell office:value-type="float" office:value="0.349602950637149" calcext:value-type="float">
            <text:p>0.35</text:p>
          </table:table-cell>
          <table:table-cell table:number-columns-repeated="21"/>
        </table:table-row>
        <table:table-row table:style-name="ro1">
          <table:table-cell table:number-columns-repeated="6"/>
          <table:table-cell table:style-name="ce2"/>
          <table:table-cell table:number-columns-repeated="16"/>
          <table:table-cell office:value-type="float" office:value="-8" calcext:value-type="float">
            <text:p>-8</text:p>
          </table:table-cell>
          <table:table-cell office:value-type="float" office:value="24.2200862256133" calcext:value-type="float">
            <text:p>24.22</text:p>
          </table:table-cell>
          <table:table-cell office:value-type="float" office:value="1.02486118092991" calcext:value-type="float">
            <text:p>1.02</text:p>
          </table:table-cell>
          <table:table-cell office:value-type="float" office:value="27.2106413432425" calcext:value-type="float">
            <text:p>27.21</text:p>
          </table:table-cell>
          <table:table-cell office:value-type="float" office:value="0.904559733844834" calcext:value-type="float">
            <text:p>0.90</text:p>
          </table:table-cell>
          <table:table-cell table:style-name="ce11" office:value-type="float" office:value="0.000329522039793786" calcext:value-type="float">
            <text:p>3.30E-04</text:p>
          </table:table-cell>
          <table:table-cell table:style-name="ce11" office:value-type="float" office:value="0.0000177318572021565" calcext:value-type="float">
            <text:p>1.77E-05</text:p>
          </table:table-cell>
          <table:table-cell office:value-type="float" office:value="3.03267840722222" calcext:value-type="float">
            <text:p>3.03</text:p>
          </table:table-cell>
          <table:table-cell office:value-type="float" office:value="0.317979735048302" calcext:value-type="float">
            <text:p>0.32</text:p>
          </table:table-cell>
          <table:table-cell table:number-columns-repeated="21"/>
        </table:table-row>
        <table:table-row table:style-name="ro1">
          <table:table-cell table:number-columns-repeated="23"/>
          <table:table-cell office:value-type="float" office:value="-9" calcext:value-type="float">
            <text:p>-9</text:p>
          </table:table-cell>
          <table:table-cell office:value-type="float" office:value="24.7441332464874" calcext:value-type="float">
            <text:p>24.74</text:p>
          </table:table-cell>
          <table:table-cell office:value-type="float" office:value="1.04119438924596" calcext:value-type="float">
            <text:p>1.04</text:p>
          </table:table-cell>
          <table:table-cell office:value-type="float" office:value="27.3087861271676" calcext:value-type="float">
            <text:p>27.31</text:p>
          </table:table-cell>
          <table:table-cell office:value-type="float" office:value="0.906490281220614" calcext:value-type="float">
            <text:p>0.91</text:p>
          </table:table-cell>
          <table:table-cell table:style-name="ce11" office:value-type="float" office:value="0.000337866121365231" calcext:value-type="float">
            <text:p>3.38E-04</text:p>
          </table:table-cell>
          <table:table-cell table:style-name="ce11" office:value-type="float" office:value="0.000018107992067382" calcext:value-type="float">
            <text:p>1.81E-05</text:p>
          </table:table-cell>
          <table:table-cell office:value-type="float" office:value="1.66599515666667" calcext:value-type="float">
            <text:p>1.67</text:p>
          </table:table-cell>
          <table:table-cell office:value-type="float" office:value="0.235702262135765" calcext:value-type="float">
            <text:p>0.24</text:p>
          </table:table-cell>
          <table:table-cell table:number-columns-repeated="21"/>
        </table:table-row>
        <table:table-row table:style-name="ro1">
          <table:table-cell table:number-columns-repeated="23"/>
          <table:table-cell office:value-type="float" office:value="-10" calcext:value-type="float">
            <text:p>-10</text:p>
          </table:table-cell>
          <table:table-cell office:value-type="float" office:value="25.4504574920133" calcext:value-type="float">
            <text:p>25.45</text:p>
          </table:table-cell>
          <table:table-cell office:value-type="float" office:value="1.06315900547254" calcext:value-type="float">
            <text:p>1.06</text:p>
          </table:table-cell>
          <table:table-cell office:value-type="float" office:value="26.474555463804" calcext:value-type="float">
            <text:p>26.47</text:p>
          </table:table-cell>
          <table:table-cell office:value-type="float" office:value="0.890017310907846" calcext:value-type="float">
            <text:p>0.89</text:p>
          </table:table-cell>
          <table:table-cell table:style-name="ce11" office:value-type="float" office:value="0.000336894774225746" calcext:value-type="float">
            <text:p>3.37E-04</text:p>
          </table:table-cell>
          <table:table-cell table:style-name="ce11" office:value-type="float" office:value="0.0000180645934034668" calcext:value-type="float">
            <text:p>1.81E-05</text:p>
          </table:table-cell>
          <table:table-cell office:value-type="float" office:value="1.43266375388889" calcext:value-type="float">
            <text:p>1.43</text:p>
          </table:table-cell>
          <table:table-cell office:value-type="float" office:value="0.218581286012011" calcext:value-type="float">
            <text:p>0.22</text:p>
          </table:table-cell>
          <table:table-cell table:number-columns-repeated="21"/>
        </table:table-row>
        <table:table-row table:style-name="ro1">
          <table:table-cell table:number-columns-repeated="23"/>
          <table:table-cell office:value-type="float" office:value="-12" calcext:value-type="float">
            <text:p>-12</text:p>
          </table:table-cell>
          <table:table-cell office:value-type="float" office:value="25.1405862101051" calcext:value-type="float">
            <text:p>25.14</text:p>
          </table:table-cell>
          <table:table-cell office:value-type="float" office:value="0.789321438045519" calcext:value-type="float">
            <text:p>0.79</text:p>
          </table:table-cell>
          <table:table-cell office:value-type="float" office:value="26.9922691990091" calcext:value-type="float">
            <text:p>26.99</text:p>
          </table:table-cell>
          <table:table-cell office:value-type="float" office:value="0.49751240773156" calcext:value-type="float">
            <text:p>0.50</text:p>
          </table:table-cell>
          <table:table-cell table:style-name="ce11" office:value-type="float" office:value="0.000339300735402027" calcext:value-type="float">
            <text:p>3.39E-04</text:p>
          </table:table-cell>
          <table:table-cell table:style-name="ce11" office:value-type="float" office:value="0.0000123528488595036" calcext:value-type="float">
            <text:p>1.24E-05</text:p>
          </table:table-cell>
          <table:table-cell office:value-type="float" office:value="0.2643256387" calcext:value-type="float">
            <text:p>0.26</text:p>
          </table:table-cell>
          <table:table-cell office:value-type="float" office:value="0.0364005511473328" calcext:value-type="float">
            <text:p>0.04</text:p>
          </table:table-cell>
          <table:table-cell table:number-columns-repeated="21"/>
        </table:table-row>
        <table:table-row table:style-name="ro1">
          <table:table-cell table:number-columns-repeated="23"/>
          <table:table-cell office:value-type="float" office:value="-15" calcext:value-type="float">
            <text:p>-15</text:p>
          </table:table-cell>
          <table:table-cell office:value-type="float" office:value="25.3866604633851" calcext:value-type="float">
            <text:p>25.39</text:p>
          </table:table-cell>
          <table:table-cell office:value-type="float" office:value="0.796514340662537" calcext:value-type="float">
            <text:p>0.80</text:p>
          </table:table-cell>
          <table:table-cell office:value-type="float" office:value="28.2252130470685" calcext:value-type="float">
            <text:p>28.23</text:p>
          </table:table-cell>
          <table:table-cell office:value-type="float" office:value="0.515656995442216" calcext:value-type="float">
            <text:p>0.52</text:p>
          </table:table-cell>
          <table:table-cell table:style-name="ce11" office:value-type="float" office:value="0.000358271950066319" calcext:value-type="float">
            <text:p>3.58E-04</text:p>
          </table:table-cell>
          <table:table-cell table:style-name="ce11" office:value-type="float" office:value="0.0000130076902901842" calcext:value-type="float">
            <text:p>1.30E-05</text:p>
          </table:table-cell>
          <table:table-cell office:value-type="float" office:value="0.04428793335" calcext:value-type="float">
            <text:p>0.04</text:p>
          </table:table-cell>
          <table:table-cell office:value-type="float" office:value="0.0150000044791953" calcext:value-type="float">
            <text:p>0.02</text:p>
          </table:table-cell>
          <table:table-cell table:number-columns-repeated="21"/>
        </table:table-row>
        <table:table-row table:style-name="ro1">
          <table:table-cell table:number-columns-repeated="23"/>
          <table:table-cell office:value-type="float" office:value="-20" calcext:value-type="float">
            <text:p>-20</text:p>
          </table:table-cell>
          <table:table-cell office:value-type="float" office:value="24.9560305201452" calcext:value-type="float">
            <text:p>24.96</text:p>
          </table:table-cell>
          <table:table-cell office:value-type="float" office:value="0.783926525639603" calcext:value-type="float">
            <text:p>0.78</text:p>
          </table:table-cell>
          <table:table-cell office:value-type="float" office:value="27.831407101569" calcext:value-type="float">
            <text:p>27.83</text:p>
          </table:table-cell>
          <table:table-cell office:value-type="float" office:value="0.509865837515396" calcext:value-type="float">
            <text:p>0.51</text:p>
          </table:table-cell>
          <table:table-cell table:style-name="ce11" office:value-type="float" office:value="0.00034728072252267" calcext:value-type="float">
            <text:p>3.47E-04</text:p>
          </table:table-cell>
          <table:table-cell table:style-name="ce11" office:value-type="float" office:value="0.0000126285530816486" calcext:value-type="float">
            <text:p>1.26E-05</text:p>
          </table:table-cell>
          <table:table-cell office:value-type="float" office:value="0.05430977845" calcext:value-type="float">
            <text:p>0.05</text:p>
          </table:table-cell>
          <table:table-cell office:value-type="float" office:value="0.0165831278184534" calcext:value-type="float">
            <text:p>0.02</text:p>
          </table:table-cell>
          <table:table-cell table:number-columns-repeated="21"/>
        </table:table-row>
        <table:table-row table:style-name="ro1" table:number-rows-repeated="36">
          <table:table-cell table:number-columns-repeated="53"/>
        </table:table-row>
        <table:table-row table:style-name="ro3">
          <table:table-cell table:number-columns-repeated="4"/>
          <table:table-cell table:style-name="ce6"/>
          <table:table-cell table:number-columns-repeated="48"/>
        </table:table-row>
        <table:table-row table:style-name="ro1">
          <table:table-cell table:number-columns-repeated="5"/>
          <table:table-cell table:style-name="ce2" table:number-columns-repeated="2"/>
          <table:table-cell table:number-columns-repeated="46"/>
        </table:table-row>
        <table:table-row table:style-name="ro1" table:number-rows-repeated="6">
          <table:table-cell table:number-columns-repeated="53"/>
        </table:table-row>
        <table:table-row table:style-name="ro1">
          <table:table-cell table:number-columns-repeated="53"/>
        </table:table-row>
      </table:table>
      <table:table table:name="eficiências" table:style-name="ta1">
        <table:table-column table:style-name="co2" table:number-columns-repeated="7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column table:style-name="co7" table:default-cell-style-name="Default"/>
        <table:table-column table:style-name="co2" table:number-columns-repeated="7" table:default-cell-style-name="Default"/>
        <table:table-column table:style-name="co8" table:default-cell-style-name="Default"/>
        <table:table-column table:style-name="co2" table:number-columns-repeated="2" table:default-cell-style-name="Default"/>
        <table:table-row table:style-name="ro2">
          <table:table-cell table:number-columns-repeated="9"/>
          <table:table-cell table:style-name="ce1" office:value-type="string" calcext:value-type="string">
            <text:p>Correcção</text:p>
          </table:table-cell>
          <table:table-cell table:style-name="ce1"/>
          <table:table-cell table:number-columns-repeated="13"/>
        </table:table-row>
        <table:table-row table:style-name="ro2">
          <table:table-cell table:style-name="ce1" office:value-type="string" calcext:value-type="string">
            <text:p>Parametro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/>
          <table:table-cell office:value-type="string" calcext:value-type="string">
            <text:p>Detector A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Detector B</text:p>
          </table:table-cell>
          <table:table-cell office:value-type="string" calcext:value-type="string">
            <text:p>erro</text:p>
          </table:table-cell>
          <table:table-cell/>
          <table:table-cell table:style-name="ce16" office:value-type="string" calcext:value-type="string">
            <text:p>Detector A</text:p>
          </table:table-cell>
          <table:table-cell office:value-type="string" calcext:value-type="string">
            <text:p>erro </text:p>
          </table:table-cell>
          <table:table-cell table:style-name="ce16" office:value-type="string" calcext:value-type="string">
            <text:p>Detector B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Coincidencias ( C )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fortuitas</text:p>
          </table:table-cell>
          <table:table-cell office:value-type="string" calcext:value-type="string">
            <text:p>erro</text:p>
          </table:table-cell>
          <table:table-cell table:style-name="ce16" office:value-type="string" calcext:value-type="string">
            <text:p>C corr</text:p>
          </table:table-cell>
          <table:table-cell office:value-type="string" calcext:value-type="string">
            <text:p>erro</text:p>
          </table:table-cell>
          <table:table-cell table:style-name="ce2" office:value-type="string" calcext:value-type="string">
            <text:p>Δt (s)</text:p>
          </table:table-cell>
          <table:table-cell table:style-name="ce17" office:value-type="string" calcext:value-type="string">
            <text:p>Eficiencia A</text:p>
          </table:table-cell>
          <table:table-cell table:style-name="ce17" office:value-type="string" calcext:value-type="string">
            <text:p>e eficiencia A</text:p>
          </table:table-cell>
          <table:table-cell table:style-name="ce17" office:value-type="string" calcext:value-type="string">
            <text:p>Eficiencia B</text:p>
          </table:table-cell>
          <table:table-cell table:style-name="ce17" office:value-type="string" calcext:value-type="string">
            <text:p>e eficiencia B</text:p>
          </table:table-cell>
        </table:table-row>
        <table:table-row table:style-name="ro1">
          <table:table-cell table:style-name="ce2" office:value-type="string" calcext:value-type="string">
            <text:p>τ</text:p>
          </table:table-cell>
          <table:table-cell table:formula="of:=250*10^(-9)" office:value-type="float" office:value="0.00000025" calcext:value-type="float">
            <text:p>0.000000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32" calcext:value-type="float">
            <text:p>1532</text:p>
          </table:table-cell>
          <table:table-cell table:formula="of:=SQRT([.E3])" office:value-type="float" office:value="39.1407715815618" calcext:value-type="float">
            <text:p>39.1407715816</text:p>
          </table:table-cell>
          <table:table-cell office:value-type="float" office:value="1483" calcext:value-type="float">
            <text:p>1483</text:p>
          </table:table-cell>
          <table:table-cell table:formula="of:=SQRT([.G3])" office:value-type="float" office:value="38.5097390279394" calcext:value-type="float">
            <text:p>38.5097390279</text:p>
          </table:table-cell>
          <table:table-cell/>
          <table:table-cell table:style-name="ce16" table:formula="of:=[.E3]*[.$B$4]" office:value-type="float" office:value="1047.18265562483" calcext:value-type="float">
            <text:p>1047.1826556248</text:p>
          </table:table-cell>
          <table:table-cell table:formula="of:=SQRT([.$C$4]^2*[.E3]^2+[.F3]^2*[.$B$4]^2)" office:value-type="float" office:value="40.5913426155879" calcext:value-type="float">
            <text:p>40.5913426156</text:p>
          </table:table-cell>
          <table:table-cell table:style-name="ce16" table:formula="of:=[.G3]*[.$B$5]" office:value-type="float" office:value="1091.61535920727" calcext:value-type="float">
            <text:p>1091.6153592073</text:p>
          </table:table-cell>
          <table:table-cell table:formula="of:=SQRT([.$B$5]^2*[.H3]^2+[.$C$5]^2*[.G3]^2)" office:value-type="float" office:value="32.3399002960634" calcext:value-type="float">
            <text:p>32.3399002961</text:p>
          </table:table-cell>
          <table:table-cell office:value-type="float" office:value="434" calcext:value-type="float">
            <text:p>434</text:p>
          </table:table-cell>
          <table:table-cell table:formula="of:=SQRT([.N3])" office:value-type="float" office:value="20.8326666559997" calcext:value-type="float">
            <text:p>20.832666656</text:p>
          </table:table-cell>
          <table:table-cell table:formula="of:=2*[.J3]*[.L3]*[.$B$3]/[.T3]" office:value-type="float" office:value="0.0142890083846939" calcext:value-type="float">
            <text:p>0.0142890084</text:p>
          </table:table-cell>
          <table:table-cell table:formula="of:=(2*[.$B$3]/[.T3])*SQRT([.L3]^2*[.K3]^2 + [.J3]^2*[.M3]^2)" office:value-type="float" office:value="0.000697123456502542" calcext:value-type="float">
            <text:p>0.0006971235</text:p>
          </table:table-cell>
          <table:table-cell table:style-name="ce16" table:formula="of:=[.N3]-[.P3]" office:value-type="float" office:value="433.985710991615" calcext:value-type="float">
            <text:p>433.9857109916</text:p>
          </table:table-cell>
          <table:table-cell table:formula="of:=SQRT([.O3]^2+[.Q3]^2)" office:value-type="float" office:value="20.8326666676636" calcext:value-type="float">
            <text:p>20.8326666677</text:p>
          </table:table-cell>
          <table:table-cell office:value-type="float" office:value="40" calcext:value-type="float">
            <text:p>40</text:p>
          </table:table-cell>
          <table:table-cell table:style-name="ce18" table:formula="of:=[.R3]/[.L3]" office:value-type="percentage" office:value="0.397562847875992" calcext:value-type="percentage">
            <text:p>39.76%</text:p>
          </table:table-cell>
          <table:table-cell table:style-name="ce18" table:formula="of:=SQRT([.S3]^2/[.L3]^2+([.R3]/[.L3]^2)^2*[.M3]^2)" office:value-type="percentage" office:value="0.0224261498522911" calcext:value-type="percentage">
            <text:p>2.24%</text:p>
          </table:table-cell>
          <table:table-cell table:style-name="ce18" table:formula="of:=[.R3]/[.J3]" office:value-type="percentage" office:value="0.414431721782737" calcext:value-type="percentage">
            <text:p>41.44%</text:p>
          </table:table-cell>
          <table:table-cell table:style-name="ce18" table:formula="of:=SQRT([.S3]^2/[.J3]^2+([.R3]/[.J3]^2)^2*[.K3]^2)" office:value-type="percentage" office:value="0.0255702190934698" calcext:value-type="percentage">
            <text:p>2.56%</text:p>
          </table:table-cell>
        </table:table-row>
        <table:table-row table:style-name="ro1">
          <table:table-cell office:value-type="string" calcext:value-type="string">
            <text:p>% conts s/ ruido (ROI net/ ROI int) A</text:p>
          </table:table-cell>
          <table:table-cell table:formula="of:= [.B9]/[.B8]" office:value-type="float" office:value="0.683539592444403" calcext:value-type="float">
            <text:p>0.6835395924</text:p>
          </table:table-cell>
          <table:table-cell table:formula="of:=SQRT(([.C9]/[.B8])^2 + [.C8]^2*([.B9]/[.B8]^2)^2)" office:value-type="float" office:value="0.0199259040816394" calcext:value-type="float">
            <text:p>0.0199259041</text:p>
          </table:table-cell>
          <table:table-cell/>
          <table:table-cell office:value-type="float" office:value="1801" calcext:value-type="float">
            <text:p>1801</text:p>
          </table:table-cell>
          <table:table-cell table:formula="of:=SQRT([.E4])" office:value-type="float" office:value="42.4381903478459" calcext:value-type="float">
            <text:p>42.4381903478</text:p>
          </table:table-cell>
          <table:table-cell office:value-type="float" office:value="1808" calcext:value-type="float">
            <text:p>1808</text:p>
          </table:table-cell>
          <table:table-cell table:formula="of:=SQRT([.G4])" office:value-type="float" office:value="42.5205832509386" calcext:value-type="float">
            <text:p>42.5205832509</text:p>
          </table:table-cell>
          <table:table-cell/>
          <table:table-cell table:style-name="ce16" table:formula="of:=[.E4]*[.$B$4]" office:value-type="float" office:value="1231.05480599237" calcext:value-type="float">
            <text:p>1231.0548059924</text:p>
          </table:table-cell>
          <table:table-cell table:formula="of:=SQRT([.$C$4]^2*[.E4]^2+[.F4]^2*[.$B$4]^2)" office:value-type="float" office:value="46.1445490237356" calcext:value-type="float">
            <text:p>46.1445490237</text:p>
          </table:table-cell>
          <table:table-cell table:style-name="ce16" table:formula="of:=[.G4]*[.$B$5]" office:value-type="float" office:value="1330.84327002477" calcext:value-type="float">
            <text:p>1330.8432700248</text:p>
          </table:table-cell>
          <table:table-cell table:formula="of:=SQRT([.$B$5]^2*[.H4]^2+[.$C$5]^2*[.G4]^2)" office:value-type="float" office:value="36.6035686269473" calcext:value-type="float">
            <text:p>36.6035686269</text:p>
          </table:table-cell>
          <table:table-cell office:value-type="float" office:value="510" calcext:value-type="float">
            <text:p>510</text:p>
          </table:table-cell>
          <table:table-cell table:formula="of:=SQRT([.N4])" office:value-type="float" office:value="22.5831795812724" calcext:value-type="float">
            <text:p>22.5831795813</text:p>
          </table:table-cell>
          <table:table-cell table:formula="of:=2*[.J4]*[.L4]*[.$B$3]/[.T4]" office:value-type="float" office:value="0.016383410035866" calcext:value-type="float">
            <text:p>0.01638341</text:p>
          </table:table-cell>
          <table:table-cell table:formula="of:=(2*[.$B$3]/[.T4])*SQRT([.L4]^2*[.K4]^2 + [.J4]^2*[.M4]^2)" office:value-type="float" office:value="0.000761697086724377" calcext:value-type="float">
            <text:p>0.0007616971</text:p>
          </table:table-cell>
          <table:table-cell table:style-name="ce16" table:formula="of:=[.N4]-[.P4]" office:value-type="float" office:value="509.983616589964" calcext:value-type="float">
            <text:p>509.98361659</text:p>
          </table:table-cell>
          <table:table-cell table:formula="of:=SQRT([.O4]^2+[.Q4]^2)" office:value-type="float" office:value="22.5831795941179" calcext:value-type="float">
            <text:p>22.5831795941</text:p>
          </table:table-cell>
          <table:table-cell office:value-type="float" office:value="50" calcext:value-type="float">
            <text:p>50</text:p>
          </table:table-cell>
          <table:table-cell table:style-name="ce18" table:formula="of:=[.R4]/[.L4]" office:value-type="percentage" office:value="0.383203362917762" calcext:value-type="percentage">
            <text:p>38.32%</text:p>
          </table:table-cell>
          <table:table-cell table:style-name="ce18" table:formula="of:=SQRT([.S4]^2/[.L4]^2+([.R4]/[.L4]^2)^2*[.M4]^2)" office:value-type="percentage" office:value="0.0199758241874314" calcext:value-type="percentage">
            <text:p>2.00%</text:p>
          </table:table-cell>
          <table:table-cell table:style-name="ce18" table:formula="of:=[.R4]/[.J4]" office:value-type="percentage" office:value="0.414265566494304" calcext:value-type="percentage">
            <text:p>41.43%</text:p>
          </table:table-cell>
          <table:table-cell table:style-name="ce18" table:formula="of:=SQRT([.S4]^2/[.J4]^2+([.R4]/[.J4]^2)^2*[.K4]^2)" office:value-type="percentage" office:value="0.0240343362292268" calcext:value-type="percentage">
            <text:p>2.40%</text:p>
          </table:table-cell>
        </table:table-row>
        <table:table-row table:style-name="ro1">
          <table:table-cell table:style-name="ce3" office:value-type="string" calcext:value-type="string">
            <text:p>% conts s/ ruido (ROI net/ ROI int) B</text:p>
          </table:table-cell>
          <table:table-cell table:formula="of:=[.B13]/[.B12]" office:value-type="float" office:value="0.736085879438481" calcext:value-type="float">
            <text:p>0.7360858794</text:p>
          </table:table-cell>
          <table:table-cell table:style-name="ce3" table:formula="of:=SQRT(([.C13]/[.B12])^2 + [.C12]^2*([.B13]/[.B12]^2)^2)" office:value-type="float" office:value="0.0104972907061221" calcext:value-type="float">
            <text:p>0.0104972907</text:p>
          </table:table-cell>
          <table:table-cell/>
          <table:table-cell office:value-type="float" office:value="2229" calcext:value-type="float">
            <text:p>2229</text:p>
          </table:table-cell>
          <table:table-cell table:formula="of:=SQRT([.E5])" office:value-type="float" office:value="47.2122865364515" calcext:value-type="float">
            <text:p>47.2122865365</text:p>
          </table:table-cell>
          <table:table-cell office:value-type="float" office:value="2165" calcext:value-type="float">
            <text:p>2165</text:p>
          </table:table-cell>
          <table:table-cell table:formula="of:=SQRT([.G5])" office:value-type="float" office:value="46.5295604965274" calcext:value-type="float">
            <text:p>46.5295604965</text:p>
          </table:table-cell>
          <table:table-cell/>
          <table:table-cell table:style-name="ce16" table:formula="of:=[.E5]*[.$B$4]" office:value-type="float" office:value="1523.60975155857" calcext:value-type="float">
            <text:p>1523.6097515586</text:p>
          </table:table-cell>
          <table:table-cell table:formula="of:=SQRT([.$C$4]^2*[.E5]^2+[.F5]^2*[.$B$4]^2)" office:value-type="float" office:value="54.9010529811246" calcext:value-type="float">
            <text:p>54.9010529811</text:p>
          </table:table-cell>
          <table:table-cell table:style-name="ce16" table:formula="of:=[.G5]*[.$B$5]" office:value-type="float" office:value="1593.62592898431" calcext:value-type="float">
            <text:p>1593.6259289843</text:p>
          </table:table-cell>
          <table:table-cell table:formula="of:=SQRT([.$B$5]^2*[.H5]^2+[.$C$5]^2*[.G5]^2)" office:value-type="float" office:value="41.1040807416728" calcext:value-type="float">
            <text:p>41.1040807417</text:p>
          </table:table-cell>
          <table:table-cell office:value-type="float" office:value="654" calcext:value-type="float">
            <text:p>654</text:p>
          </table:table-cell>
          <table:table-cell table:formula="of:=SQRT([.N5])" office:value-type="float" office:value="25.5734237050888" calcext:value-type="float">
            <text:p>25.5734237051</text:p>
          </table:table-cell>
          <table:table-cell table:formula="of:=2*[.J5]*[.L5]*[.$B$3]/[.T5]" office:value-type="float" office:value="0.0202338667144757" calcext:value-type="float">
            <text:p>0.0202338667</text:p>
          </table:table-cell>
          <table:table-cell table:formula="of:=(2*[.$B$3]/[.T5])*SQRT([.L5]^2*[.K5]^2 + [.J5]^2*[.M5]^2)" office:value-type="float" office:value="0.000896633098193797" calcext:value-type="float">
            <text:p>0.0008966331</text:p>
          </table:table-cell>
          <table:table-cell table:style-name="ce16" table:formula="of:=[.N5]-[.P5]" office:value-type="float" office:value="653.979766133286" calcext:value-type="float">
            <text:p>653.9797661333</text:p>
          </table:table-cell>
          <table:table-cell table:formula="of:=SQRT([.O5]^2+[.Q5]^2)" office:value-type="float" office:value="25.5734237208073" calcext:value-type="float">
            <text:p>25.5734237208</text:p>
          </table:table-cell>
          <table:table-cell office:value-type="float" office:value="60" calcext:value-type="float">
            <text:p>60</text:p>
          </table:table-cell>
          <table:table-cell table:style-name="ce18" table:formula="of:=[.R5]/[.L5]" office:value-type="percentage" office:value="0.410372192268543" calcext:value-type="percentage">
            <text:p>41.04%</text:p>
          </table:table-cell>
          <table:table-cell table:style-name="ce18" table:formula="of:=SQRT([.S5]^2/[.L5]^2+([.R5]/[.L5]^2)^2*[.M5]^2)" office:value-type="percentage" office:value="0.0192237158569349" calcext:value-type="percentage">
            <text:p>1.92%</text:p>
          </table:table-cell>
          <table:table-cell table:style-name="ce18" table:formula="of:=[.R5]/[.J5]" office:value-type="percentage" office:value="0.429230493874365" calcext:value-type="percentage">
            <text:p>42.92%</text:p>
          </table:table-cell>
          <table:table-cell table:style-name="ce18" table:formula="of:=SQRT([.S5]^2/[.J5]^2+([.R5]/[.J5]^2)^2*[.K5]^2)" office:value-type="percentage" office:value="0.0228242588233027" calcext:value-type="percentage">
            <text:p>2.28%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table:style-name="ce4" office:value-type="string" calcext:value-type="string">
            <text:p>Detector A</text:p>
          </table:table-cell>
          <table:table-cell table:number-columns-repeated="23"/>
        </table:table-row>
        <table:table-row table:style-name="ro2">
          <table:table-cell office:value-type="string" calcext:value-type="string">
            <text:p>ROI int</text:p>
          </table:table-cell>
          <table:table-cell office:value-type="float" office:value="10747" calcext:value-type="float">
            <text:p>10747</text:p>
          </table:table-cell>
          <table:table-cell office:value-type="float" office:value="104" calcext:value-type="float">
            <text:p>104</text:p>
          </table:table-cell>
          <table:table-cell table:number-columns-repeated="3"/>
          <table:table-cell table:style-name="ce1" office:value-type="string" calcext:value-type="string">
            <text:p>ATENÇÃO!!!</text:p>
          </table:table-cell>
          <table:table-cell table:style-name="ce1"/>
          <table:table-cell/>
          <table:table-cell office:value-type="string" calcext:value-type="string">
            <text:p>Rate A</text:p>
          </table:table-cell>
          <table:table-cell office:value-type="string" calcext:value-type="string">
            <text:p>erro </text:p>
          </table:table-cell>
          <table:table-cell office:value-type="string" calcext:value-type="string">
            <text:p>Rate B</text:p>
          </table:table-cell>
          <table:table-cell office:value-type="string" calcext:value-type="string">
            <text:p>erro</text:p>
          </table:table-cell>
          <table:table-cell table:number-columns-repeated="2"/>
          <table:table-cell office:value-type="string" calcext:value-type="string">
            <text:p>Rate fortuitas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Rate C corr</text:p>
          </table:table-cell>
          <table:table-cell office:value-type="string" calcext:value-type="string">
            <text:p>erro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ROI net</text:p>
          </table:table-cell>
          <table:table-cell office:value-type="float" office:value="7346" calcext:value-type="float">
            <text:p>7346</text:p>
          </table:table-cell>
          <table:table-cell office:value-type="float" office:value="202" calcext:value-type="float">
            <text:p>202</text:p>
          </table:table-cell>
          <table:table-cell table:number-columns-repeated="3"/>
          <table:table-cell table:style-name="ce14" office:value-type="string" calcext:value-type="string">
            <text:p>εiA =Rc/Rb </text:p>
          </table:table-cell>
          <table:table-cell table:style-name="ce14"/>
          <table:table-cell/>
          <table:table-cell table:formula="of:=[.J3]/[.T3]" office:value-type="float" office:value="26.1795663906206" calcext:value-type="float">
            <text:p>26.1795663906</text:p>
          </table:table-cell>
          <table:table-cell table:formula="of:=[.K3]/[.T3]" office:value-type="float" office:value="1.0147835653897" calcext:value-type="float">
            <text:p>1.0147835654</text:p>
          </table:table-cell>
          <table:table-cell table:formula="of:=[.L3]/[.T3]" office:value-type="float" office:value="27.2903839801817" calcext:value-type="float">
            <text:p>27.2903839802</text:p>
          </table:table-cell>
          <table:table-cell table:formula="of:=[.M3]/[.T3]" office:value-type="float" office:value="0.808497507401586" calcext:value-type="float">
            <text:p>0.8084975074</text:p>
          </table:table-cell>
          <table:table-cell table:number-columns-repeated="2"/>
          <table:table-cell table:formula="of:=[.P3]/[.T3]" office:value-type="float" office:value="0.000357225209617348" calcext:value-type="float">
            <text:p>0.0003572252</text:p>
          </table:table-cell>
          <table:table-cell table:formula="of:=[.Q3]/[.T3]" office:value-type="float" office:value="0.0000174280864125635" calcext:value-type="float">
            <text:p>1.74280864125635E-005</text:p>
          </table:table-cell>
          <table:table-cell table:formula="of:=[.R3]/[.T3]" office:value-type="float" office:value="10.8496427747904" calcext:value-type="float">
            <text:p>10.8496427748</text:p>
          </table:table-cell>
          <table:table-cell table:formula="of:=[.S3]/[.T3]" office:value-type="float" office:value="0.52081666669159" calcext:value-type="float">
            <text:p>0.5208166667</text:p>
          </table:table-cell>
          <table:table-cell table:number-columns-repeated="5"/>
        </table:table-row>
        <table:table-row table:style-name="ro4">
          <table:table-cell table:number-columns-repeated="6"/>
          <table:table-cell table:style-name="ce15" office:value-type="string" calcext:value-type="string">
            <text:p>εiB =Rc/Ra </text:p>
          </table:table-cell>
          <table:table-cell table:style-name="ce15"/>
          <table:table-cell/>
          <table:table-cell table:formula="of:=[.J4]/[.T4]" office:value-type="float" office:value="24.6210961198474" calcext:value-type="float">
            <text:p>24.6210961198</text:p>
          </table:table-cell>
          <table:table-cell table:formula="of:=[.K4]/[.T4]" office:value-type="float" office:value="0.922890980474712" calcext:value-type="float">
            <text:p>0.9228909805</text:p>
          </table:table-cell>
          <table:table-cell table:formula="of:=[.L4]/[.T4]" office:value-type="float" office:value="26.6168654004955" calcext:value-type="float">
            <text:p>26.6168654005</text:p>
          </table:table-cell>
          <table:table-cell table:formula="of:=[.M4]/[.T4]" office:value-type="float" office:value="0.732071372538946" calcext:value-type="float">
            <text:p>0.7320713725</text:p>
          </table:table-cell>
          <table:table-cell table:number-columns-repeated="2"/>
          <table:table-cell table:formula="of:=[.P4]/[.T4]" office:value-type="float" office:value="0.00032766820071732" calcext:value-type="float">
            <text:p>0.0003276682</text:p>
          </table:table-cell>
          <table:table-cell table:formula="of:=[.Q4]/[.T4]" office:value-type="float" office:value="0.0000152339417344875" calcext:value-type="float">
            <text:p>1.52339417344875E-005</text:p>
          </table:table-cell>
          <table:table-cell table:formula="of:=[.R4]/[.T4]" office:value-type="float" office:value="10.1996723317993" calcext:value-type="float">
            <text:p>10.1996723318</text:p>
          </table:table-cell>
          <table:table-cell table:formula="of:=[.S4]/[.T4]" office:value-type="float" office:value="0.451663591882358" calcext:value-type="float">
            <text:p>0.4516635919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Detector B</text:p>
          </table:table-cell>
          <table:table-cell table:number-columns-repeated="8"/>
          <table:table-cell table:formula="of:=[.J5]/[.T5]" office:value-type="float" office:value="25.3934958593096" calcext:value-type="float">
            <text:p>25.3934958593</text:p>
          </table:table-cell>
          <table:table-cell table:formula="of:=[.K5]/[.T5]" office:value-type="float" office:value="0.915017549685409" calcext:value-type="float">
            <text:p>0.9150175497</text:p>
          </table:table-cell>
          <table:table-cell table:formula="of:=[.L5]/[.T5]" office:value-type="float" office:value="26.5604321497385" calcext:value-type="float">
            <text:p>26.5604321497</text:p>
          </table:table-cell>
          <table:table-cell table:formula="of:=[.M5]/[.T5]" office:value-type="float" office:value="0.685068012361214" calcext:value-type="float">
            <text:p>0.6850680124</text:p>
          </table:table-cell>
          <table:table-cell table:number-columns-repeated="2"/>
          <table:table-cell table:formula="of:=[.P5]/[.T5]" office:value-type="float" office:value="0.000337231111907929" calcext:value-type="float">
            <text:p>0.0003372311</text:p>
          </table:table-cell>
          <table:table-cell table:formula="of:=[.Q5]/[.T5]" office:value-type="float" office:value="0.0000149438849698966" calcext:value-type="float">
            <text:p>1.49438849698966E-005</text:p>
          </table:table-cell>
          <table:table-cell table:formula="of:=[.R5]/[.T5]" office:value-type="float" office:value="10.8996627688881" calcext:value-type="float">
            <text:p>10.8996627689</text:p>
          </table:table-cell>
          <table:table-cell table:formula="of:=[.S5]/[.T5]" office:value-type="float" office:value="0.426223728680122" calcext:value-type="float">
            <text:p>0.42622372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OI int </text:p>
          </table:table-cell>
          <table:table-cell office:value-type="float" office:value="12110" calcext:value-type="float">
            <text:p>12110</text:p>
          </table:table-cell>
          <table:table-cell office:value-type="float" office:value="110" calcext:value-type="float">
            <text:p>11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8914" calcext:value-type="float">
            <text:p>8914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CONFIRMAR</text:p>
          </table:table-cell>
          <table:table-cell table:number-columns-repeated="20"/>
        </table:table-row>
      </table:table>
      <table:table table:name="sessao2" table:style-name="ta1">
        <table:table-column table:style-name="co2" table:number-columns-repeated="5" table:default-cell-style-name="Default"/>
        <table:table-column table:style-name="co9" table:default-cell-style-name="ce22"/>
        <table:table-column table:style-name="co10" table:default-cell-style-name="Default"/>
        <table:table-column table:style-name="co2" table:default-cell-style-name="Default"/>
        <table:table-column table:style-name="co2" table:default-cell-style-name="ce28"/>
        <table:table-column table:style-name="co2" table:default-cell-style-name="Default"/>
        <table:table-column table:style-name="co2" table:default-cell-style-name="ce7"/>
        <table:table-column table:style-name="co2" table:default-cell-style-name="Default"/>
        <table:table-column table:style-name="co2" table:default-cell-style-name="ce31"/>
        <table:table-column table:style-name="co2" table:default-cell-style-name="Default"/>
        <table:table-column table:style-name="co2" table:number-columns-repeated="4" table:default-cell-style-name="ce7"/>
        <table:table-column table:style-name="co2" table:default-cell-style-name="ce8"/>
        <table:table-column table:style-name="co11" table:default-cell-style-name="ce8"/>
        <table:table-column table:style-name="co2" table:number-columns-repeated="2" table:default-cell-style-name="ce7"/>
        <table:table-column table:style-name="co2" table:number-columns-repeated="2" table:default-cell-style-name="Default"/>
        <table:table-column table:style-name="co2" table:number-columns-repeated="4" table:default-cell-style-name="ce7"/>
        <table:table-column table:style-name="co2" table:default-cell-style-name="ce8"/>
        <table:table-column table:style-name="co2" table:default-cell-style-name="ce7"/>
        <table:table-column table:style-name="co2" table:number-columns-repeated="6" table:default-cell-style-name="Default"/>
        <table:table-column table:style-name="co12" table:default-cell-style-name="Default"/>
        <table:table-column table:style-name="co2" table:number-columns-repeated="5" table:default-cell-style-name="Default"/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 table:number-columns-repeated="12"/>
        </table:table-row>
        <table:table-row table:style-name="ro2">
          <table:table-cell table:style-name="ce1" office:value-type="string" calcext:value-type="string">
            <text:p>Parametro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 table:number-columns-repeated="2"/>
          <table:table-cell table:style-name="ce5" office:value-type="string" calcext:value-type="string">
            <text:p>Valores medidos</text:p>
          </table:table-cell>
          <table:table-cell table:style-name="ce5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ce1" office:value-type="string" calcext:value-type="string">
            <text:p>Correcções</text:p>
          </table:table-cell>
          <table:table-cell table:style-name="Default" table:number-columns-repeated="7"/>
          <table:table-cell table:number-columns-repeated="2"/>
          <table:table-cell table:style-name="ce1" office:value-type="string" calcext:value-type="string">
            <text:p>Rates</text:p>
          </table:table-cell>
          <table:table-cell table:style-name="Default" table:number-columns-repeated="5"/>
          <table:table-cell/>
          <table:table-cell table:style-name="ce5" office:value-type="string" calcext:value-type="string">
            <text:p>PARA PLOT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τ</text:p>
          </table:table-cell>
          <table:table-cell table:formula="of:=250*10^(-9)" office:value-type="float" office:value="0.00000025" calcext:value-type="float">
            <text:p>0.000000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 table:number-columns-repeated="12"/>
        </table:table-row>
        <table:table-row table:style-name="ro3">
          <table:table-cell office:value-type="string" calcext:value-type="string">
            <text:p>% conts s/ ruido (ROI net/ ROI int) A</text:p>
          </table:table-cell>
          <table:table-cell table:formula="of:= [.B9]/[.B8]" office:value-type="float" office:value="0.68714546678204" calcext:value-type="float">
            <text:p>0.6871454668</text:p>
          </table:table-cell>
          <table:table-cell table:formula="of:=SQRT(([.C9]/[.B8])^2 + [.C8]^2*([.B9]/[.B8]^2)^2)" office:value-type="float" office:value="0.0204662580161055" calcext:value-type="float">
            <text:p>0.020466258</text:p>
          </table:table-cell>
          <table:table-cell table:number-columns-repeated="2"/>
          <table:table-cell table:style-name="ce5" office:value-type="string" calcext:value-type="string">
            <text:p>Ponto 3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 NA </text:p>
          </table:table-cell>
          <table:table-cell table:style-name="Default" office:value-type="string" calcext:value-type="string">
            <text:p>NB</text:p>
          </table:table-cell>
          <table:table-cell table:style-name="Default" office:value-type="string" calcext:value-type="string">
            <text:p>e NB</text:p>
          </table:table-cell>
          <table:table-cell table:style-name="Default" office:value-type="string" calcext:value-type="string">
            <text:p>NC fortuitas</text:p>
          </table:table-cell>
          <table:table-cell table:style-name="Default" office:value-type="string" calcext:value-type="string">
            <text:p>e NC fortuitas</text:p>
          </table:table-cell>
          <table:table-cell table:style-name="Default" office:value-type="string" calcext:value-type="string">
            <text:p>NC </text:p>
          </table:table-cell>
          <table:table-cell table:style-name="Default" office:value-type="string" calcext:value-type="string">
            <text:p>e NC</text:p>
          </table:table-cell>
          <table:table-cell table:number-columns-repeated="2"/>
          <table:table-cell table:style-name="Default" office:value-type="string" calcext:value-type="string">
            <text:p>R_A</text:p>
          </table:table-cell>
          <table:table-cell table:style-name="Default" office:value-type="string" calcext:value-type="string">
            <text:p>e R_A</text:p>
          </table:table-cell>
          <table:table-cell table:style-name="Default" office:value-type="string" calcext:value-type="string">
            <text:p>R_B</text:p>
          </table:table-cell>
          <table:table-cell table:style-name="Default" office:value-type="string" calcext:value-type="string">
            <text:p>e R_B</text:p>
          </table:table-cell>
          <table:table-cell table:style-name="Default" office:value-type="string" calcext:value-type="string">
            <text:p>R_C</text:p>
          </table:table-cell>
          <table:table-cell table:style-name="Default" office:value-type="string" calcext:value-type="string">
            <text:p>e R_C</text:p>
          </table:table-cell>
          <table:table-cell/>
          <table:table-cell table:style-name="ce4" office:value-type="string" calcext:value-type="string">
            <text:p>C</text:p>
          </table:table-cell>
          <table:table-cell table:number-columns-repeated="4"/>
          <table:table-cell table:style-name="ce4" office:value-type="string" calcext:value-type="string">
            <text:p>A</text:p>
          </table:table-cell>
          <table:table-cell table:number-columns-repeated="4"/>
          <table:table-cell office:value-type="string" calcext:value-type="string">
            <text:p>B</text:p>
          </table:table-cell>
        </table:table-row>
        <table:table-row table:style-name="ro1">
          <table:table-cell table:style-name="ce3" office:value-type="string" calcext:value-type="string">
            <text:p>% conts s/ ruido (ROI net/ ROI int) B</text:p>
          </table:table-cell>
          <table:table-cell table:formula="of:=[.B13]/[.B12]" office:value-type="float" office:value="0.733850872148744" calcext:value-type="float">
            <text:p>0.7338508721</text:p>
          </table:table-cell>
          <table:table-cell table:style-name="ce3" table:formula="of:=SQRT(([.C13]/[.B12])^2 + [.C12]^2*([.B13]/[.B12]^2)^2)" office:value-type="float" office:value="0.0188606110516661" calcext:value-type="float">
            <text:p>0.0188606111</text:p>
          </table:table-cell>
          <table:table-cell table:number-columns-repeated="2"/>
          <table:table-cell table:style-name="Default" office:value-type="string" calcext:value-type="string">
            <text:p>Distância y (cm)</text:p>
          </table:table-cell>
          <table:table-cell table:style-name="ce2" office:value-type="string" calcext:value-type="string">
            <text:p>Δt</text:p>
          </table:table-cell>
          <table:table-cell office:value-type="string" calcext:value-type="string">
            <text:p>NA</text:p>
          </table:table-cell>
          <table:table-cell table:style-name="Default" office:value-type="string" calcext:value-type="string">
            <text:p>e NA </text:p>
          </table:table-cell>
          <table:table-cell office:value-type="string" calcext:value-type="string">
            <text:p>NB</text:p>
          </table:table-cell>
          <table:table-cell table:style-name="Default" office:value-type="string" calcext:value-type="string">
            <text:p>e NB</text:p>
          </table:table-cell>
          <table:table-cell office:value-type="string" calcext:value-type="string">
            <text:p>NC </text:p>
          </table:table-cell>
          <table:table-cell table:style-name="Default" office:value-type="string" calcext:value-type="string">
            <text:p>e NC</text:p>
          </table:table-cell>
          <table:table-cell/>
          <table:table-cell table:style-name="ce28" table:formula="of:=[.H6]*[.$B$4]" office:value-type="float" office:value="898.099125084127" calcext:value-type="float">
            <text:p>898.10</text:p>
          </table:table-cell>
          <table:table-cell table:style-name="ce28" table:formula="of:=SQRT([.I6]^2*[.$B$4]^2 + [.$C$4]^2*[.H6]^2)" office:value-type="float" office:value="36.5055489142482" calcext:value-type="float">
            <text:p>36.51</text:p>
          </table:table-cell>
          <table:table-cell table:style-name="ce28" table:formula="of:=[.J6]*[.$B$5]" office:value-type="float" office:value="1822.15171554533" calcext:value-type="float">
            <text:p>1822.15</text:p>
          </table:table-cell>
          <table:table-cell table:style-name="ce28" table:formula="of:=SQRT([.K6]^2*[.$B$5]^2+[.$C$5]^2*[.J6]^2)" office:value-type="float" office:value="59.4165007558023" calcext:value-type="float">
            <text:p>59.42</text:p>
          </table:table-cell>
          <table:table-cell table:style-name="ce34" table:formula="of:=2*[.H6]*[.J6]*[.$B$3]/[.G6]" office:value-type="float" office:value="0.03245281" calcext:value-type="float">
            <text:p>0.0325</text:p>
          </table:table-cell>
          <table:table-cell table:style-name="ce34" table:formula="of:=SQRT((2*[.$B$3]/[.G6])^2*([.H6]^2*[.K6]^2+[.J6]^2*[.I6]^2))" office:value-type="float" office:value="0.00110903629291381" calcext:value-type="float">
            <text:p>0.0011</text:p>
          </table:table-cell>
          <table:table-cell table:style-name="ce28" table:formula="of:=[.L6]-[.S5]" office:value-type="float" office:value="396.96754719" calcext:value-type="float">
            <text:p>396.97</text:p>
          </table:table-cell>
          <table:table-cell table:style-name="ce28" table:formula="of:=SQRT([.M6]^2+[.T5]^2)" office:value-type="float" office:value="19.9248588760363" calcext:value-type="float">
            <text:p>19.92</text:p>
          </table:table-cell>
          <table:table-cell table:number-columns-repeated="2"/>
          <table:table-cell table:formula="of:=[.O5]/[.G6]" office:value-type="float" office:value="17.9619825016825" calcext:value-type="float">
            <text:p>17.96</text:p>
          </table:table-cell>
          <table:table-cell table:formula="of:=[.P5]/[.G6]" office:value-type="float" office:value="0.730110978284965" calcext:value-type="float">
            <text:p>0.73</text:p>
          </table:table-cell>
          <table:table-cell table:formula="of:=[.Q5]/[.G6]" office:value-type="float" office:value="36.4430343109067" calcext:value-type="float">
            <text:p>36.44</text:p>
          </table:table-cell>
          <table:table-cell table:formula="of:=[.R5]/[.G6]" office:value-type="float" office:value="1.18833001511605" calcext:value-type="float">
            <text:p>1.19</text:p>
          </table:table-cell>
          <table:table-cell table:style-name="ce7" table:formula="of:=[.U5]/[.G6]" office:value-type="float" office:value="7.9393509438" calcext:value-type="float">
            <text:p>7.94</text:p>
          </table:table-cell>
          <table:table-cell table:formula="of:=[.V5]/[.G6]" office:value-type="float" office:value="0.398497177520725" calcext:value-type="float">
            <text:p>0.40</text:p>
          </table:table-cell>
          <table:table-cell/>
          <table:table-cell table:style-name="ce13"/>
          <table:table-cell table:number-columns-repeated="10"/>
        </table:table-row>
        <table:table-row table:style-name="ro1">
          <table:table-cell table:number-columns-repeated="5"/>
          <table:table-cell table:style-name="Default" office:value-type="float" office:value="-3" calcext:value-type="float">
            <text:p>-3</text:p>
          </table:table-cell>
          <table:table-cell office:value-type="float" office:value="50" calcext:value-type="float">
            <text:p>50</text:p>
          </table:table-cell>
          <table:table-cell office:value-type="float" office:value="1307" calcext:value-type="float">
            <text:p>1307</text:p>
          </table:table-cell>
          <table:table-cell table:style-name="ce7" table:formula="of:=SQRT([.H6])" office:value-type="float" office:value="36.1524549650504" calcext:value-type="float">
            <text:p>36.15</text:p>
          </table:table-cell>
          <table:table-cell office:value-type="float" office:value="2483" calcext:value-type="float">
            <text:p>2483</text:p>
          </table:table-cell>
          <table:table-cell table:formula="of:=SQRT([.J6])" office:value-type="float" office:value="49.829710013204" calcext:value-type="float">
            <text:p>49.83</text:p>
          </table:table-cell>
          <table:table-cell office:value-type="float" office:value="397" calcext:value-type="float">
            <text:p>397</text:p>
          </table:table-cell>
          <table:table-cell table:style-name="ce7" table:formula="of:=SQRT([.L6])" office:value-type="float" office:value="19.9248588451713" calcext:value-type="float">
            <text:p>19.92</text:p>
          </table:table-cell>
          <table:table-cell/>
          <table:table-cell table:style-name="ce28" table:formula="of:=[.H7]*[.$B$4]" office:value-type="float" office:value="1000.48379963465" calcext:value-type="float">
            <text:p>1000.48</text:p>
          </table:table-cell>
          <table:table-cell table:formula="of:=SQRT([.I7]^2*[.$B$4]^2 + [.$C$4]^2*[.H7]^2)" office:value-type="float" office:value="39.6919470472203" calcext:value-type="float">
            <text:p>39.69</text:p>
          </table:table-cell>
          <table:table-cell table:formula="of:=[.J7]*[.$B$5]" office:value-type="float" office:value="1674.64769024343" calcext:value-type="float">
            <text:p>1674.65</text:p>
          </table:table-cell>
          <table:table-cell table:formula="of:=SQRT([.K7]^2*[.$B$5]^2+[.$C$5]^2*[.J7]^2)" office:value-type="float" office:value="55.5101423282225" calcext:value-type="float">
            <text:p>55.51</text:p>
          </table:table-cell>
          <table:table-cell table:formula="of:=2*[.H7]*[.J7]*[.$B$3]/[.G7]" office:value-type="float" office:value="0.03322592" calcext:value-type="float">
            <text:p>0.0332</text:p>
          </table:table-cell>
          <table:table-cell table:formula="of:=SQRT((2*[.$B$3]/[.G7])^2*([.H7]^2*[.K7]^2+[.J7]^2*[.I7]^2))" office:value-type="float" office:value="0.00111444375793487" calcext:value-type="float">
            <text:p>0.0011</text:p>
          </table:table-cell>
          <table:table-cell table:formula="of:=[.L7]-[.S6]" office:value-type="float" office:value="435.96677408" calcext:value-type="float">
            <text:p>435.97</text:p>
          </table:table-cell>
          <table:table-cell table:style-name="ce28" table:formula="of:=SQRT([.M7]^2+[.T6]^2)" office:value-type="float" office:value="20.8806130475612" calcext:value-type="float">
            <text:p>20.88</text:p>
          </table:table-cell>
          <table:table-cell table:number-columns-repeated="2"/>
          <table:table-cell table:formula="of:=[.O6]/[.G7]" office:value-type="float" office:value="20.009675992693" calcext:value-type="float">
            <text:p>20.01</text:p>
          </table:table-cell>
          <table:table-cell table:formula="of:=[.P6]/[.G7]" office:value-type="float" office:value="0.793838940944406" calcext:value-type="float">
            <text:p>0.79</text:p>
          </table:table-cell>
          <table:table-cell table:formula="of:=[.Q6]/[.G7]" office:value-type="float" office:value="33.4929538048687" calcext:value-type="float">
            <text:p>33.49</text:p>
          </table:table-cell>
          <table:table-cell table:formula="of:=[.R6]/[.G7]" office:value-type="float" office:value="1.11020284656445" calcext:value-type="float">
            <text:p>1.11</text:p>
          </table:table-cell>
          <table:table-cell table:style-name="ce7" table:formula="of:=[.U6]/[.G7]" office:value-type="float" office:value="8.7193354816" calcext:value-type="float">
            <text:p>8.72</text:p>
          </table:table-cell>
          <table:table-cell table:formula="of:=[.V6]/[.G7]" office:value-type="float" office:value="0.417612260951225" calcext:value-type="float">
            <text:p>0.42</text:p>
          </table:table-cell>
          <table:table-cell/>
          <table:table-cell table:style-name="ce13"/>
          <table:table-cell table:number-columns-repeated="10"/>
        </table:table-row>
        <table:table-row table:style-name="ro1">
          <table:table-cell table:style-name="ce4" office:value-type="string" calcext:value-type="string">
            <text:p>Detector A</text:p>
          </table:table-cell>
          <table:table-cell table:number-columns-repeated="4"/>
          <table:table-cell table:style-name="Default" office:value-type="float" office:value="-2" calcext:value-type="float">
            <text:p>-2</text:p>
          </table:table-cell>
          <table:table-cell office:value-type="float" office:value="50" calcext:value-type="float">
            <text:p>50</text:p>
          </table:table-cell>
          <table:table-cell office:value-type="float" office:value="1456" calcext:value-type="float">
            <text:p>1456</text:p>
          </table:table-cell>
          <table:table-cell table:style-name="ce7" table:formula="of:=SQRT([.H7])" office:value-type="float" office:value="38.1575680566778" calcext:value-type="float">
            <text:p>38.16</text:p>
          </table:table-cell>
          <table:table-cell office:value-type="float" office:value="2282" calcext:value-type="float">
            <text:p>2282</text:p>
          </table:table-cell>
          <table:table-cell table:formula="of:=SQRT([.J7])" office:value-type="float" office:value="47.7702836499847" calcext:value-type="float">
            <text:p>47.77</text:p>
          </table:table-cell>
          <table:table-cell office:value-type="float" office:value="436" calcext:value-type="float">
            <text:p>436</text:p>
          </table:table-cell>
          <table:table-cell table:style-name="ce7" table:formula="of:=SQRT([.L7])" office:value-type="float" office:value="20.8806130178211" calcext:value-type="float">
            <text:p>20.88</text:p>
          </table:table-cell>
          <table:table-cell/>
          <table:table-cell table:style-name="ce28" table:formula="of:=[.H8]*[.$B$4]" office:value-type="float" office:value="1066.44976444573" calcext:value-type="float">
            <text:p>1066.45</text:p>
          </table:table-cell>
          <table:table-cell table:formula="of:=SQRT([.I8]^2*[.$B$4]^2 + [.$C$4]^2*[.H8]^2)" office:value-type="float" office:value="41.7340923830426" calcext:value-type="float">
            <text:p>41.73</text:p>
          </table:table-cell>
          <table:table-cell table:formula="of:=[.J8]*[.$B$5]" office:value-type="float" office:value="1466.96789342534" calcext:value-type="float">
            <text:p>1466.97</text:p>
          </table:table-cell>
          <table:table-cell table:formula="of:=SQRT([.K8]^2*[.$B$5]^2+[.$C$5]^2*[.J8]^2)" office:value-type="float" office:value="49.9800333143046" calcext:value-type="float">
            <text:p>49.98</text:p>
          </table:table-cell>
          <table:table-cell table:formula="of:=2*[.H8]*[.J8]*[.$B$3]/[.G8]" office:value-type="float" office:value="0.03102448" calcext:value-type="float">
            <text:p>0.0310</text:p>
          </table:table-cell>
          <table:table-cell table:formula="of:=SQRT((2*[.$B$3]/[.G8])^2*([.H8]^2*[.K8]^2+[.J8]^2*[.I8]^2))" office:value-type="float" office:value="0.00104960911047875" calcext:value-type="float">
            <text:p>0.0010</text:p>
          </table:table-cell>
          <table:table-cell table:formula="of:=[.L8]-[.S7]" office:value-type="float" office:value="452.96897552" calcext:value-type="float">
            <text:p>452.97</text:p>
          </table:table-cell>
          <table:table-cell table:style-name="ce28" table:formula="of:=SQRT([.M8]^2+[.T7]^2)" office:value-type="float" office:value="21.2837966796735" calcext:value-type="float">
            <text:p>21.28</text:p>
          </table:table-cell>
          <table:table-cell table:number-columns-repeated="2"/>
          <table:table-cell table:formula="of:=[.O7]/[.G8]" office:value-type="float" office:value="21.3289952889145" calcext:value-type="float">
            <text:p>21.33</text:p>
          </table:table-cell>
          <table:table-cell table:formula="of:=[.P7]/[.G8]" office:value-type="float" office:value="0.834681847660851" calcext:value-type="float">
            <text:p>0.83</text:p>
          </table:table-cell>
          <table:table-cell table:formula="of:=[.Q7]/[.G8]" office:value-type="float" office:value="29.3393578685068" calcext:value-type="float">
            <text:p>29.34</text:p>
          </table:table-cell>
          <table:table-cell table:formula="of:=[.R7]/[.G8]" office:value-type="float" office:value="0.999600666286092" calcext:value-type="float">
            <text:p>1.00</text:p>
          </table:table-cell>
          <table:table-cell table:style-name="ce7" table:formula="of:=[.U7]/[.G8]" office:value-type="float" office:value="9.0593795104" calcext:value-type="float">
            <text:p>9.06</text:p>
          </table:table-cell>
          <table:table-cell table:formula="of:=[.V7]/[.G8]" office:value-type="float" office:value="0.425675933593469" calcext:value-type="float">
            <text:p>0.43</text:p>
          </table:table-cell>
          <table:table-cell/>
          <table:table-cell table:style-name="ce13"/>
          <table:table-cell table:number-columns-repeated="10"/>
        </table:table-row>
        <table:table-row table:style-name="ro1">
          <table:table-cell office:value-type="string" calcext:value-type="string">
            <text:p>ROI int</text:p>
          </table:table-cell>
          <table:table-cell office:value-type="float" office:value="10401" calcext:value-type="float">
            <text:p>10401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table:style-name="Default" office:value-type="float" office:value="-1" calcext:value-type="float">
            <text:p>-1</text:p>
          </table:table-cell>
          <table:table-cell office:value-type="float" office:value="50" calcext:value-type="float">
            <text:p>50</text:p>
          </table:table-cell>
          <table:table-cell office:value-type="float" office:value="1552" calcext:value-type="float">
            <text:p>1552</text:p>
          </table:table-cell>
          <table:table-cell table:style-name="ce7" table:formula="of:=SQRT([.H8])" office:value-type="float" office:value="39.3954312071844" calcext:value-type="float">
            <text:p>39.40</text:p>
          </table:table-cell>
          <table:table-cell office:value-type="float" office:value="1999" calcext:value-type="float">
            <text:p>1999</text:p>
          </table:table-cell>
          <table:table-cell table:formula="of:=SQRT([.J8])" office:value-type="float" office:value="44.7101778122163" calcext:value-type="float">
            <text:p>44.71</text:p>
          </table:table-cell>
          <table:table-cell office:value-type="float" office:value="453" calcext:value-type="float">
            <text:p>453</text:p>
          </table:table-cell>
          <table:table-cell table:style-name="ce7" table:formula="of:=SQRT([.L8])" office:value-type="float" office:value="21.2837966537928" calcext:value-type="float">
            <text:p>21.28</text:p>
          </table:table-cell>
          <table:table-cell/>
          <table:table-cell table:style-name="ce28" table:formula="of:=[.H9]*[.$B$4]" office:value-type="float" office:value="1204.56600326892" calcext:value-type="float">
            <text:p>1204.57</text:p>
          </table:table-cell>
          <table:table-cell table:formula="of:=SQRT([.I9]^2*[.$B$4]^2 + [.$C$4]^2*[.H9]^2)" office:value-type="float" office:value="45.9880020580926" calcext:value-type="float">
            <text:p>45.99</text:p>
          </table:table-cell>
          <table:table-cell table:formula="of:=[.J9]*[.$B$5]" office:value-type="float" office:value="1306.25455242477" calcext:value-type="float">
            <text:p>1306.25</text:p>
          </table:table-cell>
          <table:table-cell table:formula="of:=SQRT([.K9]^2*[.$B$5]^2+[.$C$5]^2*[.J9]^2)" office:value-type="float" office:value="45.6691108343951" calcext:value-type="float">
            <text:p>45.67</text:p>
          </table:table-cell>
          <table:table-cell table:formula="of:=2*[.H9]*[.J9]*[.$B$3]/[.G9]" office:value-type="float" office:value="0.0312034" calcext:value-type="float">
            <text:p>0.0312</text:p>
          </table:table-cell>
          <table:table-cell table:formula="of:=SQRT((2*[.$B$3]/[.G9])^2*([.H9]^2*[.K9]^2+[.J9]^2*[.I9]^2))" office:value-type="float" office:value="0.00104996005733552" calcext:value-type="float">
            <text:p>0.0010</text:p>
          </table:table-cell>
          <table:table-cell table:formula="of:=[.L9]-[.S8]" office:value-type="float" office:value="501.9687966" calcext:value-type="float">
            <text:p>501.97</text:p>
          </table:table-cell>
          <table:table-cell table:style-name="ce28" table:formula="of:=SQRT([.M9]^2+[.T8]^2)" office:value-type="float" office:value="22.4053565270097" calcext:value-type="float">
            <text:p>22.41</text:p>
          </table:table-cell>
          <table:table-cell table:number-columns-repeated="2"/>
          <table:table-cell table:formula="of:=[.O8]/[.G9]" office:value-type="float" office:value="24.0913200653783" calcext:value-type="float">
            <text:p>24.09</text:p>
          </table:table-cell>
          <table:table-cell table:formula="of:=[.P8]/[.G9]" office:value-type="float" office:value="0.919760041161852" calcext:value-type="float">
            <text:p>0.92</text:p>
          </table:table-cell>
          <table:table-cell table:formula="of:=[.Q8]/[.G9]" office:value-type="float" office:value="26.1250910484953" calcext:value-type="float">
            <text:p>26.13</text:p>
          </table:table-cell>
          <table:table-cell table:formula="of:=[.R8]/[.G9]" office:value-type="float" office:value="0.913382216687903" calcext:value-type="float">
            <text:p>0.91</text:p>
          </table:table-cell>
          <table:table-cell table:style-name="ce7" table:formula="of:=[.U8]/[.G9]" office:value-type="float" office:value="10.039375932" calcext:value-type="float">
            <text:p>10.04</text:p>
          </table:table-cell>
          <table:table-cell table:formula="of:=[.V8]/[.G9]" office:value-type="float" office:value="0.448107130540194" calcext:value-type="float">
            <text:p>0.45</text:p>
          </table:table-cell>
          <table:table-cell/>
          <table:table-cell table:style-name="ce13"/>
          <table:table-cell table:number-columns-repeated="10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7147" calcext:value-type="float">
            <text:p>7147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table:style-name="Default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753" calcext:value-type="float">
            <text:p>1753</text:p>
          </table:table-cell>
          <table:table-cell table:style-name="ce7" table:formula="of:=SQRT([.H9])" office:value-type="float" office:value="41.8688428309166" calcext:value-type="float">
            <text:p>41.87</text:p>
          </table:table-cell>
          <table:table-cell office:value-type="float" office:value="1780" calcext:value-type="float">
            <text:p>1780</text:p>
          </table:table-cell>
          <table:table-cell table:formula="of:=SQRT([.J9])" office:value-type="float" office:value="42.190046219458" calcext:value-type="float">
            <text:p>42.19</text:p>
          </table:table-cell>
          <table:table-cell office:value-type="float" office:value="502" calcext:value-type="float">
            <text:p>502</text:p>
          </table:table-cell>
          <table:table-cell table:style-name="ce7" table:formula="of:=SQRT([.L9])" office:value-type="float" office:value="22.4053565024081" calcext:value-type="float">
            <text:p>22.41</text:p>
          </table:table-cell>
          <table:table-cell/>
          <table:table-cell table:style-name="ce28" table:formula="of:=[.H10]*[.$B$4]" office:value-type="float" office:value="1289.08489568311" calcext:value-type="float">
            <text:p>1289.08</text:p>
          </table:table-cell>
          <table:table-cell table:formula="of:=SQRT([.I10]^2*[.$B$4]^2 + [.$C$4]^2*[.H10]^2)" office:value-type="float" office:value="48.5792325319191" calcext:value-type="float">
            <text:p>48.58</text:p>
          </table:table-cell>
          <table:table-cell table:formula="of:=[.J10]*[.$B$5]" office:value-type="float" office:value="1193.97536898601" calcext:value-type="float">
            <text:p>1193.98</text:p>
          </table:table-cell>
          <table:table-cell table:formula="of:=SQRT([.K10]^2*[.$B$5]^2+[.$C$5]^2*[.J10]^2)" office:value-type="float" office:value="42.6361772045811" calcext:value-type="float">
            <text:p>42.64</text:p>
          </table:table-cell>
          <table:table-cell table:formula="of:=2*[.H10]*[.J10]*[.$B$3]/[.G10]" office:value-type="float" office:value="0.03052252" calcext:value-type="float">
            <text:p>0.0305</text:p>
          </table:table-cell>
          <table:table-cell table:formula="of:=SQRT((2*[.$B$3]/[.G10])^2*([.H10]^2*[.K10]^2+[.J10]^2*[.I10]^2))" office:value-type="float" office:value="0.00103402315041782" calcext:value-type="float">
            <text:p>0.0010</text:p>
          </table:table-cell>
          <table:table-cell table:formula="of:=[.L10]-[.S9]" office:value-type="float" office:value="463.96947748" calcext:value-type="float">
            <text:p>463.97</text:p>
          </table:table-cell>
          <table:table-cell table:style-name="ce28" table:formula="of:=SQRT([.M10]^2+[.T9]^2)" office:value-type="float" office:value="21.5406592533563" calcext:value-type="float">
            <text:p>21.54</text:p>
          </table:table-cell>
          <table:table-cell table:number-columns-repeated="2"/>
          <table:table-cell table:formula="of:=[.O9]/[.G10]" office:value-type="float" office:value="25.7816979136621" calcext:value-type="float">
            <text:p>25.78</text:p>
          </table:table-cell>
          <table:table-cell table:formula="of:=[.P9]/[.G10]" office:value-type="float" office:value="0.971584650638382" calcext:value-type="float">
            <text:p>0.97</text:p>
          </table:table-cell>
          <table:table-cell table:formula="of:=[.Q9]/[.G10]" office:value-type="float" office:value="23.8795073797201" calcext:value-type="float">
            <text:p>23.88</text:p>
          </table:table-cell>
          <table:table-cell table:formula="of:=[.R9]/[.G10]" office:value-type="float" office:value="0.852723544091621" calcext:value-type="float">
            <text:p>0.85</text:p>
          </table:table-cell>
          <table:table-cell table:style-name="ce7" table:formula="of:=[.U9]/[.G10]" office:value-type="float" office:value="9.2793895496" calcext:value-type="float">
            <text:p>9.28</text:p>
          </table:table-cell>
          <table:table-cell table:formula="of:=[.V9]/[.G10]" office:value-type="float" office:value="0.430813185067126" calcext:value-type="float">
            <text:p>0.43</text:p>
          </table:table-cell>
          <table:table-cell/>
          <table:table-cell table:style-name="ce13"/>
          <table:table-cell table:number-columns-repeated="10"/>
        </table:table-row>
        <table:table-row table:style-name="ro1">
          <table:table-cell table:number-columns-repeated="5"/>
          <table:table-cell table:style-name="Default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876" calcext:value-type="float">
            <text:p>1876</text:p>
          </table:table-cell>
          <table:table-cell table:style-name="ce7" table:formula="of:=SQRT([.H10])" office:value-type="float" office:value="43.3128156554154" calcext:value-type="float">
            <text:p>43.31</text:p>
          </table:table-cell>
          <table:table-cell office:value-type="float" office:value="1627" calcext:value-type="float">
            <text:p>1627</text:p>
          </table:table-cell>
          <table:table-cell table:formula="of:=SQRT([.J10])" office:value-type="float" office:value="40.3360880601974" calcext:value-type="float">
            <text:p>40.34</text:p>
          </table:table-cell>
          <table:table-cell office:value-type="float" office:value="464" calcext:value-type="float">
            <text:p>464</text:p>
          </table:table-cell>
          <table:table-cell table:style-name="ce7" table:formula="of:=SQRT([.L10])" office:value-type="float" office:value="21.540659228538" calcext:value-type="float">
            <text:p>21.54</text:p>
          </table:table-cell>
          <table:table-cell/>
          <table:table-cell table:style-name="ce28" table:formula="of:=[.H11]*[.$B$4]" office:value-type="float" office:value="1484.92135371599" calcext:value-type="float">
            <text:p>1484.92</text:p>
          </table:table-cell>
          <table:table-cell table:formula="of:=SQRT([.I11]^2*[.$B$4]^2 + [.$C$4]^2*[.H11]^2)" office:value-type="float" office:value="54.5567239249494" calcext:value-type="float">
            <text:p>54.56</text:p>
          </table:table-cell>
          <table:table-cell table:formula="of:=[.J11]*[.$B$5]" office:value-type="float" office:value="1103.71171171171" calcext:value-type="float">
            <text:p>1103.71</text:p>
          </table:table-cell>
          <table:table-cell table:formula="of:=SQRT([.K11]^2*[.$B$5]^2+[.$C$5]^2*[.J11]^2)" office:value-type="float" office:value="40.1822115666714" calcext:value-type="float">
            <text:p>40.18</text:p>
          </table:table-cell>
          <table:table-cell table:formula="of:=2*[.H11]*[.J11]*[.$B$3]/[.G11]" office:value-type="float" office:value="0.03250144" calcext:value-type="float">
            <text:p>0.0325</text:p>
          </table:table-cell>
          <table:table-cell table:formula="of:=SQRT((2*[.$B$3]/[.G11])^2*([.H11]^2*[.K11]^2+[.J11]^2*[.I11]^2))" office:value-type="float" office:value="0.00109141091070229" calcext:value-type="float">
            <text:p>0.0011</text:p>
          </table:table-cell>
          <table:table-cell table:formula="of:=[.L11]-[.S10]" office:value-type="float" office:value="473.96749856" calcext:value-type="float">
            <text:p>473.97</text:p>
          </table:table-cell>
          <table:table-cell table:style-name="ce28" table:formula="of:=SQRT([.M11]^2+[.T10]^2)" office:value-type="float" office:value="21.7715410844335" calcext:value-type="float">
            <text:p>21.77</text:p>
          </table:table-cell>
          <table:table-cell table:number-columns-repeated="2"/>
          <table:table-cell table:formula="of:=[.O10]/[.G11]" office:value-type="float" office:value="29.6984270743198" calcext:value-type="float">
            <text:p>29.70</text:p>
          </table:table-cell>
          <table:table-cell table:formula="of:=[.P10]/[.G11]" office:value-type="float" office:value="1.09113447849899" calcext:value-type="float">
            <text:p>1.09</text:p>
          </table:table-cell>
          <table:table-cell table:formula="of:=[.Q10]/[.G11]" office:value-type="float" office:value="22.0742342342342" calcext:value-type="float">
            <text:p>22.07</text:p>
          </table:table-cell>
          <table:table-cell table:formula="of:=[.R10]/[.G11]" office:value-type="float" office:value="0.803644231333427" calcext:value-type="float">
            <text:p>0.80</text:p>
          </table:table-cell>
          <table:table-cell table:style-name="ce7" table:formula="of:=[.U10]/[.G11]" office:value-type="float" office:value="9.4793499712" calcext:value-type="float">
            <text:p>9.48</text:p>
          </table:table-cell>
          <table:table-cell table:formula="of:=[.V10]/[.G11]" office:value-type="float" office:value="0.435430821688671" calcext:value-type="float">
            <text:p>0.44</text:p>
          </table:table-cell>
          <table:table-cell/>
          <table:table-cell table:style-name="ce13"/>
          <table:table-cell table:number-columns-repeated="10"/>
        </table:table-row>
        <table:table-row table:style-name="ro1">
          <table:table-cell table:style-name="ce4" office:value-type="string" calcext:value-type="string">
            <text:p>Detector B</text:p>
          </table:table-cell>
          <table:table-cell table:number-columns-repeated="4"/>
          <table:table-cell table:style-name="Default"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2161" calcext:value-type="float">
            <text:p>2161</text:p>
          </table:table-cell>
          <table:table-cell table:style-name="ce7" table:formula="of:=SQRT([.H11])" office:value-type="float" office:value="46.4865571966778" calcext:value-type="float">
            <text:p>46.49</text:p>
          </table:table-cell>
          <table:table-cell office:value-type="float" office:value="1504" calcext:value-type="float">
            <text:p>1504</text:p>
          </table:table-cell>
          <table:table-cell table:formula="of:=SQRT([.J11])" office:value-type="float" office:value="38.7814388593306" calcext:value-type="float">
            <text:p>38.78</text:p>
          </table:table-cell>
          <table:table-cell office:value-type="float" office:value="474" calcext:value-type="float">
            <text:p>474</text:p>
          </table:table-cell>
          <table:table-cell table:style-name="ce7" table:formula="of:=SQRT([.L11])" office:value-type="float" office:value="21.7715410570772" calcext:value-type="float">
            <text:p>21.77</text:p>
          </table:table-cell>
          <table:table-cell/>
          <table:table-cell table:style-name="ce28" table:formula="of:=[.H12]*[.$B$4]" office:value-type="float" office:value="1665.64061147967" calcext:value-type="float">
            <text:p>1665.64</text:p>
          </table:table-cell>
          <table:table-cell table:style-name="ce28" table:formula="of:=SQRT([.I12]^2*[.$B$4]^2 + [.$C$4]^2*[.H12]^2)" office:value-type="float" office:value="60.0475667721677" calcext:value-type="float">
            <text:p>60.05</text:p>
          </table:table-cell>
          <table:table-cell table:style-name="ce28" table:formula="of:=[.J12]*[.$B$5]" office:value-type="float" office:value="931.256756756757" calcext:value-type="float">
            <text:p>931.26</text:p>
          </table:table-cell>
          <table:table-cell table:style-name="ce28" table:formula="of:=SQRT([.K12]^2*[.$B$5]^2+[.$C$5]^2*[.J12]^2)" office:value-type="float" office:value="35.4435532120684" calcext:value-type="float">
            <text:p>35.44</text:p>
          </table:table-cell>
          <table:table-cell table:style-name="ce34" table:formula="of:=2*[.H12]*[.J12]*[.$B$3]/[.G12]" office:value-type="float" office:value="0.03076056" calcext:value-type="float">
            <text:p>0.0308</text:p>
          </table:table-cell>
          <table:table-cell table:style-name="ce34" table:formula="of:=SQRT((2*[.$B$3]/[.G12])^2*([.H12]^2*[.K12]^2+[.J12]^2*[.I12]^2))" office:value-type="float" office:value="0.00106582713457671" calcext:value-type="float">
            <text:p>0.0011</text:p>
          </table:table-cell>
          <table:table-cell table:style-name="ce28" table:formula="of:=[.L12]-[.S11]" office:value-type="float" office:value="408.96923944" calcext:value-type="float">
            <text:p>408.97</text:p>
          </table:table-cell>
          <table:table-cell table:style-name="ce28" table:formula="of:=SQRT([.M12]^2+[.T11]^2)" office:value-type="float" office:value="20.2237484442422" calcext:value-type="float">
            <text:p>20.22</text:p>
          </table:table-cell>
          <table:table-cell table:number-columns-repeated="2"/>
          <table:table-cell table:formula="of:=[.O11]/[.G12]" office:value-type="float" office:value="33.3128122295933" calcext:value-type="float">
            <text:p>33.31</text:p>
          </table:table-cell>
          <table:table-cell table:formula="of:=[.P11]/[.G12]" office:value-type="float" office:value="1.20095133544335" calcext:value-type="float">
            <text:p>1.20</text:p>
          </table:table-cell>
          <table:table-cell table:formula="of:=[.Q11]/[.G12]" office:value-type="float" office:value="18.6251351351351" calcext:value-type="float">
            <text:p>18.63</text:p>
          </table:table-cell>
          <table:table-cell table:formula="of:=[.R11]/[.G12]" office:value-type="float" office:value="0.708871064241368" calcext:value-type="float">
            <text:p>0.71</text:p>
          </table:table-cell>
          <table:table-cell table:style-name="ce7" table:formula="of:=[.U11]/[.G12]" office:value-type="float" office:value="8.1793847888" calcext:value-type="float">
            <text:p>8.18</text:p>
          </table:table-cell>
          <table:table-cell table:formula="of:=[.V11]/[.G12]" office:value-type="float" office:value="0.404474968884843" calcext:value-type="float">
            <text:p>0.40</text:p>
          </table:table-cell>
          <table:table-cell/>
          <table:table-cell table:style-name="ce13"/>
          <table:table-cell table:number-columns-repeated="10"/>
        </table:table-row>
        <table:table-row table:style-name="ro1">
          <table:table-cell office:value-type="string" calcext:value-type="string">
            <text:p>ROI int </text:p>
          </table:table-cell>
          <table:table-cell office:value-type="float" office:value="10434" calcext:value-type="float">
            <text:p>10434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table:style-name="Default"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2424" calcext:value-type="float">
            <text:p>2424</text:p>
          </table:table-cell>
          <table:table-cell table:style-name="ce7" table:formula="of:=SQRT([.H12])" office:value-type="float" office:value="49.2341345003647" calcext:value-type="float">
            <text:p>49.23</text:p>
          </table:table-cell>
          <table:table-cell office:value-type="float" office:value="1269" calcext:value-type="float">
            <text:p>1269</text:p>
          </table:table-cell>
          <table:table-cell table:formula="of:=SQRT([.J12])" office:value-type="float" office:value="35.6230262611137" calcext:value-type="float">
            <text:p>35.62</text:p>
          </table:table-cell>
          <table:table-cell office:value-type="float" office:value="409" calcext:value-type="float">
            <text:p>409</text:p>
          </table:table-cell>
          <table:table-cell table:style-name="ce7" table:formula="of:=SQRT([.L12])" office:value-type="float" office:value="20.2237484161567" calcext:value-type="float">
            <text:p>20.22</text:p>
          </table:table-cell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/>
          <table:table-cell table:style-name="ce13"/>
          <table:table-cell table:number-columns-repeated="10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7657" calcext:value-type="float">
            <text:p>7657</text:p>
          </table:table-cell>
          <table:table-cell office:value-type="float" office:value="182" calcext:value-type="float">
            <text:p>182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/>
          <table:table-cell table:style-name="ce13"/>
          <table:table-cell table:number-columns-repeated="10"/>
        </table:table-row>
        <table:table-row table:style-name="ro3">
          <table:table-cell table:number-columns-repeated="5"/>
          <table:table-cell table:style-name="ce5" office:value-type="string" calcext:value-type="string">
            <text:p>Ponto 4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/>
          <table:table-cell table:style-name="ce13"/>
          <table:table-cell table:number-columns-repeated="10"/>
        </table:table-row>
        <table:table-row table:style-name="ro1">
          <table:table-cell table:number-columns-repeated="5"/>
          <table:table-cell table:style-name="ce2" office:value-type="string" calcext:value-type="string">
            <text:p>Δt (s)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/>
          <table:table-cell table:style-name="ce13"/>
          <table:table-cell table:number-columns-repeated="10"/>
        </table:table-row>
        <table:table-row table:style-name="ro1">
          <table:table-cell table:number-columns-repeated="5"/>
          <table:table-cell table:style-name="Default" office:value-type="float" office:value="50" calcext:value-type="float">
            <text:p>50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/>
          <table:table-cell table:style-name="ce13"/>
          <table:table-cell table:number-columns-repeated="6"/>
          <table:table-cell office:value-type="string" calcext:value-type="string">
            <text:p>NORMALIZADOS – normalizei todos ao valor máximo para os comparar, que é para 0cm, 0º – AH59</text:p>
          </table:table-cell>
          <table:table-cell table:number-columns-repeated="3"/>
        </table:table-row>
        <table:table-row table:style-name="ro5">
          <table:table-cell table:style-name="ce19" office:value-type="string" calcext:value-type="string">
            <text:p>Os resultados aldrabados </text:p>
          </table:table-cell>
          <table:table-cell table:number-columns-repeated="4"/>
          <table:table-cell table:style-name="Default" office:value-type="string" calcext:value-type="string">
            <text:p>ângulo (º)</text:p>
          </table:table-cell>
          <table:table-cell office:value-type="string" calcext:value-type="string">
            <text:p>Distância x (cm)</text:p>
          </table:table-cell>
          <table:table-cell office:value-type="string" calcext:value-type="string">
            <text:p>NA</text:p>
          </table:table-cell>
          <table:table-cell table:style-name="Default" office:value-type="string" calcext:value-type="string">
            <text:p>e NA </text:p>
          </table:table-cell>
          <table:table-cell office:value-type="string" calcext:value-type="string">
            <text:p>NB</text:p>
          </table:table-cell>
          <table:table-cell table:style-name="Default" office:value-type="string" calcext:value-type="string">
            <text:p>e NB</text:p>
          </table:table-cell>
          <table:table-cell office:value-type="string" calcext:value-type="string">
            <text:p>NC </text:p>
          </table:table-cell>
          <table:table-cell table:style-name="Default" office:value-type="string" calcext:value-type="string">
            <text:p>e NC</text:p>
          </table:table-cell>
          <table:table-cell/>
          <table:table-cell table:style-name="Default" office:value-type="string" calcext:value-type="string">
            <text:p>NA</text:p>
          </table:table-cell>
          <table:table-cell table:style-name="Default" office:value-type="string" calcext:value-type="string">
            <text:p>e NA </text:p>
          </table:table-cell>
          <table:table-cell table:style-name="Default" office:value-type="string" calcext:value-type="string">
            <text:p>NB</text:p>
          </table:table-cell>
          <table:table-cell table:style-name="Default" office:value-type="string" calcext:value-type="string">
            <text:p>e NB</text:p>
          </table:table-cell>
          <table:table-cell table:style-name="Default" office:value-type="string" calcext:value-type="string">
            <text:p>NC fortuitas</text:p>
          </table:table-cell>
          <table:table-cell table:style-name="Default" office:value-type="string" calcext:value-type="string">
            <text:p>e NC fortuitas</text:p>
          </table:table-cell>
          <table:table-cell table:style-name="Default" office:value-type="string" calcext:value-type="string">
            <text:p>NC </text:p>
          </table:table-cell>
          <table:table-cell table:style-name="Default" office:value-type="string" calcext:value-type="string">
            <text:p>e NC</text:p>
          </table:table-cell>
          <table:table-cell table:number-columns-repeated="2"/>
          <table:table-cell table:style-name="Default" office:value-type="string" calcext:value-type="string">
            <text:p>R_A</text:p>
          </table:table-cell>
          <table:table-cell table:style-name="Default" office:value-type="string" calcext:value-type="string">
            <text:p>e R_A</text:p>
          </table:table-cell>
          <table:table-cell table:style-name="Default" office:value-type="string" calcext:value-type="string">
            <text:p>R_B</text:p>
          </table:table-cell>
          <table:table-cell table:style-name="Default" office:value-type="string" calcext:value-type="string">
            <text:p>e R_B</text:p>
          </table:table-cell>
          <table:table-cell table:style-name="Default" office:value-type="string" calcext:value-type="string">
            <text:p>R_C</text:p>
          </table:table-cell>
          <table:table-cell table:style-name="Default" office:value-type="string" calcext:value-type="string">
            <text:p>e R_C</text:p>
          </table:table-cell>
          <table:table-cell/>
          <table:table-cell table:style-name="ce13"/>
          <table:table-cell table:number-columns-repeated="10"/>
        </table:table-row>
        <table:table-row table:style-name="ro5">
          <table:table-cell table:style-name="ce19" office:value-type="string" calcext:value-type="string">
            <text:p>estão assinalados com A</text:p>
          </table:table-cell>
          <table:table-cell table:number-columns-repeated="4"/>
          <table:table-cell table:style-name="ce20" office:value-type="float" office:value="-25" calcext:value-type="float" table:number-columns-spanned="1" table:number-rows-spanned="7">
            <text:p>-2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690" calcext:value-type="float">
            <text:p>1690</text:p>
          </table:table-cell>
          <table:table-cell table:style-name="ce27" table:formula="of:=SQRT([.H18])" office:value-type="float" office:value="41.1096095821889" calcext:value-type="float">
            <text:p>41.11</text:p>
          </table:table-cell>
          <table:table-cell table:style-name="ce24" office:value-type="float" office:value="1630" calcext:value-type="float">
            <text:p>1630</text:p>
          </table:table-cell>
          <table:table-cell table:style-name="ce27" table:formula="of:=SQRT([.J18])" office:value-type="float" office:value="40.3732584763727" calcext:value-type="float">
            <text:p>40.37</text:p>
          </table:table-cell>
          <table:table-cell table:style-name="ce24" office:value-type="float" office:value="0" calcext:value-type="float">
            <text:p>0</text:p>
          </table:table-cell>
          <table:table-cell table:style-name="ce30" table:formula="of:=SQRT([.L18])" office:value-type="float" office:value="0" calcext:value-type="float">
            <text:p>0</text:p>
          </table:table-cell>
          <table:table-cell/>
          <table:table-cell table:formula="of:=[.H18]*[.$B$4]" office:value-type="float" office:value="1161.27583886165" calcext:value-type="float">
            <text:p>1161.28</text:p>
          </table:table-cell>
          <table:table-cell table:formula="of:=SQRT([.I18]^2*[.$B$4]^2 + [.$C$4]^2*[.H18]^2)" office:value-type="float" office:value="44.6575135380401" calcext:value-type="float">
            <text:p>44.66</text:p>
          </table:table-cell>
          <table:table-cell table:formula="of:=[.J18]*[.$B$5]" office:value-type="float" office:value="1196.17692160245" calcext:value-type="float">
            <text:p>1196.18</text:p>
          </table:table-cell>
          <table:table-cell table:formula="of:=SQRT([.K18]^2*[.$B$5]^2+[.$C$5]^2*[.J18]^2)" office:value-type="float" office:value="42.695842700828" calcext:value-type="float">
            <text:p>42.70</text:p>
          </table:table-cell>
          <table:table-cell table:formula="of:=2*[.H18]*[.J18]*[.$B$3]/[.$F$16]" office:value-type="float" office:value="0.027547" calcext:value-type="float">
            <text:p>0.0275</text:p>
          </table:table-cell>
          <table:table-cell table:formula="of:=SQRT((2*[.$B$3]/[.$F$16])^2*([.H18]^2*[.K18]^2+[.J18]^2*[.I18]^2))" office:value-type="float" office:value="0.000956326513278807" calcext:value-type="float">
            <text:p>0.0010</text:p>
          </table:table-cell>
          <table:table-cell table:formula="of:=[.L18]-[.S18]" office:value-type="float" office:value="-0.027547" calcext:value-type="float">
            <text:p>-0.03</text:p>
          </table:table-cell>
          <table:table-cell table:formula="of:=SQRT([.M18]^2+[.T18]^2)" office:value-type="float" office:value="0.000956326513278807" calcext:value-type="float">
            <text:p>0.00</text:p>
          </table:table-cell>
          <table:table-cell table:number-columns-repeated="2"/>
          <table:table-cell table:formula="of:=[.O18]/[.$F$16]" office:value-type="float" office:value="23.225516777233" calcext:value-type="float">
            <text:p>23.23</text:p>
          </table:table-cell>
          <table:table-cell table:formula="of:=[.P18]/[.$F$16]" office:value-type="float" office:value="0.893150270760802" calcext:value-type="float">
            <text:p>0.89</text:p>
          </table:table-cell>
          <table:table-cell table:formula="of:=[.Q18]/[.$F$16]" office:value-type="float" office:value="23.9235384320491" calcext:value-type="float">
            <text:p>23.92</text:p>
          </table:table-cell>
          <table:table-cell table:formula="of:=[.R18]/[.$F$16]" office:value-type="float" office:value="0.853916854016559" calcext:value-type="float">
            <text:p>0.85</text:p>
          </table:table-cell>
          <table:table-cell table:formula="of:=[.U18]/[.$F$16]" office:value-type="float" office:value="-0.00055094" calcext:value-type="float">
            <text:p>-0.0006</text:p>
          </table:table-cell>
          <table:table-cell table:formula="of:=[.V18]/[.$F$16]" office:value-type="float" office:value="0.0000191265302655761" calcext:value-type="float">
            <text:p>0.00</text:p>
          </table:table-cell>
          <table:table-cell/>
          <table:table-cell table:style-name="ce4" office:value-type="string" calcext:value-type="string">
            <text:p>D=3</text:p>
          </table:table-cell>
          <table:table-cell office:value-type="float" office:value="-25" calcext:value-type="float">
            <text:p>-25</text:p>
          </table:table-cell>
          <table:table-cell table:formula="of:=[.AC18]" office:value-type="float" office:value="-0.00055094" calcext:value-type="float">
            <text:p>-0.00055094</text:p>
          </table:table-cell>
          <table:table-cell office:value-type="float" office:value="0" calcext:value-type="float">
            <text:p>0</text:p>
          </table:table-cell>
          <table:table-cell table:formula="of:=[.AD18]" office:value-type="float" office:value="0.0000191265302655761" calcext:value-type="float">
            <text:p>1.91265302655761E-005</text:p>
          </table:table-cell>
          <table:table-cell table:number-columns-repeated="2"/>
          <table:table-cell table:formula="of:=[.AG18]" office:value-type="float" office:value="-25" calcext:value-type="float">
            <text:p>-25</text:p>
          </table:table-cell>
          <table:table-cell table:formula="of:=[.AH18]/[.$AH$59]" office:value-type="float" office:value="-0.0000526411253552736" calcext:value-type="float">
            <text:p>-5.26411253552736E-005</text:p>
          </table:table-cell>
          <table:table-cell office:value-type="float" office:value="0" calcext:value-type="float">
            <text:p>0</text:p>
          </table:table-cell>
          <table:table-cell table:formula="of:=[.AJ18]/[.$AH$59]" office:value-type="float" office:value="0.00000182749859752718" calcext:value-type="float">
            <text:p>1.82749859752718E-00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</text:p>
          </table:table-cell>
          <table:covered-table-cell table:style-name="ce21"/>
          <table:table-cell table:style-name="ce25" office:value-type="float" office:value="2" calcext:value-type="float">
            <text:p>2</text:p>
          </table:table-cell>
          <table:table-cell table:style-name="ce25"/>
          <table:table-cell table:formula="of:=SQRT([.H19])" office:value-type="float" office:value="0" calcext:value-type="float">
            <text:p>0.00</text:p>
          </table:table-cell>
          <table:table-cell table:style-name="ce25"/>
          <table:table-cell table:style-name="ce28" table:formula="of:=SQRT([.J19])" office:value-type="float" office:value="0" calcext:value-type="float">
            <text:p>0.00</text:p>
          </table:table-cell>
          <table:table-cell table:style-name="ce25" office:value-type="float" office:value="1" calcext:value-type="float">
            <text:p>1</text:p>
          </table:table-cell>
          <table:table-cell table:formula="of:=SQRT([.L19])" office:value-type="float" office:value="1" calcext:value-type="float">
            <text:p>1.00</text:p>
          </table:table-cell>
          <table:table-cell/>
          <table:table-cell table:formula="of:=[.H19]*[.$B$4]" office:value-type="float" office:value="0" calcext:value-type="float">
            <text:p>0.00</text:p>
          </table:table-cell>
          <table:table-cell table:formula="of:=SQRT([.I19]^2*[.$B$4]^2 + [.$C$4]^2*[.H19]^2)" office:value-type="float" office:value="0" calcext:value-type="float">
            <text:p>0.00</text:p>
          </table:table-cell>
          <table:table-cell table:formula="of:=[.J19]*[.$B$5]" office:value-type="float" office:value="0" calcext:value-type="float">
            <text:p>0.00</text:p>
          </table:table-cell>
          <table:table-cell table:formula="of:=SQRT([.K19]^2*[.$B$5]^2+[.$C$5]^2*[.J19]^2)" office:value-type="float" office:value="0" calcext:value-type="float">
            <text:p>0.00</text:p>
          </table:table-cell>
          <table:table-cell table:formula="of:=2*[.H19]*[.J19]*[.$B$3]/[.$F$16]" office:value-type="float" office:value="0" calcext:value-type="float">
            <text:p>0.0000</text:p>
          </table:table-cell>
          <table:table-cell table:formula="of:=SQRT((2*[.$B$3]/[.$F$16])^2*([.H19]^2*[.K19]^2+[.J19]^2*[.I19]^2))" office:value-type="float" office:value="0" calcext:value-type="float">
            <text:p>0.0000</text:p>
          </table:table-cell>
          <table:table-cell table:formula="of:=[.L19]-[.S19]" office:value-type="float" office:value="1" calcext:value-type="float">
            <text:p>1.00</text:p>
          </table:table-cell>
          <table:table-cell table:formula="of:=SQRT([.M19]^2+[.T19]^2)" office:value-type="float" office:value="1" calcext:value-type="float">
            <text:p>1.00</text:p>
          </table:table-cell>
          <table:table-cell table:number-columns-repeated="2"/>
          <table:table-cell table:formula="of:=[.O19]/[.$F$16]" office:value-type="float" office:value="0" calcext:value-type="float">
            <text:p>0.00</text:p>
          </table:table-cell>
          <table:table-cell table:formula="of:=[.P19]/[.$F$16]" office:value-type="float" office:value="0" calcext:value-type="float">
            <text:p>0.00</text:p>
          </table:table-cell>
          <table:table-cell table:formula="of:=[.Q19]/[.$F$16]" office:value-type="float" office:value="0" calcext:value-type="float">
            <text:p>0.00</text:p>
          </table:table-cell>
          <table:table-cell table:formula="of:=[.R19]/[.$F$16]" office:value-type="float" office:value="0" calcext:value-type="float">
            <text:p>0.00</text:p>
          </table:table-cell>
          <table:table-cell table:formula="of:=[.U19]/[.$F$16]" office:value-type="float" office:value="0.02" calcext:value-type="float">
            <text:p>0.0200</text:p>
          </table:table-cell>
          <table:table-cell table:formula="of:=[.V19]/[.$F$16]" office:value-type="float" office:value="0.02" calcext:value-type="float">
            <text:p>0.02</text:p>
          </table:table-cell>
          <table:table-cell/>
          <table:table-cell table:style-name="ce13"/>
          <table:table-cell table:formula="of:=[.AG18]+5" office:value-type="float" office:value="-20" calcext:value-type="float">
            <text:p>-20</text:p>
          </table:table-cell>
          <table:table-cell table:formula="of:=[.AC25]" office:value-type="float" office:value="0.01942298" calcext:value-type="float">
            <text:p>0.01942298</text:p>
          </table:table-cell>
          <table:table-cell office:value-type="float" office:value="0" calcext:value-type="float">
            <text:p>0</text:p>
          </table:table-cell>
          <table:table-cell table:formula="of:=[.AD27]" office:value-type="float" office:value="0.0200000101946541" calcext:value-type="float">
            <text:p>0.0200000102</text:p>
          </table:table-cell>
          <table:table-cell table:number-columns-repeated="2"/>
          <table:table-cell table:formula="of:=[.AG19]" office:value-type="float" office:value="-20" calcext:value-type="float">
            <text:p>-20</text:p>
          </table:table-cell>
          <table:table-cell table:formula="of:=[.AH19]/[.$AH$59]" office:value-type="float" office:value="0.00185582372845132" calcext:value-type="float">
            <text:p>0.0018558237</text:p>
          </table:table-cell>
          <table:table-cell office:value-type="float" office:value="0" calcext:value-type="float">
            <text:p>0</text:p>
          </table:table-cell>
          <table:table-cell table:formula="of:=[.AJ19]/[.$AH$59]" office:value-type="float" office:value="0.00191095771547453" calcext:value-type="float">
            <text:p>0.0019109577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14" calcext:value-type="float">
            <text:p>1714</text:p>
          </table:table-cell>
          <table:table-cell table:formula="of:=SQRT([.H20])" office:value-type="float" office:value="41.4004830889689" calcext:value-type="float">
            <text:p>41.40</text:p>
          </table:table-cell>
          <table:table-cell office:value-type="float" office:value="1714" calcext:value-type="float">
            <text:p>1714</text:p>
          </table:table-cell>
          <table:table-cell table:formula="of:=SQRT([.J20])" office:value-type="float" office:value="41.4004830889689" calcext:value-type="float">
            <text:p>41.40</text:p>
          </table:table-cell>
          <table:table-cell office:value-type="float" office:value="0" calcext:value-type="float">
            <text:p>0</text:p>
          </table:table-cell>
          <table:table-cell table:formula="of:=SQRT([.L20])" office:value-type="float" office:value="0" calcext:value-type="float">
            <text:p>0.00</text:p>
          </table:table-cell>
          <table:table-cell/>
          <table:table-cell table:formula="of:=[.H20]*[.$B$4]" office:value-type="float" office:value="1177.76733006442" calcext:value-type="float">
            <text:p>1177.77</text:p>
          </table:table-cell>
          <table:table-cell table:formula="of:=SQRT([.I20]^2*[.$B$4]^2 + [.$C$4]^2*[.H20]^2)" office:value-type="float" office:value="45.1646475226319" calcext:value-type="float">
            <text:p>45.16</text:p>
          </table:table-cell>
          <table:table-cell table:formula="of:=[.J20]*[.$B$5]" office:value-type="float" office:value="1257.82039486295" calcext:value-type="float">
            <text:p>1257.82</text:p>
          </table:table-cell>
          <table:table-cell table:formula="of:=SQRT([.K20]^2*[.$B$5]^2+[.$C$5]^2*[.J20]^2)" office:value-type="float" office:value="44.3631961182902" calcext:value-type="float">
            <text:p>44.36</text:p>
          </table:table-cell>
          <table:table-cell table:formula="of:=2*[.H20]*[.J20]*[.$B$3]/[.$F$16]" office:value-type="float" office:value="0.02937796" calcext:value-type="float">
            <text:p>0.0294</text:p>
          </table:table-cell>
          <table:table-cell table:formula="of:=SQRT((2*[.$B$3]/[.$F$16])^2*([.H20]^2*[.K20]^2+[.J20]^2*[.I20]^2))" office:value-type="float" office:value="0.00100353199689895" calcext:value-type="float">
            <text:p>0.0010</text:p>
          </table:table-cell>
          <table:table-cell table:formula="of:=[.L20]-[.S20]" office:value-type="float" office:value="-0.02937796" calcext:value-type="float">
            <text:p>-0.03</text:p>
          </table:table-cell>
          <table:table-cell table:formula="of:=SQRT([.M20]^2+[.T20]^2)" office:value-type="float" office:value="0.00100353199689895" calcext:value-type="float">
            <text:p>0.00</text:p>
          </table:table-cell>
          <table:table-cell table:number-columns-repeated="2"/>
          <table:table-cell table:formula="of:=[.O20]/[.$F$16]" office:value-type="float" office:value="23.5553466012883" calcext:value-type="float">
            <text:p>23.56</text:p>
          </table:table-cell>
          <table:table-cell table:formula="of:=[.P20]/[.$F$16]" office:value-type="float" office:value="0.903292950452638" calcext:value-type="float">
            <text:p>0.90</text:p>
          </table:table-cell>
          <table:table-cell table:formula="of:=[.Q20]/[.$F$16]" office:value-type="float" office:value="25.156407897259" calcext:value-type="float">
            <text:p>25.16</text:p>
          </table:table-cell>
          <table:table-cell table:formula="of:=[.R20]/[.$F$16]" office:value-type="float" office:value="0.887263922365805" calcext:value-type="float">
            <text:p>0.89</text:p>
          </table:table-cell>
          <table:table-cell table:formula="of:=[.U20]/[.$F$16]" office:value-type="float" office:value="-0.0005875592" calcext:value-type="float">
            <text:p>-0.0006</text:p>
          </table:table-cell>
          <table:table-cell table:formula="of:=[.V20]/[.$F$16]" office:value-type="float" office:value="0.0000200706399379791" calcext:value-type="float">
            <text:p>0.00</text:p>
          </table:table-cell>
          <table:table-cell/>
          <table:table-cell table:style-name="ce13"/>
          <table:table-cell table:formula="of:=[.AG19]+5" office:value-type="float" office:value="-15" calcext:value-type="float">
            <text:p>-15</text:p>
          </table:table-cell>
          <table:table-cell table:formula="of:=[.AC32]" office:value-type="float" office:value="-0.0005446188" calcext:value-type="float">
            <text:p>-0.0005446188</text:p>
          </table:table-cell>
          <table:table-cell office:value-type="float" office:value="0" calcext:value-type="float">
            <text:p>0</text:p>
          </table:table-cell>
          <table:table-cell table:formula="of:=[.AD32]" office:value-type="float" office:value="0.0000189619970403964" calcext:value-type="float">
            <text:p>0.000018962</text:p>
          </table:table-cell>
          <table:table-cell table:number-columns-repeated="2"/>
          <table:table-cell table:formula="of:=[.AG20]" office:value-type="float" office:value="-15" calcext:value-type="float">
            <text:p>-15</text:p>
          </table:table-cell>
          <table:table-cell table:formula="of:=[.AH20]/[.$AH$59]" office:value-type="float" office:value="-0.0000520371483675875" calcext:value-type="float">
            <text:p>-5.20371483675875E-005</text:p>
          </table:table-cell>
          <table:table-cell office:value-type="float" office:value="0" calcext:value-type="float">
            <text:p>0</text:p>
          </table:table-cell>
          <table:table-cell table:formula="of:=[.AJ20]/[.$AH$59]" office:value-type="float" office:value="0.00000181177780373513" calcext:value-type="float">
            <text:p>1.81177780373513E-00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/>
          <table:table-cell table:formula="of:=SQRT([.H21])" office:value-type="float" office:value="0" calcext:value-type="float">
            <text:p>0.00</text:p>
          </table:table-cell>
          <table:table-cell/>
          <table:table-cell table:formula="of:=SQRT([.J21])" office:value-type="float" office:value="0" calcext:value-type="float">
            <text:p>0.00</text:p>
          </table:table-cell>
          <table:table-cell/>
          <table:table-cell table:formula="of:=SQRT([.L21])" office:value-type="float" office:value="0" calcext:value-type="float">
            <text:p>0.00</text:p>
          </table:table-cell>
          <table:table-cell/>
          <table:table-cell table:formula="of:=[.H21]*[.$B$4]" office:value-type="float" office:value="0" calcext:value-type="float">
            <text:p>0.00</text:p>
          </table:table-cell>
          <table:table-cell table:formula="of:=SQRT([.I21]^2*[.$B$4]^2 + [.$C$4]^2*[.H21]^2)" office:value-type="float" office:value="0" calcext:value-type="float">
            <text:p>0.00</text:p>
          </table:table-cell>
          <table:table-cell table:formula="of:=[.J21]*[.$B$5]" office:value-type="float" office:value="0" calcext:value-type="float">
            <text:p>0.00</text:p>
          </table:table-cell>
          <table:table-cell table:formula="of:=SQRT([.K21]^2*[.$B$5]^2+[.$C$5]^2*[.J21]^2)" office:value-type="float" office:value="0" calcext:value-type="float">
            <text:p>0.00</text:p>
          </table:table-cell>
          <table:table-cell table:formula="of:=2*[.H21]*[.J21]*[.$B$3]/[.$F$16]" office:value-type="float" office:value="0" calcext:value-type="float">
            <text:p>0.0000</text:p>
          </table:table-cell>
          <table:table-cell table:formula="of:=SQRT((2*[.$B$3]/[.$F$16])^2*([.H21]^2*[.K21]^2+[.J21]^2*[.I21]^2))" office:value-type="float" office:value="0" calcext:value-type="float">
            <text:p>0.0000</text:p>
          </table:table-cell>
          <table:table-cell table:formula="of:=[.L21]-[.S21]" office:value-type="float" office:value="0" calcext:value-type="float">
            <text:p>0.00</text:p>
          </table:table-cell>
          <table:table-cell table:formula="of:=SQRT([.M21]^2+[.T21]^2)" office:value-type="float" office:value="0" calcext:value-type="float">
            <text:p>0.00</text:p>
          </table:table-cell>
          <table:table-cell table:number-columns-repeated="2"/>
          <table:table-cell table:formula="of:=[.O21]/[.$F$16]" office:value-type="float" office:value="0" calcext:value-type="float">
            <text:p>0.00</text:p>
          </table:table-cell>
          <table:table-cell table:formula="of:=[.P21]/[.$F$16]" office:value-type="float" office:value="0" calcext:value-type="float">
            <text:p>0.00</text:p>
          </table:table-cell>
          <table:table-cell table:formula="of:=[.Q21]/[.$F$16]" office:value-type="float" office:value="0" calcext:value-type="float">
            <text:p>0.00</text:p>
          </table:table-cell>
          <table:table-cell table:formula="of:=[.R21]/[.$F$16]" office:value-type="float" office:value="0" calcext:value-type="float">
            <text:p>0.00</text:p>
          </table:table-cell>
          <table:table-cell table:formula="of:=[.U21]/[.$F$16]" office:value-type="float" office:value="0" calcext:value-type="float">
            <text:p>0.0000</text:p>
          </table:table-cell>
          <table:table-cell table:formula="of:=[.V21]/[.$F$16]" office:value-type="float" office:value="0" calcext:value-type="float">
            <text:p>0.00</text:p>
          </table:table-cell>
          <table:table-cell/>
          <table:table-cell table:style-name="ce13"/>
          <table:table-cell table:formula="of:=[.AG20]+5" office:value-type="float" office:value="-10" calcext:value-type="float">
            <text:p>-10</text:p>
          </table:table-cell>
          <table:table-cell table:formula="of:=[.AC39]" office:value-type="float" office:value="0.019444648" calcext:value-type="float">
            <text:p>0.019444648</text:p>
          </table:table-cell>
          <table:table-cell office:value-type="float" office:value="0" calcext:value-type="float">
            <text:p>0</text:p>
          </table:table-cell>
          <table:table-cell table:formula="of:=[.AD39]" office:value-type="float" office:value="0.0200000092549389" calcext:value-type="float">
            <text:p>0.0200000093</text:p>
          </table:table-cell>
          <table:table-cell table:number-columns-repeated="2"/>
          <table:table-cell table:formula="of:=[.AG21]" office:value-type="float" office:value="-10" calcext:value-type="float">
            <text:p>-10</text:p>
          </table:table-cell>
          <table:table-cell table:formula="of:=[.AH21]/[.$AH$59]" office:value-type="float" office:value="0.00185789405898495" calcext:value-type="float">
            <text:p>0.0018578941</text:p>
          </table:table-cell>
          <table:table-cell office:value-type="float" office:value="0" calcext:value-type="float">
            <text:p>0</text:p>
          </table:table-cell>
          <table:table-cell table:formula="of:=[.AJ21]/[.$AH$59]" office:value-type="float" office:value="0.00191095762568677" calcext:value-type="float">
            <text:p>0.001910957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697" calcext:value-type="float">
            <text:p>1697</text:p>
          </table:table-cell>
          <table:table-cell table:formula="of:=SQRT([.H22])" office:value-type="float" office:value="41.194659848092" calcext:value-type="float">
            <text:p>41.19</text:p>
          </table:table-cell>
          <table:table-cell office:value-type="float" office:value="1697" calcext:value-type="float">
            <text:p>1697</text:p>
          </table:table-cell>
          <table:table-cell table:formula="of:=SQRT([.J22])" office:value-type="float" office:value="41.194659848092" calcext:value-type="float">
            <text:p>41.19</text:p>
          </table:table-cell>
          <table:table-cell office:value-type="float" office:value="2" calcext:value-type="float">
            <text:p>2</text:p>
          </table:table-cell>
          <table:table-cell table:formula="of:=SQRT([.L22])" office:value-type="float" office:value="1.4142135623731" calcext:value-type="float">
            <text:p>1.41</text:p>
          </table:table-cell>
          <table:table-cell/>
          <table:table-cell table:formula="of:=[.H22]*[.$B$4]" office:value-type="float" office:value="1166.08585712912" calcext:value-type="float">
            <text:p>1166.09</text:p>
          </table:table-cell>
          <table:table-cell table:formula="of:=SQRT([.I22]^2*[.$B$4]^2 + [.$C$4]^2*[.H22]^2)" office:value-type="float" office:value="44.8054643135693" calcext:value-type="float">
            <text:p>44.81</text:p>
          </table:table-cell>
          <table:table-cell table:formula="of:=[.J22]*[.$B$5]" office:value-type="float" office:value="1245.34493003642" calcext:value-type="float">
            <text:p>1245.34</text:p>
          </table:table-cell>
          <table:table-cell table:formula="of:=SQRT([.K22]^2*[.$B$5]^2+[.$C$5]^2*[.J22]^2)" office:value-type="float" office:value="44.0262506900697" calcext:value-type="float">
            <text:p>44.03</text:p>
          </table:table-cell>
          <table:table-cell table:formula="of:=2*[.H22]*[.J22]*[.$B$3]/[.$F$16]" office:value-type="float" office:value="0.02879809" calcext:value-type="float">
            <text:p>0.0288</text:p>
          </table:table-cell>
          <table:table-cell table:formula="of:=SQRT((2*[.$B$3]/[.$F$16])^2*([.H22]^2*[.K22]^2+[.J22]^2*[.I22]^2))" office:value-type="float" office:value="0.000988639051727171" calcext:value-type="float">
            <text:p>0.0010</text:p>
          </table:table-cell>
          <table:table-cell table:formula="of:=[.L22]-[.S22]" office:value-type="float" office:value="1.97120191" calcext:value-type="float">
            <text:p>1.97</text:p>
          </table:table-cell>
          <table:table-cell table:formula="of:=SQRT([.M22]^2+[.T22]^2)" office:value-type="float" office:value="1.41421390793867" calcext:value-type="float">
            <text:p>1.41</text:p>
          </table:table-cell>
          <table:table-cell table:number-columns-repeated="2"/>
          <table:table-cell table:formula="of:=[.O22]/[.$F$16]" office:value-type="float" office:value="23.3217171425824" calcext:value-type="float">
            <text:p>23.32</text:p>
          </table:table-cell>
          <table:table-cell table:formula="of:=[.P22]/[.$F$16]" office:value-type="float" office:value="0.896109286271386" calcext:value-type="float">
            <text:p>0.90</text:p>
          </table:table-cell>
          <table:table-cell table:formula="of:=[.Q22]/[.$F$16]" office:value-type="float" office:value="24.9068986007284" calcext:value-type="float">
            <text:p>24.91</text:p>
          </table:table-cell>
          <table:table-cell table:formula="of:=[.R22]/[.$F$16]" office:value-type="float" office:value="0.880525013801394" calcext:value-type="float">
            <text:p>0.88</text:p>
          </table:table-cell>
          <table:table-cell table:formula="of:=[.U22]/[.$F$16]" office:value-type="float" office:value="0.0394240382" calcext:value-type="float">
            <text:p>0.0394</text:p>
          </table:table-cell>
          <table:table-cell table:formula="of:=[.V22]/[.$F$16]" office:value-type="float" office:value="0.0282842781587735" calcext:value-type="float">
            <text:p>0.03</text:p>
          </table:table-cell>
          <table:table-cell/>
          <table:table-cell table:style-name="ce13"/>
          <table:table-cell table:formula="of:=[.AG21]+5" office:value-type="float" office:value="-5" calcext:value-type="float">
            <text:p>-5</text:p>
          </table:table-cell>
          <table:table-cell table:formula="of:=[.AC46]" office:value-type="float" office:value="-0.0006005696" calcext:value-type="float">
            <text:p>-0.0006005696</text:p>
          </table:table-cell>
          <table:table-cell office:value-type="float" office:value="0" calcext:value-type="float">
            <text:p>0</text:p>
          </table:table-cell>
          <table:table-cell table:formula="of:=[.AD46]" office:value-type="float" office:value="0.0000204037949097711" calcext:value-type="float">
            <text:p>2.04037949097711E-005</text:p>
          </table:table-cell>
          <table:table-cell table:number-columns-repeated="2"/>
          <table:table-cell table:formula="of:=[.AG22]" office:value-type="float" office:value="-5" calcext:value-type="float">
            <text:p>-5</text:p>
          </table:table-cell>
          <table:table-cell table:formula="of:=[.AH22]/[.$AH$59]" office:value-type="float" office:value="-0.0000573831262899163" calcext:value-type="float">
            <text:p>-5.73831262899163E-005</text:p>
          </table:table-cell>
          <table:table-cell office:value-type="float" office:value="0" calcext:value-type="float">
            <text:p>0</text:p>
          </table:table-cell>
          <table:table-cell table:formula="of:=[.AJ22]/[.$AH$59]" office:value-type="float" office:value="0.00000194953847164583" calcext:value-type="float">
            <text:p>1.94953847164583E-006</text:p>
          </table:table-cell>
        </table:table-row>
        <table:table-row table:style-name="ro1">
          <table:table-cell table:number-columns-repeated="5"/>
          <table:covered-table-cell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975" calcext:value-type="float">
            <text:p>1975</text:p>
          </table:table-cell>
          <table:table-cell table:formula="of:=SQRT([.H23])" office:value-type="float" office:value="44.4409720865779" calcext:value-type="float">
            <text:p>44.44</text:p>
          </table:table-cell>
          <table:table-cell table:style-name="ce25" office:value-type="float" office:value="1975" calcext:value-type="float">
            <text:p>1975</text:p>
          </table:table-cell>
          <table:table-cell table:formula="of:=SQRT([.J23])" office:value-type="float" office:value="44.4409720865779" calcext:value-type="float">
            <text:p>44.44</text:p>
          </table:table-cell>
          <table:table-cell table:style-name="ce25" office:value-type="float" office:value="4" calcext:value-type="float">
            <text:p>4</text:p>
          </table:table-cell>
          <table:table-cell table:formula="of:=SQRT([.L23])" office:value-type="float" office:value="2" calcext:value-type="float">
            <text:p>2.00</text:p>
          </table:table-cell>
          <table:table-cell/>
          <table:table-cell table:formula="of:=[.H23]*[.$B$4]" office:value-type="float" office:value="1357.11229689453" calcext:value-type="float">
            <text:p>1357.11</text:p>
          </table:table-cell>
          <table:table-cell table:formula="of:=SQRT([.I23]^2*[.$B$4]^2 + [.$C$4]^2*[.H23]^2)" office:value-type="float" office:value="50.6594458325148" calcext:value-type="float">
            <text:p>50.66</text:p>
          </table:table-cell>
          <table:table-cell table:formula="of:=[.J23]*[.$B$5]" office:value-type="float" office:value="1449.35547249377" calcext:value-type="float">
            <text:p>1449.36</text:p>
          </table:table-cell>
          <table:table-cell table:formula="of:=SQRT([.K23]^2*[.$B$5]^2+[.$C$5]^2*[.J23]^2)" office:value-type="float" office:value="49.5091045792952" calcext:value-type="float">
            <text:p>49.51</text:p>
          </table:table-cell>
          <table:table-cell table:formula="of:=2*[.H23]*[.J23]*[.$B$3]/[.$F$16]" office:value-type="float" office:value="0.03900625" calcext:value-type="float">
            <text:p>0.0390</text:p>
          </table:table-cell>
          <table:table-cell table:formula="of:=SQRT((2*[.$B$3]/[.$F$16])^2*([.H23]^2*[.K23]^2+[.J23]^2*[.I23]^2))" office:value-type="float" office:value="0.00124126825263518" calcext:value-type="float">
            <text:p>0.0012</text:p>
          </table:table-cell>
          <table:table-cell table:formula="of:=[.L23]-[.S23]" office:value-type="float" office:value="3.96099375" calcext:value-type="float">
            <text:p>3.96</text:p>
          </table:table-cell>
          <table:table-cell table:formula="of:=SQRT([.M23]^2+[.T23]^2)" office:value-type="float" office:value="2.00000038518668" calcext:value-type="float">
            <text:p>2.00</text:p>
          </table:table-cell>
          <table:table-cell table:number-columns-repeated="2"/>
          <table:table-cell table:formula="of:=[.O23]/[.$F$16]" office:value-type="float" office:value="27.1422459378906" calcext:value-type="float">
            <text:p>27.14</text:p>
          </table:table-cell>
          <table:table-cell table:formula="of:=[.P23]/[.$F$16]" office:value-type="float" office:value="1.0131889166503" calcext:value-type="float">
            <text:p>1.01</text:p>
          </table:table-cell>
          <table:table-cell table:formula="of:=[.Q23]/[.$F$16]" office:value-type="float" office:value="28.9871094498754" calcext:value-type="float">
            <text:p>28.99</text:p>
          </table:table-cell>
          <table:table-cell table:formula="of:=[.R23]/[.$F$16]" office:value-type="float" office:value="0.990182091585903" calcext:value-type="float">
            <text:p>0.99</text:p>
          </table:table-cell>
          <table:table-cell table:formula="of:=[.U23]/[.$F$16]" office:value-type="float" office:value="0.079219875" calcext:value-type="float">
            <text:p>0.0792</text:p>
          </table:table-cell>
          <table:table-cell table:formula="of:=[.V23]/[.$F$16]" office:value-type="float" office:value="0.0400000077037336" calcext:value-type="float">
            <text:p>0.04</text:p>
          </table:table-cell>
          <table:table-cell/>
          <table:table-cell table:style-name="ce13"/>
          <table:table-cell table:formula="of:=[.AG22]+5" office:value-type="float" office:value="0" calcext:value-type="float">
            <text:p>0</text:p>
          </table:table-cell>
          <table:table-cell table:formula="of:=[.AC53]" office:value-type="float" office:value="0.0793876736" calcext:value-type="float">
            <text:p>0.0793876736</text:p>
          </table:table-cell>
          <table:table-cell office:value-type="float" office:value="0" calcext:value-type="float">
            <text:p>0</text:p>
          </table:table-cell>
          <table:table-cell table:formula="of:=[.AD53]" office:value-type="float" office:value="0.0400000053701022" calcext:value-type="float">
            <text:p>0.0400000054</text:p>
          </table:table-cell>
          <table:table-cell table:number-columns-repeated="2"/>
          <table:table-cell table:formula="of:=[.AG23]" office:value-type="float" office:value="0" calcext:value-type="float">
            <text:p>0</text:p>
          </table:table-cell>
          <table:table-cell table:formula="of:=[.AH23]/[.$AH$59]" office:value-type="float" office:value="0.00758532050248873" calcext:value-type="float">
            <text:p>0.0075853205</text:p>
          </table:table-cell>
          <table:table-cell office:value-type="float" office:value="0" calcext:value-type="float">
            <text:p>0</text:p>
          </table:table-cell>
          <table:table-cell table:formula="of:=[.AJ23]/[.$AH$59]" office:value-type="float" office:value="0.0038219139958964" calcext:value-type="float">
            <text:p>0.003821914</text:p>
          </table:table-cell>
        </table:table-row>
        <table:table-row table:style-name="ro1">
          <table:table-cell table:number-columns-repeated="5"/>
          <table:covered-table-cell table:style-name="ce23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996" calcext:value-type="float">
            <text:p>1996</text:p>
          </table:table-cell>
          <table:table-cell table:formula="of:=SQRT([.H24])" office:value-type="float" office:value="44.6766158073774" calcext:value-type="float">
            <text:p>44.68</text:p>
          </table:table-cell>
          <table:table-cell table:style-name="ce26" office:value-type="float" office:value="2003" calcext:value-type="float">
            <text:p>2003</text:p>
          </table:table-cell>
          <table:table-cell table:formula="of:=SQRT([.J24])" office:value-type="float" office:value="44.7548880012005" calcext:value-type="float">
            <text:p>44.75</text:p>
          </table:table-cell>
          <table:table-cell table:style-name="ce26" office:value-type="float" office:value="158" calcext:value-type="float">
            <text:p>158</text:p>
          </table:table-cell>
          <table:table-cell table:formula="of:=SQRT([.L24])" office:value-type="float" office:value="12.5698050899765" calcext:value-type="float">
            <text:p>12.57</text:p>
          </table:table-cell>
          <table:table-cell/>
          <table:table-cell table:formula="of:=[.H24]*[.$B$4]" office:value-type="float" office:value="1371.54235169695" calcext:value-type="float">
            <text:p>1371.54</text:p>
          </table:table-cell>
          <table:table-cell table:formula="of:=SQRT([.I24]^2*[.$B$4]^2 + [.$C$4]^2*[.H24]^2)" office:value-type="float" office:value="51.1001447806551" calcext:value-type="float">
            <text:p>51.10</text:p>
          </table:table-cell>
          <table:table-cell table:formula="of:=[.J24]*[.$B$5]" office:value-type="float" office:value="1469.90329691394" calcext:value-type="float">
            <text:p>1469.90</text:p>
          </table:table-cell>
          <table:table-cell table:formula="of:=SQRT([.K24]^2*[.$B$5]^2+[.$C$5]^2*[.J24]^2)" office:value-type="float" office:value="50.0584886575522" calcext:value-type="float">
            <text:p>50.06</text:p>
          </table:table-cell>
          <table:table-cell table:formula="of:=2*[.H24]*[.J24]*[.$B$3]/[.$F$16]" office:value-type="float" office:value="0.03997988" calcext:value-type="float">
            <text:p>0.0400</text:p>
          </table:table-cell>
          <table:table-cell table:formula="of:=SQRT((2*[.$B$3]/[.$F$16])^2*([.H24]^2*[.K24]^2+[.J24]^2*[.I24]^2))" office:value-type="float" office:value="0.00126443481492721" calcext:value-type="float">
            <text:p>0.0013</text:p>
          </table:table-cell>
          <table:table-cell table:formula="of:=[.L24]-[.S24]" office:value-type="float" office:value="157.96002012" calcext:value-type="float">
            <text:p>157.96</text:p>
          </table:table-cell>
          <table:table-cell table:formula="of:=SQRT([.M24]^2+[.T24]^2)" office:value-type="float" office:value="12.5698051535732" calcext:value-type="float">
            <text:p>12.57</text:p>
          </table:table-cell>
          <table:table-cell table:number-columns-repeated="2"/>
          <table:table-cell table:formula="of:=[.O24]/[.$F$16]" office:value-type="float" office:value="27.430847033939" calcext:value-type="float">
            <text:p>27.43</text:p>
          </table:table-cell>
          <table:table-cell table:formula="of:=[.P24]/[.$F$16]" office:value-type="float" office:value="1.0220028956131" calcext:value-type="float">
            <text:p>1.02</text:p>
          </table:table-cell>
          <table:table-cell table:formula="of:=[.Q24]/[.$F$16]" office:value-type="float" office:value="29.3980659382787" calcext:value-type="float">
            <text:p>29.40</text:p>
          </table:table-cell>
          <table:table-cell table:formula="of:=[.R24]/[.$F$16]" office:value-type="float" office:value="1.00116977315104" calcext:value-type="float">
            <text:p>1.00</text:p>
          </table:table-cell>
          <table:table-cell table:formula="of:=[.U24]/[.$F$16]" office:value-type="float" office:value="3.1592004024" calcext:value-type="float">
            <text:p>3.1592</text:p>
          </table:table-cell>
          <table:table-cell table:formula="of:=[.V24]/[.$F$16]" office:value-type="float" office:value="0.251396103071464" calcext:value-type="float">
            <text:p>0.25</text:p>
          </table:table-cell>
          <table:table-cell/>
          <table:table-cell table:style-name="ce13"/>
          <table:table-cell table:formula="of:=[.AG23]+5" office:value-type="float" office:value="5" calcext:value-type="float">
            <text:p>5</text:p>
          </table:table-cell>
          <table:table-cell table:formula="of:=[.AC60]" office:value-type="float" office:value="0.0594443212" calcext:value-type="float">
            <text:p>0.0594443212</text:p>
          </table:table-cell>
          <table:table-cell office:value-type="float" office:value="0" calcext:value-type="float">
            <text:p>0</text:p>
          </table:table-cell>
          <table:table-cell table:formula="of:=[.AD60]" office:value-type="float" office:value="0.0346410215010724" calcext:value-type="float">
            <text:p>0.0346410215</text:p>
          </table:table-cell>
          <table:table-cell table:number-columns-repeated="2"/>
          <table:table-cell table:formula="of:=[.AG24]" office:value-type="float" office:value="5" calcext:value-type="float">
            <text:p>5</text:p>
          </table:table-cell>
          <table:table-cell table:formula="of:=[.AH24]/[.$AH$59]" office:value-type="float" office:value="0.00567977631674655" calcext:value-type="float">
            <text:p>0.0056797763</text:p>
          </table:table-cell>
          <table:table-cell office:value-type="float" office:value="0" calcext:value-type="float">
            <text:p>0</text:p>
          </table:table-cell>
          <table:table-cell table:formula="of:=[.AJ24]/[.$AH$59]" office:value-type="float" office:value="0.00330987467831829" calcext:value-type="float">
            <text:p>0.0033098747</text:p>
          </table:table-cell>
        </table:table-row>
        <table:table-row table:style-name="ro1">
          <table:table-cell table:number-columns-repeated="5"/>
          <table:table-cell table:style-name="ce20" office:value-type="float" office:value="-20" calcext:value-type="float" table:number-columns-spanned="1" table:number-rows-spanned="7">
            <text:p>-2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770" calcext:value-type="float">
            <text:p>1770</text:p>
          </table:table-cell>
          <table:table-cell table:style-name="ce27" table:formula="of:=SQRT([.H25])" office:value-type="float" office:value="42.0713679359253" calcext:value-type="float">
            <text:p>42.07</text:p>
          </table:table-cell>
          <table:table-cell table:style-name="ce24" office:value-type="float" office:value="1630" calcext:value-type="float">
            <text:p>1630</text:p>
          </table:table-cell>
          <table:table-cell table:style-name="ce27" table:formula="of:=SQRT([.J25])" office:value-type="float" office:value="40.3732584763727" calcext:value-type="float">
            <text:p>40.37</text:p>
          </table:table-cell>
          <table:table-cell table:style-name="ce24" office:value-type="float" office:value="1" calcext:value-type="float">
            <text:p>1</text:p>
          </table:table-cell>
          <table:table-cell table:style-name="ce32" table:formula="of:=SQRT([.L25])" office:value-type="float" office:value="1" calcext:value-type="float">
            <text:p>1.00</text:p>
          </table:table-cell>
          <table:table-cell/>
          <table:table-cell table:formula="of:=[.H25]*[.$B$4]" office:value-type="float" office:value="1216.24747620421" calcext:value-type="float">
            <text:p>1216.25</text:p>
          </table:table-cell>
          <table:table-cell table:formula="of:=SQRT([.I25]^2*[.$B$4]^2 + [.$C$4]^2*[.H25]^2)" office:value-type="float" office:value="46.3466245903376" calcext:value-type="float">
            <text:p>46.35</text:p>
          </table:table-cell>
          <table:table-cell table:formula="of:=[.J25]*[.$B$5]" office:value-type="float" office:value="1196.17692160245" calcext:value-type="float">
            <text:p>1196.18</text:p>
          </table:table-cell>
          <table:table-cell table:formula="of:=SQRT([.K25]^2*[.$B$5]^2+[.$C$5]^2*[.J25]^2)" office:value-type="float" office:value="42.695842700828" calcext:value-type="float">
            <text:p>42.70</text:p>
          </table:table-cell>
          <table:table-cell table:formula="of:=2*[.H25]*[.J25]*[.$B$3]/[.$F$16]" office:value-type="float" office:value="0.028851" calcext:value-type="float">
            <text:p>0.0289</text:p>
          </table:table-cell>
          <table:table-cell table:formula="of:=SQRT((2*[.$B$3]/[.$F$16])^2*([.H25]^2*[.K25]^2+[.J25]^2*[.I25]^2))" office:value-type="float" office:value="0.000990421122553432" calcext:value-type="float">
            <text:p>0.0010</text:p>
          </table:table-cell>
          <table:table-cell table:formula="of:=[.L25]-[.S25]" office:value-type="float" office:value="0.971149" calcext:value-type="float">
            <text:p>0.97</text:p>
          </table:table-cell>
          <table:table-cell table:formula="of:=SQRT([.M25]^2+[.T25]^2)" office:value-type="float" office:value="1.00000049046688" calcext:value-type="float">
            <text:p>1.00</text:p>
          </table:table-cell>
          <table:table-cell table:number-columns-repeated="2"/>
          <table:table-cell table:formula="of:=[.O25]/[.$F$16]" office:value-type="float" office:value="24.3249495240842" calcext:value-type="float">
            <text:p>24.32</text:p>
          </table:table-cell>
          <table:table-cell table:formula="of:=[.P25]/[.$F$16]" office:value-type="float" office:value="0.926932491806752" calcext:value-type="float">
            <text:p>0.93</text:p>
          </table:table-cell>
          <table:table-cell table:formula="of:=[.Q25]/[.$F$16]" office:value-type="float" office:value="23.9235384320491" calcext:value-type="float">
            <text:p>23.92</text:p>
          </table:table-cell>
          <table:table-cell table:formula="of:=[.R25]/[.$F$16]" office:value-type="float" office:value="0.853916854016559" calcext:value-type="float">
            <text:p>0.85</text:p>
          </table:table-cell>
          <table:table-cell table:formula="of:=[.U25]/[.$F$16]" office:value-type="float" office:value="0.01942298" calcext:value-type="float">
            <text:p>0.0194</text:p>
          </table:table-cell>
          <table:table-cell table:formula="of:=[.V25]/[.$F$16]" office:value-type="float" office:value="0.0200000098093376" calcext:value-type="float">
            <text:p>0.02</text:p>
          </table:table-cell>
          <table:table-cell/>
          <table:table-cell table:style-name="ce13"/>
          <table:table-cell table:formula="of:=[.AG24]+5" office:value-type="float" office:value="10" calcext:value-type="float">
            <text:p>10</text:p>
          </table:table-cell>
          <table:table-cell table:formula="of:=[.AC67]" office:value-type="float" office:value="2.3393903588" calcext:value-type="float">
            <text:p>2.3393903588</text:p>
          </table:table-cell>
          <table:table-cell office:value-type="float" office:value="0" calcext:value-type="float">
            <text:p>0</text:p>
          </table:table-cell>
          <table:table-cell table:formula="of:=[.AD67]" office:value-type="float" office:value="0.216333077512754" calcext:value-type="float">
            <text:p>0.2163330775</text:p>
          </table:table-cell>
          <table:table-cell table:number-columns-repeated="2"/>
          <table:table-cell table:formula="of:=[.AG25]" office:value-type="float" office:value="10" calcext:value-type="float">
            <text:p>10</text:p>
          </table:table-cell>
          <table:table-cell table:formula="of:=[.AH25]/[.$AH$59]" office:value-type="float" office:value="0.223523688845445" calcext:value-type="float">
            <text:p>0.2235236888</text:p>
          </table:table-cell>
          <table:table-cell office:value-type="float" office:value="0" calcext:value-type="float">
            <text:p>0</text:p>
          </table:table-cell>
          <table:table-cell table:formula="of:=[.AJ25]/[.$AH$59]" office:value-type="float" office:value="0.0206701576430119" calcext:value-type="float">
            <text:p>0.020670157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</text:p>
          </table:table-cell>
          <table:covered-table-cell table:style-name="ce21"/>
          <table:table-cell table:style-name="ce25" office:value-type="float" office:value="2" calcext:value-type="float">
            <text:p>2</text:p>
          </table:table-cell>
          <table:table-cell table:style-name="ce25"/>
          <table:table-cell table:formula="of:=SQRT([.H26])" office:value-type="float" office:value="0" calcext:value-type="float">
            <text:p>0.00</text:p>
          </table:table-cell>
          <table:table-cell table:style-name="ce25"/>
          <table:table-cell table:formula="of:=SQRT([.J26])" office:value-type="float" office:value="0" calcext:value-type="float">
            <text:p>0.00</text:p>
          </table:table-cell>
          <table:table-cell table:style-name="ce25" office:value-type="float" office:value="2" calcext:value-type="float">
            <text:p>2</text:p>
          </table:table-cell>
          <table:table-cell table:formula="of:=SQRT([.L26])" office:value-type="float" office:value="1.4142135623731" calcext:value-type="float">
            <text:p>1.41</text:p>
          </table:table-cell>
          <table:table-cell/>
          <table:table-cell table:formula="of:=[.H26]*[.$B$4]" office:value-type="float" office:value="0" calcext:value-type="float">
            <text:p>0.00</text:p>
          </table:table-cell>
          <table:table-cell table:formula="of:=SQRT([.I26]^2*[.$B$4]^2 + [.$C$4]^2*[.H26]^2)" office:value-type="float" office:value="0" calcext:value-type="float">
            <text:p>0.00</text:p>
          </table:table-cell>
          <table:table-cell table:formula="of:=[.J26]*[.$B$5]" office:value-type="float" office:value="0" calcext:value-type="float">
            <text:p>0.00</text:p>
          </table:table-cell>
          <table:table-cell table:formula="of:=SQRT([.K26]^2*[.$B$5]^2+[.$C$5]^2*[.J26]^2)" office:value-type="float" office:value="0" calcext:value-type="float">
            <text:p>0.00</text:p>
          </table:table-cell>
          <table:table-cell table:formula="of:=2*[.H26]*[.J26]*[.$B$3]/[.$F$16]" office:value-type="float" office:value="0" calcext:value-type="float">
            <text:p>0.0000</text:p>
          </table:table-cell>
          <table:table-cell table:formula="of:=SQRT((2*[.$B$3]/[.$F$16])^2*([.H26]^2*[.K26]^2+[.J26]^2*[.I26]^2))" office:value-type="float" office:value="0" calcext:value-type="float">
            <text:p>0.0000</text:p>
          </table:table-cell>
          <table:table-cell table:formula="of:=[.L26]-[.S26]" office:value-type="float" office:value="2" calcext:value-type="float">
            <text:p>2.00</text:p>
          </table:table-cell>
          <table:table-cell table:formula="of:=SQRT([.M26]^2+[.T26]^2)" office:value-type="float" office:value="1.4142135623731" calcext:value-type="float">
            <text:p>1.41</text:p>
          </table:table-cell>
          <table:table-cell table:number-columns-repeated="2"/>
          <table:table-cell table:formula="of:=[.O26]/[.$F$16]" office:value-type="float" office:value="0" calcext:value-type="float">
            <text:p>0.00</text:p>
          </table:table-cell>
          <table:table-cell table:formula="of:=[.P26]/[.$F$16]" office:value-type="float" office:value="0" calcext:value-type="float">
            <text:p>0.00</text:p>
          </table:table-cell>
          <table:table-cell table:formula="of:=[.Q26]/[.$F$16]" office:value-type="float" office:value="0" calcext:value-type="float">
            <text:p>0.00</text:p>
          </table:table-cell>
          <table:table-cell table:formula="of:=[.R26]/[.$F$16]" office:value-type="float" office:value="0" calcext:value-type="float">
            <text:p>0.00</text:p>
          </table:table-cell>
          <table:table-cell table:formula="of:=[.U26]/[.$F$16]" office:value-type="float" office:value="0.04" calcext:value-type="float">
            <text:p>0.0400</text:p>
          </table:table-cell>
          <table:table-cell table:formula="of:=[.V26]/[.$F$16]" office:value-type="float" office:value="0.0282842712474619" calcext:value-type="float">
            <text:p>0.03</text:p>
          </table:table-cell>
          <table:table-cell/>
          <table:table-cell table:style-name="ce13"/>
          <table:table-cell table:formula="of:=[.AG25]+5" office:value-type="float" office:value="15" calcext:value-type="float">
            <text:p>15</text:p>
          </table:table-cell>
          <table:table-cell table:formula="of:=[.AC74]" office:value-type="float" office:value="8.5593629488" calcext:value-type="float">
            <text:p>8.5593629488</text:p>
          </table:table-cell>
          <table:table-cell office:value-type="float" office:value="0" calcext:value-type="float">
            <text:p>0</text:p>
          </table:table-cell>
          <table:table-cell table:formula="of:=[.AD74]" office:value-type="float" office:value="0.413763217861969" calcext:value-type="float">
            <text:p>0.4137632179</text:p>
          </table:table-cell>
          <table:table-cell table:number-columns-repeated="2"/>
          <table:table-cell table:formula="of:=[.AG26]" office:value-type="float" office:value="15" calcext:value-type="float">
            <text:p>15</text:p>
          </table:table-cell>
          <table:table-cell table:formula="of:=[.AH26]/[.$AH$59]" office:value-type="float" office:value="0.817828616453815" calcext:value-type="float">
            <text:p>0.8178286165</text:p>
          </table:table-cell>
          <table:table-cell office:value-type="float" office:value="0" calcext:value-type="float">
            <text:p>0</text:p>
          </table:table-cell>
          <table:table-cell table:formula="of:=[.AJ26]/[.$AH$59]" office:value-type="float" office:value="0.0395341805257801" calcext:value-type="float">
            <text:p>0.0395341805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21" calcext:value-type="float">
            <text:p>1721</text:p>
          </table:table-cell>
          <table:table-cell table:formula="of:=SQRT([.H27])" office:value-type="float" office:value="41.4849370253831" calcext:value-type="float">
            <text:p>41.48</text:p>
          </table:table-cell>
          <table:table-cell office:value-type="float" office:value="1721" calcext:value-type="float">
            <text:p>1721</text:p>
          </table:table-cell>
          <table:table-cell table:formula="of:=SQRT([.J27])" office:value-type="float" office:value="41.4849370253831" calcext:value-type="float">
            <text:p>41.48</text:p>
          </table:table-cell>
          <table:table-cell office:value-type="float" office:value="1" calcext:value-type="float">
            <text:p>1</text:p>
          </table:table-cell>
          <table:table-cell table:formula="of:=SQRT([.L27])" office:value-type="float" office:value="1" calcext:value-type="float">
            <text:p>1.00</text:p>
          </table:table-cell>
          <table:table-cell/>
          <table:table-cell table:formula="of:=[.H27]*[.$B$4]" office:value-type="float" office:value="1182.57734833189" calcext:value-type="float">
            <text:p>1182.58</text:p>
          </table:table-cell>
          <table:table-cell table:formula="of:=SQRT([.I27]^2*[.$B$4]^2 + [.$C$4]^2*[.H27]^2)" office:value-type="float" office:value="45.3124954328367" calcext:value-type="float">
            <text:p>45.31</text:p>
          </table:table-cell>
          <table:table-cell table:formula="of:=[.J27]*[.$B$5]" office:value-type="float" office:value="1262.95735096799" calcext:value-type="float">
            <text:p>1262.96</text:p>
          </table:table-cell>
          <table:table-cell table:formula="of:=SQRT([.K27]^2*[.$B$5]^2+[.$C$5]^2*[.J27]^2)" office:value-type="float" office:value="44.5018682826776" calcext:value-type="float">
            <text:p>44.50</text:p>
          </table:table-cell>
          <table:table-cell table:formula="of:=2*[.H27]*[.J27]*[.$B$3]/[.$F$16]" office:value-type="float" office:value="0.02961841" calcext:value-type="float">
            <text:p>0.0296</text:p>
          </table:table-cell>
          <table:table-cell table:formula="of:=SQRT((2*[.$B$3]/[.$F$16])^2*([.H27]^2*[.K27]^2+[.J27]^2*[.I27]^2))" office:value-type="float" office:value="0.00100968592750419" calcext:value-type="float">
            <text:p>0.0010</text:p>
          </table:table-cell>
          <table:table-cell table:formula="of:=[.L27]-[.S27]" office:value-type="float" office:value="0.97038159" calcext:value-type="float">
            <text:p>0.97</text:p>
          </table:table-cell>
          <table:table-cell table:formula="of:=SQRT([.M27]^2+[.T27]^2)" office:value-type="float" office:value="1.00000050973271" calcext:value-type="float">
            <text:p>1.00</text:p>
          </table:table-cell>
          <table:table-cell table:number-columns-repeated="2"/>
          <table:table-cell table:formula="of:=[.O27]/[.$F$16]" office:value-type="float" office:value="23.6515469666378" calcext:value-type="float">
            <text:p>23.65</text:p>
          </table:table-cell>
          <table:table-cell table:formula="of:=[.P27]/[.$F$16]" office:value-type="float" office:value="0.906249908656735" calcext:value-type="float">
            <text:p>0.91</text:p>
          </table:table-cell>
          <table:table-cell table:formula="of:=[.Q27]/[.$F$16]" office:value-type="float" office:value="25.2591470193598" calcext:value-type="float">
            <text:p>25.26</text:p>
          </table:table-cell>
          <table:table-cell table:formula="of:=[.R27]/[.$F$16]" office:value-type="float" office:value="0.890037365653552" calcext:value-type="float">
            <text:p>0.89</text:p>
          </table:table-cell>
          <table:table-cell table:formula="of:=[.U27]/[.$F$16]" office:value-type="float" office:value="0.0194076318" calcext:value-type="float">
            <text:p>0.0194</text:p>
          </table:table-cell>
          <table:table-cell table:formula="of:=[.V27]/[.$F$16]" office:value-type="float" office:value="0.0200000101946541" calcext:value-type="float">
            <text:p>0.02</text:p>
          </table:table-cell>
          <table:table-cell/>
          <table:table-cell table:style-name="ce13"/>
          <table:table-cell table:formula="of:=[.AG26]+5" office:value-type="float" office:value="20" calcext:value-type="float">
            <text:p>20</text:p>
          </table:table-cell>
          <table:table-cell table:formula="of:=[.AC81]" office:value-type="float" office:value="8.2193300398" calcext:value-type="float">
            <text:p>8.2193300398</text:p>
          </table:table-cell>
          <table:table-cell office:value-type="float" office:value="0" calcext:value-type="float">
            <text:p>0</text:p>
          </table:table-cell>
          <table:table-cell table:formula="of:=[.AD81]" office:value-type="float" office:value="0.405462699260673" calcext:value-type="float">
            <text:p>0.4054626993</text:p>
          </table:table-cell>
          <table:table-cell table:number-columns-repeated="2"/>
          <table:table-cell table:formula="of:=[.AG27]" office:value-type="float" office:value="20" calcext:value-type="float">
            <text:p>20</text:p>
          </table:table-cell>
          <table:table-cell table:formula="of:=[.AH27]/[.$AH$59]" office:value-type="float" office:value="0.785339207466289" calcext:value-type="float">
            <text:p>0.7853392075</text:p>
          </table:table-cell>
          <table:table-cell office:value-type="float" office:value="0" calcext:value-type="float">
            <text:p>0</text:p>
          </table:table-cell>
          <table:table-cell table:formula="of:=[.AJ27]/[.$AH$59]" office:value-type="float" office:value="0.038741083926868" calcext:value-type="float">
            <text:p>0.0387410839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/>
          <table:table-cell table:formula="of:=SQRT([.H28])" office:value-type="float" office:value="0" calcext:value-type="float">
            <text:p>0.00</text:p>
          </table:table-cell>
          <table:table-cell/>
          <table:table-cell table:formula="of:=SQRT([.J28])" office:value-type="float" office:value="0" calcext:value-type="float">
            <text:p>0.00</text:p>
          </table:table-cell>
          <table:table-cell/>
          <table:table-cell table:formula="of:=SQRT([.L28])" office:value-type="float" office:value="0" calcext:value-type="float">
            <text:p>0.00</text:p>
          </table:table-cell>
          <table:table-cell/>
          <table:table-cell table:formula="of:=[.H28]*[.$B$4]" office:value-type="float" office:value="0" calcext:value-type="float">
            <text:p>0.00</text:p>
          </table:table-cell>
          <table:table-cell table:formula="of:=SQRT([.I28]^2*[.$B$4]^2 + [.$C$4]^2*[.H28]^2)" office:value-type="float" office:value="0" calcext:value-type="float">
            <text:p>0.00</text:p>
          </table:table-cell>
          <table:table-cell table:formula="of:=[.J28]*[.$B$5]" office:value-type="float" office:value="0" calcext:value-type="float">
            <text:p>0.00</text:p>
          </table:table-cell>
          <table:table-cell table:formula="of:=SQRT([.K28]^2*[.$B$5]^2+[.$C$5]^2*[.J28]^2)" office:value-type="float" office:value="0" calcext:value-type="float">
            <text:p>0.00</text:p>
          </table:table-cell>
          <table:table-cell table:formula="of:=2*[.H28]*[.J28]*[.$B$3]/[.$F$16]" office:value-type="float" office:value="0" calcext:value-type="float">
            <text:p>0.0000</text:p>
          </table:table-cell>
          <table:table-cell table:formula="of:=SQRT((2*[.$B$3]/[.$F$16])^2*([.H28]^2*[.K28]^2+[.J28]^2*[.I28]^2))" office:value-type="float" office:value="0" calcext:value-type="float">
            <text:p>0.0000</text:p>
          </table:table-cell>
          <table:table-cell table:formula="of:=[.L28]-[.S28]" office:value-type="float" office:value="0" calcext:value-type="float">
            <text:p>0.00</text:p>
          </table:table-cell>
          <table:table-cell table:formula="of:=SQRT([.M28]^2+[.T28]^2)" office:value-type="float" office:value="0" calcext:value-type="float">
            <text:p>0.00</text:p>
          </table:table-cell>
          <table:table-cell table:number-columns-repeated="2"/>
          <table:table-cell table:formula="of:=[.O28]/[.$F$16]" office:value-type="float" office:value="0" calcext:value-type="float">
            <text:p>0.00</text:p>
          </table:table-cell>
          <table:table-cell table:formula="of:=[.P28]/[.$F$16]" office:value-type="float" office:value="0" calcext:value-type="float">
            <text:p>0.00</text:p>
          </table:table-cell>
          <table:table-cell table:formula="of:=[.Q28]/[.$F$16]" office:value-type="float" office:value="0" calcext:value-type="float">
            <text:p>0.00</text:p>
          </table:table-cell>
          <table:table-cell table:formula="of:=[.R28]/[.$F$16]" office:value-type="float" office:value="0" calcext:value-type="float">
            <text:p>0.00</text:p>
          </table:table-cell>
          <table:table-cell table:formula="of:=[.U28]/[.$F$16]" office:value-type="float" office:value="0" calcext:value-type="float">
            <text:p>0.0000</text:p>
          </table:table-cell>
          <table:table-cell table:formula="of:=[.V28]/[.$F$16]" office:value-type="float" office:value="0" calcext:value-type="float">
            <text:p>0.00</text:p>
          </table:table-cell>
          <table:table-cell/>
          <table:table-cell table:style-name="ce13"/>
          <table:table-cell table:formula="of:=[.AG27]+5" office:value-type="float" office:value="25" calcext:value-type="float">
            <text:p>25</text:p>
          </table:table-cell>
          <table:table-cell table:formula="of:=[.AC88]" office:value-type="float" office:value="2.979317824" calcext:value-type="float">
            <text:p>2.979317824</text:p>
          </table:table-cell>
          <table:table-cell office:value-type="float" office:value="0" calcext:value-type="float">
            <text:p>0</text:p>
          </table:table-cell>
          <table:table-cell table:formula="of:=[.AD88]" office:value-type="float" office:value="0.244131113348007" calcext:value-type="float">
            <text:p>0.2441311133</text:p>
          </table:table-cell>
          <table:table-cell table:number-columns-repeated="2"/>
          <table:table-cell table:formula="of:=[.AG28]" office:value-type="float" office:value="25" calcext:value-type="float">
            <text:p>25</text:p>
          </table:table-cell>
          <table:table-cell table:formula="of:=[.AH28]/[.$AH$59]" office:value-type="float" office:value="0.284667374026908" calcext:value-type="float">
            <text:p>0.284667374</text:p>
          </table:table-cell>
          <table:table-cell office:value-type="float" office:value="0" calcext:value-type="float">
            <text:p>0</text:p>
          </table:table-cell>
          <table:table-cell table:formula="of:=[.AJ28]/[.$AH$59]" office:value-type="float" office:value="0.0233261998418611" calcext:value-type="float">
            <text:p>0.0233261998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780" calcext:value-type="float">
            <text:p>1780</text:p>
          </table:table-cell>
          <table:table-cell table:formula="of:=SQRT([.H29])" office:value-type="float" office:value="42.190046219458" calcext:value-type="float">
            <text:p>42.19</text:p>
          </table:table-cell>
          <table:table-cell office:value-type="float" office:value="1780" calcext:value-type="float">
            <text:p>1780</text:p>
          </table:table-cell>
          <table:table-cell table:formula="of:=SQRT([.J29])" office:value-type="float" office:value="42.190046219458" calcext:value-type="float">
            <text:p>42.19</text:p>
          </table:table-cell>
          <table:table-cell office:value-type="float" office:value="7" calcext:value-type="float">
            <text:p>7</text:p>
          </table:table-cell>
          <table:table-cell table:formula="of:=SQRT([.L29])" office:value-type="float" office:value="2.64575131106459" calcext:value-type="float">
            <text:p>2.65</text:p>
          </table:table-cell>
          <table:table-cell/>
          <table:table-cell table:formula="of:=[.H29]*[.$B$4]" office:value-type="float" office:value="1223.11893087203" calcext:value-type="float">
            <text:p>1223.12</text:p>
          </table:table-cell>
          <table:table-cell table:formula="of:=SQRT([.I29]^2*[.$B$4]^2 + [.$C$4]^2*[.H29]^2)" office:value-type="float" office:value="46.5575031955413" calcext:value-type="float">
            <text:p>46.56</text:p>
          </table:table-cell>
          <table:table-cell table:formula="of:=[.J29]*[.$B$5]" office:value-type="float" office:value="1306.25455242477" calcext:value-type="float">
            <text:p>1306.25</text:p>
          </table:table-cell>
          <table:table-cell table:formula="of:=SQRT([.K29]^2*[.$B$5]^2+[.$C$5]^2*[.J29]^2)" office:value-type="float" office:value="45.6691108343951" calcext:value-type="float">
            <text:p>45.67</text:p>
          </table:table-cell>
          <table:table-cell table:formula="of:=2*[.H29]*[.J29]*[.$B$3]/[.$F$16]" office:value-type="float" office:value="0.031684" calcext:value-type="float">
            <text:p>0.0317</text:p>
          </table:table-cell>
          <table:table-cell table:formula="of:=SQRT((2*[.$B$3]/[.$F$16])^2*([.H29]^2*[.K29]^2+[.J29]^2*[.I29]^2))" office:value-type="float" office:value="0.00106205009298055" calcext:value-type="float">
            <text:p>0.0011</text:p>
          </table:table-cell>
          <table:table-cell table:formula="of:=[.L29]-[.S29]" office:value-type="float" office:value="6.968316" calcext:value-type="float">
            <text:p>6.97</text:p>
          </table:table-cell>
          <table:table-cell table:formula="of:=SQRT([.M29]^2+[.T29]^2)" office:value-type="float" office:value="2.64575152422717" calcext:value-type="float">
            <text:p>2.65</text:p>
          </table:table-cell>
          <table:table-cell table:number-columns-repeated="2"/>
          <table:table-cell table:formula="of:=[.O29]/[.$F$16]" office:value-type="float" office:value="24.4623786174406" calcext:value-type="float">
            <text:p>24.46</text:p>
          </table:table-cell>
          <table:table-cell table:formula="of:=[.P29]/[.$F$16]" office:value-type="float" office:value="0.931150063910825" calcext:value-type="float">
            <text:p>0.93</text:p>
          </table:table-cell>
          <table:table-cell table:formula="of:=[.Q29]/[.$F$16]" office:value-type="float" office:value="26.1250910484953" calcext:value-type="float">
            <text:p>26.13</text:p>
          </table:table-cell>
          <table:table-cell table:formula="of:=[.R29]/[.$F$16]" office:value-type="float" office:value="0.913382216687903" calcext:value-type="float">
            <text:p>0.91</text:p>
          </table:table-cell>
          <table:table-cell table:formula="of:=[.U29]/[.$F$16]" office:value-type="float" office:value="0.13936632" calcext:value-type="float">
            <text:p>0.1394</text:p>
          </table:table-cell>
          <table:table-cell table:formula="of:=[.V29]/[.$F$16]" office:value-type="float" office:value="0.0529150304845434" calcext:value-type="float">
            <text:p>0.05</text:p>
          </table:table-cell>
          <table:table-cell/>
          <table:table-cell table:style-name="ce13"/>
          <table:table-cell table:number-columns-repeated="10"/>
        </table:table-row>
        <table:table-row table:style-name="ro1">
          <table:table-cell table:number-columns-repeated="5"/>
          <table:covered-table-cell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680" calcext:value-type="float">
            <text:p>1680</text:p>
          </table:table-cell>
          <table:table-cell table:formula="of:=SQRT([.H30])" office:value-type="float" office:value="40.9878030638384" calcext:value-type="float">
            <text:p>40.99</text:p>
          </table:table-cell>
          <table:table-cell table:style-name="ce25" office:value-type="float" office:value="1680" calcext:value-type="float">
            <text:p>1680</text:p>
          </table:table-cell>
          <table:table-cell table:formula="of:=SQRT([.J30])" office:value-type="float" office:value="40.9878030638384" calcext:value-type="float">
            <text:p>40.99</text:p>
          </table:table-cell>
          <table:table-cell table:style-name="ce25" office:value-type="float" office:value="116" calcext:value-type="float">
            <text:p>116</text:p>
          </table:table-cell>
          <table:table-cell table:formula="of:=SQRT([.L30])" office:value-type="float" office:value="10.770329614269" calcext:value-type="float">
            <text:p>10.77</text:p>
          </table:table-cell>
          <table:table-cell/>
          <table:table-cell table:formula="of:=[.H30]*[.$B$4]" office:value-type="float" office:value="1154.40438419383" calcext:value-type="float">
            <text:p>1154.40</text:p>
          </table:table-cell>
          <table:table-cell table:formula="of:=SQRT([.I30]^2*[.$B$4]^2 + [.$C$4]^2*[.H30]^2)" office:value-type="float" office:value="44.4461020158801" calcext:value-type="float">
            <text:p>44.45</text:p>
          </table:table-cell>
          <table:table-cell table:formula="of:=[.J30]*[.$B$5]" office:value-type="float" office:value="1232.86946520989" calcext:value-type="float">
            <text:p>1232.87</text:p>
          </table:table-cell>
          <table:table-cell table:formula="of:=SQRT([.K30]^2*[.$B$5]^2+[.$C$5]^2*[.J30]^2)" office:value-type="float" office:value="43.6890597004686" calcext:value-type="float">
            <text:p>43.69</text:p>
          </table:table-cell>
          <table:table-cell table:formula="of:=2*[.H30]*[.J30]*[.$B$3]/[.$F$16]" office:value-type="float" office:value="0.028224" calcext:value-type="float">
            <text:p>0.0282</text:p>
          </table:table-cell>
          <table:table-cell table:formula="of:=SQRT((2*[.$B$3]/[.$F$16])^2*([.H30]^2*[.K30]^2+[.J30]^2*[.I30]^2))" office:value-type="float" office:value="0.00097382051734393" calcext:value-type="float">
            <text:p>0.0010</text:p>
          </table:table-cell>
          <table:table-cell table:formula="of:=[.L30]-[.S30]" office:value-type="float" office:value="115.971776" calcext:value-type="float">
            <text:p>115.97</text:p>
          </table:table-cell>
          <table:table-cell table:formula="of:=SQRT([.M30]^2+[.T30]^2)" office:value-type="float" office:value="10.770329658294" calcext:value-type="float">
            <text:p>10.77</text:p>
          </table:table-cell>
          <table:table-cell table:number-columns-repeated="2"/>
          <table:table-cell table:formula="of:=[.O30]/[.$F$16]" office:value-type="float" office:value="23.0880876838765" calcext:value-type="float">
            <text:p>23.09</text:p>
          </table:table-cell>
          <table:table-cell table:formula="of:=[.P30]/[.$F$16]" office:value-type="float" office:value="0.888922040317601" calcext:value-type="float">
            <text:p>0.89</text:p>
          </table:table-cell>
          <table:table-cell table:formula="of:=[.Q30]/[.$F$16]" office:value-type="float" office:value="24.6573893041978" calcext:value-type="float">
            <text:p>24.66</text:p>
          </table:table-cell>
          <table:table-cell table:formula="of:=[.R30]/[.$F$16]" office:value-type="float" office:value="0.873781194009371" calcext:value-type="float">
            <text:p>0.87</text:p>
          </table:table-cell>
          <table:table-cell table:formula="of:=[.U30]/[.$F$16]" office:value-type="float" office:value="2.31943552" calcext:value-type="float">
            <text:p>2.3194</text:p>
          </table:table-cell>
          <table:table-cell table:formula="of:=[.V30]/[.$F$16]" office:value-type="float" office:value="0.215406593165879" calcext:value-type="float">
            <text:p>0.22</text:p>
          </table:table-cell>
          <table:table-cell/>
          <table:table-cell table:style-name="ce4" office:value-type="string" calcext:value-type="string">
            <text:p>D=2</text:p>
          </table:table-cell>
          <table:table-cell office:value-type="float" office:value="-25" calcext:value-type="float">
            <text:p>-25</text:p>
          </table:table-cell>
          <table:table-cell table:formula="of:=[.AC19]"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formula="of:=[.AD19]" office:value-type="float" office:value="0.02" calcext:value-type="float">
            <text:p>0.02</text:p>
          </table:table-cell>
          <table:table-cell table:number-columns-repeated="2"/>
          <table:table-cell office:value-type="float" office:value="-25" calcext:value-type="float">
            <text:p>-25</text:p>
          </table:table-cell>
          <table:table-cell table:formula="of:=[.AH30]/[.$AH$59]" office:value-type="float" office:value="0.00191095674139738" calcext:value-type="float">
            <text:p>0.0019109567</text:p>
          </table:table-cell>
          <table:table-cell office:value-type="float" office:value="0" calcext:value-type="float">
            <text:p>0</text:p>
          </table:table-cell>
          <table:table-cell table:formula="of:=[.AJ30]/[.$AH$59]" office:value-type="float" office:value="0.00191095674139738" calcext:value-type="float">
            <text:p>0.0019109567</text:p>
          </table:table-cell>
        </table:table-row>
        <table:table-row table:style-name="ro1">
          <table:table-cell table:number-columns-repeated="5"/>
          <table:covered-table-cell table:style-name="ce23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696" calcext:value-type="float">
            <text:p>1696</text:p>
          </table:table-cell>
          <table:table-cell table:style-name="ce29" table:formula="of:=SQRT([.H31])" office:value-type="float" office:value="41.182520563948" calcext:value-type="float">
            <text:p>41.18</text:p>
          </table:table-cell>
          <table:table-cell table:style-name="ce26" office:value-type="float" office:value="1970" calcext:value-type="float">
            <text:p>1970</text:p>
          </table:table-cell>
          <table:table-cell table:style-name="ce29" table:formula="of:=SQRT([.J31])" office:value-type="float" office:value="44.3846820423443" calcext:value-type="float">
            <text:p>44.38</text:p>
          </table:table-cell>
          <table:table-cell table:style-name="ce26" office:value-type="float" office:value="423" calcext:value-type="float">
            <text:p>423</text:p>
          </table:table-cell>
          <table:table-cell table:style-name="ce33" table:formula="of:=SQRT([.L31])" office:value-type="float" office:value="20.5669638012031" calcext:value-type="float">
            <text:p>20.57</text:p>
          </table:table-cell>
          <table:table-cell/>
          <table:table-cell table:formula="of:=[.H31]*[.$B$4]" office:value-type="float" office:value="1165.39871166234" calcext:value-type="float">
            <text:p>1165.40</text:p>
          </table:table-cell>
          <table:table-cell table:formula="of:=SQRT([.I31]^2*[.$B$4]^2 + [.$C$4]^2*[.H31]^2)" office:value-type="float" office:value="44.7843303544623" calcext:value-type="float">
            <text:p>44.78</text:p>
          </table:table-cell>
          <table:table-cell table:formula="of:=[.J31]*[.$B$5]" office:value-type="float" office:value="1445.68621813303" calcext:value-type="float">
            <text:p>1445.69</text:p>
          </table:table-cell>
          <table:table-cell table:formula="of:=SQRT([.K31]^2*[.$B$5]^2+[.$C$5]^2*[.J31]^2)" office:value-type="float" office:value="49.4109514325976" calcext:value-type="float">
            <text:p>49.41</text:p>
          </table:table-cell>
          <table:table-cell table:formula="of:=2*[.H31]*[.J31]*[.$B$3]/[.$F$16]" office:value-type="float" office:value="0.0334112" calcext:value-type="float">
            <text:p>0.0334</text:p>
          </table:table-cell>
          <table:table-cell table:formula="of:=SQRT((2*[.$B$3]/[.$F$16])^2*([.H31]^2*[.K31]^2+[.J31]^2*[.I31]^2))" office:value-type="float" office:value="0.00110673149047093" calcext:value-type="float">
            <text:p>0.0011</text:p>
          </table:table-cell>
          <table:table-cell table:formula="of:=[.L31]-[.S31]" office:value-type="float" office:value="422.9665888" calcext:value-type="float">
            <text:p>422.97</text:p>
          </table:table-cell>
          <table:table-cell table:formula="of:=SQRT([.M31]^2+[.T31]^2)" office:value-type="float" office:value="20.5669638309804" calcext:value-type="float">
            <text:p>20.57</text:p>
          </table:table-cell>
          <table:table-cell table:number-columns-repeated="2"/>
          <table:table-cell table:formula="of:=[.O31]/[.$F$16]" office:value-type="float" office:value="23.3079742332468" calcext:value-type="float">
            <text:p>23.31</text:p>
          </table:table-cell>
          <table:table-cell table:formula="of:=[.P31]/[.$F$16]" office:value-type="float" office:value="0.895686607089247" calcext:value-type="float">
            <text:p>0.90</text:p>
          </table:table-cell>
          <table:table-cell table:formula="of:=[.Q31]/[.$F$16]" office:value-type="float" office:value="28.9137243626605" calcext:value-type="float">
            <text:p>28.91</text:p>
          </table:table-cell>
          <table:table-cell table:formula="of:=[.R31]/[.$F$16]" office:value-type="float" office:value="0.988219028651951" calcext:value-type="float">
            <text:p>0.99</text:p>
          </table:table-cell>
          <table:table-cell table:formula="of:=[.U31]/[.$F$16]" office:value-type="float" office:value="8.459331776" calcext:value-type="float">
            <text:p>8.4593</text:p>
          </table:table-cell>
          <table:table-cell table:formula="of:=[.V31]/[.$F$16]" office:value-type="float" office:value="0.411339276619607" calcext:value-type="float">
            <text:p>0.41</text:p>
          </table:table-cell>
          <table:table-cell/>
          <table:table-cell table:style-name="ce13"/>
          <table:table-cell table:formula="of:=[.AG30]+5" office:value-type="float" office:value="-20" calcext:value-type="float">
            <text:p>-20</text:p>
          </table:table-cell>
          <table:table-cell table:formula="of:=[.AC26]"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table:formula="of:=[.AD26]" office:value-type="float" office:value="0.0282842712474619" calcext:value-type="float">
            <text:p>0.0282842712</text:p>
          </table:table-cell>
          <table:table-cell table:number-columns-repeated="2"/>
          <table:table-cell table:formula="of:=[.AM30]+5" office:value-type="float" office:value="-20" calcext:value-type="float">
            <text:p>-20</text:p>
          </table:table-cell>
          <table:table-cell table:formula="of:=[.AH31]/[.$AH$59]" office:value-type="float" office:value="0.00382191348279476" calcext:value-type="float">
            <text:p>0.0038219135</text:p>
          </table:table-cell>
          <table:table-cell office:value-type="float" office:value="0" calcext:value-type="float">
            <text:p>0</text:p>
          </table:table-cell>
          <table:table-cell table:formula="of:=[.AJ31]/[.$AH$59]" office:value-type="float" office:value="0.00270250094079247" calcext:value-type="float">
            <text:p>0.0027025009</text:p>
          </table:table-cell>
        </table:table-row>
        <table:table-row table:style-name="ro1">
          <table:table-cell table:number-columns-repeated="5"/>
          <table:table-cell table:style-name="ce20" office:value-type="float" office:value="-15" calcext:value-type="float" table:number-columns-spanned="1" table:number-rows-spanned="7">
            <text:p>-1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683" calcext:value-type="float">
            <text:p>1683</text:p>
          </table:table-cell>
          <table:table-cell table:style-name="ce27" table:formula="of:=SQRT([.H32])" office:value-type="float" office:value="41.024382993532" calcext:value-type="float">
            <text:p>41.02</text:p>
          </table:table-cell>
          <table:table-cell table:style-name="ce24" office:value-type="float" office:value="1618" calcext:value-type="float">
            <text:p>1618</text:p>
          </table:table-cell>
          <table:table-cell table:style-name="ce27" table:formula="of:=SQRT([.J32])" office:value-type="float" office:value="40.2243707222375" calcext:value-type="float">
            <text:p>40.22</text:p>
          </table:table-cell>
          <table:table-cell table:style-name="ce24" office:value-type="float" office:value="0" calcext:value-type="float">
            <text:p>0</text:p>
          </table:table-cell>
          <table:table-cell table:style-name="ce32" table:formula="of:=SQRT([.L32])" office:value-type="float" office:value="0" calcext:value-type="float">
            <text:p>0.00</text:p>
          </table:table-cell>
          <table:table-cell/>
          <table:table-cell table:formula="of:=[.H32]*[.$B$4]" office:value-type="float" office:value="1156.46582059417" calcext:value-type="float">
            <text:p>1156.47</text:p>
          </table:table-cell>
          <table:table-cell table:formula="of:=SQRT([.I32]^2*[.$B$4]^2 + [.$C$4]^2*[.H32]^2)" office:value-type="float" office:value="44.5095320968691" calcext:value-type="float">
            <text:p>44.51</text:p>
          </table:table-cell>
          <table:table-cell table:formula="of:=[.J32]*[.$B$5]" office:value-type="float" office:value="1187.37071113667" calcext:value-type="float">
            <text:p>1187.37</text:p>
          </table:table-cell>
          <table:table-cell table:formula="of:=SQRT([.K32]^2*[.$B$5]^2+[.$C$5]^2*[.J32]^2)" office:value-type="float" office:value="42.4571300575809" calcext:value-type="float">
            <text:p>42.46</text:p>
          </table:table-cell>
          <table:table-cell table:formula="of:=2*[.H32]*[.J32]*[.$B$3]/[.$F$16]" office:value-type="float" office:value="0.02723094" calcext:value-type="float">
            <text:p>0.0272</text:p>
          </table:table-cell>
          <table:table-cell table:formula="of:=SQRT((2*[.$B$3]/[.$F$16])^2*([.H32]^2*[.K32]^2+[.J32]^2*[.I32]^2))" office:value-type="float" office:value="0.000948099852019818" calcext:value-type="float">
            <text:p>0.0009</text:p>
          </table:table-cell>
          <table:table-cell table:formula="of:=[.L32]-[.S32]" office:value-type="float" office:value="-0.02723094" calcext:value-type="float">
            <text:p>-0.03</text:p>
          </table:table-cell>
          <table:table-cell table:formula="of:=SQRT([.M32]^2+[.T32]^2)" office:value-type="float" office:value="0.000948099852019818" calcext:value-type="float">
            <text:p>0.00</text:p>
          </table:table-cell>
          <table:table-cell table:number-columns-repeated="2"/>
          <table:table-cell table:formula="of:=[.O32]/[.$F$16]" office:value-type="float" office:value="23.1293164118835" calcext:value-type="float">
            <text:p>23.13</text:p>
          </table:table-cell>
          <table:table-cell table:formula="of:=[.P32]/[.$F$16]" office:value-type="float" office:value="0.890190641937383" calcext:value-type="float">
            <text:p>0.89</text:p>
          </table:table-cell>
          <table:table-cell table:formula="of:=[.Q32]/[.$F$16]" office:value-type="float" office:value="23.7474142227334" calcext:value-type="float">
            <text:p>23.75</text:p>
          </table:table-cell>
          <table:table-cell table:formula="of:=[.R32]/[.$F$16]" office:value-type="float" office:value="0.849142601151618" calcext:value-type="float">
            <text:p>0.85</text:p>
          </table:table-cell>
          <table:table-cell table:formula="of:=[.U32]/[.$F$16]" office:value-type="float" office:value="-0.0005446188" calcext:value-type="float">
            <text:p>-0.0005</text:p>
          </table:table-cell>
          <table:table-cell table:formula="of:=[.V32]/[.$F$16]" office:value-type="float" office:value="0.0000189619970403964" calcext:value-type="float">
            <text:p>0.00</text:p>
          </table:table-cell>
          <table:table-cell/>
          <table:table-cell table:style-name="ce13"/>
          <table:table-cell table:formula="of:=[.AG31]+5" office:value-type="float" office:value="-15" calcext:value-type="float">
            <text:p>-15</text:p>
          </table:table-cell>
          <table:table-cell table:formula="of:=[.AC33]"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formula="of:=[.AD33]" office:value-type="float" office:value="0.02" calcext:value-type="float">
            <text:p>0.02</text:p>
          </table:table-cell>
          <table:table-cell table:number-columns-repeated="2"/>
          <table:table-cell table:formula="of:=[.AM31]+5" office:value-type="float" office:value="-15" calcext:value-type="float">
            <text:p>-15</text:p>
          </table:table-cell>
          <table:table-cell table:formula="of:=[.AH32]/[.$AH$59]" office:value-type="float" office:value="0.00191095674139738" calcext:value-type="float">
            <text:p>0.0019109567</text:p>
          </table:table-cell>
          <table:table-cell office:value-type="float" office:value="0" calcext:value-type="float">
            <text:p>0</text:p>
          </table:table-cell>
          <table:table-cell table:formula="of:=[.AJ32]/[.$AH$59]" office:value-type="float" office:value="0.00191095674139738" calcext:value-type="float">
            <text:p>0.0019109567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</text:p>
          </table:table-cell>
          <table:covered-table-cell table:style-name="ce21"/>
          <table:table-cell table:style-name="ce25" office:value-type="float" office:value="2" calcext:value-type="float">
            <text:p>2</text:p>
          </table:table-cell>
          <table:table-cell table:style-name="ce25"/>
          <table:table-cell table:formula="of:=SQRT([.H33])" office:value-type="float" office:value="0" calcext:value-type="float">
            <text:p>0.00</text:p>
          </table:table-cell>
          <table:table-cell table:style-name="ce25"/>
          <table:table-cell table:formula="of:=SQRT([.J33])" office:value-type="float" office:value="0" calcext:value-type="float">
            <text:p>0.00</text:p>
          </table:table-cell>
          <table:table-cell table:style-name="ce25" office:value-type="float" office:value="1" calcext:value-type="float">
            <text:p>1</text:p>
          </table:table-cell>
          <table:table-cell table:formula="of:=SQRT([.L33])" office:value-type="float" office:value="1" calcext:value-type="float">
            <text:p>1.00</text:p>
          </table:table-cell>
          <table:table-cell/>
          <table:table-cell table:formula="of:=[.H33]*[.$B$4]" office:value-type="float" office:value="0" calcext:value-type="float">
            <text:p>0.00</text:p>
          </table:table-cell>
          <table:table-cell table:formula="of:=SQRT([.I33]^2*[.$B$4]^2 + [.$C$4]^2*[.H33]^2)" office:value-type="float" office:value="0" calcext:value-type="float">
            <text:p>0.00</text:p>
          </table:table-cell>
          <table:table-cell table:formula="of:=[.J33]*[.$B$5]" office:value-type="float" office:value="0" calcext:value-type="float">
            <text:p>0.00</text:p>
          </table:table-cell>
          <table:table-cell table:formula="of:=SQRT([.K33]^2*[.$B$5]^2+[.$C$5]^2*[.J33]^2)" office:value-type="float" office:value="0" calcext:value-type="float">
            <text:p>0.00</text:p>
          </table:table-cell>
          <table:table-cell table:formula="of:=2*[.H33]*[.J33]*[.$B$3]/[.$F$16]" office:value-type="float" office:value="0" calcext:value-type="float">
            <text:p>0.0000</text:p>
          </table:table-cell>
          <table:table-cell table:formula="of:=SQRT((2*[.$B$3]/[.$F$16])^2*([.H33]^2*[.K33]^2+[.J33]^2*[.I33]^2))" office:value-type="float" office:value="0" calcext:value-type="float">
            <text:p>0.0000</text:p>
          </table:table-cell>
          <table:table-cell table:formula="of:=[.L33]-[.S33]" office:value-type="float" office:value="1" calcext:value-type="float">
            <text:p>1.00</text:p>
          </table:table-cell>
          <table:table-cell table:formula="of:=SQRT([.M33]^2+[.T33]^2)" office:value-type="float" office:value="1" calcext:value-type="float">
            <text:p>1.00</text:p>
          </table:table-cell>
          <table:table-cell table:number-columns-repeated="2"/>
          <table:table-cell table:formula="of:=[.O33]/[.$F$16]" office:value-type="float" office:value="0" calcext:value-type="float">
            <text:p>0.00</text:p>
          </table:table-cell>
          <table:table-cell table:formula="of:=[.P33]/[.$F$16]" office:value-type="float" office:value="0" calcext:value-type="float">
            <text:p>0.00</text:p>
          </table:table-cell>
          <table:table-cell table:formula="of:=[.Q33]/[.$F$16]" office:value-type="float" office:value="0" calcext:value-type="float">
            <text:p>0.00</text:p>
          </table:table-cell>
          <table:table-cell table:formula="of:=[.R33]/[.$F$16]" office:value-type="float" office:value="0" calcext:value-type="float">
            <text:p>0.00</text:p>
          </table:table-cell>
          <table:table-cell table:formula="of:=[.U33]/[.$F$16]" office:value-type="float" office:value="0.02" calcext:value-type="float">
            <text:p>0.0200</text:p>
          </table:table-cell>
          <table:table-cell table:formula="of:=[.V33]/[.$F$16]" office:value-type="float" office:value="0.02" calcext:value-type="float">
            <text:p>0.02</text:p>
          </table:table-cell>
          <table:table-cell table:number-columns-repeated="2"/>
          <table:table-cell table:formula="of:=[.AG32]+5" office:value-type="float" office:value="-10" calcext:value-type="float">
            <text:p>-10</text:p>
          </table:table-cell>
          <table:table-cell table:formula="of:=[.AC40]" office:value-type="float" office:value="0.0394314936" calcext:value-type="float">
            <text:p>0.0394314936</text:p>
          </table:table-cell>
          <table:table-cell office:value-type="float" office:value="0" calcext:value-type="float">
            <text:p>0</text:p>
          </table:table-cell>
          <table:table-cell table:formula="of:=[.AD40]" office:value-type="float" office:value="0.0282842780250922" calcext:value-type="float">
            <text:p>0.028284278</text:p>
          </table:table-cell>
          <table:table-cell table:number-columns-repeated="2"/>
          <table:table-cell table:formula="of:=[.AM32]+5" office:value-type="float" office:value="-10" calcext:value-type="float">
            <text:p>-10</text:p>
          </table:table-cell>
          <table:table-cell table:formula="of:=[.AH33]/[.$AH$59]" office:value-type="float" office:value="0.00376759392591438" calcext:value-type="float">
            <text:p>0.0037675939</text:p>
          </table:table-cell>
          <table:table-cell office:value-type="float" office:value="0" calcext:value-type="float">
            <text:p>0</text:p>
          </table:table-cell>
          <table:table-cell table:formula="of:=[.AJ33]/[.$AH$59]" office:value-type="float" office:value="0.00270250158838038" calcext:value-type="float">
            <text:p>0.002702501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46" calcext:value-type="float">
            <text:p>1746</text:p>
          </table:table-cell>
          <table:table-cell table:formula="of:=SQRT([.H34])" office:value-type="float" office:value="41.7851648315524" calcext:value-type="float">
            <text:p>41.79</text:p>
          </table:table-cell>
          <table:table-cell office:value-type="float" office:value="1650" calcext:value-type="float">
            <text:p>1650</text:p>
          </table:table-cell>
          <table:table-cell table:formula="of:=SQRT([.J34])" office:value-type="float" office:value="40.6201920231798" calcext:value-type="float">
            <text:p>40.62</text:p>
          </table:table-cell>
          <table:table-cell office:value-type="float" office:value="2" calcext:value-type="float">
            <text:p>2</text:p>
          </table:table-cell>
          <table:table-cell table:formula="of:=SQRT([.L34])" office:value-type="float" office:value="1.4142135623731" calcext:value-type="float">
            <text:p>1.41</text:p>
          </table:table-cell>
          <table:table-cell/>
          <table:table-cell table:formula="of:=[.H34]*[.$B$4]" office:value-type="float" office:value="1199.75598500144" calcext:value-type="float">
            <text:p>1199.76</text:p>
          </table:table-cell>
          <table:table-cell table:formula="of:=SQRT([.I34]^2*[.$B$4]^2 + [.$C$4]^2*[.H34]^2)" office:value-type="float" office:value="45.8402860380535" calcext:value-type="float">
            <text:p>45.84</text:p>
          </table:table-cell>
          <table:table-cell table:formula="of:=[.J34]*[.$B$5]" office:value-type="float" office:value="1210.85393904543" calcext:value-type="float">
            <text:p>1210.85</text:p>
          </table:table-cell>
          <table:table-cell table:formula="of:=SQRT([.K34]^2*[.$B$5]^2+[.$C$5]^2*[.J34]^2)" office:value-type="float" office:value="43.0934000953186" calcext:value-type="float">
            <text:p>43.09</text:p>
          </table:table-cell>
          <table:table-cell table:formula="of:=2*[.H34]*[.J34]*[.$B$3]/[.$F$16]" office:value-type="float" office:value="0.028809" calcext:value-type="float">
            <text:p>0.0288</text:p>
          </table:table-cell>
          <table:table-cell table:formula="of:=SQRT((2*[.$B$3]/[.$F$16])^2*([.H34]^2*[.K34]^2+[.J34]^2*[.I34]^2))" office:value-type="float" office:value="0.000989117606758671" calcext:value-type="float">
            <text:p>0.0010</text:p>
          </table:table-cell>
          <table:table-cell table:formula="of:=[.L34]-[.S34]" office:value-type="float" office:value="1.971191" calcext:value-type="float">
            <text:p>1.97</text:p>
          </table:table-cell>
          <table:table-cell table:formula="of:=SQRT([.M34]^2+[.T34]^2)" office:value-type="float" office:value="1.4142139082733" calcext:value-type="float">
            <text:p>1.41</text:p>
          </table:table-cell>
          <table:table-cell table:number-columns-repeated="2"/>
          <table:table-cell table:formula="of:=[.O34]/[.$F$16]" office:value-type="float" office:value="23.9951197000288" calcext:value-type="float">
            <text:p>24.00</text:p>
          </table:table-cell>
          <table:table-cell table:formula="of:=[.P34]/[.$F$16]" office:value-type="float" office:value="0.91680572076107" calcext:value-type="float">
            <text:p>0.92</text:p>
          </table:table-cell>
          <table:table-cell table:formula="of:=[.Q34]/[.$F$16]" office:value-type="float" office:value="24.2170787809086" calcext:value-type="float">
            <text:p>24.22</text:p>
          </table:table-cell>
          <table:table-cell table:formula="of:=[.R34]/[.$F$16]" office:value-type="float" office:value="0.861868001906372" calcext:value-type="float">
            <text:p>0.86</text:p>
          </table:table-cell>
          <table:table-cell table:formula="of:=[.U34]/[.$F$16]" office:value-type="float" office:value="0.03942382" calcext:value-type="float">
            <text:p>0.0394</text:p>
          </table:table-cell>
          <table:table-cell table:formula="of:=[.V34]/[.$F$16]" office:value-type="float" office:value="0.028284278165466" calcext:value-type="float">
            <text:p>0.03</text:p>
          </table:table-cell>
          <table:table-cell table:number-columns-repeated="2"/>
          <table:table-cell table:formula="of:=[.AG33]+5" office:value-type="float" office:value="-5" calcext:value-type="float">
            <text:p>-5</text:p>
          </table:table-cell>
          <table:table-cell table:formula="of:=[.AC47]" office:value-type="float" office:value="0.0394348396" calcext:value-type="float">
            <text:p>0.0394348396</text:p>
          </table:table-cell>
          <table:table-cell office:value-type="float" office:value="0" calcext:value-type="float">
            <text:p>0</text:p>
          </table:table-cell>
          <table:table-cell table:formula="of:=[.AD47]" office:value-type="float" office:value="0.0282842779672186" calcext:value-type="float">
            <text:p>0.028284278</text:p>
          </table:table-cell>
          <table:table-cell table:number-columns-repeated="2"/>
          <table:table-cell table:formula="of:=[.AM33]+5" office:value-type="float" office:value="-5" calcext:value-type="float">
            <text:p>-5</text:p>
          </table:table-cell>
          <table:table-cell table:formula="of:=[.AH34]/[.$AH$59]" office:value-type="float" office:value="0.00376791362897721" calcext:value-type="float">
            <text:p>0.0037679136</text:p>
          </table:table-cell>
          <table:table-cell office:value-type="float" office:value="0" calcext:value-type="float">
            <text:p>0</text:p>
          </table:table-cell>
          <table:table-cell table:formula="of:=[.AJ34]/[.$AH$59]" office:value-type="float" office:value="0.00270250158285068" calcext:value-type="float">
            <text:p>0.002702501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/>
          <table:table-cell table:formula="of:=SQRT([.H35])" office:value-type="float" office:value="0" calcext:value-type="float">
            <text:p>0.00</text:p>
          </table:table-cell>
          <table:table-cell/>
          <table:table-cell table:formula="of:=SQRT([.J35])" office:value-type="float" office:value="0" calcext:value-type="float">
            <text:p>0.00</text:p>
          </table:table-cell>
          <table:table-cell/>
          <table:table-cell table:formula="of:=SQRT([.L35])" office:value-type="float" office:value="0" calcext:value-type="float">
            <text:p>0.00</text:p>
          </table:table-cell>
          <table:table-cell/>
          <table:table-cell table:formula="of:=[.H35]*[.$B$4]" office:value-type="float" office:value="0" calcext:value-type="float">
            <text:p>0.00</text:p>
          </table:table-cell>
          <table:table-cell table:formula="of:=SQRT([.I35]^2*[.$B$4]^2 + [.$C$4]^2*[.H35]^2)" office:value-type="float" office:value="0" calcext:value-type="float">
            <text:p>0.00</text:p>
          </table:table-cell>
          <table:table-cell table:formula="of:=[.J35]*[.$B$5]" office:value-type="float" office:value="0" calcext:value-type="float">
            <text:p>0.00</text:p>
          </table:table-cell>
          <table:table-cell table:formula="of:=SQRT([.K35]^2*[.$B$5]^2+[.$C$5]^2*[.J35]^2)" office:value-type="float" office:value="0" calcext:value-type="float">
            <text:p>0.00</text:p>
          </table:table-cell>
          <table:table-cell table:formula="of:=2*[.H35]*[.J35]*[.$B$3]/[.$F$16]" office:value-type="float" office:value="0" calcext:value-type="float">
            <text:p>0.0000</text:p>
          </table:table-cell>
          <table:table-cell table:formula="of:=SQRT((2*[.$B$3]/[.$F$16])^2*([.H35]^2*[.K35]^2+[.J35]^2*[.I35]^2))" office:value-type="float" office:value="0" calcext:value-type="float">
            <text:p>0.0000</text:p>
          </table:table-cell>
          <table:table-cell table:formula="of:=[.L35]-[.S35]" office:value-type="float" office:value="0" calcext:value-type="float">
            <text:p>0.00</text:p>
          </table:table-cell>
          <table:table-cell table:formula="of:=SQRT([.M35]^2+[.T35]^2)" office:value-type="float" office:value="0" calcext:value-type="float">
            <text:p>0.00</text:p>
          </table:table-cell>
          <table:table-cell table:number-columns-repeated="2"/>
          <table:table-cell table:formula="of:=[.O35]/[.$F$16]" office:value-type="float" office:value="0" calcext:value-type="float">
            <text:p>0.00</text:p>
          </table:table-cell>
          <table:table-cell table:formula="of:=[.P35]/[.$F$16]" office:value-type="float" office:value="0" calcext:value-type="float">
            <text:p>0.00</text:p>
          </table:table-cell>
          <table:table-cell table:formula="of:=[.Q35]/[.$F$16]" office:value-type="float" office:value="0" calcext:value-type="float">
            <text:p>0.00</text:p>
          </table:table-cell>
          <table:table-cell table:formula="of:=[.R35]/[.$F$16]" office:value-type="float" office:value="0" calcext:value-type="float">
            <text:p>0.00</text:p>
          </table:table-cell>
          <table:table-cell table:formula="of:=[.U35]/[.$F$16]" office:value-type="float" office:value="0" calcext:value-type="float">
            <text:p>0.0000</text:p>
          </table:table-cell>
          <table:table-cell table:formula="of:=[.V35]/[.$F$16]" office:value-type="float" office:value="0" calcext:value-type="float">
            <text:p>0.00</text:p>
          </table:table-cell>
          <table:table-cell table:number-columns-repeated="2"/>
          <table:table-cell table:formula="of:=[.AG34]+5" office:value-type="float" office:value="0" calcext:value-type="float">
            <text:p>0</text:p>
          </table:table-cell>
          <table:table-cell table:formula="of:=[.AC54]" office:value-type="float" office:value="0.1394110068" calcext:value-type="float">
            <text:p>0.1394110068</text:p>
          </table:table-cell>
          <table:table-cell office:value-type="float" office:value="0" calcext:value-type="float">
            <text:p>0</text:p>
          </table:table-cell>
          <table:table-cell table:formula="of:=[.AD54]" office:value-type="float" office:value="0.0529150300425383" calcext:value-type="float">
            <text:p>0.05291503</text:p>
          </table:table-cell>
          <table:table-cell table:number-columns-repeated="2"/>
          <table:table-cell table:formula="of:=[.AM34]+5" office:value-type="float" office:value="0" calcext:value-type="float">
            <text:p>0</text:p>
          </table:table-cell>
          <table:table-cell table:formula="of:=[.AH35]/[.$AH$59]" office:value-type="float" office:value="0.0133204201634728" calcext:value-type="float">
            <text:p>0.0133204202</text:p>
          </table:table-cell>
          <table:table-cell office:value-type="float" office:value="0" calcext:value-type="float">
            <text:p>0</text:p>
          </table:table-cell>
          <table:table-cell table:formula="of:=[.AJ35]/[.$AH$59]" office:value-type="float" office:value="0.00505591666905167" calcext:value-type="float">
            <text:p>0.0050559167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720" calcext:value-type="float">
            <text:p>1720</text:p>
          </table:table-cell>
          <table:table-cell table:formula="of:=SQRT([.H36])" office:value-type="float" office:value="41.4728827066554" calcext:value-type="float">
            <text:p>41.47</text:p>
          </table:table-cell>
          <table:table-cell office:value-type="float" office:value="1875" calcext:value-type="float">
            <text:p>1875</text:p>
          </table:table-cell>
          <table:table-cell table:formula="of:=SQRT([.J36])" office:value-type="float" office:value="43.3012701892219" calcext:value-type="float">
            <text:p>43.30</text:p>
          </table:table-cell>
          <table:table-cell office:value-type="float" office:value="87" calcext:value-type="float">
            <text:p>87</text:p>
          </table:table-cell>
          <table:table-cell table:formula="of:=SQRT([.L36])" office:value-type="float" office:value="9.32737905308882" calcext:value-type="float">
            <text:p>9.33</text:p>
          </table:table-cell>
          <table:table-cell/>
          <table:table-cell table:formula="of:=[.H36]*[.$B$4]" office:value-type="float" office:value="1181.89020286511" calcext:value-type="float">
            <text:p>1181.89</text:p>
          </table:table-cell>
          <table:table-cell table:formula="of:=SQRT([.I36]^2*[.$B$4]^2 + [.$C$4]^2*[.H36]^2)" office:value-type="float" office:value="45.2913761067547" calcext:value-type="float">
            <text:p>45.29</text:p>
          </table:table-cell>
          <table:table-cell table:formula="of:=[.J36]*[.$B$5]" office:value-type="float" office:value="1375.9703852789" calcext:value-type="float">
            <text:p>1375.97</text:p>
          </table:table-cell>
          <table:table-cell table:formula="of:=SQRT([.K36]^2*[.$B$5]^2+[.$C$5]^2*[.J36]^2)" office:value-type="float" office:value="47.5430805273489" calcext:value-type="float">
            <text:p>47.54</text:p>
          </table:table-cell>
          <table:table-cell table:formula="of:=2*[.H36]*[.J36]*[.$B$3]/[.$F$16]" office:value-type="float" office:value="0.03225" calcext:value-type="float">
            <text:p>0.0323</text:p>
          </table:table-cell>
          <table:table-cell table:formula="of:=SQRT((2*[.$B$3]/[.$F$16])^2*([.H36]^2*[.K36]^2+[.J36]^2*[.I36]^2))" office:value-type="float" office:value="0.00107674857789551" calcext:value-type="float">
            <text:p>0.0011</text:p>
          </table:table-cell>
          <table:table-cell table:formula="of:=[.L36]-[.S36]" office:value-type="float" office:value="86.96775" calcext:value-type="float">
            <text:p>86.97</text:p>
          </table:table-cell>
          <table:table-cell table:formula="of:=SQRT([.M36]^2+[.T36]^2)" office:value-type="float" office:value="9.32737911523851" calcext:value-type="float">
            <text:p>9.33</text:p>
          </table:table-cell>
          <table:table-cell table:number-columns-repeated="2"/>
          <table:table-cell table:formula="of:=[.O36]/[.$F$16]" office:value-type="float" office:value="23.6378040573022" calcext:value-type="float">
            <text:p>23.64</text:p>
          </table:table-cell>
          <table:table-cell table:formula="of:=[.P36]/[.$F$16]" office:value-type="float" office:value="0.905827522135093" calcext:value-type="float">
            <text:p>0.91</text:p>
          </table:table-cell>
          <table:table-cell table:formula="of:=[.Q36]/[.$F$16]" office:value-type="float" office:value="27.5194077055779" calcext:value-type="float">
            <text:p>27.52</text:p>
          </table:table-cell>
          <table:table-cell table:formula="of:=[.R36]/[.$F$16]" office:value-type="float" office:value="0.950861610546978" calcext:value-type="float">
            <text:p>0.95</text:p>
          </table:table-cell>
          <table:table-cell table:formula="of:=[.U36]/[.$F$16]" office:value-type="float" office:value="1.739355" calcext:value-type="float">
            <text:p>1.7394</text:p>
          </table:table-cell>
          <table:table-cell table:formula="of:=[.V36]/[.$F$16]" office:value-type="float" office:value="0.18654758230477" calcext:value-type="float">
            <text:p>0.19</text:p>
          </table:table-cell>
          <table:table-cell table:number-columns-repeated="2"/>
          <table:table-cell table:formula="of:=[.AG35]+5" office:value-type="float" office:value="5" calcext:value-type="float">
            <text:p>5</text:p>
          </table:table-cell>
          <table:table-cell table:formula="of:=[.AC61]" office:value-type="float" office:value="3.3993943564" calcext:value-type="float">
            <text:p>3.3993943564</text:p>
          </table:table-cell>
          <table:table-cell office:value-type="float" office:value="0" calcext:value-type="float">
            <text:p>0</text:p>
          </table:table-cell>
          <table:table-cell table:formula="of:=[.AD61]" office:value-type="float" office:value="0.260768097016581" calcext:value-type="float">
            <text:p>0.260768097</text:p>
          </table:table-cell>
          <table:table-cell table:number-columns-repeated="2"/>
          <table:table-cell table:formula="of:=[.AM35]+5" office:value-type="float" office:value="5" calcext:value-type="float">
            <text:p>5</text:p>
          </table:table-cell>
          <table:table-cell table:formula="of:=[.AH36]/[.$AH$59]" office:value-type="float" office:value="0.324804778101539" calcext:value-type="float">
            <text:p>0.3248047781</text:p>
          </table:table-cell>
          <table:table-cell office:value-type="float" office:value="0" calcext:value-type="float">
            <text:p>0</text:p>
          </table:table-cell>
          <table:table-cell table:formula="of:=[.AJ36]/[.$AH$59]" office:value-type="float" office:value="0.02491582764676" calcext:value-type="float">
            <text:p>0.0249158276</text:p>
          </table:table-cell>
        </table:table-row>
        <table:table-row table:style-name="ro1">
          <table:table-cell table:number-columns-repeated="5"/>
          <table:covered-table-cell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704" calcext:value-type="float">
            <text:p>1704</text:p>
          </table:table-cell>
          <table:table-cell table:formula="of:=SQRT([.H37])" office:value-type="float" office:value="41.2795348811006" calcext:value-type="float">
            <text:p>41.28</text:p>
          </table:table-cell>
          <table:table-cell table:style-name="ce25" office:value-type="float" office:value="1854" calcext:value-type="float">
            <text:p>1854</text:p>
          </table:table-cell>
          <table:table-cell table:formula="of:=SQRT([.J37])" office:value-type="float" office:value="43.058100283222" calcext:value-type="float">
            <text:p>43.06</text:p>
          </table:table-cell>
          <table:table-cell table:style-name="ce25" office:value-type="float" office:value="395" calcext:value-type="float">
            <text:p>395</text:p>
          </table:table-cell>
          <table:table-cell table:formula="of:=SQRT([.L37])" office:value-type="float" office:value="19.8746069143518" calcext:value-type="float">
            <text:p>19.87</text:p>
          </table:table-cell>
          <table:table-cell/>
          <table:table-cell table:formula="of:=[.H37]*[.$B$4]" office:value-type="float" office:value="1170.8958753966" calcext:value-type="float">
            <text:p>1170.90</text:p>
          </table:table-cell>
          <table:table-cell table:formula="of:=SQRT([.I37]^2*[.$B$4]^2 + [.$C$4]^2*[.H37]^2)" office:value-type="float" office:value="44.9533847262374" calcext:value-type="float">
            <text:p>44.95</text:p>
          </table:table-cell>
          <table:table-cell table:formula="of:=[.J37]*[.$B$5]" office:value-type="float" office:value="1360.55951696377" calcext:value-type="float">
            <text:p>1360.56</text:p>
          </table:table-cell>
          <table:table-cell table:formula="of:=SQRT([.K37]^2*[.$B$5]^2+[.$C$5]^2*[.J37]^2)" office:value-type="float" office:value="47.1293851215656" calcext:value-type="float">
            <text:p>47.13</text:p>
          </table:table-cell>
          <table:table-cell table:formula="of:=2*[.H37]*[.J37]*[.$B$3]/[.$F$16]" office:value-type="float" office:value="0.03159216" calcext:value-type="float">
            <text:p>0.0316</text:p>
          </table:table-cell>
          <table:table-cell table:formula="of:=SQRT((2*[.$B$3]/[.$F$16])^2*([.H37]^2*[.K37]^2+[.J37]^2*[.I37]^2))" office:value-type="float" office:value="0.00106021179619923" calcext:value-type="float">
            <text:p>0.0011</text:p>
          </table:table-cell>
          <table:table-cell table:formula="of:=[.L37]-[.S37]" office:value-type="float" office:value="394.96840784" calcext:value-type="float">
            <text:p>394.97</text:p>
          </table:table-cell>
          <table:table-cell table:formula="of:=SQRT([.M37]^2+[.T37]^2)" office:value-type="float" office:value="19.8746069426303" calcext:value-type="float">
            <text:p>19.87</text:p>
          </table:table-cell>
          <table:table-cell table:number-columns-repeated="2"/>
          <table:table-cell table:formula="of:=[.O37]/[.$F$16]" office:value-type="float" office:value="23.4179175079319" calcext:value-type="float">
            <text:p>23.42</text:p>
          </table:table-cell>
          <table:table-cell table:formula="of:=[.P37]/[.$F$16]" office:value-type="float" office:value="0.899067694524748" calcext:value-type="float">
            <text:p>0.90</text:p>
          </table:table-cell>
          <table:table-cell table:formula="of:=[.Q37]/[.$F$16]" office:value-type="float" office:value="27.2111903392754" calcext:value-type="float">
            <text:p>27.21</text:p>
          </table:table-cell>
          <table:table-cell table:formula="of:=[.R37]/[.$F$16]" office:value-type="float" office:value="0.942587702431312" calcext:value-type="float">
            <text:p>0.94</text:p>
          </table:table-cell>
          <table:table-cell table:formula="of:=[.U37]/[.$F$16]" office:value-type="float" office:value="7.8993681568" calcext:value-type="float">
            <text:p>7.8994</text:p>
          </table:table-cell>
          <table:table-cell table:formula="of:=[.V37]/[.$F$16]" office:value-type="float" office:value="0.397492138852606" calcext:value-type="float">
            <text:p>0.40</text:p>
          </table:table-cell>
          <table:table-cell table:number-columns-repeated="2"/>
          <table:table-cell table:formula="of:=[.AG36]+5" office:value-type="float" office:value="10" calcext:value-type="float">
            <text:p>10</text:p>
          </table:table-cell>
          <table:table-cell table:formula="of:=[.AC68]" office:value-type="float" office:value="8.2993875512" calcext:value-type="float">
            <text:p>8.2993875512</text:p>
          </table:table-cell>
          <table:table-cell office:value-type="float" office:value="0" calcext:value-type="float">
            <text:p>0</text:p>
          </table:table-cell>
          <table:table-cell table:formula="of:=[.AD68]" office:value-type="float" office:value="0.407430976275386" calcext:value-type="float">
            <text:p>0.4074309763</text:p>
          </table:table-cell>
          <table:table-cell table:number-columns-repeated="2"/>
          <table:table-cell table:formula="of:=[.AM36]+5" office:value-type="float" office:value="10" calcext:value-type="float">
            <text:p>10</text:p>
          </table:table-cell>
          <table:table-cell table:formula="of:=[.AH37]/[.$AH$59]" office:value-type="float" office:value="0.792988529521756" calcext:value-type="float">
            <text:p>0.7929885295</text:p>
          </table:table-cell>
          <table:table-cell office:value-type="float" office:value="0" calcext:value-type="float">
            <text:p>0</text:p>
          </table:table-cell>
          <table:table-cell table:formula="of:=[.AJ37]/[.$AH$59]" office:value-type="float" office:value="0.0389291485383782" calcext:value-type="float">
            <text:p>0.0389291485</text:p>
          </table:table-cell>
        </table:table-row>
        <table:table-row table:style-name="ro1">
          <table:table-cell table:number-columns-repeated="5"/>
          <table:covered-table-cell table:style-name="ce23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613" calcext:value-type="float">
            <text:p>1613</text:p>
          </table:table-cell>
          <table:table-cell table:style-name="ce29" table:formula="of:=SQRT([.H38])" office:value-type="float" office:value="40.1621712560464" calcext:value-type="float">
            <text:p>40.16</text:p>
          </table:table-cell>
          <table:table-cell table:style-name="ce26" office:value-type="float" office:value="1848" calcext:value-type="float">
            <text:p>1848</text:p>
          </table:table-cell>
          <table:table-cell table:style-name="ce29" table:formula="of:=SQRT([.J38])" office:value-type="float" office:value="42.9883705204094" calcext:value-type="float">
            <text:p>42.99</text:p>
          </table:table-cell>
          <table:table-cell table:style-name="ce26" office:value-type="float" office:value="358" calcext:value-type="float">
            <text:p>358</text:p>
          </table:table-cell>
          <table:table-cell table:style-name="ce33" table:formula="of:=SQRT([.L38])" office:value-type="float" office:value="18.9208879284245" calcext:value-type="float">
            <text:p>18.92</text:p>
          </table:table-cell>
          <table:table-cell/>
          <table:table-cell table:formula="of:=[.H38]*[.$B$4]" office:value-type="float" office:value="1108.36563791943" calcext:value-type="float">
            <text:p>1108.37</text:p>
          </table:table-cell>
          <table:table-cell table:formula="of:=SQRT([.I38]^2*[.$B$4]^2 + [.$C$4]^2*[.H38]^2)" office:value-type="float" office:value="43.0279614355328" calcext:value-type="float">
            <text:p>43.03</text:p>
          </table:table-cell>
          <table:table-cell table:formula="of:=[.J38]*[.$B$5]" office:value-type="float" office:value="1356.15641173088" calcext:value-type="float">
            <text:p>1356.16</text:p>
          </table:table-cell>
          <table:table-cell table:formula="of:=SQRT([.K38]^2*[.$B$5]^2+[.$C$5]^2*[.J38]^2)" office:value-type="float" office:value="47.0111306802608" calcext:value-type="float">
            <text:p>47.01</text:p>
          </table:table-cell>
          <table:table-cell table:formula="of:=2*[.H38]*[.J38]*[.$B$3]/[.$F$16]" office:value-type="float" office:value="0.02980824" calcext:value-type="float">
            <text:p>0.0298</text:p>
          </table:table-cell>
          <table:table-cell table:formula="of:=SQRT((2*[.$B$3]/[.$F$16])^2*([.H38]^2*[.K38]^2+[.J38]^2*[.I38]^2))" office:value-type="float" office:value="0.00101570821912595" calcext:value-type="float">
            <text:p>0.0010</text:p>
          </table:table-cell>
          <table:table-cell table:formula="of:=[.L38]-[.S38]" office:value-type="float" office:value="357.97019176" calcext:value-type="float">
            <text:p>357.97</text:p>
          </table:table-cell>
          <table:table-cell table:formula="of:=SQRT([.M38]^2+[.T38]^2)" office:value-type="float" office:value="18.920887955687" calcext:value-type="float">
            <text:p>18.92</text:p>
          </table:table-cell>
          <table:table-cell table:number-columns-repeated="2"/>
          <table:table-cell table:formula="of:=[.O38]/[.$F$16]" office:value-type="float" office:value="22.1673127583886" calcext:value-type="float">
            <text:p>22.17</text:p>
          </table:table-cell>
          <table:table-cell table:formula="of:=[.P38]/[.$F$16]" office:value-type="float" office:value="0.860559228710657" calcext:value-type="float">
            <text:p>0.86</text:p>
          </table:table-cell>
          <table:table-cell table:formula="of:=[.Q38]/[.$F$16]" office:value-type="float" office:value="27.1231282346176" calcext:value-type="float">
            <text:p>27.12</text:p>
          </table:table-cell>
          <table:table-cell table:formula="of:=[.R38]/[.$F$16]" office:value-type="float" office:value="0.940222613605216" calcext:value-type="float">
            <text:p>0.94</text:p>
          </table:table-cell>
          <table:table-cell table:formula="of:=[.U38]/[.$F$16]" office:value-type="float" office:value="7.1594038352" calcext:value-type="float">
            <text:p>7.1594</text:p>
          </table:table-cell>
          <table:table-cell table:formula="of:=[.V38]/[.$F$16]" office:value-type="float" office:value="0.378417759113741" calcext:value-type="float">
            <text:p>0.38</text:p>
          </table:table-cell>
          <table:table-cell table:number-columns-repeated="2"/>
          <table:table-cell table:formula="of:=[.AG37]+5" office:value-type="float" office:value="15" calcext:value-type="float">
            <text:p>15</text:p>
          </table:table-cell>
          <table:table-cell table:formula="of:=[.AC75]" office:value-type="float" office:value="7.939391354" calcext:value-type="float">
            <text:p>7.939391354</text:p>
          </table:table-cell>
          <table:table-cell office:value-type="float" office:value="0" calcext:value-type="float">
            <text:p>0</text:p>
          </table:table-cell>
          <table:table-cell table:formula="of:=[.AD75]" office:value-type="float" office:value="0.398497177436625" calcext:value-type="float">
            <text:p>0.3984971774</text:p>
          </table:table-cell>
          <table:table-cell table:number-columns-repeated="2"/>
          <table:table-cell table:formula="of:=[.AM37]+5" office:value-type="float" office:value="15" calcext:value-type="float">
            <text:p>15</text:p>
          </table:table-cell>
          <table:table-cell table:formula="of:=[.AH38]/[.$AH$59]" office:value-type="float" office:value="0.758591671525918" calcext:value-type="float">
            <text:p>0.7585916715</text:p>
          </table:table-cell>
          <table:table-cell office:value-type="float" office:value="0" calcext:value-type="float">
            <text:p>0</text:p>
          </table:table-cell>
          <table:table-cell table:formula="of:=[.AJ38]/[.$AH$59]" office:value-type="float" office:value="0.0380755433825173" calcext:value-type="float">
            <text:p>0.0380755434</text:p>
          </table:table-cell>
        </table:table-row>
        <table:table-row table:style-name="ro1">
          <table:table-cell table:number-columns-repeated="5"/>
          <table:table-cell table:style-name="ce20" office:value-type="float" office:value="-10" calcext:value-type="float" table:number-columns-spanned="1" table:number-rows-spanned="7">
            <text:p>-1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688" calcext:value-type="float">
            <text:p>1688</text:p>
          </table:table-cell>
          <table:table-cell table:style-name="ce27" table:formula="of:=SQRT([.H39])" office:value-type="float" office:value="41.0852771683483" calcext:value-type="float">
            <text:p>41.09</text:p>
          </table:table-cell>
          <table:table-cell table:style-name="ce24" office:value-type="float" office:value="1645" calcext:value-type="float">
            <text:p>1645</text:p>
          </table:table-cell>
          <table:table-cell table:style-name="ce27" table:formula="of:=SQRT([.J39])" office:value-type="float" office:value="40.5585995813465" calcext:value-type="float">
            <text:p>40.56</text:p>
          </table:table-cell>
          <table:table-cell table:style-name="ce24" office:value-type="float" office:value="1" calcext:value-type="float">
            <text:p>1</text:p>
          </table:table-cell>
          <table:table-cell table:style-name="ce32" table:formula="of:=SQRT([.L39])" office:value-type="float" office:value="1" calcext:value-type="float">
            <text:p>1.00</text:p>
          </table:table-cell>
          <table:table-cell/>
          <table:table-cell table:formula="of:=[.H39]*[.$B$4]" office:value-type="float" office:value="1159.90154792808" calcext:value-type="float">
            <text:p>1159.90</text:p>
          </table:table-cell>
          <table:table-cell table:formula="of:=SQRT([.I39]^2*[.$B$4]^2 + [.$C$4]^2*[.H39]^2)" office:value-type="float" office:value="44.6152362687672" calcext:value-type="float">
            <text:p>44.62</text:p>
          </table:table-cell>
          <table:table-cell table:formula="of:=[.J39]*[.$B$5]" office:value-type="float" office:value="1207.18468468468" calcext:value-type="float">
            <text:p>1207.18</text:p>
          </table:table-cell>
          <table:table-cell table:formula="of:=SQRT([.K39]^2*[.$B$5]^2+[.$C$5]^2*[.J39]^2)" office:value-type="float" office:value="42.9940451180878" calcext:value-type="float">
            <text:p>42.99</text:p>
          </table:table-cell>
          <table:table-cell table:formula="of:=2*[.H39]*[.J39]*[.$B$3]/[.$F$16]" office:value-type="float" office:value="0.0277676" calcext:value-type="float">
            <text:p>0.0278</text:p>
          </table:table-cell>
          <table:table-cell table:formula="of:=SQRT((2*[.$B$3]/[.$F$16])^2*([.H39]^2*[.K39]^2+[.J39]^2*[.I39]^2))" office:value-type="float" office:value="0.000962026043306521" calcext:value-type="float">
            <text:p>0.0010</text:p>
          </table:table-cell>
          <table:table-cell table:formula="of:=[.L39]-[.S39]" office:value-type="float" office:value="0.9722324" calcext:value-type="float">
            <text:p>0.97</text:p>
          </table:table-cell>
          <table:table-cell table:formula="of:=SQRT([.M39]^2+[.T39]^2)" office:value-type="float" office:value="1.00000046274695" calcext:value-type="float">
            <text:p>1.00</text:p>
          </table:table-cell>
          <table:table-cell table:number-columns-repeated="2"/>
          <table:table-cell table:formula="of:=[.O39]/[.$F$16]" office:value-type="float" office:value="23.1980309585617" calcext:value-type="float">
            <text:p>23.20</text:p>
          </table:table-cell>
          <table:table-cell table:formula="of:=[.P39]/[.$F$16]" office:value-type="float" office:value="0.892304725375344" calcext:value-type="float">
            <text:p>0.89</text:p>
          </table:table-cell>
          <table:table-cell table:formula="of:=[.Q39]/[.$F$16]" office:value-type="float" office:value="24.1436936936937" calcext:value-type="float">
            <text:p>24.14</text:p>
          </table:table-cell>
          <table:table-cell table:formula="of:=[.R39]/[.$F$16]" office:value-type="float" office:value="0.859880902361756" calcext:value-type="float">
            <text:p>0.86</text:p>
          </table:table-cell>
          <table:table-cell table:formula="of:=[.U39]/[.$F$16]" office:value-type="float" office:value="0.019444648" calcext:value-type="float">
            <text:p>0.0194</text:p>
          </table:table-cell>
          <table:table-cell table:formula="of:=[.V39]/[.$F$16]" office:value-type="float" office:value="0.0200000092549389" calcext:value-type="float">
            <text:p>0.02</text:p>
          </table:table-cell>
          <table:table-cell table:number-columns-repeated="2"/>
          <table:table-cell table:formula="of:=[.AG38]+5" office:value-type="float" office:value="20" calcext:value-type="float">
            <text:p>20</text:p>
          </table:table-cell>
          <table:table-cell table:formula="of:=[.AC82]" office:value-type="float" office:value="2.5193711648" calcext:value-type="float">
            <text:p>2.5193711648</text:p>
          </table:table-cell>
          <table:table-cell office:value-type="float" office:value="0" calcext:value-type="float">
            <text:p>0</text:p>
          </table:table-cell>
          <table:table-cell table:formula="of:=[.AD82]" office:value-type="float" office:value="0.224499444201371" calcext:value-type="float">
            <text:p>0.2244994442</text:p>
          </table:table-cell>
          <table:table-cell table:number-columns-repeated="2"/>
          <table:table-cell table:formula="of:=[.AM38]+5" office:value-type="float" office:value="20" calcext:value-type="float">
            <text:p>20</text:p>
          </table:table-cell>
          <table:table-cell table:formula="of:=[.AH39]/[.$AH$59]" office:value-type="float" office:value="0.240720465572836" calcext:value-type="float">
            <text:p>0.2407204656</text:p>
          </table:table-cell>
          <table:table-cell office:value-type="float" office:value="0" calcext:value-type="float">
            <text:p>0</text:p>
          </table:table-cell>
          <table:table-cell table:formula="of:=[.AJ39]/[.$AH$59]" office:value-type="float" office:value="0.0214504363168287" calcext:value-type="float">
            <text:p>0.0214504363</text:p>
          </table:table-cell>
        </table:table-row>
        <table:table-row table:style-name="ro1">
          <table:table-cell table:number-columns-repeated="5"/>
          <table:covered-table-cell table:style-name="ce21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694" calcext:value-type="float">
            <text:p>1694</text:p>
          </table:table-cell>
          <table:table-cell table:formula="of:=SQRT([.H40])" office:value-type="float" office:value="41.1582312545134" calcext:value-type="float">
            <text:p>41.16</text:p>
          </table:table-cell>
          <table:table-cell table:style-name="ce25" office:value-type="float" office:value="1678" calcext:value-type="float">
            <text:p>1678</text:p>
          </table:table-cell>
          <table:table-cell table:formula="of:=SQRT([.J40])" office:value-type="float" office:value="40.9633982965281" calcext:value-type="float">
            <text:p>40.96</text:p>
          </table:table-cell>
          <table:table-cell table:style-name="ce25" office:value-type="float" office:value="2" calcext:value-type="float">
            <text:p>2</text:p>
          </table:table-cell>
          <table:table-cell table:formula="of:=SQRT([.L40])" office:value-type="float" office:value="1.4142135623731" calcext:value-type="float">
            <text:p>1.41</text:p>
          </table:table-cell>
          <table:table-cell/>
          <table:table-cell table:formula="of:=[.H40]*[.$B$4]" office:value-type="float" office:value="1164.02442072878" calcext:value-type="float">
            <text:p>1164.02</text:p>
          </table:table-cell>
          <table:table-cell table:formula="of:=SQRT([.I40]^2*[.$B$4]^2 + [.$C$4]^2*[.H40]^2)" office:value-type="float" office:value="44.7420605738056" calcext:value-type="float">
            <text:p>44.74</text:p>
          </table:table-cell>
          <table:table-cell table:formula="of:=[.J40]*[.$B$5]" office:value-type="float" office:value="1231.40176346559" calcext:value-type="float">
            <text:p>1231.40</text:p>
          </table:table-cell>
          <table:table-cell table:formula="of:=SQRT([.K40]^2*[.$B$5]^2+[.$C$5]^2*[.J40]^2)" office:value-type="float" office:value="43.6493737640495" calcext:value-type="float">
            <text:p>43.65</text:p>
          </table:table-cell>
          <table:table-cell table:formula="of:=2*[.H40]*[.J40]*[.$B$3]/[.$F$16]" office:value-type="float" office:value="0.02842532" calcext:value-type="float">
            <text:p>0.0284</text:p>
          </table:table-cell>
          <table:table-cell table:formula="of:=SQRT((2*[.$B$3]/[.$F$16])^2*([.H40]^2*[.K40]^2+[.J40]^2*[.I40]^2))" office:value-type="float" office:value="0.000979031046698725" calcext:value-type="float">
            <text:p>0.0010</text:p>
          </table:table-cell>
          <table:table-cell table:formula="of:=[.L40]-[.S40]" office:value-type="float" office:value="1.97157468" calcext:value-type="float">
            <text:p>1.97</text:p>
          </table:table-cell>
          <table:table-cell table:formula="of:=SQRT([.M40]^2+[.T40]^2)" office:value-type="float" office:value="1.41421390125461" calcext:value-type="float">
            <text:p>1.41</text:p>
          </table:table-cell>
          <table:table-cell table:number-columns-repeated="2"/>
          <table:table-cell table:formula="of:=[.O40]/[.$F$16]" office:value-type="float" office:value="23.2804884145755" calcext:value-type="float">
            <text:p>23.28</text:p>
          </table:table-cell>
          <table:table-cell table:formula="of:=[.P40]/[.$F$16]" office:value-type="float" office:value="0.894841211476111" calcext:value-type="float">
            <text:p>0.89</text:p>
          </table:table-cell>
          <table:table-cell table:formula="of:=[.Q40]/[.$F$16]" office:value-type="float" office:value="24.6280352693119" calcext:value-type="float">
            <text:p>24.63</text:p>
          </table:table-cell>
          <table:table-cell table:formula="of:=[.R40]/[.$F$16]" office:value-type="float" office:value="0.872987475280989" calcext:value-type="float">
            <text:p>0.87</text:p>
          </table:table-cell>
          <table:table-cell table:formula="of:=[.U40]/[.$F$16]" office:value-type="float" office:value="0.0394314936" calcext:value-type="float">
            <text:p>0.0394</text:p>
          </table:table-cell>
          <table:table-cell table:formula="of:=[.V40]/[.$F$16]" office:value-type="float" office:value="0.0282842780250922" calcext:value-type="float">
            <text:p>0.03</text:p>
          </table:table-cell>
          <table:table-cell table:number-columns-repeated="2"/>
          <table:table-cell table:formula="of:=[.AG39]+5" office:value-type="float" office:value="25" calcext:value-type="float">
            <text:p>25</text:p>
          </table:table-cell>
          <table:table-cell table:formula="of:=[.AC89]" office:value-type="float" office:value="0.0393531028" calcext:value-type="float">
            <text:p>0.0393531028</text:p>
          </table:table-cell>
          <table:table-cell office:value-type="float" office:value="0" calcext:value-type="float">
            <text:p>0</text:p>
          </table:table-cell>
          <table:table-cell table:formula="of:=[.AD89]" office:value-type="float" office:value="0.0282842794925535" calcext:value-type="float">
            <text:p>0.0282842795</text:p>
          </table:table-cell>
          <table:table-cell table:number-columns-repeated="2"/>
          <table:table-cell table:formula="of:=[.AM39]+5" office:value-type="float" office:value="25" calcext:value-type="float">
            <text:p>25</text:p>
          </table:table-cell>
          <table:table-cell table:formula="of:=[.AH40]/[.$AH$59]" office:value-type="float" office:value="0.0037601038545282" calcext:value-type="float">
            <text:p>0.0037601039</text:p>
          </table:table-cell>
          <table:table-cell office:value-type="float" office:value="0" calcext:value-type="float">
            <text:p>0</text:p>
          </table:table-cell>
          <table:table-cell table:formula="of:=[.AJ40]/[.$AH$59]" office:value-type="float" office:value="0.00270250172859314" calcext:value-type="float">
            <text:p>0.0027025017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602" calcext:value-type="float">
            <text:p>1602</text:p>
          </table:table-cell>
          <table:table-cell table:formula="of:=SQRT([.H41])" office:value-type="float" office:value="40.024992192379" calcext:value-type="float">
            <text:p>40.02</text:p>
          </table:table-cell>
          <table:table-cell office:value-type="float" office:value="1732" calcext:value-type="float">
            <text:p>1732</text:p>
          </table:table-cell>
          <table:table-cell table:formula="of:=SQRT([.J41])" office:value-type="float" office:value="41.6173040933696" calcext:value-type="float">
            <text:p>41.62</text:p>
          </table:table-cell>
          <table:table-cell office:value-type="float" office:value="1" calcext:value-type="float">
            <text:p>1</text:p>
          </table:table-cell>
          <table:table-cell table:formula="of:=SQRT([.L41])" office:value-type="float" office:value="1" calcext:value-type="float">
            <text:p>1.00</text:p>
          </table:table-cell>
          <table:table-cell/>
          <table:table-cell table:formula="of:=[.H41]*[.$B$4]" office:value-type="float" office:value="1100.80703778483" calcext:value-type="float">
            <text:p>1100.81</text:p>
          </table:table-cell>
          <table:table-cell table:formula="of:=SQRT([.I41]^2*[.$B$4]^2 + [.$C$4]^2*[.H41]^2)" office:value-type="float" office:value="42.7948402340966" calcext:value-type="float">
            <text:p>42.79</text:p>
          </table:table-cell>
          <table:table-cell table:formula="of:=[.J41]*[.$B$5]" office:value-type="float" office:value="1271.02971056163" calcext:value-type="float">
            <text:p>1271.03</text:p>
          </table:table-cell>
          <table:table-cell table:formula="of:=SQRT([.K41]^2*[.$B$5]^2+[.$C$5]^2*[.J41]^2)" office:value-type="float" office:value="44.7197003809623" calcext:value-type="float">
            <text:p>44.72</text:p>
          </table:table-cell>
          <table:table-cell table:formula="of:=2*[.H41]*[.J41]*[.$B$3]/[.$F$16]" office:value-type="float" office:value="0.02774664" calcext:value-type="float">
            <text:p>0.0277</text:p>
          </table:table-cell>
          <table:table-cell table:formula="of:=SQRT((2*[.$B$3]/[.$F$16])^2*([.H41]^2*[.K41]^2+[.J41]^2*[.I41]^2))" office:value-type="float" office:value="0.000961807141582968" calcext:value-type="float">
            <text:p>0.0010</text:p>
          </table:table-cell>
          <table:table-cell table:formula="of:=[.L41]-[.S41]" office:value-type="float" office:value="0.97225336" calcext:value-type="float">
            <text:p>0.97</text:p>
          </table:table-cell>
          <table:table-cell table:formula="of:=SQRT([.M41]^2+[.T41]^2)" office:value-type="float" office:value="1.00000046253638" calcext:value-type="float">
            <text:p>1.00</text:p>
          </table:table-cell>
          <table:table-cell table:number-columns-repeated="2"/>
          <table:table-cell table:formula="of:=[.O41]/[.$F$16]" office:value-type="float" office:value="22.0161407556966" calcext:value-type="float">
            <text:p>22.02</text:p>
          </table:table-cell>
          <table:table-cell table:formula="of:=[.P41]/[.$F$16]" office:value-type="float" office:value="0.855896804681933" calcext:value-type="float">
            <text:p>0.86</text:p>
          </table:table-cell>
          <table:table-cell table:formula="of:=[.Q41]/[.$F$16]" office:value-type="float" office:value="25.4205942112325" calcext:value-type="float">
            <text:p>25.42</text:p>
          </table:table-cell>
          <table:table-cell table:formula="of:=[.R41]/[.$F$16]" office:value-type="float" office:value="0.894394007619246" calcext:value-type="float">
            <text:p>0.89</text:p>
          </table:table-cell>
          <table:table-cell table:formula="of:=[.U41]/[.$F$16]" office:value-type="float" office:value="0.0194450672" calcext:value-type="float">
            <text:p>0.0194</text:p>
          </table:table-cell>
          <table:table-cell table:formula="of:=[.V41]/[.$F$16]" office:value-type="float" office:value="0.0200000092507276" calcext:value-type="float">
            <text:p>0.02</text:p>
          </table:table-cell>
          <table:table-cell table:number-columns-repeated="12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/>
          <table:table-cell table:formula="of:=SQRT([.H42])" office:value-type="float" office:value="0" calcext:value-type="float">
            <text:p>0.00</text:p>
          </table:table-cell>
          <table:table-cell/>
          <table:table-cell table:formula="of:=SQRT([.J42])" office:value-type="float" office:value="0" calcext:value-type="float">
            <text:p>0.00</text:p>
          </table:table-cell>
          <table:table-cell/>
          <table:table-cell table:formula="of:=SQRT([.L42])" office:value-type="float" office:value="0" calcext:value-type="float">
            <text:p>0.00</text:p>
          </table:table-cell>
          <table:table-cell/>
          <table:table-cell table:formula="of:=[.H42]*[.$B$4]" office:value-type="float" office:value="0" calcext:value-type="float">
            <text:p>0.00</text:p>
          </table:table-cell>
          <table:table-cell table:formula="of:=SQRT([.I42]^2*[.$B$4]^2 + [.$C$4]^2*[.H42]^2)" office:value-type="float" office:value="0" calcext:value-type="float">
            <text:p>0.00</text:p>
          </table:table-cell>
          <table:table-cell table:formula="of:=[.J42]*[.$B$5]" office:value-type="float" office:value="0" calcext:value-type="float">
            <text:p>0.00</text:p>
          </table:table-cell>
          <table:table-cell table:formula="of:=SQRT([.K42]^2*[.$B$5]^2+[.$C$5]^2*[.J42]^2)" office:value-type="float" office:value="0" calcext:value-type="float">
            <text:p>0.00</text:p>
          </table:table-cell>
          <table:table-cell table:formula="of:=2*[.H42]*[.J42]*[.$B$3]/[.$F$16]" office:value-type="float" office:value="0" calcext:value-type="float">
            <text:p>0.0000</text:p>
          </table:table-cell>
          <table:table-cell table:formula="of:=SQRT((2*[.$B$3]/[.$F$16])^2*([.H42]^2*[.K42]^2+[.J42]^2*[.I42]^2))" office:value-type="float" office:value="0" calcext:value-type="float">
            <text:p>0.0000</text:p>
          </table:table-cell>
          <table:table-cell table:formula="of:=[.L42]-[.S42]" office:value-type="float" office:value="0" calcext:value-type="float">
            <text:p>0.00</text:p>
          </table:table-cell>
          <table:table-cell table:formula="of:=SQRT([.M42]^2+[.T42]^2)" office:value-type="float" office:value="0" calcext:value-type="float">
            <text:p>0.00</text:p>
          </table:table-cell>
          <table:table-cell table:number-columns-repeated="2"/>
          <table:table-cell table:formula="of:=[.O42]/[.$F$16]" office:value-type="float" office:value="0" calcext:value-type="float">
            <text:p>0.00</text:p>
          </table:table-cell>
          <table:table-cell table:formula="of:=[.P42]/[.$F$16]" office:value-type="float" office:value="0" calcext:value-type="float">
            <text:p>0.00</text:p>
          </table:table-cell>
          <table:table-cell table:formula="of:=[.Q42]/[.$F$16]" office:value-type="float" office:value="0" calcext:value-type="float">
            <text:p>0.00</text:p>
          </table:table-cell>
          <table:table-cell table:formula="of:=[.R42]/[.$F$16]" office:value-type="float" office:value="0" calcext:value-type="float">
            <text:p>0.00</text:p>
          </table:table-cell>
          <table:table-cell table:formula="of:=[.U42]/[.$F$16]" office:value-type="float" office:value="0" calcext:value-type="float">
            <text:p>0.0000</text:p>
          </table:table-cell>
          <table:table-cell table:formula="of:=[.V42]/[.$F$16]" office:value-type="float" office:value="0" calcext:value-type="float">
            <text:p>0.00</text:p>
          </table:table-cell>
          <table:table-cell/>
          <table:table-cell table:style-name="ce4" office:value-type="string" calcext:value-type="string">
            <text:p>D=1</text:p>
          </table:table-cell>
          <table:table-cell office:value-type="float" office:value="-25" calcext:value-type="float">
            <text:p>-25</text:p>
          </table:table-cell>
          <table:table-cell table:formula="of:=[.AC20]" office:value-type="float" office:value="-0.0005875592" calcext:value-type="float">
            <text:p>-0.0005875592</text:p>
          </table:table-cell>
          <table:table-cell office:value-type="float" office:value="0" calcext:value-type="float">
            <text:p>0</text:p>
          </table:table-cell>
          <table:table-cell table:style-name="ce3" table:formula="of:=[.AD20]" office:value-type="float" office:value="0.0000200706399379791" calcext:value-type="float">
            <text:p>2.00706399379791E-005</text:p>
          </table:table-cell>
          <table:table-cell table:number-columns-repeated="2"/>
          <table:table-cell office:value-type="float" office:value="-25" calcext:value-type="float">
            <text:p>-25</text:p>
          </table:table-cell>
          <table:table-cell table:formula="of:=[.AH42]/[.$AH$59]" office:value-type="float" office:value="-0.0000561400107105025" calcext:value-type="float">
            <text:p>-0.00005614</text:p>
          </table:table-cell>
          <table:table-cell office:value-type="float" office:value="0" calcext:value-type="float">
            <text:p>0</text:p>
          </table:table-cell>
          <table:table-cell table:formula="of:=[.AJ42]/[.$AH$59]" office:value-type="float" office:value="0.00000191770623468203" calcext:value-type="float">
            <text:p>1.91770623468203E-00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682" calcext:value-type="float">
            <text:p>1682</text:p>
          </table:table-cell>
          <table:table-cell table:formula="of:=SQRT([.H43])" office:value-type="float" office:value="41.0121933088198" calcext:value-type="float">
            <text:p>41.01</text:p>
          </table:table-cell>
          <table:table-cell office:value-type="float" office:value="1824" calcext:value-type="float">
            <text:p>1824</text:p>
          </table:table-cell>
          <table:table-cell table:formula="of:=SQRT([.J43])" office:value-type="float" office:value="42.7083130081252" calcext:value-type="float">
            <text:p>42.71</text:p>
          </table:table-cell>
          <table:table-cell office:value-type="float" office:value="294" calcext:value-type="float">
            <text:p>294</text:p>
          </table:table-cell>
          <table:table-cell table:formula="of:=SQRT([.L43])" office:value-type="float" office:value="17.1464281994822" calcext:value-type="float">
            <text:p>17.15</text:p>
          </table:table-cell>
          <table:table-cell/>
          <table:table-cell table:formula="of:=[.H43]*[.$B$4]" office:value-type="float" office:value="1155.77867512739" calcext:value-type="float">
            <text:p>1155.78</text:p>
          </table:table-cell>
          <table:table-cell table:formula="of:=SQRT([.I43]^2*[.$B$4]^2 + [.$C$4]^2*[.H43]^2)" office:value-type="float" office:value="44.4883893698276" calcext:value-type="float">
            <text:p>44.49</text:p>
          </table:table-cell>
          <table:table-cell table:formula="of:=[.J43]*[.$B$5]" office:value-type="float" office:value="1338.54399079931" calcext:value-type="float">
            <text:p>1338.54</text:p>
          </table:table-cell>
          <table:table-cell table:formula="of:=SQRT([.K43]^2*[.$B$5]^2+[.$C$5]^2*[.J43]^2)" office:value-type="float" office:value="46.5378597675361" calcext:value-type="float">
            <text:p>46.54</text:p>
          </table:table-cell>
          <table:table-cell table:formula="of:=2*[.H43]*[.J43]*[.$B$3]/[.$F$16]" office:value-type="float" office:value="0.03067968" calcext:value-type="float">
            <text:p>0.0307</text:p>
          </table:table-cell>
          <table:table-cell table:formula="of:=SQRT((2*[.$B$3]/[.$F$16])^2*([.H43]^2*[.K43]^2+[.J43]^2*[.I43]^2))" office:value-type="float" office:value="0.00103712563404826" calcext:value-type="float">
            <text:p>0.0010</text:p>
          </table:table-cell>
          <table:table-cell table:formula="of:=[.L43]-[.S43]" office:value-type="float" office:value="293.96932032" calcext:value-type="float">
            <text:p>293.97</text:p>
          </table:table-cell>
          <table:table-cell table:formula="of:=SQRT([.M43]^2+[.T43]^2)" office:value-type="float" office:value="17.1464282308482" calcext:value-type="float">
            <text:p>17.15</text:p>
          </table:table-cell>
          <table:table-cell table:number-columns-repeated="2"/>
          <table:table-cell table:formula="of:=[.O43]/[.$F$16]" office:value-type="float" office:value="23.1155735025478" calcext:value-type="float">
            <text:p>23.12</text:p>
          </table:table-cell>
          <table:table-cell table:formula="of:=[.P43]/[.$F$16]" office:value-type="float" office:value="0.889767787396552" calcext:value-type="float">
            <text:p>0.89</text:p>
          </table:table-cell>
          <table:table-cell table:formula="of:=[.Q43]/[.$F$16]" office:value-type="float" office:value="26.7708798159862" calcext:value-type="float">
            <text:p>26.77</text:p>
          </table:table-cell>
          <table:table-cell table:formula="of:=[.R43]/[.$F$16]" office:value-type="float" office:value="0.930757195350722" calcext:value-type="float">
            <text:p>0.93</text:p>
          </table:table-cell>
          <table:table-cell table:formula="of:=[.U43]/[.$F$16]" office:value-type="float" office:value="5.8793864064" calcext:value-type="float">
            <text:p>5.8794</text:p>
          </table:table-cell>
          <table:table-cell table:formula="of:=[.V43]/[.$F$16]" office:value-type="float" office:value="0.342928564616965" calcext:value-type="float">
            <text:p>0.34</text:p>
          </table:table-cell>
          <table:table-cell table:number-columns-repeated="2"/>
          <table:table-cell table:formula="of:=[.AG42]+5" office:value-type="float" office:value="-20" calcext:value-type="float">
            <text:p>-20</text:p>
          </table:table-cell>
          <table:table-cell table:formula="of:=[.AC27]" office:value-type="float" office:value="0.0194076318" calcext:value-type="float">
            <text:p>0.0194076318</text:p>
          </table:table-cell>
          <table:table-cell office:value-type="float" office:value="0" calcext:value-type="float">
            <text:p>0</text:p>
          </table:table-cell>
          <table:table-cell table:style-name="ce3" table:formula="of:=[.AD27]" office:value-type="float" office:value="0.0200000101946541" calcext:value-type="float">
            <text:p>0.0200000102</text:p>
          </table:table-cell>
          <table:table-cell table:number-columns-repeated="2"/>
          <table:table-cell table:formula="of:=[.AM42]+5" office:value-type="float" office:value="-20" calcext:value-type="float">
            <text:p>-20</text:p>
          </table:table-cell>
          <table:table-cell table:formula="of:=[.AH43]/[.$AH$59]" office:value-type="float" office:value="0.00185435724113841" calcext:value-type="float">
            <text:p>0.0018543572</text:p>
          </table:table-cell>
          <table:table-cell office:value-type="float" office:value="0" calcext:value-type="float">
            <text:p>0</text:p>
          </table:table-cell>
          <table:table-cell table:formula="of:=[.AJ43]/[.$AH$59]" office:value-type="float" office:value="0.00191095771547453" calcext:value-type="float">
            <text:p>0.0019109577</text:p>
          </table:table-cell>
        </table:table-row>
        <table:table-row table:style-name="ro1">
          <table:table-cell table:number-columns-repeated="5"/>
          <table:covered-table-cell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671" calcext:value-type="float">
            <text:p>1671</text:p>
          </table:table-cell>
          <table:table-cell table:formula="of:=SQRT([.H44])" office:value-type="float" office:value="40.8778668719394" calcext:value-type="float">
            <text:p>40.88</text:p>
          </table:table-cell>
          <table:table-cell table:style-name="ce25" office:value-type="float" office:value="1799" calcext:value-type="float">
            <text:p>1799</text:p>
          </table:table-cell>
          <table:table-cell table:formula="of:=SQRT([.J44])" office:value-type="float" office:value="42.414620120897" calcext:value-type="float">
            <text:p>42.41</text:p>
          </table:table-cell>
          <table:table-cell table:style-name="ce25" office:value-type="float" office:value="408" calcext:value-type="float">
            <text:p>408</text:p>
          </table:table-cell>
          <table:table-cell table:formula="of:=SQRT([.L44])" office:value-type="float" office:value="20.1990098767242" calcext:value-type="float">
            <text:p>20.20</text:p>
          </table:table-cell>
          <table:table-cell/>
          <table:table-cell table:formula="of:=[.H44]*[.$B$4]" office:value-type="float" office:value="1148.22007499279" calcext:value-type="float">
            <text:p>1148.22</text:p>
          </table:table-cell>
          <table:table-cell table:formula="of:=SQRT([.I44]^2*[.$B$4]^2 + [.$C$4]^2*[.H44]^2)" office:value-type="float" office:value="44.2557773956222" calcext:value-type="float">
            <text:p>44.26</text:p>
          </table:table-cell>
          <table:table-cell table:formula="of:=[.J44]*[.$B$5]" office:value-type="float" office:value="1320.19771899559" calcext:value-type="float">
            <text:p>1320.20</text:p>
          </table:table-cell>
          <table:table-cell table:formula="of:=SQRT([.K44]^2*[.$B$5]^2+[.$C$5]^2*[.J44]^2)" office:value-type="float" office:value="46.0444283841585" calcext:value-type="float">
            <text:p>46.04</text:p>
          </table:table-cell>
          <table:table-cell table:formula="of:=2*[.H44]*[.J44]*[.$B$3]/[.$F$16]" office:value-type="float" office:value="0.03006129" calcext:value-type="float">
            <text:p>0.0301</text:p>
          </table:table-cell>
          <table:table-cell table:formula="of:=SQRT((2*[.$B$3]/[.$F$16])^2*([.H44]^2*[.K44]^2+[.J44]^2*[.I44]^2))" office:value-type="float" office:value="0.00102133577387654" calcext:value-type="float">
            <text:p>0.0010</text:p>
          </table:table-cell>
          <table:table-cell table:formula="of:=[.L44]-[.S44]" office:value-type="float" office:value="407.96993871" calcext:value-type="float">
            <text:p>407.97</text:p>
          </table:table-cell>
          <table:table-cell table:formula="of:=SQRT([.M44]^2+[.T44]^2)" office:value-type="float" office:value="20.1990099025454" calcext:value-type="float">
            <text:p>20.20</text:p>
          </table:table-cell>
          <table:table-cell table:number-columns-repeated="2"/>
          <table:table-cell table:formula="of:=[.O44]/[.$F$16]" office:value-type="float" office:value="22.9644014998558" calcext:value-type="float">
            <text:p>22.96</text:p>
          </table:table-cell>
          <table:table-cell table:formula="of:=[.P44]/[.$F$16]" office:value-type="float" office:value="0.885115547912443" calcext:value-type="float">
            <text:p>0.89</text:p>
          </table:table-cell>
          <table:table-cell table:formula="of:=[.Q44]/[.$F$16]" office:value-type="float" office:value="26.4039543799118" calcext:value-type="float">
            <text:p>26.40</text:p>
          </table:table-cell>
          <table:table-cell table:formula="of:=[.R44]/[.$F$16]" office:value-type="float" office:value="0.92088856768317" calcext:value-type="float">
            <text:p>0.92</text:p>
          </table:table-cell>
          <table:table-cell table:formula="of:=[.U44]/[.$F$16]" office:value-type="float" office:value="8.1593987742" calcext:value-type="float">
            <text:p>8.1594</text:p>
          </table:table-cell>
          <table:table-cell table:formula="of:=[.V44]/[.$F$16]" office:value-type="float" office:value="0.403980198050908" calcext:value-type="float">
            <text:p>0.40</text:p>
          </table:table-cell>
          <table:table-cell table:number-columns-repeated="2"/>
          <table:table-cell table:formula="of:=[.AG43]+5" office:value-type="float" office:value="-15" calcext:value-type="float">
            <text:p>-15</text:p>
          </table:table-cell>
          <table:table-cell table:formula="of:=[.AC34]" office:value-type="float" office:value="0.03942382" calcext:value-type="float">
            <text:p>0.03942382</text:p>
          </table:table-cell>
          <table:table-cell office:value-type="float" office:value="0" calcext:value-type="float">
            <text:p>0</text:p>
          </table:table-cell>
          <table:table-cell table:formula="of:=[.AD34]" office:value-type="float" office:value="0.028284278165466" calcext:value-type="float">
            <text:p>0.0282842782</text:p>
          </table:table-cell>
          <table:table-cell table:number-columns-repeated="2"/>
          <table:table-cell table:formula="of:=[.AM43]+5" office:value-type="float" office:value="-15" calcext:value-type="float">
            <text:p>-15</text:p>
          </table:table-cell>
          <table:table-cell table:formula="of:=[.AH44]/[.$AH$59]" office:value-type="float" office:value="0.00376686073003184" calcext:value-type="float">
            <text:p>0.0037668607</text:p>
          </table:table-cell>
          <table:table-cell office:value-type="float" office:value="0" calcext:value-type="float">
            <text:p>0</text:p>
          </table:table-cell>
          <table:table-cell table:formula="of:=[.AJ44]/[.$AH$59]" office:value-type="float" office:value="0.00270250160179279" calcext:value-type="float">
            <text:p>0.0027025016</text:p>
          </table:table-cell>
        </table:table-row>
        <table:table-row table:style-name="ro1">
          <table:table-cell table:number-columns-repeated="5"/>
          <table:covered-table-cell table:style-name="ce23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738" calcext:value-type="float">
            <text:p>1738</text:p>
          </table:table-cell>
          <table:table-cell table:style-name="ce29" table:formula="of:=SQRT([.H45])" office:value-type="float" office:value="41.6893271713517" calcext:value-type="float">
            <text:p>41.69</text:p>
          </table:table-cell>
          <table:table-cell table:style-name="ce26" office:value-type="float" office:value="1822" calcext:value-type="float">
            <text:p>1822</text:p>
          </table:table-cell>
          <table:table-cell table:style-name="ce29" table:formula="of:=SQRT([.J45])" office:value-type="float" office:value="42.6848919408261" calcext:value-type="float">
            <text:p>42.68</text:p>
          </table:table-cell>
          <table:table-cell table:style-name="ce26" office:value-type="float" office:value="121" calcext:value-type="float">
            <text:p>121</text:p>
          </table:table-cell>
          <table:table-cell table:style-name="ce33" table:formula="of:=SQRT([.L45])" office:value-type="float" office:value="11" calcext:value-type="float">
            <text:p>11.00</text:p>
          </table:table-cell>
          <table:table-cell/>
          <table:table-cell table:formula="of:=[.H45]*[.$B$4]" office:value-type="float" office:value="1194.25882126719" calcext:value-type="float">
            <text:p>1194.26</text:p>
          </table:table-cell>
          <table:table-cell table:formula="of:=SQRT([.I45]^2*[.$B$4]^2 + [.$C$4]^2*[.H45]^2)" office:value-type="float" office:value="45.6714329958796" calcext:value-type="float">
            <text:p>45.67</text:p>
          </table:table-cell>
          <table:table-cell table:formula="of:=[.J45]*[.$B$5]" office:value-type="float" office:value="1337.07628905501" calcext:value-type="float">
            <text:p>1337.08</text:p>
          </table:table-cell>
          <table:table-cell table:formula="of:=SQRT([.K45]^2*[.$B$5]^2+[.$C$5]^2*[.J45]^2)" office:value-type="float" office:value="46.4984019938263" calcext:value-type="float">
            <text:p>46.50</text:p>
          </table:table-cell>
          <table:table-cell table:formula="of:=2*[.H45]*[.J45]*[.$B$3]/[.$F$16]" office:value-type="float" office:value="0.03166636" calcext:value-type="float">
            <text:p>0.0317</text:p>
          </table:table-cell>
          <table:table-cell table:formula="of:=SQRT((2*[.$B$3]/[.$F$16])^2*([.H45]^2*[.K45]^2+[.J45]^2*[.I45]^2))" office:value-type="float" office:value="0.00106175440474716" calcext:value-type="float">
            <text:p>0.0011</text:p>
          </table:table-cell>
          <table:table-cell table:formula="of:=[.L45]-[.S45]" office:value-type="float" office:value="120.96833364" calcext:value-type="float">
            <text:p>120.97</text:p>
          </table:table-cell>
          <table:table-cell table:formula="of:=SQRT([.M45]^2+[.T45]^2)" office:value-type="float" office:value="11.0000000512419" calcext:value-type="float">
            <text:p>11.00</text:p>
          </table:table-cell>
          <table:table-cell table:number-columns-repeated="2"/>
          <table:table-cell table:formula="of:=[.O45]/[.$F$16]" office:value-type="float" office:value="23.8851764253437" calcext:value-type="float">
            <text:p>23.89</text:p>
          </table:table-cell>
          <table:table-cell table:formula="of:=[.P45]/[.$F$16]" office:value-type="float" office:value="0.913428659917591" calcext:value-type="float">
            <text:p>0.91</text:p>
          </table:table-cell>
          <table:table-cell table:formula="of:=[.Q45]/[.$F$16]" office:value-type="float" office:value="26.7415257811002" calcext:value-type="float">
            <text:p>26.74</text:p>
          </table:table-cell>
          <table:table-cell table:formula="of:=[.R45]/[.$F$16]" office:value-type="float" office:value="0.929968039876527" calcext:value-type="float">
            <text:p>0.93</text:p>
          </table:table-cell>
          <table:table-cell table:formula="of:=[.U45]/[.$F$16]" office:value-type="float" office:value="2.4193666728" calcext:value-type="float">
            <text:p>2.4194</text:p>
          </table:table-cell>
          <table:table-cell table:formula="of:=[.V45]/[.$F$16]" office:value-type="float" office:value="0.220000001024839" calcext:value-type="float">
            <text:p>0.22</text:p>
          </table:table-cell>
          <table:table-cell table:number-columns-repeated="2"/>
          <table:table-cell table:formula="of:=[.AG44]+5" office:value-type="float" office:value="-10" calcext:value-type="float">
            <text:p>-10</text:p>
          </table:table-cell>
          <table:table-cell table:formula="of:=[.AC41]" office:value-type="float" office:value="0.0194450672" calcext:value-type="float">
            <text:p>0.0194450672</text:p>
          </table:table-cell>
          <table:table-cell office:value-type="float" office:value="0" calcext:value-type="float">
            <text:p>0</text:p>
          </table:table-cell>
          <table:table-cell table:formula="of:=[.AD41]" office:value-type="float" office:value="0.0200000092507276" calcext:value-type="float">
            <text:p>0.0200000093</text:p>
          </table:table-cell>
          <table:table-cell table:number-columns-repeated="2"/>
          <table:table-cell table:formula="of:=[.AM44]+5" office:value-type="float" office:value="-10" calcext:value-type="float">
            <text:p>-10</text:p>
          </table:table-cell>
          <table:table-cell table:formula="of:=[.AH45]/[.$AH$59]" office:value-type="float" office:value="0.00185793411263825" calcext:value-type="float">
            <text:p>0.0018579341</text:p>
          </table:table-cell>
          <table:table-cell office:value-type="float" office:value="0" calcext:value-type="float">
            <text:p>0</text:p>
          </table:table-cell>
          <table:table-cell table:formula="of:=[.AJ45]/[.$AH$59]" office:value-type="float" office:value="0.00191095762528439" calcext:value-type="float">
            <text:p>0.0019109576</text:p>
          </table:table-cell>
        </table:table-row>
        <table:table-row table:style-name="ro1">
          <table:table-cell table:number-columns-repeated="5"/>
          <table:table-cell table:style-name="ce20" office:value-type="float" office:value="-5" calcext:value-type="float" table:number-columns-spanned="1" table:number-rows-spanned="7">
            <text:p>-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712" calcext:value-type="float">
            <text:p>1712</text:p>
          </table:table-cell>
          <table:table-cell table:style-name="ce27" table:formula="of:=SQRT([.H46])" office:value-type="float" office:value="41.3763217311544" calcext:value-type="float">
            <text:p>41.38</text:p>
          </table:table-cell>
          <table:table-cell table:style-name="ce24" office:value-type="float" office:value="1754" calcext:value-type="float">
            <text:p>1754</text:p>
          </table:table-cell>
          <table:table-cell table:style-name="ce27" table:formula="of:=SQRT([.J46])" office:value-type="float" office:value="41.8807831827438" calcext:value-type="float">
            <text:p>41.88</text:p>
          </table:table-cell>
          <table:table-cell table:style-name="ce24" office:value-type="float" office:value="0" calcext:value-type="float">
            <text:p>0</text:p>
          </table:table-cell>
          <table:table-cell table:style-name="ce32" table:formula="of:=SQRT([.L46])" office:value-type="float" office:value="0" calcext:value-type="float">
            <text:p>0.00</text:p>
          </table:table-cell>
          <table:table-cell/>
          <table:table-cell table:formula="of:=[.H46]*[.$B$4]" office:value-type="float" office:value="1176.39303913085" calcext:value-type="float">
            <text:p>1176.39</text:p>
          </table:table-cell>
          <table:table-cell table:formula="of:=SQRT([.I46]^2*[.$B$4]^2 + [.$C$4]^2*[.H46]^2)" office:value-type="float" office:value="45.1223998304657" calcext:value-type="float">
            <text:p>45.12</text:p>
          </table:table-cell>
          <table:table-cell table:formula="of:=[.J46]*[.$B$5]" office:value-type="float" office:value="1287.1744297489" calcext:value-type="float">
            <text:p>1287.17</text:p>
          </table:table-cell>
          <table:table-cell table:formula="of:=SQRT([.K46]^2*[.$B$5]^2+[.$C$5]^2*[.J46]^2)" office:value-type="float" office:value="45.1550716956014" calcext:value-type="float">
            <text:p>45.16</text:p>
          </table:table-cell>
          <table:table-cell table:formula="of:=2*[.H46]*[.J46]*[.$B$3]/[.$F$16]" office:value-type="float" office:value="0.03002848" calcext:value-type="float">
            <text:p>0.0300</text:p>
          </table:table-cell>
          <table:table-cell table:formula="of:=SQRT((2*[.$B$3]/[.$F$16])^2*([.H46]^2*[.K46]^2+[.J46]^2*[.I46]^2))" office:value-type="float" office:value="0.00102018974548855" calcext:value-type="float">
            <text:p>0.0010</text:p>
          </table:table-cell>
          <table:table-cell table:formula="of:=[.L46]-[.S46]" office:value-type="float" office:value="-0.03002848" calcext:value-type="float">
            <text:p>-0.03</text:p>
          </table:table-cell>
          <table:table-cell table:formula="of:=SQRT([.M46]^2+[.T46]^2)" office:value-type="float" office:value="0.00102018974548855" calcext:value-type="float">
            <text:p>0.00</text:p>
          </table:table-cell>
          <table:table-cell table:number-columns-repeated="2"/>
          <table:table-cell table:formula="of:=[.O46]/[.$F$16]" office:value-type="float" office:value="23.5278607826171" calcext:value-type="float">
            <text:p>23.53</text:p>
          </table:table-cell>
          <table:table-cell table:formula="of:=[.P46]/[.$F$16]" office:value-type="float" office:value="0.902447996609314" calcext:value-type="float">
            <text:p>0.90</text:p>
          </table:table-cell>
          <table:table-cell table:formula="of:=[.Q46]/[.$F$16]" office:value-type="float" office:value="25.743488594978" calcext:value-type="float">
            <text:p>25.74</text:p>
          </table:table-cell>
          <table:table-cell table:formula="of:=[.R46]/[.$F$16]" office:value-type="float" office:value="0.903101433912028" calcext:value-type="float">
            <text:p>0.90</text:p>
          </table:table-cell>
          <table:table-cell table:formula="of:=[.U46]/[.$F$16]" office:value-type="float" office:value="-0.0006005696" calcext:value-type="float">
            <text:p>-0.0006</text:p>
          </table:table-cell>
          <table:table-cell table:formula="of:=[.V46]/[.$F$16]" office:value-type="float" office:value="0.0000204037949097711" calcext:value-type="float">
            <text:p>0.00</text:p>
          </table:table-cell>
          <table:table-cell table:number-columns-repeated="2"/>
          <table:table-cell table:formula="of:=[.AG45]+5" office:value-type="float" office:value="-5" calcext:value-type="float">
            <text:p>-5</text:p>
          </table:table-cell>
          <table:table-cell table:formula="of:=[.AC48]" office:value-type="float" office:value="0.219367424" calcext:value-type="float">
            <text:p>0.219367424</text:p>
          </table:table-cell>
          <table:table-cell office:value-type="float" office:value="0" calcext:value-type="float">
            <text:p>0</text:p>
          </table:table-cell>
          <table:table-cell table:formula="of:=[.AD48]" office:value-type="float" office:value="0.0663324991992203" calcext:value-type="float">
            <text:p>0.0663324992</text:p>
          </table:table-cell>
          <table:table-cell table:number-columns-repeated="2"/>
          <table:table-cell table:formula="of:=[.AM45]+5" office:value-type="float" office:value="-5" calcext:value-type="float">
            <text:p>-5</text:p>
          </table:table-cell>
          <table:table-cell table:formula="of:=[.AH46]/[.$AH$59]" office:value-type="float" office:value="0.0209600828867888" calcext:value-type="float">
            <text:p>0.0209600829</text:p>
          </table:table-cell>
          <table:table-cell office:value-type="float" office:value="0" calcext:value-type="float">
            <text:p>0</text:p>
          </table:table-cell>
          <table:table-cell table:formula="of:=[.AJ46]/[.$AH$59]" office:value-type="float" office:value="0.00633792682592431" calcext:value-type="float">
            <text:p>0.0063379268</text:p>
          </table:table-cell>
        </table:table-row>
        <table:table-row table:style-name="ro1">
          <table:table-cell table:number-columns-repeated="5"/>
          <table:covered-table-cell table:style-name="ce21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641" calcext:value-type="float">
            <text:p>1641</text:p>
          </table:table-cell>
          <table:table-cell table:formula="of:=SQRT([.H47])" office:value-type="float" office:value="40.5092582010582" calcext:value-type="float">
            <text:p>40.51</text:p>
          </table:table-cell>
          <table:table-cell table:style-name="ce25" office:value-type="float" office:value="1722" calcext:value-type="float">
            <text:p>1722</text:p>
          </table:table-cell>
          <table:table-cell table:formula="of:=SQRT([.J47])" office:value-type="float" office:value="41.4969878424929" calcext:value-type="float">
            <text:p>41.50</text:p>
          </table:table-cell>
          <table:table-cell table:style-name="ce25" office:value-type="float" office:value="2" calcext:value-type="float">
            <text:p>2</text:p>
          </table:table-cell>
          <table:table-cell table:formula="of:=SQRT([.L47])" office:value-type="float" office:value="1.4142135623731" calcext:value-type="float">
            <text:p>1.41</text:p>
          </table:table-cell>
          <table:table-cell/>
          <table:table-cell table:formula="of:=[.H47]*[.$B$4]" office:value-type="float" office:value="1127.60571098933" calcext:value-type="float">
            <text:p>1127.61</text:p>
          </table:table-cell>
          <table:table-cell table:formula="of:=SQRT([.I47]^2*[.$B$4]^2 + [.$C$4]^2*[.H47]^2)" office:value-type="float" office:value="43.6209819895896" calcext:value-type="float">
            <text:p>43.62</text:p>
          </table:table-cell>
          <table:table-cell table:formula="of:=[.J47]*[.$B$5]" office:value-type="float" office:value="1263.69120184014" calcext:value-type="float">
            <text:p>1263.69</text:p>
          </table:table-cell>
          <table:table-cell table:formula="of:=SQRT([.K47]^2*[.$B$5]^2+[.$C$5]^2*[.J47]^2)" office:value-type="float" office:value="44.5216752922964" calcext:value-type="float">
            <text:p>44.52</text:p>
          </table:table-cell>
          <table:table-cell table:formula="of:=2*[.H47]*[.J47]*[.$B$3]/[.$F$16]" office:value-type="float" office:value="0.02825802" calcext:value-type="float">
            <text:p>0.0283</text:p>
          </table:table-cell>
          <table:table-cell table:formula="of:=SQRT((2*[.$B$3]/[.$F$16])^2*([.H47]^2*[.K47]^2+[.J47]^2*[.I47]^2))" office:value-type="float" office:value="0.000974842147529537" calcext:value-type="float">
            <text:p>0.0010</text:p>
          </table:table-cell>
          <table:table-cell table:formula="of:=[.L47]-[.S47]" office:value-type="float" office:value="1.97174198" calcext:value-type="float">
            <text:p>1.97</text:p>
          </table:table-cell>
          <table:table-cell table:formula="of:=SQRT([.M47]^2+[.T47]^2)" office:value-type="float" office:value="1.41421389836093" calcext:value-type="float">
            <text:p>1.41</text:p>
          </table:table-cell>
          <table:table-cell table:number-columns-repeated="2"/>
          <table:table-cell table:formula="of:=[.O47]/[.$F$16]" office:value-type="float" office:value="22.5521142197866" calcext:value-type="float">
            <text:p>22.55</text:p>
          </table:table-cell>
          <table:table-cell table:formula="of:=[.P47]/[.$F$16]" office:value-type="float" office:value="0.872419639791793" calcext:value-type="float">
            <text:p>0.87</text:p>
          </table:table-cell>
          <table:table-cell table:formula="of:=[.Q47]/[.$F$16]" office:value-type="float" office:value="25.2738240368028" calcext:value-type="float">
            <text:p>25.27</text:p>
          </table:table-cell>
          <table:table-cell table:formula="of:=[.R47]/[.$F$16]" office:value-type="float" office:value="0.890433505845929" calcext:value-type="float">
            <text:p>0.89</text:p>
          </table:table-cell>
          <table:table-cell table:formula="of:=[.U47]/[.$F$16]" office:value-type="float" office:value="0.0394348396" calcext:value-type="float">
            <text:p>0.0394</text:p>
          </table:table-cell>
          <table:table-cell table:formula="of:=[.V47]/[.$F$16]" office:value-type="float" office:value="0.0282842779672186" calcext:value-type="float">
            <text:p>0.03</text:p>
          </table:table-cell>
          <table:table-cell table:number-columns-repeated="2"/>
          <table:table-cell table:formula="of:=[.AG46]+5" office:value-type="float" office:value="0" calcext:value-type="float">
            <text:p>0</text:p>
          </table:table-cell>
          <table:table-cell table:formula="of:=[.AC55]" office:value-type="float" office:value="4.179382655" calcext:value-type="float">
            <text:p>4.179382655</text:p>
          </table:table-cell>
          <table:table-cell office:value-type="float" office:value="0" calcext:value-type="float">
            <text:p>0</text:p>
          </table:table-cell>
          <table:table-cell table:formula="of:=[.AD55]" office:value-type="float" office:value="0.289136646646305" calcext:value-type="float">
            <text:p>0.2891366466</text:p>
          </table:table-cell>
          <table:table-cell table:number-columns-repeated="2"/>
          <table:table-cell table:formula="of:=[.AM46]+5" office:value-type="float" office:value="0" calcext:value-type="float">
            <text:p>0</text:p>
          </table:table-cell>
          <table:table-cell table:formula="of:=[.AH47]/[.$AH$59]" office:value-type="float" office:value="0.399330972972576" calcext:value-type="float">
            <text:p>0.399330973</text:p>
          </table:table-cell>
          <table:table-cell office:value-type="float" office:value="0" calcext:value-type="float">
            <text:p>0</text:p>
          </table:table-cell>
          <table:table-cell table:formula="of:=[.AJ47]/[.$AH$59]" office:value-type="float" office:value="0.0276263812046894" calcext:value-type="float">
            <text:p>0.0276263812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65" calcext:value-type="float">
            <text:p>1765</text:p>
          </table:table-cell>
          <table:table-cell table:formula="of:=SQRT([.H48])" office:value-type="float" office:value="42.0119030752" calcext:value-type="float">
            <text:p>42.01</text:p>
          </table:table-cell>
          <table:table-cell office:value-type="float" office:value="1792" calcext:value-type="float">
            <text:p>1792</text:p>
          </table:table-cell>
          <table:table-cell table:formula="of:=SQRT([.J48])" office:value-type="float" office:value="42.3320209770335" calcext:value-type="float">
            <text:p>42.33</text:p>
          </table:table-cell>
          <table:table-cell office:value-type="float" office:value="11" calcext:value-type="float">
            <text:p>11</text:p>
          </table:table-cell>
          <table:table-cell table:formula="of:=SQRT([.L48])" office:value-type="float" office:value="3.3166247903554" calcext:value-type="float">
            <text:p>3.32</text:p>
          </table:table-cell>
          <table:table-cell/>
          <table:table-cell table:formula="of:=[.H48]*[.$B$4]" office:value-type="float" office:value="1212.8117488703" calcext:value-type="float">
            <text:p>1212.81</text:p>
          </table:table-cell>
          <table:table-cell table:formula="of:=SQRT([.I48]^2*[.$B$4]^2 + [.$C$4]^2*[.H48]^2)" office:value-type="float" office:value="46.2411643403786" calcext:value-type="float">
            <text:p>46.24</text:p>
          </table:table-cell>
          <table:table-cell table:formula="of:=[.J48]*[.$B$5]" office:value-type="float" office:value="1315.06076289055" calcext:value-type="float">
            <text:p>1315.06</text:p>
          </table:table-cell>
          <table:table-cell table:formula="of:=SQRT([.K48]^2*[.$B$5]^2+[.$C$5]^2*[.J48]^2)" office:value-type="float" office:value="45.906185043761" calcext:value-type="float">
            <text:p>45.91</text:p>
          </table:table-cell>
          <table:table-cell table:formula="of:=2*[.H48]*[.J48]*[.$B$3]/[.$F$16]" office:value-type="float" office:value="0.0316288" calcext:value-type="float">
            <text:p>0.0316</text:p>
          </table:table-cell>
          <table:table-cell table:formula="of:=SQRT((2*[.$B$3]/[.$F$16])^2*([.H48]^2*[.K48]^2+[.J48]^2*[.I48]^2))" office:value-type="float" office:value="0.00106067733830793" calcext:value-type="float">
            <text:p>0.0011</text:p>
          </table:table-cell>
          <table:table-cell table:formula="of:=[.L48]-[.S48]" office:value-type="float" office:value="10.9683712" calcext:value-type="float">
            <text:p>10.97</text:p>
          </table:table-cell>
          <table:table-cell table:formula="of:=SQRT([.M48]^2+[.T48]^2)" office:value-type="float" office:value="3.31662495996102" calcext:value-type="float">
            <text:p>3.32</text:p>
          </table:table-cell>
          <table:table-cell table:number-columns-repeated="2"/>
          <table:table-cell table:formula="of:=[.O48]/[.$F$16]" office:value-type="float" office:value="24.256234977406" calcext:value-type="float">
            <text:p>24.26</text:p>
          </table:table-cell>
          <table:table-cell table:formula="of:=[.P48]/[.$F$16]" office:value-type="float" office:value="0.924823286807573" calcext:value-type="float">
            <text:p>0.92</text:p>
          </table:table-cell>
          <table:table-cell table:formula="of:=[.Q48]/[.$F$16]" office:value-type="float" office:value="26.301215257811" calcext:value-type="float">
            <text:p>26.30</text:p>
          </table:table-cell>
          <table:table-cell table:formula="of:=[.R48]/[.$F$16]" office:value-type="float" office:value="0.91812370087522" calcext:value-type="float">
            <text:p>0.92</text:p>
          </table:table-cell>
          <table:table-cell table:formula="of:=[.U48]/[.$F$16]" office:value-type="float" office:value="0.219367424" calcext:value-type="float">
            <text:p>0.2194</text:p>
          </table:table-cell>
          <table:table-cell table:formula="of:=[.V48]/[.$F$16]" office:value-type="float" office:value="0.0663324991992203" calcext:value-type="float">
            <text:p>0.07</text:p>
          </table:table-cell>
          <table:table-cell table:number-columns-repeated="2"/>
          <table:table-cell table:formula="of:=[.AG47]+5" office:value-type="float" office:value="5" calcext:value-type="float">
            <text:p>5</text:p>
          </table:table-cell>
          <table:table-cell table:formula="of:=[.AC62]" office:value-type="float" office:value="8.9393912838" calcext:value-type="float">
            <text:p>8.9393912838</text:p>
          </table:table-cell>
          <table:table-cell office:value-type="float" office:value="0" calcext:value-type="float">
            <text:p>0</text:p>
          </table:table-cell>
          <table:table-cell table:formula="of:=[.AD62]" office:value-type="float" office:value="0.422847490739728" calcext:value-type="float">
            <text:p>0.4228474907</text:p>
          </table:table-cell>
          <table:table-cell table:number-columns-repeated="2"/>
          <table:table-cell table:formula="of:=[.AM47]+5" office:value-type="float" office:value="5" calcext:value-type="float">
            <text:p>5</text:p>
          </table:table-cell>
          <table:table-cell table:formula="of:=[.AH48]/[.$AH$59]" office:value-type="float" office:value="0.854139501888328" calcext:value-type="float">
            <text:p>0.8541395019</text:p>
          </table:table-cell>
          <table:table-cell office:value-type="float" office:value="0" calcext:value-type="float">
            <text:p>0</text:p>
          </table:table-cell>
          <table:table-cell table:formula="of:=[.AJ48]/[.$AH$59]" office:value-type="float" office:value="0.0404021631506024" calcext:value-type="float">
            <text:p>0.0404021632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/>
          <table:table-cell table:formula="of:=SQRT([.H49])" office:value-type="float" office:value="0" calcext:value-type="float">
            <text:p>0.00</text:p>
          </table:table-cell>
          <table:table-cell/>
          <table:table-cell table:formula="of:=SQRT([.J49])" office:value-type="float" office:value="0" calcext:value-type="float">
            <text:p>0.00</text:p>
          </table:table-cell>
          <table:table-cell/>
          <table:table-cell table:formula="of:=SQRT([.L49])" office:value-type="float" office:value="0" calcext:value-type="float">
            <text:p>0.00</text:p>
          </table:table-cell>
          <table:table-cell/>
          <table:table-cell table:formula="of:=[.H49]*[.$B$4]" office:value-type="float" office:value="0" calcext:value-type="float">
            <text:p>0.00</text:p>
          </table:table-cell>
          <table:table-cell table:formula="of:=SQRT([.I49]^2*[.$B$4]^2 + [.$C$4]^2*[.H49]^2)" office:value-type="float" office:value="0" calcext:value-type="float">
            <text:p>0.00</text:p>
          </table:table-cell>
          <table:table-cell table:formula="of:=[.J49]*[.$B$5]" office:value-type="float" office:value="0" calcext:value-type="float">
            <text:p>0.00</text:p>
          </table:table-cell>
          <table:table-cell table:formula="of:=SQRT([.K49]^2*[.$B$5]^2+[.$C$5]^2*[.J49]^2)" office:value-type="float" office:value="0" calcext:value-type="float">
            <text:p>0.00</text:p>
          </table:table-cell>
          <table:table-cell table:formula="of:=2*[.H49]*[.J49]*[.$B$3]/[.$F$16]" office:value-type="float" office:value="0" calcext:value-type="float">
            <text:p>0.0000</text:p>
          </table:table-cell>
          <table:table-cell table:formula="of:=SQRT((2*[.$B$3]/[.$F$16])^2*([.H49]^2*[.K49]^2+[.J49]^2*[.I49]^2))" office:value-type="float" office:value="0" calcext:value-type="float">
            <text:p>0.0000</text:p>
          </table:table-cell>
          <table:table-cell table:formula="of:=[.L49]-[.S49]" office:value-type="float" office:value="0" calcext:value-type="float">
            <text:p>0.00</text:p>
          </table:table-cell>
          <table:table-cell table:formula="of:=SQRT([.M49]^2+[.T49]^2)" office:value-type="float" office:value="0" calcext:value-type="float">
            <text:p>0.00</text:p>
          </table:table-cell>
          <table:table-cell table:number-columns-repeated="2"/>
          <table:table-cell table:formula="of:=[.O49]/[.$F$16]" office:value-type="float" office:value="0" calcext:value-type="float">
            <text:p>0.00</text:p>
          </table:table-cell>
          <table:table-cell table:formula="of:=[.P49]/[.$F$16]" office:value-type="float" office:value="0" calcext:value-type="float">
            <text:p>0.00</text:p>
          </table:table-cell>
          <table:table-cell table:formula="of:=[.Q49]/[.$F$16]" office:value-type="float" office:value="0" calcext:value-type="float">
            <text:p>0.00</text:p>
          </table:table-cell>
          <table:table-cell table:formula="of:=[.R49]/[.$F$16]" office:value-type="float" office:value="0" calcext:value-type="float">
            <text:p>0.00</text:p>
          </table:table-cell>
          <table:table-cell table:formula="of:=[.U49]/[.$F$16]" office:value-type="float" office:value="0" calcext:value-type="float">
            <text:p>0.0000</text:p>
          </table:table-cell>
          <table:table-cell table:formula="of:=[.V49]/[.$F$16]" office:value-type="float" office:value="0" calcext:value-type="float">
            <text:p>0.00</text:p>
          </table:table-cell>
          <table:table-cell table:number-columns-repeated="2"/>
          <table:table-cell table:formula="of:=[.AG48]+5" office:value-type="float" office:value="10" calcext:value-type="float">
            <text:p>10</text:p>
          </table:table-cell>
          <table:table-cell table:formula="of:=[.AC69]" office:value-type="float" office:value="6.33938452" calcext:value-type="float">
            <text:p>6.33938452</text:p>
          </table:table-cell>
          <table:table-cell office:value-type="float" office:value="0" calcext:value-type="float">
            <text:p>0</text:p>
          </table:table-cell>
          <table:table-cell table:formula="of:=[.AD69]" office:value-type="float" office:value="0.356089876901807" calcext:value-type="float">
            <text:p>0.3560898769</text:p>
          </table:table-cell>
          <table:table-cell table:number-columns-repeated="2"/>
          <table:table-cell table:formula="of:=[.AM48]+5" office:value-type="float" office:value="10" calcext:value-type="float">
            <text:p>10</text:p>
          </table:table-cell>
          <table:table-cell table:formula="of:=[.AH49]/[.$AH$59]" office:value-type="float" office:value="0.605714479240209" calcext:value-type="float">
            <text:p>0.6057144792</text:p>
          </table:table-cell>
          <table:table-cell office:value-type="float" office:value="0" calcext:value-type="float">
            <text:p>0</text:p>
          </table:table-cell>
          <table:table-cell table:formula="of:=[.AJ49]/[.$AH$59]" office:value-type="float" office:value="0.0340236175404435" calcext:value-type="float">
            <text:p>0.0340236175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732" calcext:value-type="float">
            <text:p>1732</text:p>
          </table:table-cell>
          <table:table-cell table:formula="of:=SQRT([.H50])" office:value-type="float" office:value="41.6173040933696" calcext:value-type="float">
            <text:p>41.62</text:p>
          </table:table-cell>
          <table:table-cell office:value-type="float" office:value="1810" calcext:value-type="float">
            <text:p>1810</text:p>
          </table:table-cell>
          <table:table-cell table:formula="of:=SQRT([.J50])" office:value-type="float" office:value="42.5440947723653" calcext:value-type="float">
            <text:p>42.54</text:p>
          </table:table-cell>
          <table:table-cell office:value-type="float" office:value="461" calcext:value-type="float">
            <text:p>461</text:p>
          </table:table-cell>
          <table:table-cell table:formula="of:=SQRT([.L50])" office:value-type="float" office:value="21.4709105535839" calcext:value-type="float">
            <text:p>21.47</text:p>
          </table:table-cell>
          <table:table-cell/>
          <table:table-cell table:formula="of:=[.H50]*[.$B$4]" office:value-type="float" office:value="1190.13594846649" calcext:value-type="float">
            <text:p>1190.14</text:p>
          </table:table-cell>
          <table:table-cell table:formula="of:=SQRT([.I50]^2*[.$B$4]^2 + [.$C$4]^2*[.H50]^2)" office:value-type="float" office:value="45.5447686641427" calcext:value-type="float">
            <text:p>45.54</text:p>
          </table:table-cell>
          <table:table-cell table:formula="of:=[.J50]*[.$B$5]" office:value-type="float" office:value="1328.27007858923" calcext:value-type="float">
            <text:p>1328.27</text:p>
          </table:table-cell>
          <table:table-cell table:formula="of:=SQRT([.K50]^2*[.$B$5]^2+[.$C$5]^2*[.J50]^2)" office:value-type="float" office:value="46.2615945121248" calcext:value-type="float">
            <text:p>46.26</text:p>
          </table:table-cell>
          <table:table-cell table:formula="of:=2*[.H50]*[.J50]*[.$B$3]/[.$F$16]" office:value-type="float" office:value="0.0313492" calcext:value-type="float">
            <text:p>0.0313</text:p>
          </table:table-cell>
          <table:table-cell table:formula="of:=SQRT((2*[.$B$3]/[.$F$16])^2*([.H50]^2*[.K50]^2+[.J50]^2*[.I50]^2))" office:value-type="float" office:value="0.00105374981091339" calcext:value-type="float">
            <text:p>0.0011</text:p>
          </table:table-cell>
          <table:table-cell table:formula="of:=[.L50]-[.S50]" office:value-type="float" office:value="460.9686508" calcext:value-type="float">
            <text:p>460.97</text:p>
          </table:table-cell>
          <table:table-cell table:formula="of:=SQRT([.M50]^2+[.T50]^2)" office:value-type="float" office:value="21.4709105794419" calcext:value-type="float">
            <text:p>21.47</text:p>
          </table:table-cell>
          <table:table-cell table:number-columns-repeated="2"/>
          <table:table-cell table:formula="of:=[.O50]/[.$F$16]" office:value-type="float" office:value="23.8027189693299" calcext:value-type="float">
            <text:p>23.80</text:p>
          </table:table-cell>
          <table:table-cell table:formula="of:=[.P50]/[.$F$16]" office:value-type="float" office:value="0.910895373282854" calcext:value-type="float">
            <text:p>0.91</text:p>
          </table:table-cell>
          <table:table-cell table:formula="of:=[.Q50]/[.$F$16]" office:value-type="float" office:value="26.5654015717846" calcext:value-type="float">
            <text:p>26.57</text:p>
          </table:table-cell>
          <table:table-cell table:formula="of:=[.R50]/[.$F$16]" office:value-type="float" office:value="0.925231890242497" calcext:value-type="float">
            <text:p>0.93</text:p>
          </table:table-cell>
          <table:table-cell table:formula="of:=[.U50]/[.$F$16]" office:value-type="float" office:value="9.219373016" calcext:value-type="float">
            <text:p>9.2194</text:p>
          </table:table-cell>
          <table:table-cell table:formula="of:=[.V50]/[.$F$16]" office:value-type="float" office:value="0.429418211588837" calcext:value-type="float">
            <text:p>0.43</text:p>
          </table:table-cell>
          <table:table-cell table:number-columns-repeated="2"/>
          <table:table-cell table:formula="of:=[.AG49]+5" office:value-type="float" office:value="15" calcext:value-type="float">
            <text:p>15</text:p>
          </table:table-cell>
          <table:table-cell table:formula="of:=[.AC76]" office:value-type="float" office:value="1.3393918496" calcext:value-type="float">
            <text:p>1.3393918496</text:p>
          </table:table-cell>
          <table:table-cell office:value-type="float" office:value="0" calcext:value-type="float">
            <text:p>0</text:p>
          </table:table-cell>
          <table:table-cell table:formula="of:=[.AD76]" office:value-type="float" office:value="0.163707056733196" calcext:value-type="float">
            <text:p>0.1637070567</text:p>
          </table:table-cell>
          <table:table-cell table:number-columns-repeated="2"/>
          <table:table-cell table:formula="of:=[.AM49]+5" office:value-type="float" office:value="15" calcext:value-type="float">
            <text:p>15</text:p>
          </table:table-cell>
          <table:table-cell table:formula="of:=[.AH50]/[.$AH$59]" office:value-type="float" office:value="0.127975994218291" calcext:value-type="float">
            <text:p>0.1279759942</text:p>
          </table:table-cell>
          <table:table-cell office:value-type="float" office:value="0" calcext:value-type="float">
            <text:p>0</text:p>
          </table:table-cell>
          <table:table-cell table:formula="of:=[.AJ50]/[.$AH$59]" office:value-type="float" office:value="0.0156418551839312" calcext:value-type="float">
            <text:p>0.0156418552</text:p>
          </table:table-cell>
        </table:table-row>
        <table:table-row table:style-name="ro1">
          <table:table-cell table:number-columns-repeated="5"/>
          <table:covered-table-cell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681" calcext:value-type="float">
            <text:p>1681</text:p>
          </table:table-cell>
          <table:table-cell table:formula="of:=SQRT([.H51])" office:value-type="float" office:value="41" calcext:value-type="float">
            <text:p>41.00</text:p>
          </table:table-cell>
          <table:table-cell table:style-name="ce25" office:value-type="float" office:value="1737" calcext:value-type="float">
            <text:p>1737</text:p>
          </table:table-cell>
          <table:table-cell table:formula="of:=SQRT([.J51])" office:value-type="float" office:value="41.6773319683494" calcext:value-type="float">
            <text:p>41.68</text:p>
          </table:table-cell>
          <table:table-cell table:style-name="ce25" office:value-type="float" office:value="132" calcext:value-type="float">
            <text:p>132</text:p>
          </table:table-cell>
          <table:table-cell table:formula="of:=SQRT([.L51])" office:value-type="float" office:value="11.4891252930761" calcext:value-type="float">
            <text:p>11.49</text:p>
          </table:table-cell>
          <table:table-cell/>
          <table:table-cell table:formula="of:=[.H51]*[.$B$4]" office:value-type="float" office:value="1155.09152966061" calcext:value-type="float">
            <text:p>1155.09</text:p>
          </table:table-cell>
          <table:table-cell table:formula="of:=SQRT([.I51]^2*[.$B$4]^2 + [.$C$4]^2*[.H51]^2)" office:value-type="float" office:value="44.467246009799" calcext:value-type="float">
            <text:p>44.47</text:p>
          </table:table-cell>
          <table:table-cell table:formula="of:=[.J51]*[.$B$5]" office:value-type="float" office:value="1274.69896492237" calcext:value-type="float">
            <text:p>1274.70</text:p>
          </table:table-cell>
          <table:table-cell table:formula="of:=SQRT([.K51]^2*[.$B$5]^2+[.$C$5]^2*[.J51]^2)" office:value-type="float" office:value="44.8186824552766" calcext:value-type="float">
            <text:p>44.82</text:p>
          </table:table-cell>
          <table:table-cell table:formula="of:=2*[.H51]*[.J51]*[.$B$3]/[.$F$16]" office:value-type="float" office:value="0.02919897" calcext:value-type="float">
            <text:p>0.0292</text:p>
          </table:table-cell>
          <table:table-cell table:formula="of:=SQRT((2*[.$B$3]/[.$F$16])^2*([.H51]^2*[.K51]^2+[.J51]^2*[.I51]^2))" office:value-type="float" office:value="0.000999009907158082" calcext:value-type="float">
            <text:p>0.0010</text:p>
          </table:table-cell>
          <table:table-cell table:formula="of:=[.L51]-[.S51]" office:value-type="float" office:value="131.97080103" calcext:value-type="float">
            <text:p>131.97</text:p>
          </table:table-cell>
          <table:table-cell table:formula="of:=SQRT([.M51]^2+[.T51]^2)" office:value-type="float" office:value="11.4891253365093" calcext:value-type="float">
            <text:p>11.49</text:p>
          </table:table-cell>
          <table:table-cell table:number-columns-repeated="2"/>
          <table:table-cell table:formula="of:=[.O51]/[.$F$16]" office:value-type="float" office:value="23.1018305932122" calcext:value-type="float">
            <text:p>23.10</text:p>
          </table:table-cell>
          <table:table-cell table:formula="of:=[.P51]/[.$F$16]" office:value-type="float" office:value="0.88934492019598" calcext:value-type="float">
            <text:p>0.89</text:p>
          </table:table-cell>
          <table:table-cell table:formula="of:=[.Q51]/[.$F$16]" office:value-type="float" office:value="25.4939792984474" calcext:value-type="float">
            <text:p>25.49</text:p>
          </table:table-cell>
          <table:table-cell table:formula="of:=[.R51]/[.$F$16]" office:value-type="float" office:value="0.896373649105531" calcext:value-type="float">
            <text:p>0.90</text:p>
          </table:table-cell>
          <table:table-cell table:formula="of:=[.U51]/[.$F$16]" office:value-type="float" office:value="2.6394160206" calcext:value-type="float">
            <text:p>2.6394</text:p>
          </table:table-cell>
          <table:table-cell table:formula="of:=[.V51]/[.$F$16]" office:value-type="float" office:value="0.229782506730187" calcext:value-type="float">
            <text:p>0.23</text:p>
          </table:table-cell>
          <table:table-cell table:number-columns-repeated="2"/>
          <table:table-cell table:formula="of:=[.AG50]+5" office:value-type="float" office:value="20" calcext:value-type="float">
            <text:p>20</text:p>
          </table:table-cell>
          <table:table-cell table:formula="of:=[.AC83]" office:value-type="float" office:value="0.099394124" calcext:value-type="float">
            <text:p>0.099394124</text:p>
          </table:table-cell>
          <table:table-cell office:value-type="float" office:value="0" calcext:value-type="float">
            <text:p>0</text:p>
          </table:table-cell>
          <table:table-cell table:formula="of:=[.AD83]" office:value-type="float" office:value="0.0447213642700488" calcext:value-type="float">
            <text:p>0.0447213643</text:p>
          </table:table-cell>
          <table:table-cell table:number-columns-repeated="2"/>
          <table:table-cell table:formula="of:=[.AM50]+5" office:value-type="float" office:value="20" calcext:value-type="float">
            <text:p>20</text:p>
          </table:table-cell>
          <table:table-cell table:formula="of:=[.AH51]/[.$AH$59]" office:value-type="float" office:value="0.00949689356565434" calcext:value-type="float">
            <text:p>0.0094968936</text:p>
          </table:table-cell>
          <table:table-cell office:value-type="float" office:value="0" calcext:value-type="float">
            <text:p>0</text:p>
          </table:table-cell>
          <table:table-cell table:formula="of:=[.AJ51]/[.$AH$59]" office:value-type="float" office:value="0.00427302962681688" calcext:value-type="float">
            <text:p>0.0042730296</text:p>
          </table:table-cell>
        </table:table-row>
        <table:table-row table:style-name="ro1">
          <table:table-cell table:number-columns-repeated="5"/>
          <table:covered-table-cell table:style-name="ce23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688" calcext:value-type="float">
            <text:p>1688</text:p>
          </table:table-cell>
          <table:table-cell table:style-name="ce29" table:formula="of:=SQRT([.H52])" office:value-type="float" office:value="41.0852771683483" calcext:value-type="float">
            <text:p>41.09</text:p>
          </table:table-cell>
          <table:table-cell table:style-name="ce26" office:value-type="float" office:value="1828" calcext:value-type="float">
            <text:p>1828</text:p>
          </table:table-cell>
          <table:table-cell table:style-name="ce29" table:formula="of:=SQRT([.J52])" office:value-type="float" office:value="42.7551166528639" calcext:value-type="float">
            <text:p>42.76</text:p>
          </table:table-cell>
          <table:table-cell table:style-name="ce26"/>
          <table:table-cell table:style-name="ce33" table:formula="of:=SQRT([.L52])" office:value-type="float" office:value="0" calcext:value-type="float">
            <text:p>0.00</text:p>
          </table:table-cell>
          <table:table-cell/>
          <table:table-cell table:formula="of:=[.H52]*[.$B$4]" office:value-type="float" office:value="1159.90154792808" calcext:value-type="float">
            <text:p>1159.90</text:p>
          </table:table-cell>
          <table:table-cell table:formula="of:=SQRT([.I52]^2*[.$B$4]^2 + [.$C$4]^2*[.H52]^2)" office:value-type="float" office:value="44.6152362687672" calcext:value-type="float">
            <text:p>44.62</text:p>
          </table:table-cell>
          <table:table-cell table:formula="of:=[.J52]*[.$B$5]" office:value-type="float" office:value="1341.4793942879" calcext:value-type="float">
            <text:p>1341.48</text:p>
          </table:table-cell>
          <table:table-cell table:formula="of:=SQRT([.K52]^2*[.$B$5]^2+[.$C$5]^2*[.J52]^2)" office:value-type="float" office:value="46.6167666898209" calcext:value-type="float">
            <text:p>46.62</text:p>
          </table:table-cell>
          <table:table-cell table:formula="of:=2*[.H52]*[.J52]*[.$B$3]/[.$F$16]" office:value-type="float" office:value="0.03085664" calcext:value-type="float">
            <text:p>0.0309</text:p>
          </table:table-cell>
          <table:table-cell table:formula="of:=SQRT((2*[.$B$3]/[.$F$16])^2*([.H52]^2*[.K52]^2+[.J52]^2*[.I52]^2))" office:value-type="float" office:value="0.00104159467279744" calcext:value-type="float">
            <text:p>0.0010</text:p>
          </table:table-cell>
          <table:table-cell table:formula="of:=[.L52]-[.S52]" office:value-type="float" office:value="-0.03085664" calcext:value-type="float">
            <text:p>-0.03</text:p>
          </table:table-cell>
          <table:table-cell table:formula="of:=SQRT([.M52]^2+[.T52]^2)" office:value-type="float" office:value="0.00104159467279744" calcext:value-type="float">
            <text:p>0.00</text:p>
          </table:table-cell>
          <table:table-cell table:number-columns-repeated="2"/>
          <table:table-cell table:formula="of:=[.O52]/[.$F$16]" office:value-type="float" office:value="23.1980309585617" calcext:value-type="float">
            <text:p>23.20</text:p>
          </table:table-cell>
          <table:table-cell table:formula="of:=[.P52]/[.$F$16]" office:value-type="float" office:value="0.892304725375344" calcext:value-type="float">
            <text:p>0.89</text:p>
          </table:table-cell>
          <table:table-cell table:formula="of:=[.Q52]/[.$F$16]" office:value-type="float" office:value="26.8295878857581" calcext:value-type="float">
            <text:p>26.83</text:p>
          </table:table-cell>
          <table:table-cell table:formula="of:=[.R52]/[.$F$16]" office:value-type="float" office:value="0.932335333796419" calcext:value-type="float">
            <text:p>0.93</text:p>
          </table:table-cell>
          <table:table-cell table:formula="of:=[.U52]/[.$F$16]" office:value-type="float" office:value="-0.0006171328" calcext:value-type="float">
            <text:p>-0.0006</text:p>
          </table:table-cell>
          <table:table-cell table:formula="of:=[.V52]/[.$F$16]" office:value-type="float" office:value="0.0000208318934559487" calcext:value-type="float">
            <text:p>0.00</text:p>
          </table:table-cell>
          <table:table-cell table:number-columns-repeated="2"/>
          <table:table-cell table:formula="of:=[.AG51]+5" office:value-type="float" office:value="25" calcext:value-type="float">
            <text:p>25</text:p>
          </table:table-cell>
          <table:table-cell table:formula="of:=[.AC90]" office:value-type="float" office:value="0.0393892668" calcext:value-type="float">
            <text:p>0.0393892668</text:p>
          </table:table-cell>
          <table:table-cell office:value-type="float" office:value="0" calcext:value-type="float">
            <text:p>0</text:p>
          </table:table-cell>
          <table:table-cell table:formula="of:=[.AD90]" office:value-type="float" office:value="0.0282842787941023" calcext:value-type="float">
            <text:p>0.0282842788</text:p>
          </table:table-cell>
          <table:table-cell table:number-columns-repeated="2"/>
          <table:table-cell table:formula="of:=[.AM51]+5" office:value-type="float" office:value="25" calcext:value-type="float">
            <text:p>25</text:p>
          </table:table-cell>
          <table:table-cell table:formula="of:=[.AH52]/[.$AH$59]" office:value-type="float" office:value="0.003763559246508" calcext:value-type="float">
            <text:p>0.0037635592</text:p>
          </table:table-cell>
          <table:table-cell office:value-type="float" office:value="0" calcext:value-type="float">
            <text:p>0</text:p>
          </table:table-cell>
          <table:table-cell table:formula="of:=[.AJ52]/[.$AH$59]" office:value-type="float" office:value="0.00270250166185763" calcext:value-type="float">
            <text:p>0.0027025017</text:p>
          </table:table-cell>
        </table:table-row>
        <table:table-row table:style-name="ro1">
          <table:table-cell table:number-columns-repeated="5"/>
          <table:table-cell table:style-name="ce20" office:value-type="float" office:value="0" calcext:value-type="float" table:number-columns-spanned="1" table:number-rows-spanned="7">
            <text:p>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632" calcext:value-type="float">
            <text:p>1632</text:p>
          </table:table-cell>
          <table:table-cell table:style-name="ce27" table:formula="of:=SQRT([.H53])" office:value-type="float" office:value="40.3980197534483" calcext:value-type="float">
            <text:p>40.40</text:p>
          </table:table-cell>
          <table:table-cell table:style-name="ce24" office:value-type="float" office:value="1876" calcext:value-type="float">
            <text:p>1876</text:p>
          </table:table-cell>
          <table:table-cell table:style-name="ce27" table:formula="of:=SQRT([.J53])" office:value-type="float" office:value="43.3128156554154" calcext:value-type="float">
            <text:p>43.31</text:p>
          </table:table-cell>
          <table:table-cell table:style-name="ce24" office:value-type="float" office:value="4" calcext:value-type="float">
            <text:p>4</text:p>
          </table:table-cell>
          <table:table-cell table:style-name="ce32" table:formula="of:=SQRT([.L53])" office:value-type="float" office:value="2" calcext:value-type="float">
            <text:p>2.00</text:p>
          </table:table-cell>
          <table:table-cell/>
          <table:table-cell table:formula="of:=[.H53]*[.$B$4]" office:value-type="float" office:value="1121.42140178829" calcext:value-type="float">
            <text:p>1121.42</text:p>
          </table:table-cell>
          <table:table-cell table:formula="of:=SQRT([.I53]^2*[.$B$4]^2 + [.$C$4]^2*[.H53]^2)" office:value-type="float" office:value="43.430426700165" calcext:value-type="float">
            <text:p>43.43</text:p>
          </table:table-cell>
          <table:table-cell table:formula="of:=[.J53]*[.$B$5]" office:value-type="float" office:value="1376.70423615104" calcext:value-type="float">
            <text:p>1376.70</text:p>
          </table:table-cell>
          <table:table-cell table:formula="of:=SQRT([.K53]^2*[.$B$5]^2+[.$C$5]^2*[.J53]^2)" office:value-type="float" office:value="47.5627728248663" calcext:value-type="float">
            <text:p>47.56</text:p>
          </table:table-cell>
          <table:table-cell table:formula="of:=2*[.H53]*[.J53]*[.$B$3]/[.$F$16]" office:value-type="float" office:value="0.03061632" calcext:value-type="float">
            <text:p>0.0306</text:p>
          </table:table-cell>
          <table:table-cell table:formula="of:=SQRT((2*[.$B$3]/[.$F$16])^2*([.H53]^2*[.K53]^2+[.J53]^2*[.I53]^2))" office:value-type="float" office:value="0.00103634960587632" calcext:value-type="float">
            <text:p>0.0010</text:p>
          </table:table-cell>
          <table:table-cell table:formula="of:=[.L53]-[.S53]" office:value-type="float" office:value="3.96938368" calcext:value-type="float">
            <text:p>3.97</text:p>
          </table:table-cell>
          <table:table-cell table:formula="of:=SQRT([.M53]^2+[.T53]^2)" office:value-type="float" office:value="2.00000026850511" calcext:value-type="float">
            <text:p>2.00</text:p>
          </table:table-cell>
          <table:table-cell table:number-columns-repeated="2"/>
          <table:table-cell table:formula="of:=[.O53]/[.$F$16]" office:value-type="float" office:value="22.4284280357658" calcext:value-type="float">
            <text:p>22.43</text:p>
          </table:table-cell>
          <table:table-cell table:formula="of:=[.P53]/[.$F$16]" office:value-type="float" office:value="0.868608534003301" calcext:value-type="float">
            <text:p>0.87</text:p>
          </table:table-cell>
          <table:table-cell table:formula="of:=[.Q53]/[.$F$16]" office:value-type="float" office:value="27.5340847230209" calcext:value-type="float">
            <text:p>27.53</text:p>
          </table:table-cell>
          <table:table-cell table:formula="of:=[.R53]/[.$F$16]" office:value-type="float" office:value="0.951255456497326" calcext:value-type="float">
            <text:p>0.95</text:p>
          </table:table-cell>
          <table:table-cell table:formula="of:=[.U53]/[.$F$16]" office:value-type="float" office:value="0.0793876736" calcext:value-type="float">
            <text:p>0.0794</text:p>
          </table:table-cell>
          <table:table-cell table:formula="of:=[.V53]/[.$F$16]" office:value-type="float" office:value="0.0400000053701022" calcext:value-type="float">
            <text:p>0.04</text:p>
          </table:table-cell>
          <table:table-cell table:number-columns-repeated="12"/>
        </table:table-row>
        <table:table-row table:style-name="ro1">
          <table:table-cell table:number-columns-repeated="5"/>
          <table:covered-table-cell table:style-name="ce21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679" calcext:value-type="float">
            <text:p>1679</text:p>
          </table:table-cell>
          <table:table-cell table:formula="of:=SQRT([.H54])" office:value-type="float" office:value="40.9756024970958" calcext:value-type="float">
            <text:p>40.98</text:p>
          </table:table-cell>
          <table:table-cell table:style-name="ce25" office:value-type="float" office:value="1754" calcext:value-type="float">
            <text:p>1754</text:p>
          </table:table-cell>
          <table:table-cell table:formula="of:=SQRT([.J54])" office:value-type="float" office:value="41.8807831827438" calcext:value-type="float">
            <text:p>41.88</text:p>
          </table:table-cell>
          <table:table-cell table:style-name="ce25" office:value-type="float" office:value="7" calcext:value-type="float">
            <text:p>7</text:p>
          </table:table-cell>
          <table:table-cell table:formula="of:=SQRT([.L54])" office:value-type="float" office:value="2.64575131106459" calcext:value-type="float">
            <text:p>2.65</text:p>
          </table:table-cell>
          <table:table-cell/>
          <table:table-cell table:formula="of:=[.H54]*[.$B$4]" office:value-type="float" office:value="1153.71723872705" calcext:value-type="float">
            <text:p>1153.72</text:p>
          </table:table-cell>
          <table:table-cell table:formula="of:=SQRT([.I54]^2*[.$B$4]^2 + [.$C$4]^2*[.H54]^2)" office:value-type="float" office:value="44.4249573871657" calcext:value-type="float">
            <text:p>44.42</text:p>
          </table:table-cell>
          <table:table-cell table:formula="of:=[.J54]*[.$B$5]" office:value-type="float" office:value="1287.1744297489" calcext:value-type="float">
            <text:p>1287.17</text:p>
          </table:table-cell>
          <table:table-cell table:formula="of:=SQRT([.K54]^2*[.$B$5]^2+[.$C$5]^2*[.J54]^2)" office:value-type="float" office:value="45.1550716956014" calcext:value-type="float">
            <text:p>45.16</text:p>
          </table:table-cell>
          <table:table-cell table:formula="of:=2*[.H54]*[.J54]*[.$B$3]/[.$F$16]" office:value-type="float" office:value="0.02944966" calcext:value-type="float">
            <text:p>0.0294</text:p>
          </table:table-cell>
          <table:table-cell table:formula="of:=SQRT((2*[.$B$3]/[.$F$16])^2*([.H54]^2*[.K54]^2+[.J54]^2*[.I54]^2))" office:value-type="float" office:value="0.00100548835289127" calcext:value-type="float">
            <text:p>0.0010</text:p>
          </table:table-cell>
          <table:table-cell table:formula="of:=[.L54]-[.S54]" office:value-type="float" office:value="6.97055034" calcext:value-type="float">
            <text:p>6.97</text:p>
          </table:table-cell>
          <table:table-cell table:formula="of:=SQRT([.M54]^2+[.T54]^2)" office:value-type="float" office:value="2.64575150212692" calcext:value-type="float">
            <text:p>2.65</text:p>
          </table:table-cell>
          <table:table-cell table:number-columns-repeated="2"/>
          <table:table-cell table:formula="of:=[.O54]/[.$F$16]" office:value-type="float" office:value="23.0743447745409" calcext:value-type="float">
            <text:p>23.07</text:p>
          </table:table-cell>
          <table:table-cell table:formula="of:=[.P54]/[.$F$16]" office:value-type="float" office:value="0.888499147743313" calcext:value-type="float">
            <text:p>0.89</text:p>
          </table:table-cell>
          <table:table-cell table:formula="of:=[.Q54]/[.$F$16]" office:value-type="float" office:value="25.743488594978" calcext:value-type="float">
            <text:p>25.74</text:p>
          </table:table-cell>
          <table:table-cell table:formula="of:=[.R54]/[.$F$16]" office:value-type="float" office:value="0.903101433912028" calcext:value-type="float">
            <text:p>0.90</text:p>
          </table:table-cell>
          <table:table-cell table:formula="of:=[.U54]/[.$F$16]" office:value-type="float" office:value="0.1394110068" calcext:value-type="float">
            <text:p>0.1394</text:p>
          </table:table-cell>
          <table:table-cell table:formula="of:=[.V54]/[.$F$16]" office:value-type="float" office:value="0.0529150300425383" calcext:value-type="float">
            <text:p>0.05</text:p>
          </table:table-cell>
          <table:table-cell/>
          <table:table-cell table:style-name="ce4" office:value-type="string" calcext:value-type="string">
            <text:p>D=0</text:p>
          </table:table-cell>
          <table:table-cell office:value-type="float" office:value="-20" calcext:value-type="float">
            <text:p>-20</text:p>
          </table:table-cell>
          <table:table-cell office:value-type="float" office:value="0.05430977845" calcext:value-type="float">
            <text:p>0.0543097785</text:p>
          </table:table-cell>
          <table:table-cell office:value-type="float" office:value="0" calcext:value-type="float">
            <text:p>0</text:p>
          </table:table-cell>
          <table:table-cell office:value-type="float" office:value="0.0165831278184534" calcext:value-type="float">
            <text:p>0.0165831278</text:p>
          </table:table-cell>
          <table:table-cell table:style-name="ce4" office:value-type="string" calcext:value-type="string">
            <text:p>SUBCONJUNTO DOS DADOS TIRADOS NA PRIMEIRA SESSAO</text:p>
          </table:table-cell>
          <table:table-cell/>
          <table:table-cell office:value-type="float" office:value="-25" calcext:value-type="float">
            <text:p>-25</text:p>
          </table:table-cell>
          <table:table-cell table:formula="of:=[.AH54]/[.$AH$59]" office:value-type="float" office:value="0.00518918186264128" calcext:value-type="float">
            <text:p>0.0051891819</text:p>
          </table:table-cell>
          <table:table-cell office:value-type="float" office:value="0" calcext:value-type="float">
            <text:p>0</text:p>
          </table:table-cell>
          <table:table-cell table:formula="of:=[.AJ54]/[.$AH$59]" office:value-type="float" office:value="0.0015844819949064" calcext:value-type="float">
            <text:p>0.001584482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39" calcext:value-type="float">
            <text:p>1739</text:p>
          </table:table-cell>
          <table:table-cell table:formula="of:=SQRT([.H55])" office:value-type="float" office:value="41.7013189239861" calcext:value-type="float">
            <text:p>41.70</text:p>
          </table:table-cell>
          <table:table-cell office:value-type="float" office:value="1775" calcext:value-type="float">
            <text:p>1775</text:p>
          </table:table-cell>
          <table:table-cell table:formula="of:=SQRT([.J55])" office:value-type="float" office:value="42.1307488658818" calcext:value-type="float">
            <text:p>42.13</text:p>
          </table:table-cell>
          <table:table-cell office:value-type="float" office:value="209" calcext:value-type="float">
            <text:p>209</text:p>
          </table:table-cell>
          <table:table-cell table:formula="of:=SQRT([.L55])" office:value-type="float" office:value="14.456832294801" calcext:value-type="float">
            <text:p>14.46</text:p>
          </table:table-cell>
          <table:table-cell/>
          <table:table-cell table:formula="of:=[.H55]*[.$B$4]" office:value-type="float" office:value="1194.94596673397" calcext:value-type="float">
            <text:p>1194.95</text:p>
          </table:table-cell>
          <table:table-cell table:formula="of:=SQRT([.I55]^2*[.$B$4]^2 + [.$C$4]^2*[.H55]^2)" office:value-type="float" office:value="45.6925416653777" calcext:value-type="float">
            <text:p>45.69</text:p>
          </table:table-cell>
          <table:table-cell table:formula="of:=[.J55]*[.$B$5]" office:value-type="float" office:value="1302.58529806402" calcext:value-type="float">
            <text:p>1302.59</text:p>
          </table:table-cell>
          <table:table-cell table:formula="of:=SQRT([.K55]^2*[.$B$5]^2+[.$C$5]^2*[.J55]^2)" office:value-type="float" office:value="45.5702976597829" calcext:value-type="float">
            <text:p>45.57</text:p>
          </table:table-cell>
          <table:table-cell table:formula="of:=2*[.H55]*[.J55]*[.$B$3]/[.$F$16]" office:value-type="float" office:value="0.03086725" calcext:value-type="float">
            <text:p>0.0309</text:p>
          </table:table-cell>
          <table:table-cell table:formula="of:=SQRT((2*[.$B$3]/[.$F$16])^2*([.H55]^2*[.K55]^2+[.J55]^2*[.I55]^2))" office:value-type="float" office:value="0.00104147739533799" calcext:value-type="float">
            <text:p>0.0010</text:p>
          </table:table-cell>
          <table:table-cell table:formula="of:=[.L55]-[.S55]" office:value-type="float" office:value="208.96913275" calcext:value-type="float">
            <text:p>208.97</text:p>
          </table:table-cell>
          <table:table-cell table:formula="of:=SQRT([.M55]^2+[.T55]^2)" office:value-type="float" office:value="14.4568323323152" calcext:value-type="float">
            <text:p>14.46</text:p>
          </table:table-cell>
          <table:table-cell table:number-columns-repeated="2"/>
          <table:table-cell table:formula="of:=[.O55]/[.$F$16]" office:value-type="float" office:value="23.8989193346794" calcext:value-type="float">
            <text:p>23.90</text:p>
          </table:table-cell>
          <table:table-cell table:formula="of:=[.P55]/[.$F$16]" office:value-type="float" office:value="0.913850833307554" calcext:value-type="float">
            <text:p>0.91</text:p>
          </table:table-cell>
          <table:table-cell table:formula="of:=[.Q55]/[.$F$16]" office:value-type="float" office:value="26.0517059612804" calcext:value-type="float">
            <text:p>26.05</text:p>
          </table:table-cell>
          <table:table-cell table:formula="of:=[.R55]/[.$F$16]" office:value-type="float" office:value="0.911405953195659" calcext:value-type="float">
            <text:p>0.91</text:p>
          </table:table-cell>
          <table:table-cell table:formula="of:=[.U55]/[.$F$16]" office:value-type="float" office:value="4.179382655" calcext:value-type="float">
            <text:p>4.1794</text:p>
          </table:table-cell>
          <table:table-cell table:formula="of:=[.V55]/[.$F$16]" office:value-type="float" office:value="0.289136646646305" calcext:value-type="float">
            <text:p>0.29</text:p>
          </table:table-cell>
          <table:table-cell table:number-columns-repeated="2"/>
          <table:table-cell office:value-type="float" office:value="-15" calcext:value-type="float">
            <text:p>-15</text:p>
          </table:table-cell>
          <table:table-cell office:value-type="float" office:value="0.04428793335" calcext:value-type="float">
            <text:p>0.0442879334</text:p>
          </table:table-cell>
          <table:table-cell office:value-type="float" office:value="0" calcext:value-type="float">
            <text:p>0</text:p>
          </table:table-cell>
          <table:table-cell office:value-type="float" office:value="0.0150000044791953" calcext:value-type="float">
            <text:p>0.0150000045</text:p>
          </table:table-cell>
          <table:table-cell table:number-columns-repeated="2"/>
          <table:table-cell table:formula="of:=[.AM54]+5" office:value-type="float" office:value="-20" calcext:value-type="float">
            <text:p>-20</text:p>
          </table:table-cell>
          <table:table-cell table:formula="of:=[.AH55]/[.$AH$59]" office:value-type="float" office:value="0.00423161623988701" calcext:value-type="float">
            <text:p>0.0042316162</text:p>
          </table:table-cell>
          <table:table-cell office:value-type="float" office:value="0" calcext:value-type="float">
            <text:p>0</text:p>
          </table:table-cell>
          <table:table-cell table:formula="of:=[.AJ55]/[.$AH$59]" office:value-type="float" office:value="0.00143321798402546" calcext:value-type="float">
            <text:p>0.001433218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764" calcext:value-type="float">
            <text:p>1764</text:p>
          </table:table-cell>
          <table:table-cell table:formula="of:=SQRT([.H56])" office:value-type="float" office:value="42" calcext:value-type="float">
            <text:p>42.00</text:p>
          </table:table-cell>
          <table:table-cell office:value-type="float" office:value="1794" calcext:value-type="float">
            <text:p>1794</text:p>
          </table:table-cell>
          <table:table-cell table:formula="of:=SQRT([.J56])" office:value-type="float" office:value="42.3556371690947" calcext:value-type="float">
            <text:p>42.36</text:p>
          </table:table-cell>
          <table:table-cell office:value-type="float" office:value="519" calcext:value-type="float">
            <text:p>519</text:p>
          </table:table-cell>
          <table:table-cell table:formula="of:=SQRT([.L56])" office:value-type="float" office:value="22.781571499789" calcext:value-type="float">
            <text:p>22.78</text:p>
          </table:table-cell>
          <table:table-cell/>
          <table:table-cell table:formula="of:=[.H56]*[.$B$4]" office:value-type="float" office:value="1212.12460340352" calcext:value-type="float">
            <text:p>1212.12</text:p>
          </table:table-cell>
          <table:table-cell table:formula="of:=SQRT([.I56]^2*[.$B$4]^2 + [.$C$4]^2*[.H56]^2)" office:value-type="float" office:value="46.2200706023633" calcext:value-type="float">
            <text:p>46.22</text:p>
          </table:table-cell>
          <table:table-cell table:formula="of:=[.J56]*[.$B$5]" office:value-type="float" office:value="1316.52846463485" calcext:value-type="float">
            <text:p>1316.53</text:p>
          </table:table-cell>
          <table:table-cell table:formula="of:=SQRT([.K56]^2*[.$B$5]^2+[.$C$5]^2*[.J56]^2)" office:value-type="float" office:value="45.945686873933" calcext:value-type="float">
            <text:p>45.95</text:p>
          </table:table-cell>
          <table:table-cell table:formula="of:=2*[.H56]*[.J56]*[.$B$3]/[.$F$16]" office:value-type="float" office:value="0.03164616" calcext:value-type="float">
            <text:p>0.0316</text:p>
          </table:table-cell>
          <table:table-cell table:formula="of:=SQRT((2*[.$B$3]/[.$F$16])^2*([.H56]^2*[.K56]^2+[.J56]^2*[.I56]^2))" office:value-type="float" office:value="0.00106111751130589" calcext:value-type="float">
            <text:p>0.0011</text:p>
          </table:table-cell>
          <table:table-cell table:formula="of:=[.L56]-[.S56]" office:value-type="float" office:value="518.96835384" calcext:value-type="float">
            <text:p>518.97</text:p>
          </table:table-cell>
          <table:table-cell table:formula="of:=SQRT([.M56]^2+[.T56]^2)" office:value-type="float" office:value="22.7815715245013" calcext:value-type="float">
            <text:p>22.78</text:p>
          </table:table-cell>
          <table:table-cell table:number-columns-repeated="2"/>
          <table:table-cell table:formula="of:=[.O56]/[.$F$16]" office:value-type="float" office:value="24.2424920680704" calcext:value-type="float">
            <text:p>24.24</text:p>
          </table:table-cell>
          <table:table-cell table:formula="of:=[.P56]/[.$F$16]" office:value-type="float" office:value="0.924401412047267" calcext:value-type="float">
            <text:p>0.92</text:p>
          </table:table-cell>
          <table:table-cell table:formula="of:=[.Q56]/[.$F$16]" office:value-type="float" office:value="26.3305692926969" calcext:value-type="float">
            <text:p>26.33</text:p>
          </table:table-cell>
          <table:table-cell table:formula="of:=[.R56]/[.$F$16]" office:value-type="float" office:value="0.91891373747866" calcext:value-type="float">
            <text:p>0.92</text:p>
          </table:table-cell>
          <table:table-cell table:formula="of:=[.U56]/[.$F$16]" office:value-type="float" office:value="10.3793670768" calcext:value-type="float">
            <text:p>10.3794</text:p>
          </table:table-cell>
          <table:table-cell table:formula="of:=[.V56]/[.$F$16]" office:value-type="float" office:value="0.455631430490027" calcext:value-type="float">
            <text:p>0.46</text:p>
          </table:table-cell>
          <table:table-cell table:number-columns-repeated="2"/>
          <table:table-cell office:value-type="float" office:value="-12" calcext:value-type="float">
            <text:p>-12</text:p>
          </table:table-cell>
          <table:table-cell office:value-type="float" office:value="0.2643256387" calcext:value-type="float">
            <text:p>0.2643256387</text:p>
          </table:table-cell>
          <table:table-cell office:value-type="float" office:value="0" calcext:value-type="float">
            <text:p>0</text:p>
          </table:table-cell>
          <table:table-cell office:value-type="float" office:value="0.0364005511473328" calcext:value-type="float">
            <text:p>0.0364005511</text:p>
          </table:table-cell>
          <table:table-cell table:number-columns-repeated="2"/>
          <table:table-cell table:formula="of:=[.AM55]+5" office:value-type="float" office:value="-15" calcext:value-type="float">
            <text:p>-15</text:p>
          </table:table-cell>
          <table:table-cell table:formula="of:=[.AH56]/[.$AH$59]" office:value-type="float" office:value="0.0252557430598966" calcext:value-type="float">
            <text:p>0.0252557431</text:p>
          </table:table-cell>
          <table:table-cell office:value-type="float" office:value="0" calcext:value-type="float">
            <text:p>0</text:p>
          </table:table-cell>
          <table:table-cell table:formula="of:=[.AJ56]/[.$AH$59]" office:value-type="float" office:value="0.00347799393027878" calcext:value-type="float">
            <text:p>0.0034779939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693" calcext:value-type="float">
            <text:p>1693</text:p>
          </table:table-cell>
          <table:table-cell table:formula="of:=SQRT([.H57])" office:value-type="float" office:value="41.146081222882" calcext:value-type="float">
            <text:p>41.15</text:p>
          </table:table-cell>
          <table:table-cell office:value-type="float" office:value="1764" calcext:value-type="float">
            <text:p>1764</text:p>
          </table:table-cell>
          <table:table-cell table:formula="of:=SQRT([.J57])" office:value-type="float" office:value="42" calcext:value-type="float">
            <text:p>42.00</text:p>
          </table:table-cell>
          <table:table-cell office:value-type="float" office:value="208" calcext:value-type="float">
            <text:p>208</text:p>
          </table:table-cell>
          <table:table-cell table:formula="of:=SQRT([.L57])" office:value-type="float" office:value="14.422205101856" calcext:value-type="float">
            <text:p>14.42</text:p>
          </table:table-cell>
          <table:table-cell/>
          <table:table-cell table:formula="of:=[.H57]*[.$B$4]" office:value-type="float" office:value="1163.33727526199" calcext:value-type="float">
            <text:p>1163.34</text:p>
          </table:table-cell>
          <table:table-cell table:formula="of:=SQRT([.I57]^2*[.$B$4]^2 + [.$C$4]^2*[.H57]^2)" office:value-type="float" office:value="44.7209247504954" calcext:value-type="float">
            <text:p>44.72</text:p>
          </table:table-cell>
          <table:table-cell table:formula="of:=[.J57]*[.$B$5]" office:value-type="float" office:value="1294.51293847039" calcext:value-type="float">
            <text:p>1294.51</text:p>
          </table:table-cell>
          <table:table-cell table:formula="of:=SQRT([.K57]^2*[.$B$5]^2+[.$C$5]^2*[.J57]^2)" office:value-type="float" office:value="45.3528410759544" calcext:value-type="float">
            <text:p>45.35</text:p>
          </table:table-cell>
          <table:table-cell table:formula="of:=2*[.H57]*[.J57]*[.$B$3]/[.$F$16]" office:value-type="float" office:value="0.02986452" calcext:value-type="float">
            <text:p>0.0299</text:p>
          </table:table-cell>
          <table:table-cell table:formula="of:=SQRT((2*[.$B$3]/[.$F$16])^2*([.H57]^2*[.K57]^2+[.J57]^2*[.I57]^2))" office:value-type="float" office:value="0.0010160789616954" calcext:value-type="float">
            <text:p>0.0010</text:p>
          </table:table-cell>
          <table:table-cell table:formula="of:=[.L57]-[.S57]" office:value-type="float" office:value="207.97013548" calcext:value-type="float">
            <text:p>207.97</text:p>
          </table:table-cell>
          <table:table-cell table:formula="of:=SQRT([.M57]^2+[.T57]^2)" office:value-type="float" office:value="14.4222051376486" calcext:value-type="float">
            <text:p>14.42</text:p>
          </table:table-cell>
          <table:table-cell table:number-columns-repeated="2"/>
          <table:table-cell table:formula="of:=[.O57]/[.$F$16]" office:value-type="float" office:value="23.2667455052399" calcext:value-type="float">
            <text:p>23.27</text:p>
          </table:table-cell>
          <table:table-cell table:formula="of:=[.P57]/[.$F$16]" office:value-type="float" office:value="0.894418495009908" calcext:value-type="float">
            <text:p>0.89</text:p>
          </table:table-cell>
          <table:table-cell table:formula="of:=[.Q57]/[.$F$16]" office:value-type="float" office:value="25.8902587694077" calcext:value-type="float">
            <text:p>25.89</text:p>
          </table:table-cell>
          <table:table-cell table:formula="of:=[.R57]/[.$F$16]" office:value-type="float" office:value="0.907056821519089" calcext:value-type="float">
            <text:p>0.91</text:p>
          </table:table-cell>
          <table:table-cell table:formula="of:=[.U57]/[.$F$16]" office:value-type="float" office:value="4.1594027096" calcext:value-type="float">
            <text:p>4.1594</text:p>
          </table:table-cell>
          <table:table-cell table:formula="of:=[.V57]/[.$F$16]" office:value-type="float" office:value="0.288444102752971" calcext:value-type="float">
            <text:p>0.29</text:p>
          </table:table-cell>
          <table:table-cell table:number-columns-repeated="2"/>
          <table:table-cell office:value-type="float" office:value="-8" calcext:value-type="float">
            <text:p>-8</text:p>
          </table:table-cell>
          <table:table-cell office:value-type="float" office:value="3.03267840722222" calcext:value-type="float">
            <text:p>3.0326784072</text:p>
          </table:table-cell>
          <table:table-cell office:value-type="float" office:value="0" calcext:value-type="float">
            <text:p>0</text:p>
          </table:table-cell>
          <table:table-cell office:value-type="float" office:value="0.317979735048302" calcext:value-type="float">
            <text:p>0.317979735</text:p>
          </table:table-cell>
          <table:table-cell table:number-columns-repeated="2"/>
          <table:table-cell table:formula="of:=[.AM56]+5" office:value-type="float" office:value="-10" calcext:value-type="float">
            <text:p>-10</text:p>
          </table:table-cell>
          <table:table-cell table:formula="of:=[.AH57]/[.$AH$59]" office:value-type="float" office:value="0.289765862338578" calcext:value-type="float">
            <text:p>0.2897658623</text:p>
          </table:table-cell>
          <table:table-cell office:value-type="float" office:value="0" calcext:value-type="float">
            <text:p>0</text:p>
          </table:table-cell>
          <table:table-cell table:formula="of:=[.AJ57]/[.$AH$59]" office:value-type="float" office:value="0.0303822759159152" calcext:value-type="float">
            <text:p>0.0303822759</text:p>
          </table:table-cell>
        </table:table-row>
        <table:table-row table:style-name="ro1">
          <table:table-cell table:number-columns-repeated="5"/>
          <table:covered-table-cell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714" calcext:value-type="float">
            <text:p>1714</text:p>
          </table:table-cell>
          <table:table-cell table:formula="of:=SQRT([.H58])" office:value-type="float" office:value="41.4004830889689" calcext:value-type="float">
            <text:p>41.40</text:p>
          </table:table-cell>
          <table:table-cell table:style-name="ce25" office:value-type="float" office:value="1777" calcext:value-type="float">
            <text:p>1777</text:p>
          </table:table-cell>
          <table:table-cell table:formula="of:=SQRT([.J58])" office:value-type="float" office:value="42.154477816716" calcext:value-type="float">
            <text:p>42.15</text:p>
          </table:table-cell>
          <table:table-cell table:style-name="ce25" office:value-type="float" office:value="5" calcext:value-type="float">
            <text:p>5</text:p>
          </table:table-cell>
          <table:table-cell table:formula="of:=SQRT([.L58])" office:value-type="float" office:value="2.23606797749979" calcext:value-type="float">
            <text:p>2.24</text:p>
          </table:table-cell>
          <table:table-cell/>
          <table:table-cell table:formula="of:=[.H58]*[.$B$4]" office:value-type="float" office:value="1177.76733006442" calcext:value-type="float">
            <text:p>1177.77</text:p>
          </table:table-cell>
          <table:table-cell table:formula="of:=SQRT([.I58]^2*[.$B$4]^2 + [.$C$4]^2*[.H58]^2)" office:value-type="float" office:value="45.1646475226319" calcext:value-type="float">
            <text:p>45.16</text:p>
          </table:table-cell>
          <table:table-cell table:formula="of:=[.J58]*[.$B$5]" office:value-type="float" office:value="1304.05299980832" calcext:value-type="float">
            <text:p>1304.05</text:p>
          </table:table-cell>
          <table:table-cell table:formula="of:=SQRT([.K58]^2*[.$B$5]^2+[.$C$5]^2*[.J58]^2)" office:value-type="float" office:value="45.6098252211795" calcext:value-type="float">
            <text:p>45.61</text:p>
          </table:table-cell>
          <table:table-cell table:formula="of:=2*[.H58]*[.J58]*[.$B$3]/[.$F$16]" office:value-type="float" office:value="0.03045778" calcext:value-type="float">
            <text:p>0.0305</text:p>
          </table:table-cell>
          <table:table-cell table:formula="of:=SQRT((2*[.$B$3]/[.$F$16])^2*([.H58]^2*[.K58]^2+[.J58]^2*[.I58]^2))" office:value-type="float" office:value="0.00103115522585108" calcext:value-type="float">
            <text:p>0.0010</text:p>
          </table:table-cell>
          <table:table-cell table:formula="of:=[.L58]-[.S58]" office:value-type="float" office:value="4.96954222" calcext:value-type="float">
            <text:p>4.97</text:p>
          </table:table-cell>
          <table:table-cell table:formula="of:=SQRT([.M58]^2+[.T58]^2)" office:value-type="float" office:value="2.23606821525666" calcext:value-type="float">
            <text:p>2.24</text:p>
          </table:table-cell>
          <table:table-cell table:number-columns-repeated="2"/>
          <table:table-cell table:formula="of:=[.O58]/[.$F$16]" office:value-type="float" office:value="23.5553466012883" calcext:value-type="float">
            <text:p>23.56</text:p>
          </table:table-cell>
          <table:table-cell table:formula="of:=[.P58]/[.$F$16]" office:value-type="float" office:value="0.903292950452638" calcext:value-type="float">
            <text:p>0.90</text:p>
          </table:table-cell>
          <table:table-cell table:formula="of:=[.Q58]/[.$F$16]" office:value-type="float" office:value="26.0810599961664" calcext:value-type="float">
            <text:p>26.08</text:p>
          </table:table-cell>
          <table:table-cell table:formula="of:=[.R58]/[.$F$16]" office:value-type="float" office:value="0.91219650442359" calcext:value-type="float">
            <text:p>0.91</text:p>
          </table:table-cell>
          <table:table-cell table:formula="of:=[.U58]/[.$F$16]" office:value-type="float" office:value="0.0993908444" calcext:value-type="float">
            <text:p>0.0994</text:p>
          </table:table-cell>
          <table:table-cell table:formula="of:=[.V58]/[.$F$16]" office:value-type="float" office:value="0.0447213643051332" calcext:value-type="float">
            <text:p>0.04</text:p>
          </table:table-cell>
          <table:table-cell table:number-columns-repeated="2"/>
          <table:table-cell office:value-type="float" office:value="-4" calcext:value-type="float">
            <text:p>-4</text:p>
          </table:table-cell>
          <table:table-cell office:value-type="float" office:value="7.565941875" calcext:value-type="float">
            <text:p>7.565941875</text:p>
          </table:table-cell>
          <table:table-cell office:value-type="float" office:value="0" calcext:value-type="float">
            <text:p>0</text:p>
          </table:table-cell>
          <table:table-cell office:value-type="float" office:value="0.502217306695337" calcext:value-type="float">
            <text:p>0.5022173067</text:p>
          </table:table-cell>
          <table:table-cell table:number-columns-repeated="2"/>
          <table:table-cell table:formula="of:=[.AM57]+5" office:value-type="float" office:value="-5" calcext:value-type="float">
            <text:p>-5</text:p>
          </table:table-cell>
          <table:table-cell table:formula="of:=[.AH58]/[.$AH$59]" office:value-type="float" office:value="0.722909381552598" calcext:value-type="float">
            <text:p>0.7229093816</text:p>
          </table:table-cell>
          <table:table-cell office:value-type="float" office:value="0" calcext:value-type="float">
            <text:p>0</text:p>
          </table:table-cell>
          <table:table-cell table:formula="of:=[.AJ58]/[.$AH$59]" office:value-type="float" office:value="0.0479857773937944" calcext:value-type="float">
            <text:p>0.0479857774</text:p>
          </table:table-cell>
        </table:table-row>
        <table:table-row table:style-name="ro1">
          <table:table-cell table:number-columns-repeated="5"/>
          <table:covered-table-cell table:style-name="ce23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630" calcext:value-type="float">
            <text:p>1630</text:p>
          </table:table-cell>
          <table:table-cell table:style-name="ce29" table:formula="of:=SQRT([.H59])" office:value-type="float" office:value="40.3732584763727" calcext:value-type="float">
            <text:p>40.37</text:p>
          </table:table-cell>
          <table:table-cell table:style-name="ce26" office:value-type="float" office:value="1663" calcext:value-type="float">
            <text:p>1663</text:p>
          </table:table-cell>
          <table:table-cell table:style-name="ce29" table:formula="of:=SQRT([.J59])" office:value-type="float" office:value="40.7798970082074" calcext:value-type="float">
            <text:p>40.78</text:p>
          </table:table-cell>
          <table:table-cell table:style-name="ce26" office:value-type="float" office:value="0" calcext:value-type="float">
            <text:p>0</text:p>
          </table:table-cell>
          <table:table-cell table:style-name="ce33" table:formula="of:=SQRT([.L59])" office:value-type="float" office:value="0" calcext:value-type="float">
            <text:p>0.00</text:p>
          </table:table-cell>
          <table:table-cell/>
          <table:table-cell table:formula="of:=[.H59]*[.$B$4]" office:value-type="float" office:value="1120.04711085473" calcext:value-type="float">
            <text:p>1120.05</text:p>
          </table:table-cell>
          <table:table-cell table:formula="of:=SQRT([.I59]^2*[.$B$4]^2 + [.$C$4]^2*[.H59]^2)" office:value-type="float" office:value="43.3880736215204" calcext:value-type="float">
            <text:p>43.39</text:p>
          </table:table-cell>
          <table:table-cell table:formula="of:=[.J59]*[.$B$5]" office:value-type="float" office:value="1220.39400038336" calcext:value-type="float">
            <text:p>1220.39</text:p>
          </table:table-cell>
          <table:table-cell table:formula="of:=SQRT([.K59]^2*[.$B$5]^2+[.$C$5]^2*[.J59]^2)" office:value-type="float" office:value="43.3516174195221" calcext:value-type="float">
            <text:p>43.35</text:p>
          </table:table-cell>
          <table:table-cell table:formula="of:=2*[.H59]*[.J59]*[.$B$3]/[.$F$16]" office:value-type="float" office:value="0.0271069" calcext:value-type="float">
            <text:p>0.0271</text:p>
          </table:table-cell>
          <table:table-cell table:formula="of:=SQRT((2*[.$B$3]/[.$F$16])^2*([.H59]^2*[.K59]^2+[.J59]^2*[.I59]^2))" office:value-type="float" office:value="0.000944791097015631" calcext:value-type="float">
            <text:p>0.0009</text:p>
          </table:table-cell>
          <table:table-cell table:formula="of:=[.L59]-[.S59]" office:value-type="float" office:value="-0.0271069" calcext:value-type="float">
            <text:p>-0.03</text:p>
          </table:table-cell>
          <table:table-cell table:formula="of:=SQRT([.M59]^2+[.T59]^2)" office:value-type="float" office:value="0.000944791097015631" calcext:value-type="float">
            <text:p>0.00</text:p>
          </table:table-cell>
          <table:table-cell table:number-columns-repeated="2"/>
          <table:table-cell table:formula="of:=[.O59]/[.$F$16]" office:value-type="float" office:value="22.4009422170945" calcext:value-type="float">
            <text:p>22.40</text:p>
          </table:table-cell>
          <table:table-cell table:formula="of:=[.P59]/[.$F$16]" office:value-type="float" office:value="0.867761472430408" calcext:value-type="float">
            <text:p>0.87</text:p>
          </table:table-cell>
          <table:table-cell table:formula="of:=[.Q59]/[.$F$16]" office:value-type="float" office:value="24.4078800076672" calcext:value-type="float">
            <text:p>24.41</text:p>
          </table:table-cell>
          <table:table-cell table:formula="of:=[.R59]/[.$F$16]" office:value-type="float" office:value="0.867032348390442" calcext:value-type="float">
            <text:p>0.87</text:p>
          </table:table-cell>
          <table:table-cell table:formula="of:=[.U59]/[.$F$16]" office:value-type="float" office:value="-0.000542138" calcext:value-type="float">
            <text:p>-0.0005</text:p>
          </table:table-cell>
          <table:table-cell table:formula="of:=[.V59]/[.$F$16]" office:value-type="float" office:value="0.0000188958219403126" calcext:value-type="float">
            <text:p>0.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0.4659616655556" calcext:value-type="float">
            <text:p>10.4659616656</text:p>
          </table:table-cell>
          <table:table-cell office:value-type="float" office:value="0" calcext:value-type="float">
            <text:p>0</text:p>
          </table:table-cell>
          <table:table-cell office:value-type="float" office:value="0.590668172302618" calcext:value-type="float">
            <text:p>0.5906681723</text:p>
          </table:table-cell>
          <table:table-cell table:number-columns-repeated="2"/>
          <table:table-cell table:formula="of:=[.AM58]+5" office:value-type="float" office:value="0" calcext:value-type="float">
            <text:p>0</text:p>
          </table:table-cell>
          <table:table-cell table:formula="of:=[.AH59]/[.$AH$59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AJ59]/[.$AH$59]" office:value-type="float" office:value="0.0564370662895278" calcext:value-type="float">
            <text:p>0.0564370663</text:p>
          </table:table-cell>
        </table:table-row>
        <table:table-row table:style-name="ro1">
          <table:table-cell table:number-columns-repeated="5"/>
          <table:table-cell table:style-name="ce20" office:value-type="float" office:value="5" calcext:value-type="float" table:number-columns-spanned="1" table:number-rows-spanned="7">
            <text:p>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621" calcext:value-type="float">
            <text:p>1621</text:p>
          </table:table-cell>
          <table:table-cell table:style-name="ce27" table:formula="of:=SQRT([.H60])" office:value-type="float" office:value="40.2616442783948" calcext:value-type="float">
            <text:p>40.26</text:p>
          </table:table-cell>
          <table:table-cell table:style-name="ce24" office:value-type="float" office:value="1714" calcext:value-type="float">
            <text:p>1714</text:p>
          </table:table-cell>
          <table:table-cell table:style-name="ce27" table:formula="of:=SQRT([.J60])" office:value-type="float" office:value="41.4004830889689" calcext:value-type="float">
            <text:p>41.40</text:p>
          </table:table-cell>
          <table:table-cell table:style-name="ce24" office:value-type="float" office:value="3" calcext:value-type="float">
            <text:p>3</text:p>
          </table:table-cell>
          <table:table-cell table:style-name="ce32" table:formula="of:=SQRT([.L60])" office:value-type="float" office:value="1.73205080756888" calcext:value-type="float">
            <text:p>1.73</text:p>
          </table:table-cell>
          <table:table-cell/>
          <table:table-cell table:formula="of:=[.H60]*[.$B$4]" office:value-type="float" office:value="1113.86280165369" calcext:value-type="float">
            <text:p>1113.86</text:p>
          </table:table-cell>
          <table:table-cell table:formula="of:=SQRT([.I60]^2*[.$B$4]^2 + [.$C$4]^2*[.H60]^2)" office:value-type="float" office:value="43.1974508740595" calcext:value-type="float">
            <text:p>43.20</text:p>
          </table:table-cell>
          <table:table-cell table:formula="of:=[.J60]*[.$B$5]" office:value-type="float" office:value="1257.82039486295" calcext:value-type="float">
            <text:p>1257.82</text:p>
          </table:table-cell>
          <table:table-cell table:formula="of:=SQRT([.K60]^2*[.$B$5]^2+[.$C$5]^2*[.J60]^2)" office:value-type="float" office:value="44.3631961182902" calcext:value-type="float">
            <text:p>44.36</text:p>
          </table:table-cell>
          <table:table-cell table:formula="of:=2*[.H60]*[.J60]*[.$B$3]/[.$F$16]" office:value-type="float" office:value="0.02778394" calcext:value-type="float">
            <text:p>0.0278</text:p>
          </table:table-cell>
          <table:table-cell table:formula="of:=SQRT((2*[.$B$3]/[.$F$16])^2*([.H60]^2*[.K60]^2+[.J60]^2*[.I60]^2))" office:value-type="float" office:value="0.000962597734778137" calcext:value-type="float">
            <text:p>0.0010</text:p>
          </table:table-cell>
          <table:table-cell table:formula="of:=[.L60]-[.S60]" office:value-type="float" office:value="2.97221606" calcext:value-type="float">
            <text:p>2.97</text:p>
          </table:table-cell>
          <table:table-cell table:formula="of:=SQRT([.M60]^2+[.T60]^2)" office:value-type="float" office:value="1.73205107505362" calcext:value-type="float">
            <text:p>1.73</text:p>
          </table:table-cell>
          <table:table-cell table:number-columns-repeated="2"/>
          <table:table-cell table:formula="of:=[.O60]/[.$F$16]" office:value-type="float" office:value="22.2772560330737" calcext:value-type="float">
            <text:p>22.28</text:p>
          </table:table-cell>
          <table:table-cell table:formula="of:=[.P60]/[.$F$16]" office:value-type="float" office:value="0.863949017481189" calcext:value-type="float">
            <text:p>0.86</text:p>
          </table:table-cell>
          <table:table-cell table:formula="of:=[.Q60]/[.$F$16]" office:value-type="float" office:value="25.156407897259" calcext:value-type="float">
            <text:p>25.16</text:p>
          </table:table-cell>
          <table:table-cell table:formula="of:=[.R60]/[.$F$16]" office:value-type="float" office:value="0.887263922365805" calcext:value-type="float">
            <text:p>0.89</text:p>
          </table:table-cell>
          <table:table-cell table:formula="of:=[.U60]/[.$F$16]" office:value-type="float" office:value="0.0594443212" calcext:value-type="float">
            <text:p>0.0594</text:p>
          </table:table-cell>
          <table:table-cell table:formula="of:=[.V60]/[.$F$16]" office:value-type="float" office:value="0.0346410215010724" calcext:value-type="float">
            <text:p>0.0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6.76599286666667" calcext:value-type="float">
            <text:p>6.7659928667</text:p>
          </table:table-cell>
          <table:table-cell office:value-type="float" office:value="0" calcext:value-type="float">
            <text:p>0</text:p>
          </table:table-cell>
          <table:table-cell office:value-type="float" office:value="0.47492689582736" calcext:value-type="float">
            <text:p>0.4749268958</text:p>
          </table:table-cell>
          <table:table-cell table:number-columns-repeated="2"/>
          <table:table-cell table:formula="of:=[.AM59]+5" office:value-type="float" office:value="5" calcext:value-type="float">
            <text:p>5</text:p>
          </table:table-cell>
          <table:table-cell table:formula="of:=[.AH60]/[.$AH$59]" office:value-type="float" office:value="0.646475984040162" calcext:value-type="float">
            <text:p>0.646475984</text:p>
          </table:table-cell>
          <table:table-cell office:value-type="float" office:value="0" calcext:value-type="float">
            <text:p>0</text:p>
          </table:table-cell>
          <table:table-cell table:formula="of:=[.AJ60]/[.$AH$59]" office:value-type="float" office:value="0.0453782376626112" calcext:value-type="float">
            <text:p>0.0453782377</text:p>
          </table:table-cell>
        </table:table-row>
        <table:table-row table:style-name="ro1">
          <table:table-cell table:number-columns-repeated="5"/>
          <table:covered-table-cell table:style-name="ce21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707" calcext:value-type="float">
            <text:p>1707</text:p>
          </table:table-cell>
          <table:table-cell table:formula="of:=SQRT([.H61])" office:value-type="float" office:value="41.3158565202272" calcext:value-type="float">
            <text:p>41.32</text:p>
          </table:table-cell>
          <table:table-cell table:style-name="ce25" office:value-type="float" office:value="1774" calcext:value-type="float">
            <text:p>1774</text:p>
          </table:table-cell>
          <table:table-cell table:formula="of:=SQRT([.J61])" office:value-type="float" office:value="42.1188793773054" calcext:value-type="float">
            <text:p>42.12</text:p>
          </table:table-cell>
          <table:table-cell table:style-name="ce25" office:value-type="float" office:value="170" calcext:value-type="float">
            <text:p>170</text:p>
          </table:table-cell>
          <table:table-cell table:formula="of:=SQRT([.L61])" office:value-type="float" office:value="13.0384048104053" calcext:value-type="float">
            <text:p>13.04</text:p>
          </table:table-cell>
          <table:table-cell/>
          <table:table-cell table:formula="of:=[.H61]*[.$B$4]" office:value-type="float" office:value="1172.95731179694" calcext:value-type="float">
            <text:p>1172.96</text:p>
          </table:table-cell>
          <table:table-cell table:formula="of:=SQRT([.I61]^2*[.$B$4]^2 + [.$C$4]^2*[.H61]^2)" office:value-type="float" office:value="45.0167699682307" calcext:value-type="float">
            <text:p>45.02</text:p>
          </table:table-cell>
          <table:table-cell table:formula="of:=[.J61]*[.$B$5]" office:value-type="float" office:value="1301.85144719187" calcext:value-type="float">
            <text:p>1301.85</text:p>
          </table:table-cell>
          <table:table-cell table:formula="of:=SQRT([.K61]^2*[.$B$5]^2+[.$C$5]^2*[.J61]^2)" office:value-type="float" office:value="45.550532730326" calcext:value-type="float">
            <text:p>45.55</text:p>
          </table:table-cell>
          <table:table-cell table:formula="of:=2*[.H61]*[.J61]*[.$B$3]/[.$F$16]" office:value-type="float" office:value="0.03028218" calcext:value-type="float">
            <text:p>0.0303</text:p>
          </table:table-cell>
          <table:table-cell table:formula="of:=SQRT((2*[.$B$3]/[.$F$16])^2*([.H61]^2*[.K61]^2+[.J61]^2*[.I61]^2))" office:value-type="float" office:value="0.00102670477051585" calcext:value-type="float">
            <text:p>0.0010</text:p>
          </table:table-cell>
          <table:table-cell table:formula="of:=[.L61]-[.S61]" office:value-type="float" office:value="169.96971782" calcext:value-type="float">
            <text:p>169.97</text:p>
          </table:table-cell>
          <table:table-cell table:formula="of:=SQRT([.M61]^2+[.T61]^2)" office:value-type="float" office:value="13.0384048508291" calcext:value-type="float">
            <text:p>13.04</text:p>
          </table:table-cell>
          <table:table-cell table:number-columns-repeated="2"/>
          <table:table-cell table:formula="of:=[.O61]/[.$F$16]" office:value-type="float" office:value="23.4591462359389" calcext:value-type="float">
            <text:p>23.46</text:p>
          </table:table-cell>
          <table:table-cell table:formula="of:=[.P61]/[.$F$16]" office:value-type="float" office:value="0.900335399364613" calcext:value-type="float">
            <text:p>0.90</text:p>
          </table:table-cell>
          <table:table-cell table:formula="of:=[.Q61]/[.$F$16]" office:value-type="float" office:value="26.0370289438375" calcext:value-type="float">
            <text:p>26.04</text:p>
          </table:table-cell>
          <table:table-cell table:formula="of:=[.R61]/[.$F$16]" office:value-type="float" office:value="0.911010654606521" calcext:value-type="float">
            <text:p>0.91</text:p>
          </table:table-cell>
          <table:table-cell table:formula="of:=[.U61]/[.$F$16]" office:value-type="float" office:value="3.3993943564" calcext:value-type="float">
            <text:p>3.3994</text:p>
          </table:table-cell>
          <table:table-cell table:formula="of:=[.V61]/[.$F$16]" office:value-type="float" office:value="0.260768097016581" calcext:value-type="float">
            <text:p>0.2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.49929812666667" calcext:value-type="float">
            <text:p>2.4992981267</text:p>
          </table:table-cell>
          <table:table-cell office:value-type="float" office:value="0" calcext:value-type="float">
            <text:p>0</text:p>
          </table:table-cell>
          <table:table-cell office:value-type="float" office:value="0.288675136113062" calcext:value-type="float">
            <text:p>0.2886751361</text:p>
          </table:table-cell>
          <table:table-cell table:number-columns-repeated="2"/>
          <table:table-cell table:formula="of:=[.AM60]+5" office:value-type="float" office:value="10" calcext:value-type="float">
            <text:p>10</text:p>
          </table:table-cell>
          <table:table-cell table:formula="of:=[.AH61]/[.$AH$59]" office:value-type="float" office:value="0.238802530195775" calcext:value-type="float">
            <text:p>0.2388025302</text:p>
          </table:table-cell>
          <table:table-cell office:value-type="float" office:value="0" calcext:value-type="float">
            <text:p>0</text:p>
          </table:table-cell>
          <table:table-cell table:formula="of:=[.AJ61]/[.$AH$59]" office:value-type="float" office:value="0.0275822848714531" calcext:value-type="float">
            <text:p>0.0275822849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07" calcext:value-type="float">
            <text:p>1707</text:p>
          </table:table-cell>
          <table:table-cell table:formula="of:=SQRT([.H62])" office:value-type="float" office:value="41.3158565202272" calcext:value-type="float">
            <text:p>41.32</text:p>
          </table:table-cell>
          <table:table-cell office:value-type="float" office:value="1783" calcext:value-type="float">
            <text:p>1783</text:p>
          </table:table-cell>
          <table:table-cell table:formula="of:=SQRT([.J62])" office:value-type="float" office:value="42.2255846614348" calcext:value-type="float">
            <text:p>42.23</text:p>
          </table:table-cell>
          <table:table-cell office:value-type="float" office:value="447" calcext:value-type="float">
            <text:p>447</text:p>
          </table:table-cell>
          <table:table-cell table:formula="of:=SQRT([.L62])" office:value-type="float" office:value="21.142374511866" calcext:value-type="float">
            <text:p>21.14</text:p>
          </table:table-cell>
          <table:table-cell/>
          <table:table-cell table:formula="of:=[.H62]*[.$B$4]" office:value-type="float" office:value="1172.95731179694" calcext:value-type="float">
            <text:p>1172.96</text:p>
          </table:table-cell>
          <table:table-cell table:formula="of:=SQRT([.I62]^2*[.$B$4]^2 + [.$C$4]^2*[.H62]^2)" office:value-type="float" office:value="45.0167699682307" calcext:value-type="float">
            <text:p>45.02</text:p>
          </table:table-cell>
          <table:table-cell table:formula="of:=[.J62]*[.$B$5]" office:value-type="float" office:value="1308.45610504121" calcext:value-type="float">
            <text:p>1308.46</text:p>
          </table:table-cell>
          <table:table-cell table:formula="of:=SQRT([.K62]^2*[.$B$5]^2+[.$C$5]^2*[.J62]^2)" office:value-type="float" office:value="45.7283895967229" calcext:value-type="float">
            <text:p>45.73</text:p>
          </table:table-cell>
          <table:table-cell table:formula="of:=2*[.H62]*[.J62]*[.$B$3]/[.$F$16]" office:value-type="float" office:value="0.03043581" calcext:value-type="float">
            <text:p>0.0304</text:p>
          </table:table-cell>
          <table:table-cell table:formula="of:=SQRT((2*[.$B$3]/[.$F$16])^2*([.H62]^2*[.K62]^2+[.J62]^2*[.I62]^2))" office:value-type="float" office:value="0.00103063561407512" calcext:value-type="float">
            <text:p>0.0010</text:p>
          </table:table-cell>
          <table:table-cell table:formula="of:=[.L62]-[.S62]" office:value-type="float" office:value="446.96956419" calcext:value-type="float">
            <text:p>446.97</text:p>
          </table:table-cell>
          <table:table-cell table:formula="of:=SQRT([.M62]^2+[.T62]^2)" office:value-type="float" office:value="21.1423745369864" calcext:value-type="float">
            <text:p>21.14</text:p>
          </table:table-cell>
          <table:table-cell table:number-columns-repeated="2"/>
          <table:table-cell table:formula="of:=[.O62]/[.$F$16]" office:value-type="float" office:value="23.4591462359389" calcext:value-type="float">
            <text:p>23.46</text:p>
          </table:table-cell>
          <table:table-cell table:formula="of:=[.P62]/[.$F$16]" office:value-type="float" office:value="0.900335399364613" calcext:value-type="float">
            <text:p>0.90</text:p>
          </table:table-cell>
          <table:table-cell table:formula="of:=[.Q62]/[.$F$16]" office:value-type="float" office:value="26.1691221008242" calcext:value-type="float">
            <text:p>26.17</text:p>
          </table:table-cell>
          <table:table-cell table:formula="of:=[.R62]/[.$F$16]" office:value-type="float" office:value="0.914567791934458" calcext:value-type="float">
            <text:p>0.91</text:p>
          </table:table-cell>
          <table:table-cell table:formula="of:=[.U62]/[.$F$16]" office:value-type="float" office:value="8.9393912838" calcext:value-type="float">
            <text:p>8.9394</text:p>
          </table:table-cell>
          <table:table-cell table:formula="of:=[.V62]/[.$F$16]" office:value-type="float" office:value="0.422847490739728" calcext:value-type="float">
            <text:p>0.4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0.1393276591625" calcext:value-type="float">
            <text:p>0.1393276592</text:p>
          </table:table-cell>
          <table:table-cell office:value-type="float" office:value="0" calcext:value-type="float">
            <text:p>0</text:p>
          </table:table-cell>
          <table:table-cell office:value-type="float" office:value="0.0264575154402996" calcext:value-type="float">
            <text:p>0.0264575154</text:p>
          </table:table-cell>
          <table:table-cell table:number-columns-repeated="2"/>
          <table:table-cell table:formula="of:=[.AM61]+5" office:value-type="float" office:value="15" calcext:value-type="float">
            <text:p>15</text:p>
          </table:table-cell>
          <table:table-cell table:formula="of:=[.AH62]/[.$AH$59]" office:value-type="float" office:value="0.0133124564769848" calcext:value-type="float">
            <text:p>0.0133124565</text:p>
          </table:table-cell>
          <table:table-cell office:value-type="float" office:value="0" calcext:value-type="float">
            <text:p>0</text:p>
          </table:table-cell>
          <table:table-cell table:formula="of:=[.AJ62]/[.$AH$59]" office:value-type="float" office:value="0.00252795837456329" calcext:value-type="float">
            <text:p>0.0025279584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/>
          <table:table-cell table:formula="of:=SQRT([.H63])" office:value-type="float" office:value="0" calcext:value-type="float">
            <text:p>0.00</text:p>
          </table:table-cell>
          <table:table-cell/>
          <table:table-cell table:formula="of:=SQRT([.J63])" office:value-type="float" office:value="0" calcext:value-type="float">
            <text:p>0.00</text:p>
          </table:table-cell>
          <table:table-cell/>
          <table:table-cell table:formula="of:=SQRT([.L63])" office:value-type="float" office:value="0" calcext:value-type="float">
            <text:p>0.00</text:p>
          </table:table-cell>
          <table:table-cell/>
          <table:table-cell table:formula="of:=[.H63]*[.$B$4]" office:value-type="float" office:value="0" calcext:value-type="float">
            <text:p>0.00</text:p>
          </table:table-cell>
          <table:table-cell table:formula="of:=SQRT([.I63]^2*[.$B$4]^2 + [.$C$4]^2*[.H63]^2)" office:value-type="float" office:value="0" calcext:value-type="float">
            <text:p>0.00</text:p>
          </table:table-cell>
          <table:table-cell table:formula="of:=[.J63]*[.$B$5]" office:value-type="float" office:value="0" calcext:value-type="float">
            <text:p>0.00</text:p>
          </table:table-cell>
          <table:table-cell table:formula="of:=SQRT([.K63]^2*[.$B$5]^2+[.$C$5]^2*[.J63]^2)" office:value-type="float" office:value="0" calcext:value-type="float">
            <text:p>0.00</text:p>
          </table:table-cell>
          <table:table-cell table:formula="of:=2*[.H63]*[.J63]*[.$B$3]/[.$F$16]" office:value-type="float" office:value="0" calcext:value-type="float">
            <text:p>0.0000</text:p>
          </table:table-cell>
          <table:table-cell table:formula="of:=SQRT((2*[.$B$3]/[.$F$16])^2*([.H63]^2*[.K63]^2+[.J63]^2*[.I63]^2))" office:value-type="float" office:value="0" calcext:value-type="float">
            <text:p>0.0000</text:p>
          </table:table-cell>
          <table:table-cell table:formula="of:=[.L63]-[.S63]" office:value-type="float" office:value="0" calcext:value-type="float">
            <text:p>0.00</text:p>
          </table:table-cell>
          <table:table-cell table:formula="of:=SQRT([.M63]^2+[.T63]^2)" office:value-type="float" office:value="0" calcext:value-type="float">
            <text:p>0.00</text:p>
          </table:table-cell>
          <table:table-cell table:number-columns-repeated="2"/>
          <table:table-cell table:formula="of:=[.O63]/[.$F$16]" office:value-type="float" office:value="0" calcext:value-type="float">
            <text:p>0.00</text:p>
          </table:table-cell>
          <table:table-cell table:formula="of:=[.P63]/[.$F$16]" office:value-type="float" office:value="0" calcext:value-type="float">
            <text:p>0.00</text:p>
          </table:table-cell>
          <table:table-cell table:formula="of:=[.Q63]/[.$F$16]" office:value-type="float" office:value="0" calcext:value-type="float">
            <text:p>0.00</text:p>
          </table:table-cell>
          <table:table-cell table:formula="of:=[.R63]/[.$F$16]" office:value-type="float" office:value="0" calcext:value-type="float">
            <text:p>0.00</text:p>
          </table:table-cell>
          <table:table-cell table:formula="of:=[.U63]/[.$F$16]" office:value-type="float" office:value="0" calcext:value-type="float">
            <text:p>0.0000</text:p>
          </table:table-cell>
          <table:table-cell table:formula="of:=[.V63]/[.$F$16]" office:value-type="float" office:value="0" calcext:value-type="float">
            <text:p>0.0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0.0693326991" calcext:value-type="float">
            <text:p>0.0693326991</text:p>
          </table:table-cell>
          <table:table-cell office:value-type="float" office:value="0" calcext:value-type="float">
            <text:p>0</text:p>
          </table:table-cell>
          <table:table-cell office:value-type="float" office:value="0.0187082901915394" calcext:value-type="float">
            <text:p>0.0187082902</text:p>
          </table:table-cell>
          <table:table-cell table:number-columns-repeated="2"/>
          <table:table-cell table:formula="of:=[.AM62]+5" office:value-type="float" office:value="20" calcext:value-type="float">
            <text:p>20</text:p>
          </table:table-cell>
          <table:table-cell table:formula="of:=[.AH63]/[.$AH$59]" office:value-type="float" office:value="0.00662458943722105" calcext:value-type="float">
            <text:p>0.0066245894</text:p>
          </table:table-cell>
          <table:table-cell office:value-type="float" office:value="0" calcext:value-type="float">
            <text:p>0</text:p>
          </table:table-cell>
          <table:table-cell table:formula="of:=[.AJ63]/[.$AH$59]" office:value-type="float" office:value="0.00178753666307703" calcext:value-type="float">
            <text:p>0.0017875367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769" calcext:value-type="float">
            <text:p>1769</text:p>
          </table:table-cell>
          <table:table-cell table:formula="of:=SQRT([.H64])" office:value-type="float" office:value="42.0594816896262" calcext:value-type="float">
            <text:p>42.06</text:p>
          </table:table-cell>
          <table:table-cell office:value-type="float" office:value="1696" calcext:value-type="float">
            <text:p>1696</text:p>
          </table:table-cell>
          <table:table-cell table:formula="of:=SQRT([.J64])" office:value-type="float" office:value="41.182520563948" calcext:value-type="float">
            <text:p>41.18</text:p>
          </table:table-cell>
          <table:table-cell office:value-type="float" office:value="9" calcext:value-type="float">
            <text:p>9</text:p>
          </table:table-cell>
          <table:table-cell table:formula="of:=SQRT([.L64])" office:value-type="float" office:value="3" calcext:value-type="float">
            <text:p>3.00</text:p>
          </table:table-cell>
          <table:table-cell/>
          <table:table-cell table:formula="of:=[.H64]*[.$B$4]" office:value-type="float" office:value="1215.56033073743" calcext:value-type="float">
            <text:p>1215.56</text:p>
          </table:table-cell>
          <table:table-cell table:formula="of:=SQRT([.I64]^2*[.$B$4]^2 + [.$C$4]^2*[.H64]^2)" office:value-type="float" office:value="46.3255336631329" calcext:value-type="float">
            <text:p>46.33</text:p>
          </table:table-cell>
          <table:table-cell table:formula="of:=[.J64]*[.$B$5]" office:value-type="float" office:value="1244.61107916427" calcext:value-type="float">
            <text:p>1244.61</text:p>
          </table:table-cell>
          <table:table-cell table:formula="of:=SQRT([.K64]^2*[.$B$5]^2+[.$C$5]^2*[.J64]^2)" office:value-type="float" office:value="44.0064227786517" calcext:value-type="float">
            <text:p>44.01</text:p>
          </table:table-cell>
          <table:table-cell table:formula="of:=2*[.H64]*[.J64]*[.$B$3]/[.$F$16]" office:value-type="float" office:value="0.03000224" calcext:value-type="float">
            <text:p>0.0300</text:p>
          </table:table-cell>
          <table:table-cell table:formula="of:=SQRT((2*[.$B$3]/[.$F$16])^2*([.H64]^2*[.K64]^2+[.J64]^2*[.I64]^2))" office:value-type="float" office:value="0.00101959679089334" calcext:value-type="float">
            <text:p>0.0010</text:p>
          </table:table-cell>
          <table:table-cell table:formula="of:=[.L64]-[.S64]" office:value-type="float" office:value="8.96999776" calcext:value-type="float">
            <text:p>8.97</text:p>
          </table:table-cell>
          <table:table-cell table:formula="of:=SQRT([.M64]^2+[.T64]^2)" office:value-type="float" office:value="3.00000017326293" calcext:value-type="float">
            <text:p>3.00</text:p>
          </table:table-cell>
          <table:table-cell table:number-columns-repeated="2"/>
          <table:table-cell table:formula="of:=[.O64]/[.$F$16]" office:value-type="float" office:value="24.3112066147486" calcext:value-type="float">
            <text:p>24.31</text:p>
          </table:table-cell>
          <table:table-cell table:formula="of:=[.P64]/[.$F$16]" office:value-type="float" office:value="0.926510673262659" calcext:value-type="float">
            <text:p>0.93</text:p>
          </table:table-cell>
          <table:table-cell table:formula="of:=[.Q64]/[.$F$16]" office:value-type="float" office:value="24.8922215832854" calcext:value-type="float">
            <text:p>24.89</text:p>
          </table:table-cell>
          <table:table-cell table:formula="of:=[.R64]/[.$F$16]" office:value-type="float" office:value="0.880128455573033" calcext:value-type="float">
            <text:p>0.88</text:p>
          </table:table-cell>
          <table:table-cell table:formula="of:=[.U64]/[.$F$16]" office:value-type="float" office:value="0.1793999552" calcext:value-type="float">
            <text:p>0.1794</text:p>
          </table:table-cell>
          <table:table-cell table:formula="of:=[.V64]/[.$F$16]" office:value-type="float" office:value="0.0600000034652586" calcext:value-type="float">
            <text:p>0.06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0.0493276591625" calcext:value-type="float">
            <text:p>0.0493276592</text:p>
          </table:table-cell>
          <table:table-cell office:value-type="float" office:value="0" calcext:value-type="float">
            <text:p>0</text:p>
          </table:table-cell>
          <table:table-cell office:value-type="float" office:value="0.0158113921990979" calcext:value-type="float">
            <text:p>0.0158113922</text:p>
          </table:table-cell>
          <table:table-cell table:number-columns-repeated="2"/>
          <table:table-cell table:formula="of:=[.AM63]+5" office:value-type="float" office:value="25" calcext:value-type="float">
            <text:p>25</text:p>
          </table:table-cell>
          <table:table-cell table:formula="of:=[.AH64]/[.$AH$59]" office:value-type="float" office:value="0.00471315114069657" calcext:value-type="float">
            <text:p>0.0047131511</text:p>
          </table:table-cell>
          <table:table-cell office:value-type="float" office:value="0" calcext:value-type="float">
            <text:p>0</text:p>
          </table:table-cell>
          <table:table-cell table:formula="of:=[.AJ64]/[.$AH$59]" office:value-type="float" office:value="0.0015107443256872" calcext:value-type="float">
            <text:p>0.0015107443</text:p>
          </table:table-cell>
        </table:table-row>
        <table:table-row table:style-name="ro1">
          <table:table-cell table:number-columns-repeated="5"/>
          <table:covered-table-cell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732" calcext:value-type="float">
            <text:p>1732</text:p>
          </table:table-cell>
          <table:table-cell table:formula="of:=SQRT([.H65])" office:value-type="float" office:value="41.6173040933696" calcext:value-type="float">
            <text:p>41.62</text:p>
          </table:table-cell>
          <table:table-cell table:style-name="ce25" office:value-type="float" office:value="1697" calcext:value-type="float">
            <text:p>1697</text:p>
          </table:table-cell>
          <table:table-cell table:formula="of:=SQRT([.J65])" office:value-type="float" office:value="41.194659848092" calcext:value-type="float">
            <text:p>41.19</text:p>
          </table:table-cell>
          <table:table-cell table:style-name="ce25" office:value-type="float" office:value="1" calcext:value-type="float">
            <text:p>1</text:p>
          </table:table-cell>
          <table:table-cell table:formula="of:=SQRT([.L65])" office:value-type="float" office:value="1" calcext:value-type="float">
            <text:p>1.00</text:p>
          </table:table-cell>
          <table:table-cell/>
          <table:table-cell table:formula="of:=[.H65]*[.$B$4]" office:value-type="float" office:value="1190.13594846649" calcext:value-type="float">
            <text:p>1190.14</text:p>
          </table:table-cell>
          <table:table-cell table:formula="of:=SQRT([.I65]^2*[.$B$4]^2 + [.$C$4]^2*[.H65]^2)" office:value-type="float" office:value="45.5447686641427" calcext:value-type="float">
            <text:p>45.54</text:p>
          </table:table-cell>
          <table:table-cell table:formula="of:=[.J65]*[.$B$5]" office:value-type="float" office:value="1245.34493003642" calcext:value-type="float">
            <text:p>1245.34</text:p>
          </table:table-cell>
          <table:table-cell table:formula="of:=SQRT([.K65]^2*[.$B$5]^2+[.$C$5]^2*[.J65]^2)" office:value-type="float" office:value="44.0262506900697" calcext:value-type="float">
            <text:p>44.03</text:p>
          </table:table-cell>
          <table:table-cell table:formula="of:=2*[.H65]*[.J65]*[.$B$3]/[.$F$16]" office:value-type="float" office:value="0.02939204" calcext:value-type="float">
            <text:p>0.0294</text:p>
          </table:table-cell>
          <table:table-cell table:formula="of:=SQRT((2*[.$B$3]/[.$F$16])^2*([.H65]^2*[.K65]^2+[.J65]^2*[.I65]^2))" office:value-type="float" office:value="0.00100391884711863" calcext:value-type="float">
            <text:p>0.0010</text:p>
          </table:table-cell>
          <table:table-cell table:formula="of:=[.L65]-[.S65]" office:value-type="float" office:value="0.97060796" calcext:value-type="float">
            <text:p>0.97</text:p>
          </table:table-cell>
          <table:table-cell table:formula="of:=SQRT([.M65]^2+[.T65]^2)" office:value-type="float" office:value="1.0000005039264" calcext:value-type="float">
            <text:p>1.00</text:p>
          </table:table-cell>
          <table:table-cell table:number-columns-repeated="2"/>
          <table:table-cell table:formula="of:=[.O65]/[.$F$16]" office:value-type="float" office:value="23.8027189693299" calcext:value-type="float">
            <text:p>23.80</text:p>
          </table:table-cell>
          <table:table-cell table:formula="of:=[.P65]/[.$F$16]" office:value-type="float" office:value="0.910895373282854" calcext:value-type="float">
            <text:p>0.91</text:p>
          </table:table-cell>
          <table:table-cell table:formula="of:=[.Q65]/[.$F$16]" office:value-type="float" office:value="24.9068986007284" calcext:value-type="float">
            <text:p>24.91</text:p>
          </table:table-cell>
          <table:table-cell table:formula="of:=[.R65]/[.$F$16]" office:value-type="float" office:value="0.880525013801394" calcext:value-type="float">
            <text:p>0.88</text:p>
          </table:table-cell>
          <table:table-cell table:formula="of:=[.U65]/[.$F$16]" office:value-type="float" office:value="0.0194121592" calcext:value-type="float">
            <text:p>0.0194</text:p>
          </table:table-cell>
          <table:table-cell table:formula="of:=[.V65]/[.$F$16]" office:value-type="float" office:value="0.020000010078528" calcext:value-type="float">
            <text:p>0.02</text:p>
          </table:table-cell>
          <table:table-cell table:number-columns-repeated="12"/>
        </table:table-row>
        <table:table-row table:style-name="ro1">
          <table:table-cell table:number-columns-repeated="5"/>
          <table:covered-table-cell table:style-name="ce23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653" calcext:value-type="float">
            <text:p>1653</text:p>
          </table:table-cell>
          <table:table-cell table:style-name="ce29" table:formula="of:=SQRT([.H66])" office:value-type="float" office:value="40.6571027005123" calcext:value-type="float">
            <text:p>40.66</text:p>
          </table:table-cell>
          <table:table-cell table:style-name="ce26" office:value-type="float" office:value="1706" calcext:value-type="float">
            <text:p>1706</text:p>
          </table:table-cell>
          <table:table-cell table:style-name="ce29" table:formula="of:=SQRT([.J66])" office:value-type="float" office:value="41.3037528561268" calcext:value-type="float">
            <text:p>41.30</text:p>
          </table:table-cell>
          <table:table-cell table:style-name="ce26" office:value-type="float" office:value="2" calcext:value-type="float">
            <text:p>2</text:p>
          </table:table-cell>
          <table:table-cell table:style-name="ce33" table:formula="of:=SQRT([.L66])" office:value-type="float" office:value="1.4142135623731" calcext:value-type="float">
            <text:p>1.41</text:p>
          </table:table-cell>
          <table:table-cell/>
          <table:table-cell table:formula="of:=[.H66]*[.$B$4]" office:value-type="float" office:value="1135.85145659071" calcext:value-type="float">
            <text:p>1135.85</text:p>
          </table:table-cell>
          <table:table-cell table:formula="of:=SQRT([.I66]^2*[.$B$4]^2 + [.$C$4]^2*[.H66]^2)" office:value-type="float" office:value="43.874971220174" calcext:value-type="float">
            <text:p>43.87</text:p>
          </table:table-cell>
          <table:table-cell table:formula="of:=[.J66]*[.$B$5]" office:value-type="float" office:value="1251.94958788576" calcext:value-type="float">
            <text:p>1251.95</text:p>
          </table:table-cell>
          <table:table-cell table:formula="of:=SQRT([.K66]^2*[.$B$5]^2+[.$C$5]^2*[.J66]^2)" office:value-type="float" office:value="44.2046637960995" calcext:value-type="float">
            <text:p>44.20</text:p>
          </table:table-cell>
          <table:table-cell table:formula="of:=2*[.H66]*[.J66]*[.$B$3]/[.$F$16]" office:value-type="float" office:value="0.02820018" calcext:value-type="float">
            <text:p>0.0282</text:p>
          </table:table-cell>
          <table:table-cell table:formula="of:=SQRT((2*[.$B$3]/[.$F$16])^2*([.H66]^2*[.K66]^2+[.J66]^2*[.I66]^2))" office:value-type="float" office:value="0.000973264633180514" calcext:value-type="float">
            <text:p>0.0010</text:p>
          </table:table-cell>
          <table:table-cell table:formula="of:=[.L66]-[.S66]" office:value-type="float" office:value="1.97179982" calcext:value-type="float">
            <text:p>1.97</text:p>
          </table:table-cell>
          <table:table-cell table:formula="of:=SQRT([.M66]^2+[.T66]^2)" office:value-type="float" office:value="1.4142138972744" calcext:value-type="float">
            <text:p>1.41</text:p>
          </table:table-cell>
          <table:table-cell table:number-columns-repeated="2"/>
          <table:table-cell table:formula="of:=[.O66]/[.$F$16]" office:value-type="float" office:value="22.7170291318142" calcext:value-type="float">
            <text:p>22.72</text:p>
          </table:table-cell>
          <table:table-cell table:formula="of:=[.P66]/[.$F$16]" office:value-type="float" office:value="0.87749942440348" calcext:value-type="float">
            <text:p>0.88</text:p>
          </table:table-cell>
          <table:table-cell table:formula="of:=[.Q66]/[.$F$16]" office:value-type="float" office:value="25.0389917577152" calcext:value-type="float">
            <text:p>25.04</text:p>
          </table:table-cell>
          <table:table-cell table:formula="of:=[.R66]/[.$F$16]" office:value-type="float" office:value="0.884093275921989" calcext:value-type="float">
            <text:p>0.88</text:p>
          </table:table-cell>
          <table:table-cell table:formula="of:=[.U66]/[.$F$16]" office:value-type="float" office:value="0.0394359964" calcext:value-type="float">
            <text:p>0.0394</text:p>
          </table:table-cell>
          <table:table-cell table:formula="of:=[.V66]/[.$F$16]" office:value-type="float" office:value="0.028284277945488" calcext:value-type="float">
            <text:p>0.03</text:p>
          </table:table-cell>
          <table:table-cell/>
          <table:table-cell table:style-name="ce4" office:value-type="string" calcext:value-type="string">
            <text:p>D=-1</text:p>
          </table:table-cell>
          <table:table-cell office:value-type="float" office:value="-25" calcext:value-type="float">
            <text:p>-25</text:p>
          </table:table-cell>
          <table:table-cell table:formula="of:=[.AC22]" office:value-type="float" office:value="0.0394240382" calcext:value-type="float">
            <text:p>0.0394240382</text:p>
          </table:table-cell>
          <table:table-cell office:value-type="float" office:value="0" calcext:value-type="float">
            <text:p>0</text:p>
          </table:table-cell>
          <table:table-cell table:style-name="ce3" table:formula="of:=[.AD22]" office:value-type="float" office:value="0.0282842781587735" calcext:value-type="float">
            <text:p>0.0282842782</text:p>
          </table:table-cell>
          <table:table-cell table:number-columns-repeated="2"/>
          <table:table-cell office:value-type="float" office:value="-25" calcext:value-type="float">
            <text:p>-25</text:p>
          </table:table-cell>
          <table:table-cell table:formula="of:=[.AH66]/[.$AH$59]" office:value-type="float" office:value="0.00376688157856989" calcext:value-type="float">
            <text:p>0.0037668816</text:p>
          </table:table-cell>
          <table:table-cell office:value-type="float" office:value="0" calcext:value-type="float">
            <text:p>0</text:p>
          </table:table-cell>
          <table:table-cell table:formula="of:=[.AJ66]/[.$AH$59]" office:value-type="float" office:value="0.00270250160115334" calcext:value-type="float">
            <text:p>0.0027025016</text:p>
          </table:table-cell>
        </table:table-row>
        <table:table-row table:style-name="ro1">
          <table:table-cell table:number-columns-repeated="5"/>
          <table:table-cell table:style-name="ce20" office:value-type="float" office:value="10" calcext:value-type="float" table:number-columns-spanned="1" table:number-rows-spanned="7">
            <text:p>1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673" calcext:value-type="float">
            <text:p>1673</text:p>
          </table:table-cell>
          <table:table-cell table:style-name="ce27" table:formula="of:=SQRT([.H67])" office:value-type="float" office:value="40.9023226724351" calcext:value-type="float">
            <text:p>40.90</text:p>
          </table:table-cell>
          <table:table-cell table:style-name="ce24" office:value-type="float" office:value="1822" calcext:value-type="float">
            <text:p>1822</text:p>
          </table:table-cell>
          <table:table-cell table:style-name="ce27" table:formula="of:=SQRT([.J67])" office:value-type="float" office:value="42.6848919408261" calcext:value-type="float">
            <text:p>42.68</text:p>
          </table:table-cell>
          <table:table-cell table:style-name="ce24" office:value-type="float" office:value="117" calcext:value-type="float">
            <text:p>117</text:p>
          </table:table-cell>
          <table:table-cell table:style-name="ce32" table:formula="of:=SQRT([.L67])" office:value-type="float" office:value="10.816653826392" calcext:value-type="float">
            <text:p>10.82</text:p>
          </table:table-cell>
          <table:table-cell/>
          <table:table-cell table:formula="of:=[.H67]*[.$B$4]" office:value-type="float" office:value="1149.59436592635" calcext:value-type="float">
            <text:p>1149.59</text:p>
          </table:table-cell>
          <table:table-cell table:formula="of:=SQRT([.I67]^2*[.$B$4]^2 + [.$C$4]^2*[.H67]^2)" office:value-type="float" office:value="44.2980762332679" calcext:value-type="float">
            <text:p>44.30</text:p>
          </table:table-cell>
          <table:table-cell table:formula="of:=[.J67]*[.$B$5]" office:value-type="float" office:value="1337.07628905501" calcext:value-type="float">
            <text:p>1337.08</text:p>
          </table:table-cell>
          <table:table-cell table:formula="of:=SQRT([.K67]^2*[.$B$5]^2+[.$C$5]^2*[.J67]^2)" office:value-type="float" office:value="46.4984019938263" calcext:value-type="float">
            <text:p>46.50</text:p>
          </table:table-cell>
          <table:table-cell table:formula="of:=2*[.H67]*[.J67]*[.$B$3]/[.$F$16]" office:value-type="float" office:value="0.03048206" calcext:value-type="float">
            <text:p>0.0305</text:p>
          </table:table-cell>
          <table:table-cell table:formula="of:=SQRT((2*[.$B$3]/[.$F$16])^2*([.H67]^2*[.K67]^2+[.J67]^2*[.I67]^2))" office:value-type="float" office:value="0.00103215696335393" calcext:value-type="float">
            <text:p>0.0010</text:p>
          </table:table-cell>
          <table:table-cell table:formula="of:=[.L67]-[.S67]" office:value-type="float" office:value="116.96951794" calcext:value-type="float">
            <text:p>116.97</text:p>
          </table:table-cell>
          <table:table-cell table:formula="of:=SQRT([.M67]^2+[.T67]^2)" office:value-type="float" office:value="10.8166538756377" calcext:value-type="float">
            <text:p>10.82</text:p>
          </table:table-cell>
          <table:table-cell table:number-columns-repeated="2"/>
          <table:table-cell table:formula="of:=[.O67]/[.$F$16]" office:value-type="float" office:value="22.9918873185271" calcext:value-type="float">
            <text:p>22.99</text:p>
          </table:table-cell>
          <table:table-cell table:formula="of:=[.P67]/[.$F$16]" office:value-type="float" office:value="0.885961524665357" calcext:value-type="float">
            <text:p>0.89</text:p>
          </table:table-cell>
          <table:table-cell table:formula="of:=[.Q67]/[.$F$16]" office:value-type="float" office:value="26.7415257811002" calcext:value-type="float">
            <text:p>26.74</text:p>
          </table:table-cell>
          <table:table-cell table:formula="of:=[.R67]/[.$F$16]" office:value-type="float" office:value="0.929968039876527" calcext:value-type="float">
            <text:p>0.93</text:p>
          </table:table-cell>
          <table:table-cell table:formula="of:=[.U67]/[.$F$16]" office:value-type="float" office:value="2.3393903588" calcext:value-type="float">
            <text:p>2.3394</text:p>
          </table:table-cell>
          <table:table-cell table:formula="of:=[.V67]/[.$F$16]" office:value-type="float" office:value="0.216333077512754" calcext:value-type="float">
            <text:p>0.22</text:p>
          </table:table-cell>
          <table:table-cell table:number-columns-repeated="2"/>
          <table:table-cell table:formula="of:=[.AG66]+5" office:value-type="float" office:value="-20" calcext:value-type="float">
            <text:p>-20</text:p>
          </table:table-cell>
          <table:table-cell table:formula="of:=[.AC29]" office:value-type="float" office:value="0.13936632" calcext:value-type="float">
            <text:p>0.13936632</text:p>
          </table:table-cell>
          <table:table-cell office:value-type="float" office:value="0" calcext:value-type="float">
            <text:p>0</text:p>
          </table:table-cell>
          <table:table-cell table:formula="of:=[.AD29]" office:value-type="float" office:value="0.0529150304845434" calcext:value-type="float">
            <text:p>0.0529150305</text:p>
          </table:table-cell>
          <table:table-cell table:number-columns-repeated="2"/>
          <table:table-cell table:formula="of:=[.AM66]+5" office:value-type="float" office:value="-20" calcext:value-type="float">
            <text:p>-20</text:p>
          </table:table-cell>
          <table:table-cell table:formula="of:=[.AH67]/[.$AH$59]" office:value-type="float" office:value="0.0133161504363872" calcext:value-type="float">
            <text:p>0.0133161504</text:p>
          </table:table-cell>
          <table:table-cell office:value-type="float" office:value="0" calcext:value-type="float">
            <text:p>0</text:p>
          </table:table-cell>
          <table:table-cell table:formula="of:=[.AJ67]/[.$AH$59]" office:value-type="float" office:value="0.0050559167112843" calcext:value-type="float">
            <text:p>0.0050559167</text:p>
          </table:table-cell>
        </table:table-row>
        <table:table-row table:style-name="ro1">
          <table:table-cell table:number-columns-repeated="5"/>
          <table:covered-table-cell table:style-name="ce21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734" calcext:value-type="float">
            <text:p>1734</text:p>
          </table:table-cell>
          <table:table-cell table:formula="of:=SQRT([.H68])" office:value-type="float" office:value="41.641325627314" calcext:value-type="float">
            <text:p>41.64</text:p>
          </table:table-cell>
          <table:table-cell table:style-name="ce25" office:value-type="float" office:value="1766" calcext:value-type="float">
            <text:p>1766</text:p>
          </table:table-cell>
          <table:table-cell table:formula="of:=SQRT([.J68])" office:value-type="float" office:value="42.0238027789014" calcext:value-type="float">
            <text:p>42.02</text:p>
          </table:table-cell>
          <table:table-cell table:style-name="ce25" office:value-type="float" office:value="415" calcext:value-type="float">
            <text:p>415</text:p>
          </table:table-cell>
          <table:table-cell table:formula="of:=SQRT([.L68])" office:value-type="float" office:value="20.3715487874634" calcext:value-type="float">
            <text:p>20.37</text:p>
          </table:table-cell>
          <table:table-cell/>
          <table:table-cell table:formula="of:=[.H68]*[.$B$4]" office:value-type="float" office:value="1191.51023940006" calcext:value-type="float">
            <text:p>1191.51</text:p>
          </table:table-cell>
          <table:table-cell table:formula="of:=SQRT([.I68]^2*[.$B$4]^2 + [.$C$4]^2*[.H68]^2)" office:value-type="float" office:value="45.5869924591524" calcext:value-type="float">
            <text:p>45.59</text:p>
          </table:table-cell>
          <table:table-cell table:formula="of:=[.J68]*[.$B$5]" office:value-type="float" office:value="1295.98064021468" calcext:value-type="float">
            <text:p>1295.98</text:p>
          </table:table-cell>
          <table:table-cell table:formula="of:=SQRT([.K68]^2*[.$B$5]^2+[.$C$5]^2*[.J68]^2)" office:value-type="float" office:value="45.3923855924046" calcext:value-type="float">
            <text:p>45.39</text:p>
          </table:table-cell>
          <table:table-cell table:formula="of:=2*[.H68]*[.J68]*[.$B$3]/[.$F$16]" office:value-type="float" office:value="0.03062244" calcext:value-type="float">
            <text:p>0.0306</text:p>
          </table:table-cell>
          <table:table-cell table:formula="of:=SQRT((2*[.$B$3]/[.$F$16])^2*([.H68]^2*[.K68]^2+[.J68]^2*[.I68]^2))" office:value-type="float" office:value="0.00103527068924026" calcext:value-type="float">
            <text:p>0.0010</text:p>
          </table:table-cell>
          <table:table-cell table:formula="of:=[.L68]-[.S68]" office:value-type="float" office:value="414.96937756" calcext:value-type="float">
            <text:p>414.97</text:p>
          </table:table-cell>
          <table:table-cell table:formula="of:=SQRT([.M68]^2+[.T68]^2)" office:value-type="float" office:value="20.3715488137693" calcext:value-type="float">
            <text:p>20.37</text:p>
          </table:table-cell>
          <table:table-cell table:number-columns-repeated="2"/>
          <table:table-cell table:formula="of:=[.O68]/[.$F$16]" office:value-type="float" office:value="23.8302047880012" calcext:value-type="float">
            <text:p>23.83</text:p>
          </table:table-cell>
          <table:table-cell table:formula="of:=[.P68]/[.$F$16]" office:value-type="float" office:value="0.911739849183048" calcext:value-type="float">
            <text:p>0.91</text:p>
          </table:table-cell>
          <table:table-cell table:formula="of:=[.Q68]/[.$F$16]" office:value-type="float" office:value="25.9196128042937" calcext:value-type="float">
            <text:p>25.92</text:p>
          </table:table-cell>
          <table:table-cell table:formula="of:=[.R68]/[.$F$16]" office:value-type="float" office:value="0.907847711848091" calcext:value-type="float">
            <text:p>0.91</text:p>
          </table:table-cell>
          <table:table-cell table:formula="of:=[.U68]/[.$F$16]" office:value-type="float" office:value="8.2993875512" calcext:value-type="float">
            <text:p>8.2994</text:p>
          </table:table-cell>
          <table:table-cell table:formula="of:=[.V68]/[.$F$16]" office:value-type="float" office:value="0.407430976275386" calcext:value-type="float">
            <text:p>0.41</text:p>
          </table:table-cell>
          <table:table-cell table:number-columns-repeated="2"/>
          <table:table-cell table:formula="of:=[.AG67]+5" office:value-type="float" office:value="-15" calcext:value-type="float">
            <text:p>-15</text:p>
          </table:table-cell>
          <table:table-cell table:formula="of:=[.AC36]" office:value-type="float" office:value="1.739355" calcext:value-type="float">
            <text:p>1.739355</text:p>
          </table:table-cell>
          <table:table-cell office:value-type="float" office:value="0" calcext:value-type="float">
            <text:p>0</text:p>
          </table:table-cell>
          <table:table-cell table:formula="of:=[.AD36]" office:value-type="float" office:value="0.18654758230477" calcext:value-type="float">
            <text:p>0.1865475823</text:p>
          </table:table-cell>
          <table:table-cell table:number-columns-repeated="2"/>
          <table:table-cell table:formula="of:=[.AM67]+5" office:value-type="float" office:value="-15" calcext:value-type="float">
            <text:p>-15</text:p>
          </table:table-cell>
          <table:table-cell table:formula="of:=[.AH68]/[.$AH$59]" office:value-type="float" office:value="0.166191608146662" calcext:value-type="float">
            <text:p>0.1661916081</text:p>
          </table:table-cell>
          <table:table-cell office:value-type="float" office:value="0" calcext:value-type="float">
            <text:p>0</text:p>
          </table:table-cell>
          <table:table-cell table:formula="of:=[.AJ68]/[.$AH$59]" office:value-type="float" office:value="0.0178242179998341" calcext:value-type="float">
            <text:p>0.017824218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84" calcext:value-type="float">
            <text:p>1784</text:p>
          </table:table-cell>
          <table:table-cell table:formula="of:=SQRT([.H69])" office:value-type="float" office:value="42.2374241638858" calcext:value-type="float">
            <text:p>42.24</text:p>
          </table:table-cell>
          <table:table-cell office:value-type="float" office:value="1725" calcext:value-type="float">
            <text:p>1725</text:p>
          </table:table-cell>
          <table:table-cell table:formula="of:=SQRT([.J69])" office:value-type="float" office:value="41.5331193145904" calcext:value-type="float">
            <text:p>41.53</text:p>
          </table:table-cell>
          <table:table-cell office:value-type="float" office:value="317" calcext:value-type="float">
            <text:p>317</text:p>
          </table:table-cell>
          <table:table-cell table:formula="of:=SQRT([.L69])" office:value-type="float" office:value="17.8044938147649" calcext:value-type="float">
            <text:p>17.80</text:p>
          </table:table-cell>
          <table:table-cell/>
          <table:table-cell table:formula="of:=[.H69]*[.$B$4]" office:value-type="float" office:value="1225.86751273916" calcext:value-type="float">
            <text:p>1225.87</text:p>
          </table:table-cell>
          <table:table-cell table:formula="of:=SQRT([.I69]^2*[.$B$4]^2 + [.$C$4]^2*[.H69]^2)" office:value-type="float" office:value="46.6418391312891" calcext:value-type="float">
            <text:p>46.64</text:p>
          </table:table-cell>
          <table:table-cell table:formula="of:=[.J69]*[.$B$5]" office:value-type="float" office:value="1265.89275445658" calcext:value-type="float">
            <text:p>1265.89</text:p>
          </table:table-cell>
          <table:table-cell table:formula="of:=SQRT([.K69]^2*[.$B$5]^2+[.$C$5]^2*[.J69]^2)" office:value-type="float" office:value="44.5810913959736" calcext:value-type="float">
            <text:p>44.58</text:p>
          </table:table-cell>
          <table:table-cell table:formula="of:=2*[.H69]*[.J69]*[.$B$3]/[.$F$16]" office:value-type="float" office:value="0.030774" calcext:value-type="float">
            <text:p>0.0308</text:p>
          </table:table-cell>
          <table:table-cell table:formula="of:=SQRT((2*[.$B$3]/[.$F$16])^2*([.H69]^2*[.K69]^2+[.J69]^2*[.I69]^2))" office:value-type="float" office:value="0.0010391629612337" calcext:value-type="float">
            <text:p>0.0010</text:p>
          </table:table-cell>
          <table:table-cell table:formula="of:=[.L69]-[.S69]" office:value-type="float" office:value="316.969226" calcext:value-type="float">
            <text:p>316.97</text:p>
          </table:table-cell>
          <table:table-cell table:formula="of:=SQRT([.M69]^2+[.T69]^2)" office:value-type="float" office:value="17.8044938450903" calcext:value-type="float">
            <text:p>17.80</text:p>
          </table:table-cell>
          <table:table-cell table:number-columns-repeated="2"/>
          <table:table-cell table:formula="of:=[.O69]/[.$F$16]" office:value-type="float" office:value="24.5173502547832" calcext:value-type="float">
            <text:p>24.52</text:p>
          </table:table-cell>
          <table:table-cell table:formula="of:=[.P69]/[.$F$16]" office:value-type="float" office:value="0.932836782625782" calcext:value-type="float">
            <text:p>0.93</text:p>
          </table:table-cell>
          <table:table-cell table:formula="of:=[.Q69]/[.$F$16]" office:value-type="float" office:value="25.3178550891317" calcext:value-type="float">
            <text:p>25.32</text:p>
          </table:table-cell>
          <table:table-cell table:formula="of:=[.R69]/[.$F$16]" office:value-type="float" office:value="0.891621827919473" calcext:value-type="float">
            <text:p>0.89</text:p>
          </table:table-cell>
          <table:table-cell table:formula="of:=[.U69]/[.$F$16]" office:value-type="float" office:value="6.33938452" calcext:value-type="float">
            <text:p>6.3394</text:p>
          </table:table-cell>
          <table:table-cell table:formula="of:=[.V69]/[.$F$16]" office:value-type="float" office:value="0.356089876901807" calcext:value-type="float">
            <text:p>0.36</text:p>
          </table:table-cell>
          <table:table-cell table:number-columns-repeated="2"/>
          <table:table-cell table:formula="of:=[.AG68]+5" office:value-type="float" office:value="-10" calcext:value-type="float">
            <text:p>-10</text:p>
          </table:table-cell>
          <table:table-cell table:formula="of:=[.AC43]" office:value-type="float" office:value="5.8793864064" calcext:value-type="float">
            <text:p>5.8793864064</text:p>
          </table:table-cell>
          <table:table-cell office:value-type="float" office:value="0" calcext:value-type="float">
            <text:p>0</text:p>
          </table:table-cell>
          <table:table-cell table:formula="of:=[.AD43]" office:value-type="float" office:value="0.342928564616965" calcext:value-type="float">
            <text:p>0.3429285646</text:p>
          </table:table-cell>
          <table:table-cell table:number-columns-repeated="2"/>
          <table:table-cell table:formula="of:=[.AM68]+5" office:value-type="float" office:value="-10" calcext:value-type="float">
            <text:p>-10</text:p>
          </table:table-cell>
          <table:table-cell table:formula="of:=[.AH69]/[.$AH$59]" office:value-type="float" office:value="0.561762654429509" calcext:value-type="float">
            <text:p>0.5617626544</text:p>
          </table:table-cell>
          <table:table-cell office:value-type="float" office:value="0" calcext:value-type="float">
            <text:p>0</text:p>
          </table:table-cell>
          <table:table-cell table:formula="of:=[.AJ69]/[.$AH$59]" office:value-type="float" office:value="0.0327660826186258" calcext:value-type="float">
            <text:p>0.032766082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/>
          <table:table-cell table:formula="of:=SQRT([.H70])" office:value-type="float" office:value="0" calcext:value-type="float">
            <text:p>0.00</text:p>
          </table:table-cell>
          <table:table-cell/>
          <table:table-cell table:formula="of:=SQRT([.J70])" office:value-type="float" office:value="0" calcext:value-type="float">
            <text:p>0.00</text:p>
          </table:table-cell>
          <table:table-cell/>
          <table:table-cell table:formula="of:=SQRT([.L70])" office:value-type="float" office:value="0" calcext:value-type="float">
            <text:p>0.00</text:p>
          </table:table-cell>
          <table:table-cell/>
          <table:table-cell table:formula="of:=[.H70]*[.$B$4]" office:value-type="float" office:value="0" calcext:value-type="float">
            <text:p>0.00</text:p>
          </table:table-cell>
          <table:table-cell table:formula="of:=SQRT([.I70]^2*[.$B$4]^2 + [.$C$4]^2*[.H70]^2)" office:value-type="float" office:value="0" calcext:value-type="float">
            <text:p>0.00</text:p>
          </table:table-cell>
          <table:table-cell table:formula="of:=[.J70]*[.$B$5]" office:value-type="float" office:value="0" calcext:value-type="float">
            <text:p>0.00</text:p>
          </table:table-cell>
          <table:table-cell table:formula="of:=SQRT([.K70]^2*[.$B$5]^2+[.$C$5]^2*[.J70]^2)" office:value-type="float" office:value="0" calcext:value-type="float">
            <text:p>0.00</text:p>
          </table:table-cell>
          <table:table-cell table:formula="of:=2*[.H70]*[.J70]*[.$B$3]/[.$F$16]" office:value-type="float" office:value="0" calcext:value-type="float">
            <text:p>0.0000</text:p>
          </table:table-cell>
          <table:table-cell table:formula="of:=SQRT((2*[.$B$3]/[.$F$16])^2*([.H70]^2*[.K70]^2+[.J70]^2*[.I70]^2))" office:value-type="float" office:value="0" calcext:value-type="float">
            <text:p>0.0000</text:p>
          </table:table-cell>
          <table:table-cell table:formula="of:=[.L70]-[.S70]" office:value-type="float" office:value="0" calcext:value-type="float">
            <text:p>0.00</text:p>
          </table:table-cell>
          <table:table-cell table:formula="of:=SQRT([.M70]^2+[.T70]^2)" office:value-type="float" office:value="0" calcext:value-type="float">
            <text:p>0.00</text:p>
          </table:table-cell>
          <table:table-cell table:number-columns-repeated="2"/>
          <table:table-cell table:formula="of:=[.O70]/[.$F$16]" office:value-type="float" office:value="0" calcext:value-type="float">
            <text:p>0.00</text:p>
          </table:table-cell>
          <table:table-cell table:formula="of:=[.P70]/[.$F$16]" office:value-type="float" office:value="0" calcext:value-type="float">
            <text:p>0.00</text:p>
          </table:table-cell>
          <table:table-cell table:formula="of:=[.Q70]/[.$F$16]" office:value-type="float" office:value="0" calcext:value-type="float">
            <text:p>0.00</text:p>
          </table:table-cell>
          <table:table-cell table:formula="of:=[.R70]/[.$F$16]" office:value-type="float" office:value="0" calcext:value-type="float">
            <text:p>0.00</text:p>
          </table:table-cell>
          <table:table-cell table:formula="of:=[.U70]/[.$F$16]" office:value-type="float" office:value="0" calcext:value-type="float">
            <text:p>0.0000</text:p>
          </table:table-cell>
          <table:table-cell table:formula="of:=[.V70]/[.$F$16]" office:value-type="float" office:value="0" calcext:value-type="float">
            <text:p>0.00</text:p>
          </table:table-cell>
          <table:table-cell table:number-columns-repeated="2"/>
          <table:table-cell table:formula="of:=[.AG69]+5" office:value-type="float" office:value="-5" calcext:value-type="float">
            <text:p>-5</text:p>
          </table:table-cell>
          <table:table-cell table:formula="of:=[.AC50]" office:value-type="float" office:value="9.219373016" calcext:value-type="float">
            <text:p>9.219373016</text:p>
          </table:table-cell>
          <table:table-cell office:value-type="float" office:value="0" calcext:value-type="float">
            <text:p>0</text:p>
          </table:table-cell>
          <table:table-cell table:formula="of:=[.AD50]" office:value-type="float" office:value="0.429418211588837" calcext:value-type="float">
            <text:p>0.4294182116</text:p>
          </table:table-cell>
          <table:table-cell table:number-columns-repeated="2"/>
          <table:table-cell table:formula="of:=[.AM69]+5" office:value-type="float" office:value="-5" calcext:value-type="float">
            <text:p>-5</text:p>
          </table:table-cell>
          <table:table-cell table:formula="of:=[.AH70]/[.$AH$59]" office:value-type="float" office:value="0.880891150819114" calcext:value-type="float">
            <text:p>0.8808911508</text:p>
          </table:table-cell>
          <table:table-cell office:value-type="float" office:value="0" calcext:value-type="float">
            <text:p>0</text:p>
          </table:table-cell>
          <table:table-cell table:formula="of:=[.AJ70]/[.$AH$59]" office:value-type="float" office:value="0.0410299813157247" calcext:value-type="float">
            <text:p>0.0410299813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697" calcext:value-type="float">
            <text:p>1697</text:p>
          </table:table-cell>
          <table:table-cell table:formula="of:=SQRT([.H71])" office:value-type="float" office:value="41.194659848092" calcext:value-type="float">
            <text:p>41.19</text:p>
          </table:table-cell>
          <table:table-cell office:value-type="float" office:value="1703" calcext:value-type="float">
            <text:p>1703</text:p>
          </table:table-cell>
          <table:table-cell table:formula="of:=SQRT([.J71])" office:value-type="float" office:value="41.2674205639267" calcext:value-type="float">
            <text:p>41.27</text:p>
          </table:table-cell>
          <table:table-cell office:value-type="float" office:value="3" calcext:value-type="float">
            <text:p>3</text:p>
          </table:table-cell>
          <table:table-cell table:formula="of:=SQRT([.L71])" office:value-type="float" office:value="1.73205080756888" calcext:value-type="float">
            <text:p>1.73</text:p>
          </table:table-cell>
          <table:table-cell/>
          <table:table-cell table:formula="of:=[.H71]*[.$B$4]" office:value-type="float" office:value="1166.08585712912" calcext:value-type="float">
            <text:p>1166.09</text:p>
          </table:table-cell>
          <table:table-cell table:formula="of:=SQRT([.I71]^2*[.$B$4]^2 + [.$C$4]^2*[.H71]^2)" office:value-type="float" office:value="44.8054643135693" calcext:value-type="float">
            <text:p>44.81</text:p>
          </table:table-cell>
          <table:table-cell table:formula="of:=[.J71]*[.$B$5]" office:value-type="float" office:value="1249.74803526931" calcext:value-type="float">
            <text:p>1249.75</text:p>
          </table:table-cell>
          <table:table-cell table:formula="of:=SQRT([.K71]^2*[.$B$5]^2+[.$C$5]^2*[.J71]^2)" office:value-type="float" office:value="44.1452003561511" calcext:value-type="float">
            <text:p>44.15</text:p>
          </table:table-cell>
          <table:table-cell table:formula="of:=2*[.H71]*[.J71]*[.$B$3]/[.$F$16]" office:value-type="float" office:value="0.02889991" calcext:value-type="float">
            <text:p>0.0289</text:p>
          </table:table-cell>
          <table:table-cell table:formula="of:=SQRT((2*[.$B$3]/[.$F$16])^2*([.H71]^2*[.K71]^2+[.J71]^2*[.I71]^2))" office:value-type="float" office:value="0.000991260278635233" calcext:value-type="float">
            <text:p>0.0010</text:p>
          </table:table-cell>
          <table:table-cell table:formula="of:=[.L71]-[.S71]" office:value-type="float" office:value="2.97110009" calcext:value-type="float">
            <text:p>2.97</text:p>
          </table:table-cell>
          <table:table-cell table:formula="of:=SQRT([.M71]^2+[.T71]^2)" office:value-type="float" office:value="1.73205109122016" calcext:value-type="float">
            <text:p>1.73</text:p>
          </table:table-cell>
          <table:table-cell table:number-columns-repeated="2"/>
          <table:table-cell table:formula="of:=[.O71]/[.$F$16]" office:value-type="float" office:value="23.3217171425824" calcext:value-type="float">
            <text:p>23.32</text:p>
          </table:table-cell>
          <table:table-cell table:formula="of:=[.P71]/[.$F$16]" office:value-type="float" office:value="0.896109286271386" calcext:value-type="float">
            <text:p>0.90</text:p>
          </table:table-cell>
          <table:table-cell table:formula="of:=[.Q71]/[.$F$16]" office:value-type="float" office:value="24.9949607053862" calcext:value-type="float">
            <text:p>24.99</text:p>
          </table:table-cell>
          <table:table-cell table:formula="of:=[.R71]/[.$F$16]" office:value-type="float" office:value="0.882904007123022" calcext:value-type="float">
            <text:p>0.88</text:p>
          </table:table-cell>
          <table:table-cell table:formula="of:=[.U71]/[.$F$16]" office:value-type="float" office:value="0.0594220018" calcext:value-type="float">
            <text:p>0.0594</text:p>
          </table:table-cell>
          <table:table-cell table:formula="of:=[.V71]/[.$F$16]" office:value-type="float" office:value="0.0346410218244032" calcext:value-type="float">
            <text:p>0.03</text:p>
          </table:table-cell>
          <table:table-cell table:number-columns-repeated="2"/>
          <table:table-cell table:formula="of:=[.AG70]+5" office:value-type="float" office:value="0" calcext:value-type="float">
            <text:p>0</text:p>
          </table:table-cell>
          <table:table-cell table:formula="of:=[.AC57]" office:value-type="float" office:value="4.1594027096" calcext:value-type="float">
            <text:p>4.1594027096</text:p>
          </table:table-cell>
          <table:table-cell office:value-type="float" office:value="0" calcext:value-type="float">
            <text:p>0</text:p>
          </table:table-cell>
          <table:table-cell table:formula="of:=[.AD57]" office:value-type="float" office:value="0.288444102752971" calcext:value-type="float">
            <text:p>0.2884441028</text:p>
          </table:table-cell>
          <table:table-cell table:number-columns-repeated="2"/>
          <table:table-cell table:formula="of:=[.AM70]+5" office:value-type="float" office:value="0" calcext:value-type="float">
            <text:p>0</text:p>
          </table:table-cell>
          <table:table-cell table:formula="of:=[.AH71]/[.$AH$59]" office:value-type="float" office:value="0.397421932404832" calcext:value-type="float">
            <text:p>0.3974219324</text:p>
          </table:table-cell>
          <table:table-cell office:value-type="float" office:value="0" calcext:value-type="float">
            <text:p>0</text:p>
          </table:table-cell>
          <table:table-cell table:formula="of:=[.AJ71]/[.$AH$59]" office:value-type="float" office:value="0.0275602101336054" calcext:value-type="float">
            <text:p>0.0275602101</text:p>
          </table:table-cell>
        </table:table-row>
        <table:table-row table:style-name="ro1">
          <table:table-cell table:number-columns-repeated="5"/>
          <table:covered-table-cell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739" calcext:value-type="float">
            <text:p>1739</text:p>
          </table:table-cell>
          <table:table-cell table:formula="of:=SQRT([.H72])" office:value-type="float" office:value="41.7013189239861" calcext:value-type="float">
            <text:p>41.70</text:p>
          </table:table-cell>
          <table:table-cell table:style-name="ce25" office:value-type="float" office:value="1705" calcext:value-type="float">
            <text:p>1705</text:p>
          </table:table-cell>
          <table:table-cell table:formula="of:=SQRT([.J72])" office:value-type="float" office:value="41.2916456441252" calcext:value-type="float">
            <text:p>41.29</text:p>
          </table:table-cell>
          <table:table-cell table:style-name="ce25" office:value-type="float" office:value="0" calcext:value-type="float">
            <text:p>0</text:p>
          </table:table-cell>
          <table:table-cell table:formula="of:=SQRT([.L72])" office:value-type="float" office:value="0" calcext:value-type="float">
            <text:p>0.00</text:p>
          </table:table-cell>
          <table:table-cell/>
          <table:table-cell table:formula="of:=[.H72]*[.$B$4]" office:value-type="float" office:value="1194.94596673397" calcext:value-type="float">
            <text:p>1194.95</text:p>
          </table:table-cell>
          <table:table-cell table:formula="of:=SQRT([.I72]^2*[.$B$4]^2 + [.$C$4]^2*[.H72]^2)" office:value-type="float" office:value="45.6925416653777" calcext:value-type="float">
            <text:p>45.69</text:p>
          </table:table-cell>
          <table:table-cell table:formula="of:=[.J72]*[.$B$5]" office:value-type="float" office:value="1251.21573701361" calcext:value-type="float">
            <text:p>1251.22</text:p>
          </table:table-cell>
          <table:table-cell table:formula="of:=SQRT([.K72]^2*[.$B$5]^2+[.$C$5]^2*[.J72]^2)" office:value-type="float" office:value="44.1848434903539" calcext:value-type="float">
            <text:p>44.18</text:p>
          </table:table-cell>
          <table:table-cell table:formula="of:=2*[.H72]*[.J72]*[.$B$3]/[.$F$16]" office:value-type="float" office:value="0.02964995" calcext:value-type="float">
            <text:p>0.0296</text:p>
          </table:table-cell>
          <table:table-cell table:formula="of:=SQRT((2*[.$B$3]/[.$F$16])^2*([.H72]^2*[.K72]^2+[.J72]^2*[.I72]^2))" office:value-type="float" office:value="0.00101051683706903" calcext:value-type="float">
            <text:p>0.0010</text:p>
          </table:table-cell>
          <table:table-cell table:formula="of:=[.L72]-[.S72]" office:value-type="float" office:value="-0.02964995" calcext:value-type="float">
            <text:p>-0.03</text:p>
          </table:table-cell>
          <table:table-cell table:formula="of:=SQRT([.M72]^2+[.T72]^2)" office:value-type="float" office:value="0.00101051683706903" calcext:value-type="float">
            <text:p>0.00</text:p>
          </table:table-cell>
          <table:table-cell table:number-columns-repeated="2"/>
          <table:table-cell table:formula="of:=[.O72]/[.$F$16]" office:value-type="float" office:value="23.8989193346794" calcext:value-type="float">
            <text:p>23.90</text:p>
          </table:table-cell>
          <table:table-cell table:formula="of:=[.P72]/[.$F$16]" office:value-type="float" office:value="0.913850833307554" calcext:value-type="float">
            <text:p>0.91</text:p>
          </table:table-cell>
          <table:table-cell table:formula="of:=[.Q72]/[.$F$16]" office:value-type="float" office:value="25.0243147402722" calcext:value-type="float">
            <text:p>25.02</text:p>
          </table:table-cell>
          <table:table-cell table:formula="of:=[.R72]/[.$F$16]" office:value-type="float" office:value="0.883696869807078" calcext:value-type="float">
            <text:p>0.88</text:p>
          </table:table-cell>
          <table:table-cell table:formula="of:=[.U72]/[.$F$16]" office:value-type="float" office:value="-0.000592999" calcext:value-type="float">
            <text:p>-0.0006</text:p>
          </table:table-cell>
          <table:table-cell table:formula="of:=[.V72]/[.$F$16]" office:value-type="float" office:value="0.0000202103367413806" calcext:value-type="float">
            <text:p>0.00</text:p>
          </table:table-cell>
          <table:table-cell table:number-columns-repeated="2"/>
          <table:table-cell table:formula="of:=[.AG71]+5" office:value-type="float" office:value="5" calcext:value-type="float">
            <text:p>5</text:p>
          </table:table-cell>
          <table:table-cell table:formula="of:=[.AC64]" office:value-type="float" office:value="0.1793999552" calcext:value-type="float">
            <text:p>0.1793999552</text:p>
          </table:table-cell>
          <table:table-cell office:value-type="float" office:value="0" calcext:value-type="float">
            <text:p>0</text:p>
          </table:table-cell>
          <table:table-cell table:formula="of:=[.AD64]" office:value-type="float" office:value="0.0600000034652586" calcext:value-type="float">
            <text:p>0.0600000035</text:p>
          </table:table-cell>
          <table:table-cell table:number-columns-repeated="2"/>
          <table:table-cell table:formula="of:=[.AM71]+5" office:value-type="float" office:value="5" calcext:value-type="float">
            <text:p>5</text:p>
          </table:table-cell>
          <table:table-cell table:formula="of:=[.AH72]/[.$AH$59]" office:value-type="float" office:value="0.0171412776897914" calcext:value-type="float">
            <text:p>0.0171412777</text:p>
          </table:table-cell>
          <table:table-cell office:value-type="float" office:value="0" calcext:value-type="float">
            <text:p>0</text:p>
          </table:table-cell>
          <table:table-cell table:formula="of:=[.AJ72]/[.$AH$59]" office:value-type="float" office:value="0.0057328705552901" calcext:value-type="float">
            <text:p>0.0057328706</text:p>
          </table:table-cell>
        </table:table-row>
        <table:table-row table:style-name="ro1">
          <table:table-cell table:number-columns-repeated="5"/>
          <table:covered-table-cell table:style-name="ce23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660" calcext:value-type="float">
            <text:p>1660</text:p>
          </table:table-cell>
          <table:table-cell table:style-name="ce29" table:formula="of:=SQRT([.H73])" office:value-type="float" office:value="40.7430975749267" calcext:value-type="float">
            <text:p>40.74</text:p>
          </table:table-cell>
          <table:table-cell table:style-name="ce26" office:value-type="float" office:value="1565" calcext:value-type="float">
            <text:p>1565</text:p>
          </table:table-cell>
          <table:table-cell table:style-name="ce29" table:formula="of:=SQRT([.J73])" office:value-type="float" office:value="39.560080889705" calcext:value-type="float">
            <text:p>39.56</text:p>
          </table:table-cell>
          <table:table-cell table:style-name="ce26" office:value-type="float" office:value="1" calcext:value-type="float">
            <text:p>1</text:p>
          </table:table-cell>
          <table:table-cell table:style-name="ce33" table:formula="of:=SQRT([.L73])" office:value-type="float" office:value="1" calcext:value-type="float">
            <text:p>1.00</text:p>
          </table:table-cell>
          <table:table-cell/>
          <table:table-cell table:formula="of:=[.H73]*[.$B$4]" office:value-type="float" office:value="1140.66147485819" calcext:value-type="float">
            <text:p>1140.66</text:p>
          </table:table-cell>
          <table:table-cell table:formula="of:=SQRT([.I73]^2*[.$B$4]^2 + [.$C$4]^2*[.H73]^2)" office:value-type="float" office:value="44.0230876137498" calcext:value-type="float">
            <text:p>44.02</text:p>
          </table:table-cell>
          <table:table-cell table:formula="of:=[.J73]*[.$B$5]" office:value-type="float" office:value="1148.47661491279" calcext:value-type="float">
            <text:p>1148.48</text:p>
          </table:table-cell>
          <table:table-cell table:formula="of:=SQRT([.K73]^2*[.$B$5]^2+[.$C$5]^2*[.J73]^2)" office:value-type="float" office:value="41.4011518086935" calcext:value-type="float">
            <text:p>41.40</text:p>
          </table:table-cell>
          <table:table-cell table:formula="of:=2*[.H73]*[.J73]*[.$B$3]/[.$F$16]" office:value-type="float" office:value="0.025979" calcext:value-type="float">
            <text:p>0.0260</text:p>
          </table:table-cell>
          <table:table-cell table:formula="of:=SQRT((2*[.$B$3]/[.$F$16])^2*([.H73]^2*[.K73]^2+[.J73]^2*[.I73]^2))" office:value-type="float" office:value="0.000915326581062737" calcext:value-type="float">
            <text:p>0.0009</text:p>
          </table:table-cell>
          <table:table-cell table:formula="of:=[.L73]-[.S73]" office:value-type="float" office:value="0.974021" calcext:value-type="float">
            <text:p>0.97</text:p>
          </table:table-cell>
          <table:table-cell table:formula="of:=SQRT([.M73]^2+[.T73]^2)" office:value-type="float" office:value="1.00000041891129" calcext:value-type="float">
            <text:p>1.00</text:p>
          </table:table-cell>
          <table:table-cell table:number-columns-repeated="2"/>
          <table:table-cell table:formula="of:=[.O73]/[.$F$16]" office:value-type="float" office:value="22.8132294971637" calcext:value-type="float">
            <text:p>22.81</text:p>
          </table:table-cell>
          <table:table-cell table:formula="of:=[.P73]/[.$F$16]" office:value-type="float" office:value="0.880461752274996" calcext:value-type="float">
            <text:p>0.88</text:p>
          </table:table-cell>
          <table:table-cell table:formula="of:=[.Q73]/[.$F$16]" office:value-type="float" office:value="22.9695322982557" calcext:value-type="float">
            <text:p>22.97</text:p>
          </table:table-cell>
          <table:table-cell table:formula="of:=[.R73]/[.$F$16]" office:value-type="float" office:value="0.828023036173871" calcext:value-type="float">
            <text:p>0.83</text:p>
          </table:table-cell>
          <table:table-cell table:formula="of:=[.U73]/[.$F$16]" office:value-type="float" office:value="0.01948042" calcext:value-type="float">
            <text:p>0.0195</text:p>
          </table:table-cell>
          <table:table-cell table:formula="of:=[.V73]/[.$F$16]" office:value-type="float" office:value="0.0200000083782257" calcext:value-type="float">
            <text:p>0.02</text:p>
          </table:table-cell>
          <table:table-cell table:number-columns-repeated="2"/>
          <table:table-cell table:formula="of:=[.AG72]+5" office:value-type="float" office:value="10" calcext:value-type="float">
            <text:p>10</text:p>
          </table:table-cell>
          <table:table-cell table:formula="of:=[.AC71]" office:value-type="float" office:value="0.0594220018" calcext:value-type="float">
            <text:p>0.0594220018</text:p>
          </table:table-cell>
          <table:table-cell office:value-type="float" office:value="0" calcext:value-type="float">
            <text:p>0</text:p>
          </table:table-cell>
          <table:table-cell table:formula="of:=[.AD71]" office:value-type="float" office:value="0.0346410218244032" calcext:value-type="float">
            <text:p>0.0346410218</text:p>
          </table:table-cell>
          <table:table-cell table:number-columns-repeated="2"/>
          <table:table-cell table:formula="of:=[.AM72]+5" office:value-type="float" office:value="10" calcext:value-type="float">
            <text:p>10</text:p>
          </table:table-cell>
          <table:table-cell table:formula="of:=[.AH73]/[.$AH$59]" office:value-type="float" office:value="0.00567764374635186" calcext:value-type="float">
            <text:p>0.0056776437</text:p>
          </table:table-cell>
          <table:table-cell office:value-type="float" office:value="0" calcext:value-type="float">
            <text:p>0</text:p>
          </table:table-cell>
          <table:table-cell table:formula="of:=[.AJ73]/[.$AH$59]" office:value-type="float" office:value="0.00330987470921185" calcext:value-type="float">
            <text:p>0.0033098747</text:p>
          </table:table-cell>
        </table:table-row>
        <table:table-row table:style-name="ro1">
          <table:table-cell table:number-columns-repeated="5"/>
          <table:table-cell table:style-name="ce20" office:value-type="float" office:value="15" calcext:value-type="float" table:number-columns-spanned="1" table:number-rows-spanned="7">
            <text:p>1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688" calcext:value-type="float">
            <text:p>1688</text:p>
          </table:table-cell>
          <table:table-cell table:style-name="ce27" table:formula="of:=SQRT([.H74])" office:value-type="float" office:value="41.0852771683483" calcext:value-type="float">
            <text:p>41.09</text:p>
          </table:table-cell>
          <table:table-cell table:style-name="ce24" office:value-type="float" office:value="1887" calcext:value-type="float">
            <text:p>1887</text:p>
          </table:table-cell>
          <table:table-cell table:style-name="ce27" table:formula="of:=SQRT([.J74])" office:value-type="float" office:value="43.4396132579469" calcext:value-type="float">
            <text:p>43.44</text:p>
          </table:table-cell>
          <table:table-cell table:style-name="ce24" office:value-type="float" office:value="428" calcext:value-type="float">
            <text:p>428</text:p>
          </table:table-cell>
          <table:table-cell table:style-name="ce32" table:formula="of:=SQRT([.L74])" office:value-type="float" office:value="20.6881608655772" calcext:value-type="float">
            <text:p>20.69</text:p>
          </table:table-cell>
          <table:table-cell/>
          <table:table-cell table:formula="of:=[.H74]*[.$B$4]" office:value-type="float" office:value="1159.90154792808" calcext:value-type="float">
            <text:p>1159.90</text:p>
          </table:table-cell>
          <table:table-cell table:formula="of:=SQRT([.I74]^2*[.$B$4]^2 + [.$C$4]^2*[.H74]^2)" office:value-type="float" office:value="44.6152362687672" calcext:value-type="float">
            <text:p>44.62</text:p>
          </table:table-cell>
          <table:table-cell table:formula="of:=[.J74]*[.$B$5]" office:value-type="float" office:value="1384.77659574468" calcext:value-type="float">
            <text:p>1384.78</text:p>
          </table:table-cell>
          <table:table-cell table:formula="of:=SQRT([.K74]^2*[.$B$5]^2+[.$C$5]^2*[.J74]^2)" office:value-type="float" office:value="47.7793438060634" calcext:value-type="float">
            <text:p>47.78</text:p>
          </table:table-cell>
          <table:table-cell table:formula="of:=2*[.H74]*[.J74]*[.$B$3]/[.$F$16]" office:value-type="float" office:value="0.03185256" calcext:value-type="float">
            <text:p>0.0319</text:p>
          </table:table-cell>
          <table:table-cell table:formula="of:=SQRT((2*[.$B$3]/[.$F$16])^2*([.H74]^2*[.K74]^2+[.J74]^2*[.I74]^2))" office:value-type="float" office:value="0.00106711246829938" calcext:value-type="float">
            <text:p>0.0011</text:p>
          </table:table-cell>
          <table:table-cell table:formula="of:=[.L74]-[.S74]" office:value-type="float" office:value="427.96814744" calcext:value-type="float">
            <text:p>427.97</text:p>
          </table:table-cell>
          <table:table-cell table:formula="of:=SQRT([.M74]^2+[.T74]^2)" office:value-type="float" office:value="20.6881608930985" calcext:value-type="float">
            <text:p>20.69</text:p>
          </table:table-cell>
          <table:table-cell table:number-columns-repeated="2"/>
          <table:table-cell table:formula="of:=[.O74]/[.$F$16]" office:value-type="float" office:value="23.1980309585617" calcext:value-type="float">
            <text:p>23.20</text:p>
          </table:table-cell>
          <table:table-cell table:formula="of:=[.P74]/[.$F$16]" office:value-type="float" office:value="0.892304725375344" calcext:value-type="float">
            <text:p>0.89</text:p>
          </table:table-cell>
          <table:table-cell table:formula="of:=[.Q74]/[.$F$16]" office:value-type="float" office:value="27.6955319148936" calcext:value-type="float">
            <text:p>27.70</text:p>
          </table:table-cell>
          <table:table-cell table:formula="of:=[.R74]/[.$F$16]" office:value-type="float" office:value="0.955586876121269" calcext:value-type="float">
            <text:p>0.96</text:p>
          </table:table-cell>
          <table:table-cell table:formula="of:=[.U74]/[.$F$16]" office:value-type="float" office:value="8.5593629488" calcext:value-type="float">
            <text:p>8.5594</text:p>
          </table:table-cell>
          <table:table-cell table:formula="of:=[.V74]/[.$F$16]" office:value-type="float" office:value="0.413763217861969" calcext:value-type="float">
            <text:p>0.41</text:p>
          </table:table-cell>
          <table:table-cell table:number-columns-repeated="2"/>
          <table:table-cell table:formula="of:=[.AG73]+5" office:value-type="float" office:value="15" calcext:value-type="float">
            <text:p>15</text:p>
          </table:table-cell>
          <table:table-cell table:formula="of:=[.AC78]" office:value-type="float" office:value="0.0593840014" calcext:value-type="float">
            <text:p>0.0593840014</text:p>
          </table:table-cell>
          <table:table-cell office:value-type="float" office:value="0" calcext:value-type="float">
            <text:p>0</text:p>
          </table:table-cell>
          <table:table-cell table:formula="of:=[.AD78]" office:value-type="float" office:value="0.034641022400094" calcext:value-type="float">
            <text:p>0.0346410224</text:p>
          </table:table-cell>
          <table:table-cell table:number-columns-repeated="2"/>
          <table:table-cell table:formula="of:=[.AM73]+5" office:value-type="float" office:value="15" calcext:value-type="float">
            <text:p>15</text:p>
          </table:table-cell>
          <table:table-cell table:formula="of:=[.AH74]/[.$AH$59]" office:value-type="float" office:value="0.00567401289032407" calcext:value-type="float">
            <text:p>0.0056740129</text:p>
          </table:table-cell>
          <table:table-cell office:value-type="float" office:value="0" calcext:value-type="float">
            <text:p>0</text:p>
          </table:table-cell>
          <table:table-cell table:formula="of:=[.AJ74]/[.$AH$59]" office:value-type="float" office:value="0.00330987476421786" calcext:value-type="float">
            <text:p>0.0033098748</text:p>
          </table:table-cell>
        </table:table-row>
        <table:table-row table:style-name="ro1">
          <table:table-cell table:number-columns-repeated="5"/>
          <table:covered-table-cell table:style-name="ce21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686" calcext:value-type="float">
            <text:p>1686</text:p>
          </table:table-cell>
          <table:table-cell table:formula="of:=SQRT([.H75])" office:value-type="float" office:value="41.0609303352956" calcext:value-type="float">
            <text:p>41.06</text:p>
          </table:table-cell>
          <table:table-cell table:style-name="ce25" office:value-type="float" office:value="1805" calcext:value-type="float">
            <text:p>1805</text:p>
          </table:table-cell>
          <table:table-cell table:formula="of:=SQRT([.J75])" office:value-type="float" office:value="42.485291572496" calcext:value-type="float">
            <text:p>42.49</text:p>
          </table:table-cell>
          <table:table-cell table:style-name="ce25" office:value-type="float" office:value="397" calcext:value-type="float">
            <text:p>397</text:p>
          </table:table-cell>
          <table:table-cell table:formula="of:=SQRT([.L75])" office:value-type="float" office:value="19.9248588451713" calcext:value-type="float">
            <text:p>19.92</text:p>
          </table:table-cell>
          <table:table-cell/>
          <table:table-cell table:formula="of:=[.H75]*[.$B$4]" office:value-type="float" office:value="1158.52725699452" calcext:value-type="float">
            <text:p>1158.53</text:p>
          </table:table-cell>
          <table:table-cell table:formula="of:=SQRT([.I75]^2*[.$B$4]^2 + [.$C$4]^2*[.H75]^2)" office:value-type="float" office:value="44.5729564890791" calcext:value-type="float">
            <text:p>44.57</text:p>
          </table:table-cell>
          <table:table-cell table:formula="of:=[.J75]*[.$B$5]" office:value-type="float" office:value="1324.60082422848" calcext:value-type="float">
            <text:p>1324.60</text:p>
          </table:table-cell>
          <table:table-cell table:formula="of:=SQRT([.K75]^2*[.$B$5]^2+[.$C$5]^2*[.J75]^2)" office:value-type="float" office:value="46.1628936961976" calcext:value-type="float">
            <text:p>46.16</text:p>
          </table:table-cell>
          <table:table-cell table:formula="of:=2*[.H75]*[.J75]*[.$B$3]/[.$F$16]" office:value-type="float" office:value="0.0304323" calcext:value-type="float">
            <text:p>0.0304</text:p>
          </table:table-cell>
          <table:table-cell table:formula="of:=SQRT((2*[.$B$3]/[.$F$16])^2*([.H75]^2*[.K75]^2+[.J75]^2*[.I75]^2))" office:value-type="float" office:value="0.00103072381994402" calcext:value-type="float">
            <text:p>0.0010</text:p>
          </table:table-cell>
          <table:table-cell table:formula="of:=[.L75]-[.S75]" office:value-type="float" office:value="396.9695677" calcext:value-type="float">
            <text:p>396.97</text:p>
          </table:table-cell>
          <table:table-cell table:formula="of:=SQRT([.M75]^2+[.T75]^2)" office:value-type="float" office:value="19.9248588718312" calcext:value-type="float">
            <text:p>19.92</text:p>
          </table:table-cell>
          <table:table-cell table:number-columns-repeated="2"/>
          <table:table-cell table:formula="of:=[.O75]/[.$F$16]" office:value-type="float" office:value="23.1705451398904" calcext:value-type="float">
            <text:p>23.17</text:p>
          </table:table-cell>
          <table:table-cell table:formula="of:=[.P75]/[.$F$16]" office:value-type="float" office:value="0.891459129781582" calcext:value-type="float">
            <text:p>0.89</text:p>
          </table:table-cell>
          <table:table-cell table:formula="of:=[.Q75]/[.$F$16]" office:value-type="float" office:value="26.4920164845697" calcext:value-type="float">
            <text:p>26.49</text:p>
          </table:table-cell>
          <table:table-cell table:formula="of:=[.R75]/[.$F$16]" office:value-type="float" office:value="0.923257873923951" calcext:value-type="float">
            <text:p>0.92</text:p>
          </table:table-cell>
          <table:table-cell table:formula="of:=[.U75]/[.$F$16]" office:value-type="float" office:value="7.939391354" calcext:value-type="float">
            <text:p>7.9394</text:p>
          </table:table-cell>
          <table:table-cell table:formula="of:=[.V75]/[.$F$16]" office:value-type="float" office:value="0.398497177436625" calcext:value-type="float">
            <text:p>0.40</text:p>
          </table:table-cell>
          <table:table-cell table:number-columns-repeated="2"/>
          <table:table-cell table:formula="of:=[.AG74]+5" office:value-type="float" office:value="20" calcext:value-type="float">
            <text:p>20</text:p>
          </table:table-cell>
          <table:table-cell table:formula="of:=[.AC85]" office:value-type="float" office:value="-0.0005705104" calcext:value-type="float">
            <text:p>-0.0005705104</text:p>
          </table:table-cell>
          <table:table-cell office:value-type="float" office:value="0" calcext:value-type="float">
            <text:p>0</text:p>
          </table:table-cell>
          <table:table-cell table:formula="of:=[.AD85]" office:value-type="float" office:value="0.0000196325450780076" calcext:value-type="float">
            <text:p>1.96325450780076E-005</text:p>
          </table:table-cell>
          <table:table-cell table:number-columns-repeated="2"/>
          <table:table-cell table:formula="of:=[.AM74]+5" office:value-type="float" office:value="20" calcext:value-type="float">
            <text:p>20</text:p>
          </table:table-cell>
          <table:table-cell table:formula="of:=[.AH75]/[.$AH$59]" office:value-type="float" office:value="-0.0000545110347458657" calcext:value-type="float">
            <text:p>-0.000054511</text:p>
          </table:table-cell>
          <table:table-cell office:value-type="float" office:value="0" calcext:value-type="float">
            <text:p>0</text:p>
          </table:table-cell>
          <table:table-cell table:formula="of:=[.AJ75]/[.$AH$59]" office:value-type="float" office:value="0.00000187584721838033" calcext:value-type="float">
            <text:p>1.87584721838033E-00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16" calcext:value-type="float">
            <text:p>1716</text:p>
          </table:table-cell>
          <table:table-cell table:formula="of:=SQRT([.H76])" office:value-type="float" office:value="41.424630354416" calcext:value-type="float">
            <text:p>41.42</text:p>
          </table:table-cell>
          <table:table-cell office:value-type="float" office:value="1772" calcext:value-type="float">
            <text:p>1772</text:p>
          </table:table-cell>
          <table:table-cell table:formula="of:=SQRT([.J76])" office:value-type="float" office:value="42.0951303596984" calcext:value-type="float">
            <text:p>42.10</text:p>
          </table:table-cell>
          <table:table-cell office:value-type="float" office:value="67" calcext:value-type="float">
            <text:p>67</text:p>
          </table:table-cell>
          <table:table-cell table:formula="of:=SQRT([.L76])" office:value-type="float" office:value="8.18535277187245" calcext:value-type="float">
            <text:p>8.19</text:p>
          </table:table-cell>
          <table:table-cell/>
          <table:table-cell table:formula="of:=[.H76]*[.$B$4]" office:value-type="float" office:value="1179.14162099798" calcext:value-type="float">
            <text:p>1179.14</text:p>
          </table:table-cell>
          <table:table-cell table:formula="of:=SQRT([.I76]^2*[.$B$4]^2 + [.$C$4]^2*[.H76]^2)" office:value-type="float" office:value="45.2068927948879" calcext:value-type="float">
            <text:p>45.21</text:p>
          </table:table-cell>
          <table:table-cell table:formula="of:=[.J76]*[.$B$5]" office:value-type="float" office:value="1300.38374544758" calcext:value-type="float">
            <text:p>1300.38</text:p>
          </table:table-cell>
          <table:table-cell table:formula="of:=SQRT([.K76]^2*[.$B$5]^2+[.$C$5]^2*[.J76]^2)" office:value-type="float" office:value="45.5110005689061" calcext:value-type="float">
            <text:p>45.51</text:p>
          </table:table-cell>
          <table:table-cell table:formula="of:=2*[.H76]*[.J76]*[.$B$3]/[.$F$16]" office:value-type="float" office:value="0.03040752" calcext:value-type="float">
            <text:p>0.0304</text:p>
          </table:table-cell>
          <table:table-cell table:formula="of:=SQRT((2*[.$B$3]/[.$F$16])^2*([.H76]^2*[.K76]^2+[.J76]^2*[.I76]^2))" office:value-type="float" office:value="0.0010298613001759" calcext:value-type="float">
            <text:p>0.0010</text:p>
          </table:table-cell>
          <table:table-cell table:formula="of:=[.L76]-[.S76]" office:value-type="float" office:value="66.96959248" calcext:value-type="float">
            <text:p>66.97</text:p>
          </table:table-cell>
          <table:table-cell table:formula="of:=SQRT([.M76]^2+[.T76]^2)" office:value-type="float" office:value="8.18535283665978" calcext:value-type="float">
            <text:p>8.19</text:p>
          </table:table-cell>
          <table:table-cell table:number-columns-repeated="2"/>
          <table:table-cell table:formula="of:=[.O76]/[.$F$16]" office:value-type="float" office:value="23.5828324199596" calcext:value-type="float">
            <text:p>23.58</text:p>
          </table:table-cell>
          <table:table-cell table:formula="of:=[.P76]/[.$F$16]" office:value-type="float" office:value="0.904137855897758" calcext:value-type="float">
            <text:p>0.90</text:p>
          </table:table-cell>
          <table:table-cell table:formula="of:=[.Q76]/[.$F$16]" office:value-type="float" office:value="26.0076749089515" calcext:value-type="float">
            <text:p>26.01</text:p>
          </table:table-cell>
          <table:table-cell table:formula="of:=[.R76]/[.$F$16]" office:value-type="float" office:value="0.910220011378122" calcext:value-type="float">
            <text:p>0.91</text:p>
          </table:table-cell>
          <table:table-cell table:formula="of:=[.U76]/[.$F$16]" office:value-type="float" office:value="1.3393918496" calcext:value-type="float">
            <text:p>1.3394</text:p>
          </table:table-cell>
          <table:table-cell table:formula="of:=[.V76]/[.$F$16]" office:value-type="float" office:value="0.163707056733196" calcext:value-type="float">
            <text:p>0.16</text:p>
          </table:table-cell>
          <table:table-cell table:number-columns-repeated="2"/>
          <table:table-cell table:formula="of:=[.AG75]+5" office:value-type="float" office:value="25" calcext:value-type="float">
            <text:p>25</text:p>
          </table:table-cell>
          <table:table-cell table:formula="of:=[.AC92]"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formula="of:=[.AD92]" office:value-type="float" office:value="0.02" calcext:value-type="float">
            <text:p>0.02</text:p>
          </table:table-cell>
          <table:table-cell table:number-columns-repeated="2"/>
          <table:table-cell table:formula="of:=[.AM75]+5" office:value-type="float" office:value="25" calcext:value-type="float">
            <text:p>25</text:p>
          </table:table-cell>
          <table:table-cell table:formula="of:=[.AH76]/[.$AH$59]" office:value-type="float" office:value="0.00191095674139738" calcext:value-type="float">
            <text:p>0.0019109567</text:p>
          </table:table-cell>
          <table:table-cell office:value-type="float" office:value="0" calcext:value-type="float">
            <text:p>0</text:p>
          </table:table-cell>
          <table:table-cell table:formula="of:=[.AJ76]/[.$AH$59]" office:value-type="float" office:value="0.00191095674139738" calcext:value-type="float">
            <text:p>0.0019109567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/>
          <table:table-cell table:formula="of:=SQRT([.H77])" office:value-type="float" office:value="0" calcext:value-type="float">
            <text:p>0.00</text:p>
          </table:table-cell>
          <table:table-cell/>
          <table:table-cell table:formula="of:=SQRT([.J77])" office:value-type="float" office:value="0" calcext:value-type="float">
            <text:p>0.00</text:p>
          </table:table-cell>
          <table:table-cell/>
          <table:table-cell table:formula="of:=SQRT([.L77])" office:value-type="float" office:value="0" calcext:value-type="float">
            <text:p>0.00</text:p>
          </table:table-cell>
          <table:table-cell/>
          <table:table-cell table:formula="of:=[.H77]*[.$B$4]" office:value-type="float" office:value="0" calcext:value-type="float">
            <text:p>0.00</text:p>
          </table:table-cell>
          <table:table-cell table:formula="of:=SQRT([.I77]^2*[.$B$4]^2 + [.$C$4]^2*[.H77]^2)" office:value-type="float" office:value="0" calcext:value-type="float">
            <text:p>0.00</text:p>
          </table:table-cell>
          <table:table-cell table:formula="of:=[.J77]*[.$B$5]" office:value-type="float" office:value="0" calcext:value-type="float">
            <text:p>0.00</text:p>
          </table:table-cell>
          <table:table-cell table:formula="of:=SQRT([.K77]^2*[.$B$5]^2+[.$C$5]^2*[.J77]^2)" office:value-type="float" office:value="0" calcext:value-type="float">
            <text:p>0.00</text:p>
          </table:table-cell>
          <table:table-cell table:formula="of:=2*[.H77]*[.J77]*[.$B$3]/[.$F$16]" office:value-type="float" office:value="0" calcext:value-type="float">
            <text:p>0.0000</text:p>
          </table:table-cell>
          <table:table-cell table:formula="of:=SQRT((2*[.$B$3]/[.$F$16])^2*([.H77]^2*[.K77]^2+[.J77]^2*[.I77]^2))" office:value-type="float" office:value="0" calcext:value-type="float">
            <text:p>0.0000</text:p>
          </table:table-cell>
          <table:table-cell table:formula="of:=[.L77]-[.S77]" office:value-type="float" office:value="0" calcext:value-type="float">
            <text:p>0.00</text:p>
          </table:table-cell>
          <table:table-cell table:formula="of:=SQRT([.M77]^2+[.T77]^2)" office:value-type="float" office:value="0" calcext:value-type="float">
            <text:p>0.00</text:p>
          </table:table-cell>
          <table:table-cell table:number-columns-repeated="2"/>
          <table:table-cell table:formula="of:=[.O77]/[.$F$16]" office:value-type="float" office:value="0" calcext:value-type="float">
            <text:p>0.00</text:p>
          </table:table-cell>
          <table:table-cell table:formula="of:=[.P77]/[.$F$16]" office:value-type="float" office:value="0" calcext:value-type="float">
            <text:p>0.00</text:p>
          </table:table-cell>
          <table:table-cell table:formula="of:=[.Q77]/[.$F$16]" office:value-type="float" office:value="0" calcext:value-type="float">
            <text:p>0.00</text:p>
          </table:table-cell>
          <table:table-cell table:formula="of:=[.R77]/[.$F$16]" office:value-type="float" office:value="0" calcext:value-type="float">
            <text:p>0.00</text:p>
          </table:table-cell>
          <table:table-cell table:formula="of:=[.U77]/[.$F$16]" office:value-type="float" office:value="0" calcext:value-type="float">
            <text:p>0.0000</text:p>
          </table:table-cell>
          <table:table-cell table:formula="of:=[.V77]/[.$F$16]" office:value-type="float" office:value="0" calcext:value-type="float">
            <text:p>0.00</text:p>
          </table:table-cell>
          <table:table-cell table:number-columns-repeated="12"/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841" calcext:value-type="float">
            <text:p>1841</text:p>
          </table:table-cell>
          <table:table-cell table:formula="of:=SQRT([.H78])" office:value-type="float" office:value="42.9068759058499" calcext:value-type="float">
            <text:p>42.91</text:p>
          </table:table-cell>
          <table:table-cell office:value-type="float" office:value="1673" calcext:value-type="float">
            <text:p>1673</text:p>
          </table:table-cell>
          <table:table-cell table:formula="of:=SQRT([.J78])" office:value-type="float" office:value="40.9023226724351" calcext:value-type="float">
            <text:p>40.90</text:p>
          </table:table-cell>
          <table:table-cell office:value-type="float" office:value="3" calcext:value-type="float">
            <text:p>3</text:p>
          </table:table-cell>
          <table:table-cell table:formula="of:=SQRT([.L78])" office:value-type="float" office:value="1.73205080756888" calcext:value-type="float">
            <text:p>1.73</text:p>
          </table:table-cell>
          <table:table-cell/>
          <table:table-cell table:formula="of:=[.H78]*[.$B$4]" office:value-type="float" office:value="1265.03480434574" calcext:value-type="float">
            <text:p>1265.03</text:p>
          </table:table-cell>
          <table:table-cell table:formula="of:=SQRT([.I78]^2*[.$B$4]^2 + [.$C$4]^2*[.H78]^2)" office:value-type="float" office:value="47.8426935538263" calcext:value-type="float">
            <text:p>47.84</text:p>
          </table:table-cell>
          <table:table-cell table:formula="of:=[.J78]*[.$B$5]" office:value-type="float" office:value="1227.73250910485" calcext:value-type="float">
            <text:p>1227.73</text:p>
          </table:table-cell>
          <table:table-cell table:formula="of:=SQRT([.K78]^2*[.$B$5]^2+[.$C$5]^2*[.J78]^2)" office:value-type="float" office:value="43.5501436449166" calcext:value-type="float">
            <text:p>43.55</text:p>
          </table:table-cell>
          <table:table-cell table:formula="of:=2*[.H78]*[.J78]*[.$B$3]/[.$F$16]" office:value-type="float" office:value="0.03079993" calcext:value-type="float">
            <text:p>0.0308</text:p>
          </table:table-cell>
          <table:table-cell table:formula="of:=SQRT((2*[.$B$3]/[.$F$16])^2*([.H78]^2*[.K78]^2+[.J78]^2*[.I78]^2))" office:value-type="float" office:value="0.00104034106916915" calcext:value-type="float">
            <text:p>0.0010</text:p>
          </table:table-cell>
          <table:table-cell table:formula="of:=[.L78]-[.S78]" office:value-type="float" office:value="2.96920007" calcext:value-type="float">
            <text:p>2.97</text:p>
          </table:table-cell>
          <table:table-cell table:formula="of:=SQRT([.M78]^2+[.T78]^2)" office:value-type="float" office:value="1.7320511200047" calcext:value-type="float">
            <text:p>1.73</text:p>
          </table:table-cell>
          <table:table-cell table:number-columns-repeated="2"/>
          <table:table-cell table:formula="of:=[.O78]/[.$F$16]" office:value-type="float" office:value="25.3006960869147" calcext:value-type="float">
            <text:p>25.30</text:p>
          </table:table-cell>
          <table:table-cell table:formula="of:=[.P78]/[.$F$16]" office:value-type="float" office:value="0.956853871076526" calcext:value-type="float">
            <text:p>0.96</text:p>
          </table:table-cell>
          <table:table-cell table:formula="of:=[.Q78]/[.$F$16]" office:value-type="float" office:value="24.554650182097" calcext:value-type="float">
            <text:p>24.55</text:p>
          </table:table-cell>
          <table:table-cell table:formula="of:=[.R78]/[.$F$16]" office:value-type="float" office:value="0.871002872898332" calcext:value-type="float">
            <text:p>0.87</text:p>
          </table:table-cell>
          <table:table-cell table:formula="of:=[.U78]/[.$F$16]" office:value-type="float" office:value="0.0593840014" calcext:value-type="float">
            <text:p>0.0594</text:p>
          </table:table-cell>
          <table:table-cell table:formula="of:=[.V78]/[.$F$16]" office:value-type="float" office:value="0.034641022400094" calcext:value-type="float">
            <text:p>0.03</text:p>
          </table:table-cell>
          <table:table-cell/>
          <table:table-cell table:style-name="ce4" office:value-type="string" calcext:value-type="string">
            <text:p>D=-2</text:p>
          </table:table-cell>
          <table:table-cell office:value-type="float" office:value="-25" calcext:value-type="float">
            <text:p>-25</text:p>
          </table:table-cell>
          <table:table-cell table:formula="of:=[.AC23]" office:value-type="float" office:value="0.079219875" calcext:value-type="float">
            <text:p>0.079219875</text:p>
          </table:table-cell>
          <table:table-cell office:value-type="float" office:value="0" calcext:value-type="float">
            <text:p>0</text:p>
          </table:table-cell>
          <table:table-cell table:style-name="ce3" table:formula="of:=[.AD23]" office:value-type="float" office:value="0.0400000077037336" calcext:value-type="float">
            <text:p>0.0400000077</text:p>
          </table:table-cell>
          <table:table-cell table:number-columns-repeated="2"/>
          <table:table-cell office:value-type="float" office:value="-25" calcext:value-type="float">
            <text:p>-25</text:p>
          </table:table-cell>
          <table:table-cell table:formula="of:=[.AH78]/[.$AH$59]" office:value-type="float" office:value="0.00756928770919538" calcext:value-type="float">
            <text:p>0.0075692877</text:p>
          </table:table-cell>
          <table:table-cell office:value-type="float" office:value="0" calcext:value-type="float">
            <text:p>0</text:p>
          </table:table-cell>
          <table:table-cell table:formula="of:=[.AJ78]/[.$AH$59]" office:value-type="float" office:value="0.00382191421886984" calcext:value-type="float">
            <text:p>0.0038219142</text:p>
          </table:table-cell>
        </table:table-row>
        <table:table-row table:style-name="ro1">
          <table:table-cell table:number-columns-repeated="5"/>
          <table:covered-table-cell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680" calcext:value-type="float">
            <text:p>1680</text:p>
          </table:table-cell>
          <table:table-cell table:formula="of:=SQRT([.H79])" office:value-type="float" office:value="40.9878030638384" calcext:value-type="float">
            <text:p>40.99</text:p>
          </table:table-cell>
          <table:table-cell table:style-name="ce25" office:value-type="float" office:value="1631" calcext:value-type="float">
            <text:p>1631</text:p>
          </table:table-cell>
          <table:table-cell table:formula="of:=SQRT([.J79])" office:value-type="float" office:value="40.3856410126173" calcext:value-type="float">
            <text:p>40.39</text:p>
          </table:table-cell>
          <table:table-cell table:style-name="ce25" office:value-type="float" office:value="2" calcext:value-type="float">
            <text:p>2</text:p>
          </table:table-cell>
          <table:table-cell table:formula="of:=SQRT([.L79])" office:value-type="float" office:value="1.4142135623731" calcext:value-type="float">
            <text:p>1.41</text:p>
          </table:table-cell>
          <table:table-cell/>
          <table:table-cell table:formula="of:=[.H79]*[.$B$4]" office:value-type="float" office:value="1154.40438419383" calcext:value-type="float">
            <text:p>1154.40</text:p>
          </table:table-cell>
          <table:table-cell table:formula="of:=SQRT([.I79]^2*[.$B$4]^2 + [.$C$4]^2*[.H79]^2)" office:value-type="float" office:value="44.4461020158801" calcext:value-type="float">
            <text:p>44.45</text:p>
          </table:table-cell>
          <table:table-cell table:formula="of:=[.J79]*[.$B$5]" office:value-type="float" office:value="1196.9107724746" calcext:value-type="float">
            <text:p>1196.91</text:p>
          </table:table-cell>
          <table:table-cell table:formula="of:=SQRT([.K79]^2*[.$B$5]^2+[.$C$5]^2*[.J79]^2)" office:value-type="float" office:value="42.7157293347027" calcext:value-type="float">
            <text:p>42.72</text:p>
          </table:table-cell>
          <table:table-cell table:formula="of:=2*[.H79]*[.J79]*[.$B$3]/[.$F$16]" office:value-type="float" office:value="0.0274008" calcext:value-type="float">
            <text:p>0.0274</text:p>
          </table:table-cell>
          <table:table-cell table:formula="of:=SQRT((2*[.$B$3]/[.$F$16])^2*([.H79]^2*[.K79]^2+[.J79]^2*[.I79]^2))" office:value-type="float" office:value="0.000952491725948315" calcext:value-type="float">
            <text:p>0.0010</text:p>
          </table:table-cell>
          <table:table-cell table:formula="of:=[.L79]-[.S79]" office:value-type="float" office:value="1.9725992" calcext:value-type="float">
            <text:p>1.97</text:p>
          </table:table-cell>
          <table:table-cell table:formula="of:=SQRT([.M79]^2+[.T79]^2)" office:value-type="float" office:value="1.41421388313101" calcext:value-type="float">
            <text:p>1.41</text:p>
          </table:table-cell>
          <table:table-cell table:number-columns-repeated="2"/>
          <table:table-cell table:formula="of:=[.O79]/[.$F$16]" office:value-type="float" office:value="23.0880876838765" calcext:value-type="float">
            <text:p>23.09</text:p>
          </table:table-cell>
          <table:table-cell table:formula="of:=[.P79]/[.$F$16]" office:value-type="float" office:value="0.888922040317601" calcext:value-type="float">
            <text:p>0.89</text:p>
          </table:table-cell>
          <table:table-cell table:formula="of:=[.Q79]/[.$F$16]" office:value-type="float" office:value="23.938215449492" calcext:value-type="float">
            <text:p>23.94</text:p>
          </table:table-cell>
          <table:table-cell table:formula="of:=[.R79]/[.$F$16]" office:value-type="float" office:value="0.854314586694053" calcext:value-type="float">
            <text:p>0.85</text:p>
          </table:table-cell>
          <table:table-cell table:formula="of:=[.U79]/[.$F$16]" office:value-type="float" office:value="0.039451984" calcext:value-type="float">
            <text:p>0.0395</text:p>
          </table:table-cell>
          <table:table-cell table:formula="of:=[.V79]/[.$F$16]" office:value-type="float" office:value="0.0282842776626202" calcext:value-type="float">
            <text:p>0.03</text:p>
          </table:table-cell>
          <table:table-cell table:number-columns-repeated="2"/>
          <table:table-cell table:formula="of:=[.AG78]+5" office:value-type="float" office:value="-20" calcext:value-type="float">
            <text:p>-20</text:p>
          </table:table-cell>
          <table:table-cell table:formula="of:=[.AC30]" office:value-type="float" office:value="2.31943552" calcext:value-type="float">
            <text:p>2.31943552</text:p>
          </table:table-cell>
          <table:table-cell office:value-type="float" office:value="0" calcext:value-type="float">
            <text:p>0</text:p>
          </table:table-cell>
          <table:table-cell table:formula="of:=[.AD30]" office:value-type="float" office:value="0.215406593165879" calcext:value-type="float">
            <text:p>0.2154065932</text:p>
          </table:table-cell>
          <table:table-cell table:number-columns-repeated="2"/>
          <table:table-cell table:formula="of:=[.AM78]+5" office:value-type="float" office:value="-20" calcext:value-type="float">
            <text:p>-20</text:p>
          </table:table-cell>
          <table:table-cell table:formula="of:=[.AH79]/[.$AH$59]" office:value-type="float" office:value="0.221617047159027" calcext:value-type="float">
            <text:p>0.2216170472</text:p>
          </table:table-cell>
          <table:table-cell office:value-type="float" office:value="0" calcext:value-type="float">
            <text:p>0</text:p>
          </table:table-cell>
          <table:table-cell table:formula="of:=[.AJ79]/[.$AH$59]" office:value-type="float" office:value="0.0205816340675889" calcext:value-type="float">
            <text:p>0.0205816341</text:p>
          </table:table-cell>
        </table:table-row>
        <table:table-row table:style-name="ro1">
          <table:table-cell table:number-columns-repeated="5"/>
          <table:covered-table-cell table:style-name="ce23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702" calcext:value-type="float">
            <text:p>1702</text:p>
          </table:table-cell>
          <table:table-cell table:style-name="ce29" table:formula="of:=SQRT([.H80])" office:value-type="float" office:value="41.2553026894725" calcext:value-type="float">
            <text:p>41.26</text:p>
          </table:table-cell>
          <table:table-cell table:style-name="ce26" office:value-type="float" office:value="1579" calcext:value-type="float">
            <text:p>1579</text:p>
          </table:table-cell>
          <table:table-cell table:style-name="ce29" table:formula="of:=SQRT([.J80])" office:value-type="float" office:value="39.7366329726111" calcext:value-type="float">
            <text:p>39.74</text:p>
          </table:table-cell>
          <table:table-cell table:style-name="ce26" office:value-type="float" office:value="2" calcext:value-type="float">
            <text:p>2</text:p>
          </table:table-cell>
          <table:table-cell table:style-name="ce33" table:formula="of:=SQRT([.L80])" office:value-type="float" office:value="1.4142135623731" calcext:value-type="float">
            <text:p>1.41</text:p>
          </table:table-cell>
          <table:table-cell/>
          <table:table-cell table:formula="of:=[.H80]*[.$B$4]" office:value-type="float" office:value="1169.52158446303" calcext:value-type="float">
            <text:p>1169.52</text:p>
          </table:table-cell>
          <table:table-cell table:formula="of:=SQRT([.I80]^2*[.$B$4]^2 + [.$C$4]^2*[.H80]^2)" office:value-type="float" office:value="44.911124831946" calcext:value-type="float">
            <text:p>44.91</text:p>
          </table:table-cell>
          <table:table-cell table:formula="of:=[.J80]*[.$B$5]" office:value-type="float" office:value="1158.75052712287" calcext:value-type="float">
            <text:p>1158.75</text:p>
          </table:table-cell>
          <table:table-cell table:formula="of:=SQRT([.K80]^2*[.$B$5]^2+[.$C$5]^2*[.J80]^2)" office:value-type="float" office:value="41.6803596271827" calcext:value-type="float">
            <text:p>41.68</text:p>
          </table:table-cell>
          <table:table-cell table:formula="of:=2*[.H80]*[.J80]*[.$B$3]/[.$F$16]" office:value-type="float" office:value="0.02687458" calcext:value-type="float">
            <text:p>0.0269</text:p>
          </table:table-cell>
          <table:table-cell table:formula="of:=SQRT((2*[.$B$3]/[.$F$16])^2*([.H80]^2*[.K80]^2+[.J80]^2*[.I80]^2))" office:value-type="float" office:value="0.000939018088111193" calcext:value-type="float">
            <text:p>0.0009</text:p>
          </table:table-cell>
          <table:table-cell table:formula="of:=[.L80]-[.S80]" office:value-type="float" office:value="1.97312542" calcext:value-type="float">
            <text:p>1.97</text:p>
          </table:table-cell>
          <table:table-cell table:formula="of:=SQRT([.M80]^2+[.T80]^2)" office:value-type="float" office:value="1.41421387412052" calcext:value-type="float">
            <text:p>1.41</text:p>
          </table:table-cell>
          <table:table-cell table:number-columns-repeated="2"/>
          <table:table-cell table:formula="of:=[.O80]/[.$F$16]" office:value-type="float" office:value="23.3904316892606" calcext:value-type="float">
            <text:p>23.39</text:p>
          </table:table-cell>
          <table:table-cell table:formula="of:=[.P80]/[.$F$16]" office:value-type="float" office:value="0.898222496638919" calcext:value-type="float">
            <text:p>0.90</text:p>
          </table:table-cell>
          <table:table-cell table:formula="of:=[.Q80]/[.$F$16]" office:value-type="float" office:value="23.1750105424573" calcext:value-type="float">
            <text:p>23.18</text:p>
          </table:table-cell>
          <table:table-cell table:formula="of:=[.R80]/[.$F$16]" office:value-type="float" office:value="0.833607192543654" calcext:value-type="float">
            <text:p>0.83</text:p>
          </table:table-cell>
          <table:table-cell table:formula="of:=[.U80]/[.$F$16]" office:value-type="float" office:value="0.0394625084" calcext:value-type="float">
            <text:p>0.0395</text:p>
          </table:table-cell>
          <table:table-cell table:formula="of:=[.V80]/[.$F$16]" office:value-type="float" office:value="0.0282842774824104" calcext:value-type="float">
            <text:p>0.03</text:p>
          </table:table-cell>
          <table:table-cell table:number-columns-repeated="2"/>
          <table:table-cell table:formula="of:=[.AG79]+5" office:value-type="float" office:value="-15" calcext:value-type="float">
            <text:p>-15</text:p>
          </table:table-cell>
          <table:table-cell table:formula="of:=[.AC37]" office:value-type="float" office:value="7.8993681568" calcext:value-type="float">
            <text:p>7.8993681568</text:p>
          </table:table-cell>
          <table:table-cell office:value-type="float" office:value="0" calcext:value-type="float">
            <text:p>0</text:p>
          </table:table-cell>
          <table:table-cell table:formula="of:=[.AD37]" office:value-type="float" office:value="0.397492138852606" calcext:value-type="float">
            <text:p>0.3974921389</text:p>
          </table:table-cell>
          <table:table-cell table:number-columns-repeated="2"/>
          <table:table-cell table:formula="of:=[.AM79]+5" office:value-type="float" office:value="-15" calcext:value-type="float">
            <text:p>-15</text:p>
          </table:table-cell>
          <table:table-cell table:formula="of:=[.AH80]/[.$AH$59]" office:value-type="float" office:value="0.754767541600837" calcext:value-type="float">
            <text:p>0.7547675416</text:p>
          </table:table-cell>
          <table:table-cell office:value-type="float" office:value="0" calcext:value-type="float">
            <text:p>0</text:p>
          </table:table-cell>
          <table:table-cell table:formula="of:=[.AJ80]/[.$AH$59]" office:value-type="float" office:value="0.0379795141196425" calcext:value-type="float">
            <text:p>0.0379795141</text:p>
          </table:table-cell>
        </table:table-row>
        <table:table-row table:style-name="ro1">
          <table:table-cell table:number-columns-repeated="5"/>
          <table:table-cell table:style-name="ce20" office:value-type="float" office:value="20" calcext:value-type="float" table:number-columns-spanned="1" table:number-rows-spanned="7">
            <text:p>2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703" calcext:value-type="float">
            <text:p>1703</text:p>
          </table:table-cell>
          <table:table-cell table:style-name="ce27" table:formula="of:=SQRT([.H81])" office:value-type="float" office:value="41.2674205639267" calcext:value-type="float">
            <text:p>41.27</text:p>
          </table:table-cell>
          <table:table-cell table:style-name="ce24" office:value-type="float" office:value="1967" calcext:value-type="float">
            <text:p>1967</text:p>
          </table:table-cell>
          <table:table-cell table:style-name="ce27" table:formula="of:=SQRT([.J81])" office:value-type="float" office:value="44.3508737230734" calcext:value-type="float">
            <text:p>44.35</text:p>
          </table:table-cell>
          <table:table-cell table:style-name="ce24" office:value-type="float" office:value="411" calcext:value-type="float">
            <text:p>411</text:p>
          </table:table-cell>
          <table:table-cell table:style-name="ce32" table:formula="of:=SQRT([.L81])" office:value-type="float" office:value="20.2731349327133" calcext:value-type="float">
            <text:p>20.27</text:p>
          </table:table-cell>
          <table:table-cell/>
          <table:table-cell table:formula="of:=[.H81]*[.$B$4]" office:value-type="float" office:value="1170.20872992981" calcext:value-type="float">
            <text:p>1170.21</text:p>
          </table:table-cell>
          <table:table-cell table:formula="of:=SQRT([.I81]^2*[.$B$4]^2 + [.$C$4]^2*[.H81]^2)" office:value-type="float" office:value="44.9322550862981" calcext:value-type="float">
            <text:p>44.93</text:p>
          </table:table-cell>
          <table:table-cell table:formula="of:=[.J81]*[.$B$5]" office:value-type="float" office:value="1443.48466551658" calcext:value-type="float">
            <text:p>1443.48</text:p>
          </table:table-cell>
          <table:table-cell table:formula="of:=SQRT([.K81]^2*[.$B$5]^2+[.$C$5]^2*[.J81]^2)" office:value-type="float" office:value="49.3520523378375" calcext:value-type="float">
            <text:p>49.35</text:p>
          </table:table-cell>
          <table:table-cell table:formula="of:=2*[.H81]*[.J81]*[.$B$3]/[.$F$16]" office:value-type="float" office:value="0.03349801" calcext:value-type="float">
            <text:p>0.0335</text:p>
          </table:table-cell>
          <table:table-cell table:formula="of:=SQRT((2*[.$B$3]/[.$F$16])^2*([.H81]^2*[.K81]^2+[.J81]^2*[.I81]^2))" office:value-type="float" office:value="0.00110877273009395" calcext:value-type="float">
            <text:p>0.0011</text:p>
          </table:table-cell>
          <table:table-cell table:formula="of:=[.L81]-[.S81]" office:value-type="float" office:value="410.96650199" calcext:value-type="float">
            <text:p>410.97</text:p>
          </table:table-cell>
          <table:table-cell table:formula="of:=SQRT([.M81]^2+[.T81]^2)" office:value-type="float" office:value="20.2731349630336" calcext:value-type="float">
            <text:p>20.27</text:p>
          </table:table-cell>
          <table:table-cell table:number-columns-repeated="2"/>
          <table:table-cell table:formula="of:=[.O81]/[.$F$16]" office:value-type="float" office:value="23.4041745985963" calcext:value-type="float">
            <text:p>23.40</text:p>
          </table:table-cell>
          <table:table-cell table:formula="of:=[.P81]/[.$F$16]" office:value-type="float" office:value="0.898645101725961" calcext:value-type="float">
            <text:p>0.90</text:p>
          </table:table-cell>
          <table:table-cell table:formula="of:=[.Q81]/[.$F$16]" office:value-type="float" office:value="28.8696933103316" calcext:value-type="float">
            <text:p>28.87</text:p>
          </table:table-cell>
          <table:table-cell table:formula="of:=[.R81]/[.$F$16]" office:value-type="float" office:value="0.987041046756751" calcext:value-type="float">
            <text:p>0.99</text:p>
          </table:table-cell>
          <table:table-cell table:formula="of:=[.U81]/[.$F$16]" office:value-type="float" office:value="8.2193300398" calcext:value-type="float">
            <text:p>8.2193</text:p>
          </table:table-cell>
          <table:table-cell table:formula="of:=[.V81]/[.$F$16]" office:value-type="float" office:value="0.405462699260673" calcext:value-type="float">
            <text:p>0.41</text:p>
          </table:table-cell>
          <table:table-cell table:number-columns-repeated="2"/>
          <table:table-cell table:formula="of:=[.AG80]+5" office:value-type="float" office:value="-10" calcext:value-type="float">
            <text:p>-10</text:p>
          </table:table-cell>
          <table:table-cell table:formula="of:=[.AC44]" office:value-type="float" office:value="8.1593987742" calcext:value-type="float">
            <text:p>8.1593987742</text:p>
          </table:table-cell>
          <table:table-cell office:value-type="float" office:value="0" calcext:value-type="float">
            <text:p>0</text:p>
          </table:table-cell>
          <table:table-cell table:formula="of:=[.AD44]" office:value-type="float" office:value="0.403980198050908" calcext:value-type="float">
            <text:p>0.4039801981</text:p>
          </table:table-cell>
          <table:table-cell table:number-columns-repeated="2"/>
          <table:table-cell table:formula="of:=[.AM80]+5" office:value-type="float" office:value="-10" calcext:value-type="float">
            <text:p>-10</text:p>
          </table:table-cell>
          <table:table-cell table:formula="of:=[.AH81]/[.$AH$59]" office:value-type="float" office:value="0.779612904665349" calcext:value-type="float">
            <text:p>0.7796129047</text:p>
          </table:table-cell>
          <table:table-cell office:value-type="float" office:value="0" calcext:value-type="float">
            <text:p>0</text:p>
          </table:table-cell>
          <table:table-cell table:formula="of:=[.AJ81]/[.$AH$59]" office:value-type="float" office:value="0.0385994341428215" calcext:value-type="float">
            <text:p>0.0385994341</text:p>
          </table:table-cell>
        </table:table-row>
        <table:table-row table:style-name="ro1">
          <table:table-cell table:number-columns-repeated="5"/>
          <table:covered-table-cell table:style-name="ce21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676" calcext:value-type="float">
            <text:p>1676</text:p>
          </table:table-cell>
          <table:table-cell table:formula="of:=SQRT([.H82])" office:value-type="float" office:value="40.9389789809174" calcext:value-type="float">
            <text:p>40.94</text:p>
          </table:table-cell>
          <table:table-cell table:style-name="ce25" office:value-type="float" office:value="1876" calcext:value-type="float">
            <text:p>1876</text:p>
          </table:table-cell>
          <table:table-cell table:formula="of:=SQRT([.J82])" office:value-type="float" office:value="43.3128156554154" calcext:value-type="float">
            <text:p>43.31</text:p>
          </table:table-cell>
          <table:table-cell table:style-name="ce25" office:value-type="float" office:value="126" calcext:value-type="float">
            <text:p>126</text:p>
          </table:table-cell>
          <table:table-cell table:formula="of:=SQRT([.L82])" office:value-type="float" office:value="11.2249721603218" calcext:value-type="float">
            <text:p>11.22</text:p>
          </table:table-cell>
          <table:table-cell/>
          <table:table-cell table:formula="of:=[.H82]*[.$B$4]" office:value-type="float" office:value="1151.6558023267" calcext:value-type="float">
            <text:p>1151.66</text:p>
          </table:table-cell>
          <table:table-cell table:formula="of:=SQRT([.I82]^2*[.$B$4]^2 + [.$C$4]^2*[.H82]^2)" office:value-type="float" office:value="44.3615196831724" calcext:value-type="float">
            <text:p>44.36</text:p>
          </table:table-cell>
          <table:table-cell table:formula="of:=[.J82]*[.$B$5]" office:value-type="float" office:value="1376.70423615104" calcext:value-type="float">
            <text:p>1376.70</text:p>
          </table:table-cell>
          <table:table-cell table:formula="of:=SQRT([.K82]^2*[.$B$5]^2+[.$C$5]^2*[.J82]^2)" office:value-type="float" office:value="47.5627728248663" calcext:value-type="float">
            <text:p>47.56</text:p>
          </table:table-cell>
          <table:table-cell table:formula="of:=2*[.H82]*[.J82]*[.$B$3]/[.$F$16]" office:value-type="float" office:value="0.03144176" calcext:value-type="float">
            <text:p>0.0314</text:p>
          </table:table-cell>
          <table:table-cell table:formula="of:=SQRT((2*[.$B$3]/[.$F$16])^2*([.H82]^2*[.K82]^2+[.J82]^2*[.I82]^2))" office:value-type="float" office:value="0.00105679293865923" calcext:value-type="float">
            <text:p>0.0011</text:p>
          </table:table-cell>
          <table:table-cell table:formula="of:=[.L82]-[.S82]" office:value-type="float" office:value="125.96855824" calcext:value-type="float">
            <text:p>125.97</text:p>
          </table:table-cell>
          <table:table-cell table:formula="of:=SQRT([.M82]^2+[.T82]^2)" office:value-type="float" office:value="11.2249722100686" calcext:value-type="float">
            <text:p>11.22</text:p>
          </table:table-cell>
          <table:table-cell table:number-columns-repeated="2"/>
          <table:table-cell table:formula="of:=[.O82]/[.$F$16]" office:value-type="float" office:value="23.033116046534" calcext:value-type="float">
            <text:p>23.03</text:p>
          </table:table-cell>
          <table:table-cell table:formula="of:=[.P82]/[.$F$16]" office:value-type="float" office:value="0.887230393663448" calcext:value-type="float">
            <text:p>0.89</text:p>
          </table:table-cell>
          <table:table-cell table:formula="of:=[.Q82]/[.$F$16]" office:value-type="float" office:value="27.5340847230209" calcext:value-type="float">
            <text:p>27.53</text:p>
          </table:table-cell>
          <table:table-cell table:formula="of:=[.R82]/[.$F$16]" office:value-type="float" office:value="0.951255456497326" calcext:value-type="float">
            <text:p>0.95</text:p>
          </table:table-cell>
          <table:table-cell table:formula="of:=[.U82]/[.$F$16]" office:value-type="float" office:value="2.5193711648" calcext:value-type="float">
            <text:p>2.5194</text:p>
          </table:table-cell>
          <table:table-cell table:formula="of:=[.V82]/[.$F$16]" office:value-type="float" office:value="0.224499444201371" calcext:value-type="float">
            <text:p>0.22</text:p>
          </table:table-cell>
          <table:table-cell table:number-columns-repeated="2"/>
          <table:table-cell table:formula="of:=[.AG81]+5" office:value-type="float" office:value="-5" calcext:value-type="float">
            <text:p>-5</text:p>
          </table:table-cell>
          <table:table-cell table:formula="of:=[.AC51]" office:value-type="float" office:value="2.6394160206" calcext:value-type="float">
            <text:p>2.6394160206</text:p>
          </table:table-cell>
          <table:table-cell office:value-type="float" office:value="0" calcext:value-type="float">
            <text:p>0</text:p>
          </table:table-cell>
          <table:table-cell table:formula="of:=[.AD51]" office:value-type="float" office:value="0.229782506730187" calcext:value-type="float">
            <text:p>0.2297825067</text:p>
          </table:table-cell>
          <table:table-cell table:number-columns-repeated="2"/>
          <table:table-cell table:formula="of:=[.AM81]+5" office:value-type="float" office:value="-5" calcext:value-type="float">
            <text:p>-5</text:p>
          </table:table-cell>
          <table:table-cell table:formula="of:=[.AH82]/[.$AH$59]" office:value-type="float" office:value="0.25219049189589" calcext:value-type="float">
            <text:p>0.2521904919</text:p>
          </table:table-cell>
          <table:table-cell office:value-type="float" office:value="0" calcext:value-type="float">
            <text:p>0</text:p>
          </table:table-cell>
          <table:table-cell table:formula="of:=[.AJ82]/[.$AH$59]" office:value-type="float" office:value="0.021955221514562" calcext:value-type="float">
            <text:p>0.0219552215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670" calcext:value-type="float">
            <text:p>1670</text:p>
          </table:table-cell>
          <table:table-cell table:formula="of:=SQRT([.H83])" office:value-type="float" office:value="40.8656334834051" calcext:value-type="float">
            <text:p>40.87</text:p>
          </table:table-cell>
          <table:table-cell office:value-type="float" office:value="1814" calcext:value-type="float">
            <text:p>1814</text:p>
          </table:table-cell>
          <table:table-cell table:formula="of:=SQRT([.J83])" office:value-type="float" office:value="42.5910788780937" calcext:value-type="float">
            <text:p>42.59</text:p>
          </table:table-cell>
          <table:table-cell office:value-type="float" office:value="5" calcext:value-type="float">
            <text:p>5</text:p>
          </table:table-cell>
          <table:table-cell table:formula="of:=SQRT([.L83])" office:value-type="float" office:value="2.23606797749979" calcext:value-type="float">
            <text:p>2.24</text:p>
          </table:table-cell>
          <table:table-cell/>
          <table:table-cell table:formula="of:=[.H83]*[.$B$4]" office:value-type="float" office:value="1147.53292952601" calcext:value-type="float">
            <text:p>1147.53</text:p>
          </table:table-cell>
          <table:table-cell table:formula="of:=SQRT([.I83]^2*[.$B$4]^2 + [.$C$4]^2*[.H83]^2)" office:value-type="float" office:value="44.2346270127288" calcext:value-type="float">
            <text:p>44.23</text:p>
          </table:table-cell>
          <table:table-cell table:formula="of:=[.J83]*[.$B$5]" office:value-type="float" office:value="1331.20548207782" calcext:value-type="float">
            <text:p>1331.21</text:p>
          </table:table-cell>
          <table:table-cell table:formula="of:=SQRT([.K83]^2*[.$B$5]^2+[.$C$5]^2*[.J83]^2)" office:value-type="float" office:value="46.3405419771704" calcext:value-type="float">
            <text:p>46.34</text:p>
          </table:table-cell>
          <table:table-cell table:formula="of:=2*[.H83]*[.J83]*[.$B$3]/[.$F$16]" office:value-type="float" office:value="0.0302938" calcext:value-type="float">
            <text:p>0.0303</text:p>
          </table:table-cell>
          <table:table-cell table:formula="of:=SQRT((2*[.$B$3]/[.$F$16])^2*([.H83]^2*[.K83]^2+[.J83]^2*[.I83]^2))" office:value-type="float" office:value="0.00102734414487065" calcext:value-type="float">
            <text:p>0.0010</text:p>
          </table:table-cell>
          <table:table-cell table:formula="of:=[.L83]-[.S83]" office:value-type="float" office:value="4.9697062" calcext:value-type="float">
            <text:p>4.97</text:p>
          </table:table-cell>
          <table:table-cell table:formula="of:=SQRT([.M83]^2+[.T83]^2)" office:value-type="float" office:value="2.23606821350244" calcext:value-type="float">
            <text:p>2.24</text:p>
          </table:table-cell>
          <table:table-cell table:number-columns-repeated="2"/>
          <table:table-cell table:formula="of:=[.O83]/[.$F$16]" office:value-type="float" office:value="22.9506585905201" calcext:value-type="float">
            <text:p>22.95</text:p>
          </table:table-cell>
          <table:table-cell table:formula="of:=[.P83]/[.$F$16]" office:value-type="float" office:value="0.884692540254576" calcext:value-type="float">
            <text:p>0.88</text:p>
          </table:table-cell>
          <table:table-cell table:formula="of:=[.Q83]/[.$F$16]" office:value-type="float" office:value="26.6241096415564" calcext:value-type="float">
            <text:p>26.62</text:p>
          </table:table-cell>
          <table:table-cell table:formula="of:=[.R83]/[.$F$16]" office:value-type="float" office:value="0.926810839543407" calcext:value-type="float">
            <text:p>0.93</text:p>
          </table:table-cell>
          <table:table-cell table:formula="of:=[.U83]/[.$F$16]" office:value-type="float" office:value="0.099394124" calcext:value-type="float">
            <text:p>0.0994</text:p>
          </table:table-cell>
          <table:table-cell table:formula="of:=[.V83]/[.$F$16]" office:value-type="float" office:value="0.0447213642700488" calcext:value-type="float">
            <text:p>0.04</text:p>
          </table:table-cell>
          <table:table-cell table:number-columns-repeated="2"/>
          <table:table-cell table:formula="of:=[.AG82]+5" office:value-type="float" office:value="0" calcext:value-type="float">
            <text:p>0</text:p>
          </table:table-cell>
          <table:table-cell table:formula="of:=[.AC58]" office:value-type="float" office:value="0.0993908444" calcext:value-type="float">
            <text:p>0.0993908444</text:p>
          </table:table-cell>
          <table:table-cell office:value-type="float" office:value="0" calcext:value-type="float">
            <text:p>0</text:p>
          </table:table-cell>
          <table:table-cell table:formula="of:=[.AD58]" office:value-type="float" office:value="0.0447213643051332" calcext:value-type="float">
            <text:p>0.0447213643</text:p>
          </table:table-cell>
          <table:table-cell table:number-columns-repeated="2"/>
          <table:table-cell table:formula="of:=[.AM82]+5" office:value-type="float" office:value="0" calcext:value-type="float">
            <text:p>0</text:p>
          </table:table-cell>
          <table:table-cell table:formula="of:=[.AH83]/[.$AH$59]" office:value-type="float" office:value="0.00949658020696789" calcext:value-type="float">
            <text:p>0.0094965802</text:p>
          </table:table-cell>
          <table:table-cell office:value-type="float" office:value="0" calcext:value-type="float">
            <text:p>0</text:p>
          </table:table-cell>
          <table:table-cell table:formula="of:=[.AJ83]/[.$AH$59]" office:value-type="float" office:value="0.00427302963016912" calcext:value-type="float">
            <text:p>0.0042730296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/>
          <table:table-cell table:formula="of:=SQRT([.H84])" office:value-type="float" office:value="0" calcext:value-type="float">
            <text:p>0.00</text:p>
          </table:table-cell>
          <table:table-cell/>
          <table:table-cell table:formula="of:=SQRT([.J84])" office:value-type="float" office:value="0" calcext:value-type="float">
            <text:p>0.00</text:p>
          </table:table-cell>
          <table:table-cell/>
          <table:table-cell table:formula="of:=SQRT([.L84])" office:value-type="float" office:value="0" calcext:value-type="float">
            <text:p>0.00</text:p>
          </table:table-cell>
          <table:table-cell/>
          <table:table-cell table:formula="of:=[.H84]*[.$B$4]" office:value-type="float" office:value="0" calcext:value-type="float">
            <text:p>0.00</text:p>
          </table:table-cell>
          <table:table-cell table:formula="of:=SQRT([.I84]^2*[.$B$4]^2 + [.$C$4]^2*[.H84]^2)" office:value-type="float" office:value="0" calcext:value-type="float">
            <text:p>0.00</text:p>
          </table:table-cell>
          <table:table-cell table:formula="of:=[.J84]*[.$B$5]" office:value-type="float" office:value="0" calcext:value-type="float">
            <text:p>0.00</text:p>
          </table:table-cell>
          <table:table-cell table:formula="of:=SQRT([.K84]^2*[.$B$5]^2+[.$C$5]^2*[.J84]^2)" office:value-type="float" office:value="0" calcext:value-type="float">
            <text:p>0.00</text:p>
          </table:table-cell>
          <table:table-cell table:formula="of:=2*[.H84]*[.J84]*[.$B$3]/[.$F$16]" office:value-type="float" office:value="0" calcext:value-type="float">
            <text:p>0.0000</text:p>
          </table:table-cell>
          <table:table-cell table:formula="of:=SQRT((2*[.$B$3]/[.$F$16])^2*([.H84]^2*[.K84]^2+[.J84]^2*[.I84]^2))" office:value-type="float" office:value="0" calcext:value-type="float">
            <text:p>0.0000</text:p>
          </table:table-cell>
          <table:table-cell table:formula="of:=[.L84]-[.S84]" office:value-type="float" office:value="0" calcext:value-type="float">
            <text:p>0.00</text:p>
          </table:table-cell>
          <table:table-cell table:formula="of:=SQRT([.M84]^2+[.T84]^2)" office:value-type="float" office:value="0" calcext:value-type="float">
            <text:p>0.00</text:p>
          </table:table-cell>
          <table:table-cell table:number-columns-repeated="2"/>
          <table:table-cell table:formula="of:=[.O84]/[.$F$16]" office:value-type="float" office:value="0" calcext:value-type="float">
            <text:p>0.00</text:p>
          </table:table-cell>
          <table:table-cell table:formula="of:=[.P84]/[.$F$16]" office:value-type="float" office:value="0" calcext:value-type="float">
            <text:p>0.00</text:p>
          </table:table-cell>
          <table:table-cell table:formula="of:=[.Q84]/[.$F$16]" office:value-type="float" office:value="0" calcext:value-type="float">
            <text:p>0.00</text:p>
          </table:table-cell>
          <table:table-cell table:formula="of:=[.R84]/[.$F$16]" office:value-type="float" office:value="0" calcext:value-type="float">
            <text:p>0.00</text:p>
          </table:table-cell>
          <table:table-cell table:formula="of:=[.U84]/[.$F$16]" office:value-type="float" office:value="0" calcext:value-type="float">
            <text:p>0.0000</text:p>
          </table:table-cell>
          <table:table-cell table:formula="of:=[.V84]/[.$F$16]" office:value-type="float" office:value="0" calcext:value-type="float">
            <text:p>0.00</text:p>
          </table:table-cell>
          <table:table-cell table:number-columns-repeated="2"/>
          <table:table-cell table:formula="of:=[.AG83]+5" office:value-type="float" office:value="5" calcext:value-type="float">
            <text:p>5</text:p>
          </table:table-cell>
          <table:table-cell table:formula="of:=[.AC65]" office:value-type="float" office:value="0.0194121592" calcext:value-type="float">
            <text:p>0.0194121592</text:p>
          </table:table-cell>
          <table:table-cell office:value-type="float" office:value="0" calcext:value-type="float">
            <text:p>0</text:p>
          </table:table-cell>
          <table:table-cell table:formula="of:=[.AD65]" office:value-type="float" office:value="0.020000010078528" calcext:value-type="float">
            <text:p>0.0200000101</text:p>
          </table:table-cell>
          <table:table-cell table:number-columns-repeated="2"/>
          <table:table-cell table:formula="of:=[.AM83]+5" office:value-type="float" office:value="5" calcext:value-type="float">
            <text:p>5</text:p>
          </table:table-cell>
          <table:table-cell table:formula="of:=[.AH84]/[.$AH$59]" office:value-type="float" office:value="0.00185478982441596" calcext:value-type="float">
            <text:p>0.0018547898</text:p>
          </table:table-cell>
          <table:table-cell office:value-type="float" office:value="0" calcext:value-type="float">
            <text:p>0</text:p>
          </table:table-cell>
          <table:table-cell table:formula="of:=[.AJ84]/[.$AH$59]" office:value-type="float" office:value="0.00191095770437893" calcext:value-type="float">
            <text:p>0.0019109577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-1" calcext:value-type="float">
            <text:p>-1</text:p>
          </table:table-cell>
          <table:table-cell office:value-type="float" office:value="1676" calcext:value-type="float">
            <text:p>1676</text:p>
          </table:table-cell>
          <table:table-cell table:formula="of:=SQRT([.H85])" office:value-type="float" office:value="40.9389789809174" calcext:value-type="float">
            <text:p>40.94</text:p>
          </table:table-cell>
          <table:table-cell office:value-type="float" office:value="1702" calcext:value-type="float">
            <text:p>1702</text:p>
          </table:table-cell>
          <table:table-cell table:formula="of:=SQRT([.J85])" office:value-type="float" office:value="41.2553026894725" calcext:value-type="float">
            <text:p>41.26</text:p>
          </table:table-cell>
          <table:table-cell office:value-type="float" office:value="0" calcext:value-type="float">
            <text:p>0</text:p>
          </table:table-cell>
          <table:table-cell table:formula="of:=SQRT([.L85])" office:value-type="float" office:value="0" calcext:value-type="float">
            <text:p>0.00</text:p>
          </table:table-cell>
          <table:table-cell/>
          <table:table-cell table:formula="of:=[.H85]*[.$B$4]" office:value-type="float" office:value="1151.6558023267" calcext:value-type="float">
            <text:p>1151.66</text:p>
          </table:table-cell>
          <table:table-cell table:formula="of:=SQRT([.I85]^2*[.$B$4]^2 + [.$C$4]^2*[.H85]^2)" office:value-type="float" office:value="44.3615196831724" calcext:value-type="float">
            <text:p>44.36</text:p>
          </table:table-cell>
          <table:table-cell table:formula="of:=[.J85]*[.$B$5]" office:value-type="float" office:value="1249.01418439716" calcext:value-type="float">
            <text:p>1249.01</text:p>
          </table:table-cell>
          <table:table-cell table:formula="of:=SQRT([.K85]^2*[.$B$5]^2+[.$C$5]^2*[.J85]^2)" office:value-type="float" office:value="44.1253775254275" calcext:value-type="float">
            <text:p>44.13</text:p>
          </table:table-cell>
          <table:table-cell table:formula="of:=2*[.H85]*[.J85]*[.$B$3]/[.$F$16]" office:value-type="float" office:value="0.02852552" calcext:value-type="float">
            <text:p>0.0285</text:p>
          </table:table-cell>
          <table:table-cell table:formula="of:=SQRT((2*[.$B$3]/[.$F$16])^2*([.H85]^2*[.K85]^2+[.J85]^2*[.I85]^2))" office:value-type="float" office:value="0.00098162725390038" calcext:value-type="float">
            <text:p>0.0010</text:p>
          </table:table-cell>
          <table:table-cell table:formula="of:=[.L85]-[.S85]" office:value-type="float" office:value="-0.02852552" calcext:value-type="float">
            <text:p>-0.03</text:p>
          </table:table-cell>
          <table:table-cell table:formula="of:=SQRT([.M85]^2+[.T85]^2)" office:value-type="float" office:value="0.00098162725390038" calcext:value-type="float">
            <text:p>0.00</text:p>
          </table:table-cell>
          <table:table-cell table:number-columns-repeated="2"/>
          <table:table-cell table:formula="of:=[.O85]/[.$F$16]" office:value-type="float" office:value="23.033116046534" calcext:value-type="float">
            <text:p>23.03</text:p>
          </table:table-cell>
          <table:table-cell table:formula="of:=[.P85]/[.$F$16]" office:value-type="float" office:value="0.887230393663448" calcext:value-type="float">
            <text:p>0.89</text:p>
          </table:table-cell>
          <table:table-cell table:formula="of:=[.Q85]/[.$F$16]" office:value-type="float" office:value="24.9802836879433" calcext:value-type="float">
            <text:p>24.98</text:p>
          </table:table-cell>
          <table:table-cell table:formula="of:=[.R85]/[.$F$16]" office:value-type="float" office:value="0.88250755050855" calcext:value-type="float">
            <text:p>0.88</text:p>
          </table:table-cell>
          <table:table-cell table:formula="of:=[.U85]/[.$F$16]" office:value-type="float" office:value="-0.0005705104" calcext:value-type="float">
            <text:p>-0.0006</text:p>
          </table:table-cell>
          <table:table-cell table:formula="of:=[.V85]/[.$F$16]" office:value-type="float" office:value="0.0000196325450780076" calcext:value-type="float">
            <text:p>0.00</text:p>
          </table:table-cell>
          <table:table-cell table:number-columns-repeated="2"/>
          <table:table-cell table:formula="of:=[.AG84]+5" office:value-type="float" office:value="10" calcext:value-type="float">
            <text:p>10</text:p>
          </table:table-cell>
          <table:table-cell table:formula="of:=[.AC72]" office:value-type="float" office:value="-0.000592999" calcext:value-type="float">
            <text:p>-0.000592999</text:p>
          </table:table-cell>
          <table:table-cell office:value-type="float" office:value="0" calcext:value-type="float">
            <text:p>0</text:p>
          </table:table-cell>
          <table:table-cell table:formula="of:=[.AD72]" office:value-type="float" office:value="0.0000202103367413806" calcext:value-type="float">
            <text:p>2.02103367413806E-005</text:p>
          </table:table-cell>
          <table:table-cell table:number-columns-repeated="2"/>
          <table:table-cell table:formula="of:=[.AM84]+5" office:value-type="float" office:value="10" calcext:value-type="float">
            <text:p>10</text:p>
          </table:table-cell>
          <table:table-cell table:formula="of:=[.AH85]/[.$AH$59]" office:value-type="float" office:value="-0.0000566597718345952" calcext:value-type="float">
            <text:p>-5.66597718345952E-005</text:p>
          </table:table-cell>
          <table:table-cell office:value-type="float" office:value="0" calcext:value-type="float">
            <text:p>0</text:p>
          </table:table-cell>
          <table:table-cell table:formula="of:=[.AJ85]/[.$AH$59]" office:value-type="float" office:value="0.00000193105396209262" calcext:value-type="float">
            <text:p>1.93105396209262E-006</text:p>
          </table:table-cell>
        </table:table-row>
        <table:table-row table:style-name="ro1">
          <table:table-cell table:number-columns-repeated="5"/>
          <table:covered-table-cell/>
          <table:table-cell table:style-name="ce25" office:value-type="float" office:value="-2" calcext:value-type="float">
            <text:p>-2</text:p>
          </table:table-cell>
          <table:table-cell table:style-name="ce25" office:value-type="float" office:value="1609" calcext:value-type="float">
            <text:p>1609</text:p>
          </table:table-cell>
          <table:table-cell table:formula="of:=SQRT([.H86])" office:value-type="float" office:value="40.1123422402632" calcext:value-type="float">
            <text:p>40.11</text:p>
          </table:table-cell>
          <table:table-cell table:style-name="ce25" office:value-type="float" office:value="1714" calcext:value-type="float">
            <text:p>1714</text:p>
          </table:table-cell>
          <table:table-cell table:formula="of:=SQRT([.J86])" office:value-type="float" office:value="41.4004830889689" calcext:value-type="float">
            <text:p>41.40</text:p>
          </table:table-cell>
          <table:table-cell table:style-name="ce25" office:value-type="float" office:value="0" calcext:value-type="float">
            <text:p>0</text:p>
          </table:table-cell>
          <table:table-cell table:formula="of:=SQRT([.L86])" office:value-type="float" office:value="0" calcext:value-type="float">
            <text:p>0.00</text:p>
          </table:table-cell>
          <table:table-cell/>
          <table:table-cell table:formula="of:=[.H86]*[.$B$4]" office:value-type="float" office:value="1105.6170560523" calcext:value-type="float">
            <text:p>1105.62</text:p>
          </table:table-cell>
          <table:table-cell table:formula="of:=SQRT([.I86]^2*[.$B$4]^2 + [.$C$4]^2*[.H86]^2)" office:value-type="float" office:value="42.9431999574855" calcext:value-type="float">
            <text:p>42.94</text:p>
          </table:table-cell>
          <table:table-cell table:formula="of:=[.J86]*[.$B$5]" office:value-type="float" office:value="1257.82039486295" calcext:value-type="float">
            <text:p>1257.82</text:p>
          </table:table-cell>
          <table:table-cell table:formula="of:=SQRT([.K86]^2*[.$B$5]^2+[.$C$5]^2*[.J86]^2)" office:value-type="float" office:value="44.3631961182902" calcext:value-type="float">
            <text:p>44.36</text:p>
          </table:table-cell>
          <table:table-cell table:formula="of:=2*[.H86]*[.J86]*[.$B$3]/[.$F$16]" office:value-type="float" office:value="0.02757826" calcext:value-type="float">
            <text:p>0.0276</text:p>
          </table:table-cell>
          <table:table-cell table:formula="of:=SQRT((2*[.$B$3]/[.$F$16])^2*([.H86]^2*[.K86]^2+[.J86]^2*[.I86]^2))" office:value-type="float" office:value="0.000957301195967079" calcext:value-type="float">
            <text:p>0.0010</text:p>
          </table:table-cell>
          <table:table-cell table:formula="of:=[.L86]-[.S86]" office:value-type="float" office:value="-0.02757826" calcext:value-type="float">
            <text:p>-0.03</text:p>
          </table:table-cell>
          <table:table-cell table:formula="of:=SQRT([.M86]^2+[.T86]^2)" office:value-type="float" office:value="0.000957301195967079" calcext:value-type="float">
            <text:p>0.00</text:p>
          </table:table-cell>
          <table:table-cell table:number-columns-repeated="2"/>
          <table:table-cell table:formula="of:=[.O86]/[.$F$16]" office:value-type="float" office:value="22.112341121046" calcext:value-type="float">
            <text:p>22.11</text:p>
          </table:table-cell>
          <table:table-cell table:formula="of:=[.P86]/[.$F$16]" office:value-type="float" office:value="0.85886399914971" calcext:value-type="float">
            <text:p>0.86</text:p>
          </table:table-cell>
          <table:table-cell table:formula="of:=[.Q86]/[.$F$16]" office:value-type="float" office:value="25.156407897259" calcext:value-type="float">
            <text:p>25.16</text:p>
          </table:table-cell>
          <table:table-cell table:formula="of:=[.R86]/[.$F$16]" office:value-type="float" office:value="0.887263922365805" calcext:value-type="float">
            <text:p>0.89</text:p>
          </table:table-cell>
          <table:table-cell table:formula="of:=[.U86]/[.$F$16]" office:value-type="float" office:value="-0.0005515652" calcext:value-type="float">
            <text:p>-0.0006</text:p>
          </table:table-cell>
          <table:table-cell table:formula="of:=[.V86]/[.$F$16]" office:value-type="float" office:value="0.0000191460239193416" calcext:value-type="float">
            <text:p>0.00</text:p>
          </table:table-cell>
          <table:table-cell table:number-columns-repeated="2"/>
          <table:table-cell table:formula="of:=[.AG85]+5" office:value-type="float" office:value="15" calcext:value-type="float">
            <text:p>15</text:p>
          </table:table-cell>
          <table:table-cell table:formula="of:=[.AC79]" office:value-type="float" office:value="0.039451984" calcext:value-type="float">
            <text:p>0.039451984</text:p>
          </table:table-cell>
          <table:table-cell office:value-type="float" office:value="0" calcext:value-type="float">
            <text:p>0</text:p>
          </table:table-cell>
          <table:table-cell table:formula="of:=[.AD79]" office:value-type="float" office:value="0.0282842776626202" calcext:value-type="float">
            <text:p>0.0282842777</text:p>
          </table:table-cell>
          <table:table-cell table:number-columns-repeated="2"/>
          <table:table-cell table:formula="of:=[.AM85]+5" office:value-type="float" office:value="15" calcext:value-type="float">
            <text:p>15</text:p>
          </table:table-cell>
          <table:table-cell table:formula="of:=[.AH86]/[.$AH$59]" office:value-type="float" office:value="0.00376955173931507" calcext:value-type="float">
            <text:p>0.0037695517</text:p>
          </table:table-cell>
          <table:table-cell office:value-type="float" office:value="0" calcext:value-type="float">
            <text:p>0</text:p>
          </table:table-cell>
          <table:table-cell table:formula="of:=[.AJ86]/[.$AH$59]" office:value-type="float" office:value="0.00270250155374697" calcext:value-type="float">
            <text:p>0.0027025016</text:p>
          </table:table-cell>
        </table:table-row>
        <table:table-row table:style-name="ro1">
          <table:table-cell table:number-columns-repeated="5"/>
          <table:covered-table-cell table:style-name="ce23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632" calcext:value-type="float">
            <text:p>1632</text:p>
          </table:table-cell>
          <table:table-cell table:style-name="ce29" table:formula="of:=SQRT([.H87])" office:value-type="float" office:value="40.3980197534483" calcext:value-type="float">
            <text:p>40.40</text:p>
          </table:table-cell>
          <table:table-cell table:style-name="ce26" office:value-type="float" office:value="1588" calcext:value-type="float">
            <text:p>1588</text:p>
          </table:table-cell>
          <table:table-cell table:style-name="ce29" table:formula="of:=SQRT([.J87])" office:value-type="float" office:value="39.8497176903426" calcext:value-type="float">
            <text:p>39.85</text:p>
          </table:table-cell>
          <table:table-cell table:style-name="ce26" office:value-type="float" office:value="2" calcext:value-type="float">
            <text:p>2</text:p>
          </table:table-cell>
          <table:table-cell table:style-name="ce33" table:formula="of:=SQRT([.L87])" office:value-type="float" office:value="1.4142135623731" calcext:value-type="float">
            <text:p>1.41</text:p>
          </table:table-cell>
          <table:table-cell/>
          <table:table-cell table:formula="of:=[.H87]*[.$B$4]" office:value-type="float" office:value="1121.42140178829" calcext:value-type="float">
            <text:p>1121.42</text:p>
          </table:table-cell>
          <table:table-cell table:formula="of:=SQRT([.I87]^2*[.$B$4]^2 + [.$C$4]^2*[.H87]^2)" office:value-type="float" office:value="43.430426700165" calcext:value-type="float">
            <text:p>43.43</text:p>
          </table:table-cell>
          <table:table-cell table:formula="of:=[.J87]*[.$B$5]" office:value-type="float" office:value="1165.35518497221" calcext:value-type="float">
            <text:p>1165.36</text:p>
          </table:table-cell>
          <table:table-cell table:formula="of:=SQRT([.K87]^2*[.$B$5]^2+[.$C$5]^2*[.J87]^2)" office:value-type="float" office:value="41.8597464785158" calcext:value-type="float">
            <text:p>41.86</text:p>
          </table:table-cell>
          <table:table-cell table:formula="of:=2*[.H87]*[.J87]*[.$B$3]/[.$F$16]" office:value-type="float" office:value="0.02591616" calcext:value-type="float">
            <text:p>0.0259</text:p>
          </table:table-cell>
          <table:table-cell table:formula="of:=SQRT((2*[.$B$3]/[.$F$16])^2*([.H87]^2*[.K87]^2+[.J87]^2*[.I87]^2))" office:value-type="float" office:value="0.000913509907992245" calcext:value-type="float">
            <text:p>0.0009</text:p>
          </table:table-cell>
          <table:table-cell table:formula="of:=[.L87]-[.S87]" office:value-type="float" office:value="1.97408384" calcext:value-type="float">
            <text:p>1.97</text:p>
          </table:table-cell>
          <table:table-cell table:formula="of:=SQRT([.M87]^2+[.T87]^2)" office:value-type="float" office:value="1.41421385741349" calcext:value-type="float">
            <text:p>1.41</text:p>
          </table:table-cell>
          <table:table-cell table:number-columns-repeated="2"/>
          <table:table-cell table:formula="of:=[.O87]/[.$F$16]" office:value-type="float" office:value="22.4284280357658" calcext:value-type="float">
            <text:p>22.43</text:p>
          </table:table-cell>
          <table:table-cell table:formula="of:=[.P87]/[.$F$16]" office:value-type="float" office:value="0.868608534003301" calcext:value-type="float">
            <text:p>0.87</text:p>
          </table:table-cell>
          <table:table-cell table:formula="of:=[.Q87]/[.$F$16]" office:value-type="float" office:value="23.3071036994441" calcext:value-type="float">
            <text:p>23.31</text:p>
          </table:table-cell>
          <table:table-cell table:formula="of:=[.R87]/[.$F$16]" office:value-type="float" office:value="0.837194929570316" calcext:value-type="float">
            <text:p>0.84</text:p>
          </table:table-cell>
          <table:table-cell table:formula="of:=[.U87]/[.$F$16]" office:value-type="float" office:value="0.0394816768" calcext:value-type="float">
            <text:p>0.0395</text:p>
          </table:table-cell>
          <table:table-cell table:formula="of:=[.V87]/[.$F$16]" office:value-type="float" office:value="0.0282842771482699" calcext:value-type="float">
            <text:p>0.03</text:p>
          </table:table-cell>
          <table:table-cell table:number-columns-repeated="2"/>
          <table:table-cell table:formula="of:=[.AG86]+5" office:value-type="float" office:value="20" calcext:value-type="float">
            <text:p>20</text:p>
          </table:table-cell>
          <table:table-cell table:formula="of:=[.AC86]" office:value-type="float" office:value="-0.0005515652" calcext:value-type="float">
            <text:p>-0.0005515652</text:p>
          </table:table-cell>
          <table:table-cell office:value-type="float" office:value="0" calcext:value-type="float">
            <text:p>0</text:p>
          </table:table-cell>
          <table:table-cell table:formula="of:=[.AD86]" office:value-type="float" office:value="0.0000191460239193416" calcext:value-type="float">
            <text:p>0.000019146</text:p>
          </table:table-cell>
          <table:table-cell table:number-columns-repeated="2"/>
          <table:table-cell table:formula="of:=[.AM86]+5" office:value-type="float" office:value="20" calcext:value-type="float">
            <text:p>20</text:p>
          </table:table-cell>
          <table:table-cell table:formula="of:=[.AH87]/[.$AH$59]" office:value-type="float" office:value="-0.0000527008618630096" calcext:value-type="float">
            <text:p>-5.27008618630096E-005</text:p>
          </table:table-cell>
          <table:table-cell office:value-type="float" office:value="0" calcext:value-type="float">
            <text:p>0</text:p>
          </table:table-cell>
          <table:table-cell table:formula="of:=[.AJ87]/[.$AH$59]" office:value-type="float" office:value="0.00000182936117398106" calcext:value-type="float">
            <text:p>1.82936117398106E-006</text:p>
          </table:table-cell>
        </table:table-row>
        <table:table-row table:style-name="ro1">
          <table:table-cell table:number-columns-repeated="5"/>
          <table:table-cell table:style-name="ce20" office:value-type="float" office:value="25" calcext:value-type="float" table:number-columns-spanned="1" table:number-rows-spanned="7">
            <text:p>2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760" calcext:value-type="float">
            <text:p>1760</text:p>
          </table:table-cell>
          <table:table-cell table:style-name="ce27" table:formula="of:=SQRT([.H88])" office:value-type="float" office:value="41.9523539268061" calcext:value-type="float">
            <text:p>41.95</text:p>
          </table:table-cell>
          <table:table-cell table:style-name="ce24" office:value-type="float" office:value="1938" calcext:value-type="float">
            <text:p>1938</text:p>
          </table:table-cell>
          <table:table-cell table:style-name="ce27" table:formula="of:=SQRT([.J88])" office:value-type="float" office:value="44.0227214061103" calcext:value-type="float">
            <text:p>44.02</text:p>
          </table:table-cell>
          <table:table-cell table:style-name="ce24" office:value-type="float" office:value="149" calcext:value-type="float">
            <text:p>149</text:p>
          </table:table-cell>
          <table:table-cell table:style-name="ce32" table:formula="of:=SQRT([.L88])" office:value-type="float" office:value="12.2065556157337" calcext:value-type="float">
            <text:p>12.21</text:p>
          </table:table-cell>
          <table:table-cell/>
          <table:table-cell table:formula="of:=[.H88]*[.$B$4]" office:value-type="float" office:value="1209.37602153639" calcext:value-type="float">
            <text:p>1209.38</text:p>
          </table:table-cell>
          <table:table-cell table:formula="of:=SQRT([.I88]^2*[.$B$4]^2 + [.$C$4]^2*[.H88]^2)" office:value-type="float" office:value="46.1356899978312" calcext:value-type="float">
            <text:p>46.14</text:p>
          </table:table-cell>
          <table:table-cell table:formula="of:=[.J88]*[.$B$5]" office:value-type="float" office:value="1422.20299022427" calcext:value-type="float">
            <text:p>1422.20</text:p>
          </table:table-cell>
          <table:table-cell table:formula="of:=SQRT([.K88]^2*[.$B$5]^2+[.$C$5]^2*[.J88]^2)" office:value-type="float" office:value="48.7824116108374" calcext:value-type="float">
            <text:p>48.78</text:p>
          </table:table-cell>
          <table:table-cell table:formula="of:=2*[.H88]*[.J88]*[.$B$3]/[.$F$16]" office:value-type="float" office:value="0.0341088" calcext:value-type="float">
            <text:p>0.0341</text:p>
          </table:table-cell>
          <table:table-cell table:formula="of:=SQRT((2*[.$B$3]/[.$F$16])^2*([.H88]^2*[.K88]^2+[.J88]^2*[.I88]^2))" office:value-type="float" office:value="0.00112309546522101" calcext:value-type="float">
            <text:p>0.0011</text:p>
          </table:table-cell>
          <table:table-cell table:formula="of:=[.L88]-[.S88]" office:value-type="float" office:value="148.9658912" calcext:value-type="float">
            <text:p>148.97</text:p>
          </table:table-cell>
          <table:table-cell table:formula="of:=SQRT([.M88]^2+[.T88]^2)" office:value-type="float" office:value="12.2065556674003" calcext:value-type="float">
            <text:p>12.21</text:p>
          </table:table-cell>
          <table:table-cell table:number-columns-repeated="2"/>
          <table:table-cell table:formula="of:=[.O88]/[.$F$16]" office:value-type="float" office:value="24.1875204307278" calcext:value-type="float">
            <text:p>24.19</text:p>
          </table:table-cell>
          <table:table-cell table:formula="of:=[.P88]/[.$F$16]" office:value-type="float" office:value="0.922713799956623" calcext:value-type="float">
            <text:p>0.92</text:p>
          </table:table-cell>
          <table:table-cell table:formula="of:=[.Q88]/[.$F$16]" office:value-type="float" office:value="28.4440598044853" calcext:value-type="float">
            <text:p>28.44</text:p>
          </table:table-cell>
          <table:table-cell table:formula="of:=[.R88]/[.$F$16]" office:value-type="float" office:value="0.975648232216749" calcext:value-type="float">
            <text:p>0.98</text:p>
          </table:table-cell>
          <table:table-cell table:formula="of:=[.U88]/[.$F$16]" office:value-type="float" office:value="2.979317824" calcext:value-type="float">
            <text:p>2.9793</text:p>
          </table:table-cell>
          <table:table-cell table:formula="of:=[.V88]/[.$F$16]" office:value-type="float" office:value="0.244131113348007" calcext:value-type="float">
            <text:p>0.24</text:p>
          </table:table-cell>
          <table:table-cell table:number-columns-repeated="2"/>
          <table:table-cell table:formula="of:=[.AG87]+5" office:value-type="float" office:value="25" calcext:value-type="float">
            <text:p>25</text:p>
          </table:table-cell>
          <table:table-cell table:formula="of:=[.AC93]"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formula="of:=[.AD93]" office:value-type="float" office:value="0.02" calcext:value-type="float">
            <text:p>0.02</text:p>
          </table:table-cell>
          <table:table-cell table:number-columns-repeated="2"/>
          <table:table-cell table:formula="of:=[.AM87]+5" office:value-type="float" office:value="25" calcext:value-type="float">
            <text:p>25</text:p>
          </table:table-cell>
          <table:table-cell table:formula="of:=[.AH88]/[.$AH$59]" office:value-type="float" office:value="0.00191095674139738" calcext:value-type="float">
            <text:p>0.0019109567</text:p>
          </table:table-cell>
          <table:table-cell office:value-type="float" office:value="0" calcext:value-type="float">
            <text:p>0</text:p>
          </table:table-cell>
          <table:table-cell table:formula="of:=[.AJ88]/[.$AH$59]" office:value-type="float" office:value="0.00191095674139738" calcext:value-type="float">
            <text:p>0.0019109567</text:p>
          </table:table-cell>
        </table:table-row>
        <table:table-row table:style-name="ro1">
          <table:table-cell table:number-columns-repeated="5"/>
          <table:covered-table-cell table:style-name="ce21"/>
          <table:table-cell table:style-name="ce25" office:value-type="float" office:value="2" calcext:value-type="float">
            <text:p>2</text:p>
          </table:table-cell>
          <table:table-cell table:style-name="ce25" office:value-type="float" office:value="1682" calcext:value-type="float">
            <text:p>1682</text:p>
          </table:table-cell>
          <table:table-cell table:formula="of:=SQRT([.H89])" office:value-type="float" office:value="41.0121933088198" calcext:value-type="float">
            <text:p>41.01</text:p>
          </table:table-cell>
          <table:table-cell table:style-name="ce25" office:value-type="float" office:value="1923" calcext:value-type="float">
            <text:p>1923</text:p>
          </table:table-cell>
          <table:table-cell table:style-name="ce28" table:formula="of:=SQRT([.J89])" office:value-type="float" office:value="43.8520238985614" calcext:value-type="float">
            <text:p>43.85</text:p>
          </table:table-cell>
          <table:table-cell table:style-name="ce25" office:value-type="float" office:value="2" calcext:value-type="float">
            <text:p>2</text:p>
          </table:table-cell>
          <table:table-cell table:formula="of:=SQRT([.L89])" office:value-type="float" office:value="1.4142135623731" calcext:value-type="float">
            <text:p>1.41</text:p>
          </table:table-cell>
          <table:table-cell/>
          <table:table-cell table:formula="of:=[.H89]*[.$B$4]" office:value-type="float" office:value="1155.77867512739" calcext:value-type="float">
            <text:p>1155.78</text:p>
          </table:table-cell>
          <table:table-cell table:formula="of:=SQRT([.I89]^2*[.$B$4]^2 + [.$C$4]^2*[.H89]^2)" office:value-type="float" office:value="44.4883893698276" calcext:value-type="float">
            <text:p>44.49</text:p>
          </table:table-cell>
          <table:table-cell table:formula="of:=[.J89]*[.$B$5]" office:value-type="float" office:value="1411.19522714204" calcext:value-type="float">
            <text:p>1411.20</text:p>
          </table:table-cell>
          <table:table-cell table:formula="of:=SQRT([.K89]^2*[.$B$5]^2+[.$C$5]^2*[.J89]^2)" office:value-type="float" office:value="48.4875648883299" calcext:value-type="float">
            <text:p>48.49</text:p>
          </table:table-cell>
          <table:table-cell table:formula="of:=2*[.H89]*[.J89]*[.$B$3]/[.$F$16]" office:value-type="float" office:value="0.03234486" calcext:value-type="float">
            <text:p>0.0323</text:p>
          </table:table-cell>
          <table:table-cell table:formula="of:=SQRT((2*[.$B$3]/[.$F$16])^2*([.H89]^2*[.K89]^2+[.J89]^2*[.I89]^2))" office:value-type="float" office:value="0.00107982971018582" calcext:value-type="float">
            <text:p>0.0011</text:p>
          </table:table-cell>
          <table:table-cell table:formula="of:=[.L89]-[.S89]" office:value-type="float" office:value="1.96765514" calcext:value-type="float">
            <text:p>1.97</text:p>
          </table:table-cell>
          <table:table-cell table:formula="of:=SQRT([.M89]^2+[.T89]^2)" office:value-type="float" office:value="1.41421397462767" calcext:value-type="float">
            <text:p>1.41</text:p>
          </table:table-cell>
          <table:table-cell table:number-columns-repeated="2"/>
          <table:table-cell table:formula="of:=[.O89]/[.$F$16]" office:value-type="float" office:value="23.1155735025478" calcext:value-type="float">
            <text:p>23.12</text:p>
          </table:table-cell>
          <table:table-cell table:formula="of:=[.P89]/[.$F$16]" office:value-type="float" office:value="0.889767787396552" calcext:value-type="float">
            <text:p>0.89</text:p>
          </table:table-cell>
          <table:table-cell table:formula="of:=[.Q89]/[.$F$16]" office:value-type="float" office:value="28.2239045428407" calcext:value-type="float">
            <text:p>28.22</text:p>
          </table:table-cell>
          <table:table-cell table:formula="of:=[.R89]/[.$F$16]" office:value-type="float" office:value="0.969751297766598" calcext:value-type="float">
            <text:p>0.97</text:p>
          </table:table-cell>
          <table:table-cell table:formula="of:=[.U89]/[.$F$16]" office:value-type="float" office:value="0.0393531028" calcext:value-type="float">
            <text:p>0.0394</text:p>
          </table:table-cell>
          <table:table-cell table:formula="of:=[.V89]/[.$F$16]" office:value-type="float" office:value="0.0282842794925535" calcext:value-type="float">
            <text:p>0.03</text:p>
          </table:table-cell>
          <table:table-cell table:number-columns-repeated="12"/>
        </table:table-row>
        <table:table-row table:style-name="ro1">
          <table:table-cell table:number-columns-repeated="5"/>
          <table:covered-table-cell/>
          <table:table-cell office:value-type="float" office:value="1" calcext:value-type="float">
            <text:p>1</text:p>
          </table:table-cell>
          <table:table-cell office:value-type="float" office:value="1738" calcext:value-type="float">
            <text:p>1738</text:p>
          </table:table-cell>
          <table:table-cell table:formula="of:=SQRT([.H90])" office:value-type="float" office:value="41.6893271713517" calcext:value-type="float">
            <text:p>41.69</text:p>
          </table:table-cell>
          <table:table-cell office:value-type="float" office:value="1757" calcext:value-type="float">
            <text:p>1757</text:p>
          </table:table-cell>
          <table:table-cell table:style-name="ce28" table:formula="of:=SQRT([.J90])" office:value-type="float" office:value="41.9165838302694" calcext:value-type="float">
            <text:p>41.92</text:p>
          </table:table-cell>
          <table:table-cell office:value-type="float" office:value="2" calcext:value-type="float">
            <text:p>2</text:p>
          </table:table-cell>
          <table:table-cell table:formula="of:=SQRT([.L90])" office:value-type="float" office:value="1.4142135623731" calcext:value-type="float">
            <text:p>1.41</text:p>
          </table:table-cell>
          <table:table-cell/>
          <table:table-cell table:formula="of:=[.H90]*[.$B$4]" office:value-type="float" office:value="1194.25882126719" calcext:value-type="float">
            <text:p>1194.26</text:p>
          </table:table-cell>
          <table:table-cell table:formula="of:=SQRT([.I90]^2*[.$B$4]^2 + [.$C$4]^2*[.H90]^2)" office:value-type="float" office:value="45.6714329958796" calcext:value-type="float">
            <text:p>45.67</text:p>
          </table:table-cell>
          <table:table-cell table:formula="of:=[.J90]*[.$B$5]" office:value-type="float" office:value="1289.37598236534" calcext:value-type="float">
            <text:p>1289.38</text:p>
          </table:table-cell>
          <table:table-cell table:formula="of:=SQRT([.K90]^2*[.$B$5]^2+[.$C$5]^2*[.J90]^2)" office:value-type="float" office:value="45.2144107316133" calcext:value-type="float">
            <text:p>45.21</text:p>
          </table:table-cell>
          <table:table-cell table:formula="of:=2*[.H90]*[.J90]*[.$B$3]/[.$F$16]" office:value-type="float" office:value="0.03053666" calcext:value-type="float">
            <text:p>0.0305</text:p>
          </table:table-cell>
          <table:table-cell table:formula="of:=SQRT((2*[.$B$3]/[.$F$16])^2*([.H90]^2*[.K90]^2+[.J90]^2*[.I90]^2))" office:value-type="float" office:value="0.0010330809585894" calcext:value-type="float">
            <text:p>0.0010</text:p>
          </table:table-cell>
          <table:table-cell table:formula="of:=[.L90]-[.S90]" office:value-type="float" office:value="1.96946334" calcext:value-type="float">
            <text:p>1.97</text:p>
          </table:table-cell>
          <table:table-cell table:formula="of:=SQRT([.M90]^2+[.T90]^2)" office:value-type="float" office:value="1.41421393970512" calcext:value-type="float">
            <text:p>1.41</text:p>
          </table:table-cell>
          <table:table-cell table:number-columns-repeated="2"/>
          <table:table-cell table:formula="of:=[.O90]/[.$F$16]" office:value-type="float" office:value="23.8851764253437" calcext:value-type="float">
            <text:p>23.89</text:p>
          </table:table-cell>
          <table:table-cell table:formula="of:=[.P90]/[.$F$16]" office:value-type="float" office:value="0.913428659917591" calcext:value-type="float">
            <text:p>0.91</text:p>
          </table:table-cell>
          <table:table-cell table:formula="of:=[.Q90]/[.$F$16]" office:value-type="float" office:value="25.7875196473069" calcext:value-type="float">
            <text:p>25.79</text:p>
          </table:table-cell>
          <table:table-cell table:formula="of:=[.R90]/[.$F$16]" office:value-type="float" office:value="0.904288214632267" calcext:value-type="float">
            <text:p>0.90</text:p>
          </table:table-cell>
          <table:table-cell table:formula="of:=[.U90]/[.$F$16]" office:value-type="float" office:value="0.0393892668" calcext:value-type="float">
            <text:p>0.0394</text:p>
          </table:table-cell>
          <table:table-cell table:formula="of:=[.V90]/[.$F$16]" office:value-type="float" office:value="0.0282842787941023" calcext:value-type="float">
            <text:p>0.03</text:p>
          </table:table-cell>
          <table:table-cell/>
          <table:table-cell table:style-name="ce4" office:value-type="string" calcext:value-type="string">
            <text:p>D=-3</text:p>
          </table:table-cell>
          <table:table-cell office:value-type="float" office:value="-25" calcext:value-type="float">
            <text:p>-25</text:p>
          </table:table-cell>
          <table:table-cell table:formula="of:=[.AC24]" office:value-type="float" office:value="3.1592004024" calcext:value-type="float">
            <text:p>3.1592004024</text:p>
          </table:table-cell>
          <table:table-cell office:value-type="float" office:value="0" calcext:value-type="float">
            <text:p>0</text:p>
          </table:table-cell>
          <table:table-cell table:style-name="ce3" table:formula="of:=[.AD24]" office:value-type="float" office:value="0.251396103071464" calcext:value-type="float">
            <text:p>0.2513961031</text:p>
          </table:table-cell>
          <table:table-cell table:number-columns-repeated="2"/>
          <table:table-cell office:value-type="float" office:value="-25" calcext:value-type="float">
            <text:p>-25</text:p>
          </table:table-cell>
          <table:table-cell table:formula="of:=[.AH90]/[.$AH$59]" office:value-type="float" office:value="0.301854765319579" calcext:value-type="float">
            <text:p>0.3018547653</text:p>
          </table:table-cell>
          <table:table-cell office:value-type="float" office:value="0" calcext:value-type="float">
            <text:p>0</text:p>
          </table:table-cell>
          <table:table-cell table:formula="of:=[.AJ90]/[.$AH$59]" office:value-type="float" office:value="0.0240203538962722" calcext:value-type="float">
            <text:p>0.0240203539</text:p>
          </table:table-cell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/>
          <table:table-cell table:formula="of:=SQRT([.H91])" office:value-type="float" office:value="0" calcext:value-type="float">
            <text:p>0.00</text:p>
          </table:table-cell>
          <table:table-cell/>
          <table:table-cell table:style-name="ce28" table:formula="of:=SQRT([.J91])" office:value-type="float" office:value="0" calcext:value-type="float">
            <text:p>0.00</text:p>
          </table:table-cell>
          <table:table-cell/>
          <table:table-cell table:formula="of:=SQRT([.L91])" office:value-type="float" office:value="0" calcext:value-type="float">
            <text:p>0.00</text:p>
          </table:table-cell>
          <table:table-cell/>
          <table:table-cell table:formula="of:=[.H91]*[.$B$4]" office:value-type="float" office:value="0" calcext:value-type="float">
            <text:p>0.00</text:p>
          </table:table-cell>
          <table:table-cell table:formula="of:=SQRT([.I91]^2*[.$B$4]^2 + [.$C$4]^2*[.H91]^2)" office:value-type="float" office:value="0" calcext:value-type="float">
            <text:p>0.00</text:p>
          </table:table-cell>
          <table:table-cell table:formula="of:=[.J91]*[.$B$5]" office:value-type="float" office:value="0" calcext:value-type="float">
            <text:p>0.00</text:p>
          </table:table-cell>
          <table:table-cell table:formula="of:=SQRT([.K91]^2*[.$B$5]^2+[.$C$5]^2*[.J91]^2)" office:value-type="float" office:value="0" calcext:value-type="float">
            <text:p>0.00</text:p>
          </table:table-cell>
          <table:table-cell table:formula="of:=2*[.H91]*[.J91]*[.$B$3]/[.$F$16]" office:value-type="float" office:value="0" calcext:value-type="float">
            <text:p>0.0000</text:p>
          </table:table-cell>
          <table:table-cell table:formula="of:=SQRT((2*[.$B$3]/[.$F$16])^2*([.H91]^2*[.K91]^2+[.J91]^2*[.I91]^2))" office:value-type="float" office:value="0" calcext:value-type="float">
            <text:p>0.0000</text:p>
          </table:table-cell>
          <table:table-cell table:formula="of:=[.L91]-[.S91]" office:value-type="float" office:value="0" calcext:value-type="float">
            <text:p>0.00</text:p>
          </table:table-cell>
          <table:table-cell table:formula="of:=SQRT([.M91]^2+[.T91]^2)" office:value-type="float" office:value="0" calcext:value-type="float">
            <text:p>0.00</text:p>
          </table:table-cell>
          <table:table-cell table:number-columns-repeated="2"/>
          <table:table-cell table:formula="of:=[.O91]/[.$F$16]" office:value-type="float" office:value="0" calcext:value-type="float">
            <text:p>0.00</text:p>
          </table:table-cell>
          <table:table-cell table:formula="of:=[.P91]/[.$F$16]" office:value-type="float" office:value="0" calcext:value-type="float">
            <text:p>0.00</text:p>
          </table:table-cell>
          <table:table-cell table:formula="of:=[.Q91]/[.$F$16]" office:value-type="float" office:value="0" calcext:value-type="float">
            <text:p>0.00</text:p>
          </table:table-cell>
          <table:table-cell table:formula="of:=[.R91]/[.$F$16]" office:value-type="float" office:value="0" calcext:value-type="float">
            <text:p>0.00</text:p>
          </table:table-cell>
          <table:table-cell table:formula="of:=[.U91]/[.$F$16]" office:value-type="float" office:value="0" calcext:value-type="float">
            <text:p>0.0000</text:p>
          </table:table-cell>
          <table:table-cell table:formula="of:=[.V91]/[.$F$16]" office:value-type="float" office:value="0" calcext:value-type="float">
            <text:p>0.00</text:p>
          </table:table-cell>
          <table:table-cell table:number-columns-repeated="2"/>
          <table:table-cell table:formula="of:=[.AG90]+5" office:value-type="float" office:value="-20" calcext:value-type="float">
            <text:p>-20</text:p>
          </table:table-cell>
          <table:table-cell table:formula="of:=[.AC31]" office:value-type="float" office:value="8.459331776" calcext:value-type="float">
            <text:p>8.459331776</text:p>
          </table:table-cell>
          <table:table-cell office:value-type="float" office:value="0" calcext:value-type="float">
            <text:p>0</text:p>
          </table:table-cell>
          <table:table-cell table:formula="of:=[.AD31]" office:value-type="float" office:value="0.411339276619607" calcext:value-type="float">
            <text:p>0.4113392766</text:p>
          </table:table-cell>
          <table:table-cell table:number-columns-repeated="2"/>
          <table:table-cell table:formula="of:=[.AM90]+5" office:value-type="float" office:value="-20" calcext:value-type="float">
            <text:p>-20</text:p>
          </table:table-cell>
          <table:table-cell table:formula="of:=[.AH91]/[.$AH$59]" office:value-type="float" office:value="0.808270854253213" calcext:value-type="float">
            <text:p>0.8082708543</text:p>
          </table:table-cell>
          <table:table-cell office:value-type="float" office:value="0" calcext:value-type="float">
            <text:p>0</text:p>
          </table:table-cell>
          <table:table-cell table:formula="of:=[.AJ91]/[.$AH$59]" office:value-type="float" office:value="0.0393025781828879" calcext:value-type="float">
            <text:p>0.039302578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</text:p>
          </table:table-cell>
          <table:covered-table-cell/>
          <table:table-cell office:value-type="float" office:value="-1" calcext:value-type="float">
            <text:p>-1</text:p>
          </table:table-cell>
          <table:table-cell/>
          <table:table-cell table:formula="of:=SQRT([.H92])" office:value-type="float" office:value="0" calcext:value-type="float">
            <text:p>0.00</text:p>
          </table:table-cell>
          <table:table-cell/>
          <table:table-cell table:style-name="ce28" table:formula="of:=SQRT([.J92])" office:value-type="float" office:value="0" calcext:value-type="float">
            <text:p>0.00</text:p>
          </table:table-cell>
          <table:table-cell office:value-type="float" office:value="1" calcext:value-type="float">
            <text:p>1</text:p>
          </table:table-cell>
          <table:table-cell table:formula="of:=SQRT([.L92])" office:value-type="float" office:value="1" calcext:value-type="float">
            <text:p>1.00</text:p>
          </table:table-cell>
          <table:table-cell/>
          <table:table-cell table:formula="of:=[.H92]*[.$B$4]" office:value-type="float" office:value="0" calcext:value-type="float">
            <text:p>0.00</text:p>
          </table:table-cell>
          <table:table-cell table:formula="of:=SQRT([.I92]^2*[.$B$4]^2 + [.$C$4]^2*[.H92]^2)" office:value-type="float" office:value="0" calcext:value-type="float">
            <text:p>0.00</text:p>
          </table:table-cell>
          <table:table-cell table:formula="of:=[.J92]*[.$B$5]" office:value-type="float" office:value="0" calcext:value-type="float">
            <text:p>0.00</text:p>
          </table:table-cell>
          <table:table-cell table:formula="of:=SQRT([.K92]^2*[.$B$5]^2+[.$C$5]^2*[.J92]^2)" office:value-type="float" office:value="0" calcext:value-type="float">
            <text:p>0.00</text:p>
          </table:table-cell>
          <table:table-cell table:formula="of:=2*[.H92]*[.J92]*[.$B$3]/[.$F$16]" office:value-type="float" office:value="0" calcext:value-type="float">
            <text:p>0.0000</text:p>
          </table:table-cell>
          <table:table-cell table:formula="of:=SQRT((2*[.$B$3]/[.$F$16])^2*([.H92]^2*[.K92]^2+[.J92]^2*[.I92]^2))" office:value-type="float" office:value="0" calcext:value-type="float">
            <text:p>0.0000</text:p>
          </table:table-cell>
          <table:table-cell table:formula="of:=[.L92]-[.S92]" office:value-type="float" office:value="1" calcext:value-type="float">
            <text:p>1.00</text:p>
          </table:table-cell>
          <table:table-cell table:formula="of:=SQRT([.M92]^2+[.T92]^2)" office:value-type="float" office:value="1" calcext:value-type="float">
            <text:p>1.00</text:p>
          </table:table-cell>
          <table:table-cell table:number-columns-repeated="2"/>
          <table:table-cell table:formula="of:=[.O92]/[.$F$16]" office:value-type="float" office:value="0" calcext:value-type="float">
            <text:p>0.00</text:p>
          </table:table-cell>
          <table:table-cell table:formula="of:=[.P92]/[.$F$16]" office:value-type="float" office:value="0" calcext:value-type="float">
            <text:p>0.00</text:p>
          </table:table-cell>
          <table:table-cell table:formula="of:=[.Q92]/[.$F$16]" office:value-type="float" office:value="0" calcext:value-type="float">
            <text:p>0.00</text:p>
          </table:table-cell>
          <table:table-cell table:formula="of:=[.R92]/[.$F$16]" office:value-type="float" office:value="0" calcext:value-type="float">
            <text:p>0.00</text:p>
          </table:table-cell>
          <table:table-cell table:formula="of:=[.U92]/[.$F$16]" office:value-type="float" office:value="0.02" calcext:value-type="float">
            <text:p>0.0200</text:p>
          </table:table-cell>
          <table:table-cell table:formula="of:=[.V92]/[.$F$16]" office:value-type="float" office:value="0.02" calcext:value-type="float">
            <text:p>0.02</text:p>
          </table:table-cell>
          <table:table-cell table:number-columns-repeated="2"/>
          <table:table-cell table:formula="of:=[.AG91]+5" office:value-type="float" office:value="-15" calcext:value-type="float">
            <text:p>-15</text:p>
          </table:table-cell>
          <table:table-cell table:formula="of:=[.AC38]" office:value-type="float" office:value="7.1594038352" calcext:value-type="float">
            <text:p>7.1594038352</text:p>
          </table:table-cell>
          <table:table-cell office:value-type="float" office:value="0" calcext:value-type="float">
            <text:p>0</text:p>
          </table:table-cell>
          <table:table-cell table:formula="of:=[.AD38]" office:value-type="float" office:value="0.378417759113741" calcext:value-type="float">
            <text:p>0.3784177591</text:p>
          </table:table-cell>
          <table:table-cell table:number-columns-repeated="2"/>
          <table:table-cell table:formula="of:=[.AM91]+5" office:value-type="float" office:value="-15" calcext:value-type="float">
            <text:p>-15</text:p>
          </table:table-cell>
          <table:table-cell table:formula="of:=[.AH92]/[.$AH$59]" office:value-type="float" office:value="0.684065551163084" calcext:value-type="float">
            <text:p>0.6840655512</text:p>
          </table:table-cell>
          <table:table-cell office:value-type="float" office:value="0" calcext:value-type="float">
            <text:p>0</text:p>
          </table:table-cell>
          <table:table-cell table:formula="of:=[.AJ92]/[.$AH$59]" office:value-type="float" office:value="0.0361569983921446" calcext:value-type="float">
            <text:p>0.036156998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</text:p>
          </table:table-cell>
          <table:covered-table-cell/>
          <table:table-cell table:style-name="ce25" office:value-type="float" office:value="-2" calcext:value-type="float">
            <text:p>-2</text:p>
          </table:table-cell>
          <table:table-cell table:style-name="ce25"/>
          <table:table-cell table:formula="of:=SQRT([.H93])" office:value-type="float" office:value="0" calcext:value-type="float">
            <text:p>0.00</text:p>
          </table:table-cell>
          <table:table-cell table:style-name="ce25"/>
          <table:table-cell table:style-name="ce28" table:formula="of:=SQRT([.J93])" office:value-type="float" office:value="0" calcext:value-type="float">
            <text:p>0.00</text:p>
          </table:table-cell>
          <table:table-cell table:style-name="ce25" office:value-type="float" office:value="1" calcext:value-type="float">
            <text:p>1</text:p>
          </table:table-cell>
          <table:table-cell table:formula="of:=SQRT([.L93])" office:value-type="float" office:value="1" calcext:value-type="float">
            <text:p>1.00</text:p>
          </table:table-cell>
          <table:table-cell/>
          <table:table-cell table:formula="of:=[.H93]*[.$B$4]" office:value-type="float" office:value="0" calcext:value-type="float">
            <text:p>0.00</text:p>
          </table:table-cell>
          <table:table-cell table:formula="of:=SQRT([.I93]^2*[.$B$4]^2 + [.$C$4]^2*[.H93]^2)" office:value-type="float" office:value="0" calcext:value-type="float">
            <text:p>0.00</text:p>
          </table:table-cell>
          <table:table-cell table:formula="of:=[.J93]*[.$B$5]" office:value-type="float" office:value="0" calcext:value-type="float">
            <text:p>0.00</text:p>
          </table:table-cell>
          <table:table-cell table:formula="of:=SQRT([.K93]^2*[.$B$5]^2+[.$C$5]^2*[.J93]^2)" office:value-type="float" office:value="0" calcext:value-type="float">
            <text:p>0.00</text:p>
          </table:table-cell>
          <table:table-cell table:formula="of:=2*[.H93]*[.J93]*[.$B$3]/[.$F$16]" office:value-type="float" office:value="0" calcext:value-type="float">
            <text:p>0.0000</text:p>
          </table:table-cell>
          <table:table-cell table:formula="of:=SQRT((2*[.$B$3]/[.$F$16])^2*([.H93]^2*[.K93]^2+[.J93]^2*[.I93]^2))" office:value-type="float" office:value="0" calcext:value-type="float">
            <text:p>0.0000</text:p>
          </table:table-cell>
          <table:table-cell table:formula="of:=[.L93]-[.S93]" office:value-type="float" office:value="1" calcext:value-type="float">
            <text:p>1.00</text:p>
          </table:table-cell>
          <table:table-cell table:formula="of:=SQRT([.M93]^2+[.T93]^2)" office:value-type="float" office:value="1" calcext:value-type="float">
            <text:p>1.00</text:p>
          </table:table-cell>
          <table:table-cell table:number-columns-repeated="2"/>
          <table:table-cell table:formula="of:=[.O93]/[.$F$16]" office:value-type="float" office:value="0" calcext:value-type="float">
            <text:p>0.00</text:p>
          </table:table-cell>
          <table:table-cell table:formula="of:=[.P93]/[.$F$16]" office:value-type="float" office:value="0" calcext:value-type="float">
            <text:p>0.00</text:p>
          </table:table-cell>
          <table:table-cell table:formula="of:=[.Q93]/[.$F$16]" office:value-type="float" office:value="0" calcext:value-type="float">
            <text:p>0.00</text:p>
          </table:table-cell>
          <table:table-cell table:formula="of:=[.R93]/[.$F$16]" office:value-type="float" office:value="0" calcext:value-type="float">
            <text:p>0.00</text:p>
          </table:table-cell>
          <table:table-cell table:formula="of:=[.U93]/[.$F$16]" office:value-type="float" office:value="0.02" calcext:value-type="float">
            <text:p>0.0200</text:p>
          </table:table-cell>
          <table:table-cell table:formula="of:=[.V93]/[.$F$16]" office:value-type="float" office:value="0.02" calcext:value-type="float">
            <text:p>0.02</text:p>
          </table:table-cell>
          <table:table-cell table:number-columns-repeated="2"/>
          <table:table-cell table:formula="of:=[.AG92]+5" office:value-type="float" office:value="-10" calcext:value-type="float">
            <text:p>-10</text:p>
          </table:table-cell>
          <table:table-cell table:formula="of:=[.AC45]" office:value-type="float" office:value="2.4193666728" calcext:value-type="float">
            <text:p>2.4193666728</text:p>
          </table:table-cell>
          <table:table-cell office:value-type="float" office:value="0" calcext:value-type="float">
            <text:p>0</text:p>
          </table:table-cell>
          <table:table-cell table:formula="of:=[.AD45]" office:value-type="float" office:value="0.220000001024839" calcext:value-type="float">
            <text:p>0.220000001</text:p>
          </table:table-cell>
          <table:table-cell table:number-columns-repeated="2"/>
          <table:table-cell table:formula="of:=[.AM92]+5" office:value-type="float" office:value="-10" calcext:value-type="float">
            <text:p>-10</text:p>
          </table:table-cell>
          <table:table-cell table:formula="of:=[.AH93]/[.$AH$59]" office:value-type="float" office:value="0.231165252664965" calcext:value-type="float">
            <text:p>0.2311652527</text:p>
          </table:table-cell>
          <table:table-cell office:value-type="float" office:value="0" calcext:value-type="float">
            <text:p>0</text:p>
          </table:table-cell>
          <table:table-cell table:formula="of:=[.AJ93]/[.$AH$59]" office:value-type="float" office:value="0.0210205242532923" calcext:value-type="float">
            <text:p>0.0210205243</text:p>
          </table:table-cell>
        </table:table-row>
        <table:table-row table:style-name="ro1">
          <table:table-cell table:number-columns-repeated="5"/>
          <table:covered-table-cell table:style-name="ce23"/>
          <table:table-cell table:style-name="ce26" office:value-type="float" office:value="-3" calcext:value-type="float">
            <text:p>-3</text:p>
          </table:table-cell>
          <table:table-cell table:style-name="ce26" office:value-type="float" office:value="1764" calcext:value-type="float">
            <text:p>1764</text:p>
          </table:table-cell>
          <table:table-cell table:style-name="ce29" table:formula="of:=SQRT([.H94])" office:value-type="float" office:value="42" calcext:value-type="float">
            <text:p>42.00</text:p>
          </table:table-cell>
          <table:table-cell table:style-name="ce26" office:value-type="float" office:value="1517" calcext:value-type="float">
            <text:p>1517</text:p>
          </table:table-cell>
          <table:table-cell table:style-name="ce29" table:formula="of:=SQRT([.J94])" office:value-type="float" office:value="38.9486841883009" calcext:value-type="float">
            <text:p>38.95</text:p>
          </table:table-cell>
          <table:table-cell table:style-name="ce26" office:value-type="float" office:value="0" calcext:value-type="float">
            <text:p>0</text:p>
          </table:table-cell>
          <table:table-cell table:style-name="ce33" table:formula="of:=SQRT([.L94])" office:value-type="float" office:value="0" calcext:value-type="float">
            <text:p>0.00</text:p>
          </table:table-cell>
          <table:table-cell/>
          <table:table-cell table:formula="of:=[.H94]*[.$B$4]" office:value-type="float" office:value="1212.12460340352" calcext:value-type="float">
            <text:p>1212.12</text:p>
          </table:table-cell>
          <table:table-cell table:formula="of:=SQRT([.I94]^2*[.$B$4]^2 + [.$C$4]^2*[.H94]^2)" office:value-type="float" office:value="46.2200706023633" calcext:value-type="float">
            <text:p>46.22</text:p>
          </table:table-cell>
          <table:table-cell table:formula="of:=[.J94]*[.$B$5]" office:value-type="float" office:value="1113.25177304965" calcext:value-type="float">
            <text:p>1113.25</text:p>
          </table:table-cell>
          <table:table-cell table:formula="of:=SQRT([.K94]^2*[.$B$5]^2+[.$C$5]^2*[.J94]^2)" office:value-type="float" office:value="40.4423219452793" calcext:value-type="float">
            <text:p>40.44</text:p>
          </table:table-cell>
          <table:table-cell table:formula="of:=2*[.H94]*[.J94]*[.$B$3]/[.$F$16]" office:value-type="float" office:value="0.02675988" calcext:value-type="float">
            <text:p>0.0268</text:p>
          </table:table-cell>
          <table:table-cell table:formula="of:=SQRT((2*[.$B$3]/[.$F$16])^2*([.H94]^2*[.K94]^2+[.J94]^2*[.I94]^2))" office:value-type="float" office:value="0.000937012093198375" calcext:value-type="float">
            <text:p>0.0009</text:p>
          </table:table-cell>
          <table:table-cell table:formula="of:=[.L94]-[.S94]" office:value-type="float" office:value="-0.02675988" calcext:value-type="float">
            <text:p>-0.03</text:p>
          </table:table-cell>
          <table:table-cell table:formula="of:=SQRT([.M94]^2+[.T94]^2)" office:value-type="float" office:value="0.000937012093198375" calcext:value-type="float">
            <text:p>0.00</text:p>
          </table:table-cell>
          <table:table-cell table:number-columns-repeated="2"/>
          <table:table-cell table:formula="of:=[.O94]/[.$F$16]" office:value-type="float" office:value="24.2424920680704" calcext:value-type="float">
            <text:p>24.24</text:p>
          </table:table-cell>
          <table:table-cell table:formula="of:=[.P94]/[.$F$16]" office:value-type="float" office:value="0.924401412047267" calcext:value-type="float">
            <text:p>0.92</text:p>
          </table:table-cell>
          <table:table-cell table:formula="of:=[.Q94]/[.$F$16]" office:value-type="float" office:value="22.2650354609929" calcext:value-type="float">
            <text:p>22.27</text:p>
          </table:table-cell>
          <table:table-cell table:formula="of:=[.R94]/[.$F$16]" office:value-type="float" office:value="0.808846438905587" calcext:value-type="float">
            <text:p>0.81</text:p>
          </table:table-cell>
          <table:table-cell table:formula="of:=[.U94]/[.$F$16]" office:value-type="float" office:value="-0.0005351976" calcext:value-type="float">
            <text:p>-0.0005</text:p>
          </table:table-cell>
          <table:table-cell table:formula="of:=[.V94]/[.$F$16]" office:value-type="float" office:value="0.0000187402418639675" calcext:value-type="float">
            <text:p>0.00</text:p>
          </table:table-cell>
          <table:table-cell table:number-columns-repeated="2"/>
          <table:table-cell table:formula="of:=[.AG93]+5" office:value-type="float" office:value="-5" calcext:value-type="float">
            <text:p>-5</text:p>
          </table:table-cell>
          <table:table-cell table:formula="of:=[.AC52]" office:value-type="float" office:value="-0.0006171328" calcext:value-type="float">
            <text:p>-0.0006171328</text:p>
          </table:table-cell>
          <table:table-cell office:value-type="float" office:value="0" calcext:value-type="float">
            <text:p>0</text:p>
          </table:table-cell>
          <table:table-cell table:formula="of:=[.AD52]" office:value-type="float" office:value="0.0000208318934559487" calcext:value-type="float">
            <text:p>2.08318934559487E-005</text:p>
          </table:table-cell>
          <table:table-cell table:number-columns-repeated="2"/>
          <table:table-cell table:formula="of:=[.AM93]+5" office:value-type="float" office:value="-5" calcext:value-type="float">
            <text:p>-5</text:p>
          </table:table-cell>
          <table:table-cell table:formula="of:=[.AH94]/[.$AH$59]" office:value-type="float" office:value="-0.000058965704224872" calcext:value-type="float">
            <text:p>-5.8965704224872E-005</text:p>
          </table:table-cell>
          <table:table-cell office:value-type="float" office:value="0" calcext:value-type="float">
            <text:p>0</text:p>
          </table:table-cell>
          <table:table-cell table:formula="of:=[.AJ94]/[.$AH$59]" office:value-type="float" office:value="0.00000199044236178585" calcext:value-type="float">
            <text:p>1.99044236178585E-006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 table:number-columns-repeated="2"/>
          <table:table-cell table:formula="of:=[.AG94]+5" office:value-type="float" office:value="0" calcext:value-type="float">
            <text:p>0</text:p>
          </table:table-cell>
          <table:table-cell table:formula="of:=[.AC59]" office:value-type="float" office:value="-0.000542138" calcext:value-type="float">
            <text:p>-0.000542138</text:p>
          </table:table-cell>
          <table:table-cell office:value-type="float" office:value="0" calcext:value-type="float">
            <text:p>0</text:p>
          </table:table-cell>
          <table:table-cell table:formula="of:=[.AD59]" office:value-type="float" office:value="0.0000188958219403126" calcext:value-type="float">
            <text:p>1.88958219403126E-005</text:p>
          </table:table-cell>
          <table:table-cell table:number-columns-repeated="2"/>
          <table:table-cell table:formula="of:=[.AM94]+5" office:value-type="float" office:value="0" calcext:value-type="float">
            <text:p>0</text:p>
          </table:table-cell>
          <table:table-cell table:formula="of:=[.AH95]/[.$AH$59]" office:value-type="float" office:value="-0.0000518001132933846" calcext:value-type="float">
            <text:p>-5.18001132933846E-005</text:p>
          </table:table-cell>
          <table:table-cell office:value-type="float" office:value="0" calcext:value-type="float">
            <text:p>0</text:p>
          </table:table-cell>
          <table:table-cell table:formula="of:=[.AJ95]/[.$AH$59]" office:value-type="float" office:value="0.00000180545491605424" calcext:value-type="float">
            <text:p>1.80545491605424E-006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 table:number-columns-repeated="2"/>
          <table:table-cell table:formula="of:=[.AG95]+5" office:value-type="float" office:value="5" calcext:value-type="float">
            <text:p>5</text:p>
          </table:table-cell>
          <table:table-cell table:formula="of:=[.AC66]" office:value-type="float" office:value="0.0394359964" calcext:value-type="float">
            <text:p>0.0394359964</text:p>
          </table:table-cell>
          <table:table-cell office:value-type="float" office:value="0" calcext:value-type="float">
            <text:p>0</text:p>
          </table:table-cell>
          <table:table-cell table:formula="of:=[.AD66]" office:value-type="float" office:value="0.028284277945488" calcext:value-type="float">
            <text:p>0.0282842779</text:p>
          </table:table-cell>
          <table:table-cell table:number-columns-repeated="2"/>
          <table:table-cell table:formula="of:=[.AM95]+5" office:value-type="float" office:value="5" calcext:value-type="float">
            <text:p>5</text:p>
          </table:table-cell>
          <table:table-cell table:formula="of:=[.AH96]/[.$AH$59]" office:value-type="float" office:value="0.00376802415871514" calcext:value-type="float">
            <text:p>0.0037680242</text:p>
          </table:table-cell>
          <table:table-cell office:value-type="float" office:value="0" calcext:value-type="float">
            <text:p>0</text:p>
          </table:table-cell>
          <table:table-cell table:formula="of:=[.AJ96]/[.$AH$59]" office:value-type="float" office:value="0.00270250158077437" calcext:value-type="float">
            <text:p>0.0027025016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 table:number-columns-repeated="2"/>
          <table:table-cell table:formula="of:=[.AG96]+5" office:value-type="float" office:value="10" calcext:value-type="float">
            <text:p>10</text:p>
          </table:table-cell>
          <table:table-cell table:formula="of:=[.AC73]" office:value-type="float" office:value="0.01948042" calcext:value-type="float">
            <text:p>0.01948042</text:p>
          </table:table-cell>
          <table:table-cell office:value-type="float" office:value="0" calcext:value-type="float">
            <text:p>0</text:p>
          </table:table-cell>
          <table:table-cell table:formula="of:=[.AD73]" office:value-type="float" office:value="0.0200000083782257" calcext:value-type="float">
            <text:p>0.0200000084</text:p>
          </table:table-cell>
          <table:table-cell table:number-columns-repeated="2"/>
          <table:table-cell table:formula="of:=[.AM96]+5" office:value-type="float" office:value="10" calcext:value-type="float">
            <text:p>10</text:p>
          </table:table-cell>
          <table:table-cell table:formula="of:=[.AH97]/[.$AH$59]" office:value-type="float" office:value="0.00186131199621262" calcext:value-type="float">
            <text:p>0.001861312</text:p>
          </table:table-cell>
          <table:table-cell office:value-type="float" office:value="0" calcext:value-type="float">
            <text:p>0</text:p>
          </table:table-cell>
          <table:table-cell table:formula="of:=[.AJ97]/[.$AH$59]" office:value-type="float" office:value="0.00191095754191872" calcext:value-type="float">
            <text:p>0.0019109575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 table:number-columns-repeated="2"/>
          <table:table-cell table:formula="of:=[.AG97]+5" office:value-type="float" office:value="15" calcext:value-type="float">
            <text:p>15</text:p>
          </table:table-cell>
          <table:table-cell table:formula="of:=[.AC80]" office:value-type="float" office:value="0.0394625084" calcext:value-type="float">
            <text:p>0.0394625084</text:p>
          </table:table-cell>
          <table:table-cell office:value-type="float" office:value="0" calcext:value-type="float">
            <text:p>0</text:p>
          </table:table-cell>
          <table:table-cell table:formula="of:=[.AD80]" office:value-type="float" office:value="0.0282842774824104" calcext:value-type="float">
            <text:p>0.0282842775</text:p>
          </table:table-cell>
          <table:table-cell table:number-columns-repeated="2"/>
          <table:table-cell table:formula="of:=[.AM97]+5" office:value-type="float" office:value="15" calcext:value-type="float">
            <text:p>15</text:p>
          </table:table-cell>
          <table:table-cell table:formula="of:=[.AH98]/[.$AH$59]" office:value-type="float" office:value="0.00377055732297153" calcext:value-type="float">
            <text:p>0.0037705573</text:p>
          </table:table-cell>
          <table:table-cell office:value-type="float" office:value="0" calcext:value-type="float">
            <text:p>0</text:p>
          </table:table-cell>
          <table:table-cell table:formula="of:=[.AJ98]/[.$AH$59]" office:value-type="float" office:value="0.00270250153652831" calcext:value-type="float">
            <text:p>0.0027025015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 table:number-columns-repeated="2"/>
          <table:table-cell table:formula="of:=[.AG98]+5" office:value-type="float" office:value="20" calcext:value-type="float">
            <text:p>20</text:p>
          </table:table-cell>
          <table:table-cell table:formula="of:=[.AC87]" office:value-type="float" office:value="0.0394816768" calcext:value-type="float">
            <text:p>0.0394816768</text:p>
          </table:table-cell>
          <table:table-cell office:value-type="float" office:value="0" calcext:value-type="float">
            <text:p>0</text:p>
          </table:table-cell>
          <table:table-cell table:formula="of:=[.AD87]" office:value-type="float" office:value="0.0282842771482699" calcext:value-type="float">
            <text:p>0.0282842771</text:p>
          </table:table-cell>
          <table:table-cell table:number-columns-repeated="2"/>
          <table:table-cell table:formula="of:=[.AM98]+5" office:value-type="float" office:value="20" calcext:value-type="float">
            <text:p>20</text:p>
          </table:table-cell>
          <table:table-cell table:formula="of:=[.AH99]/[.$AH$59]" office:value-type="float" office:value="0.00377238882213162" calcext:value-type="float">
            <text:p>0.0037723888</text:p>
          </table:table-cell>
          <table:table-cell office:value-type="float" office:value="0" calcext:value-type="float">
            <text:p>0</text:p>
          </table:table-cell>
          <table:table-cell table:formula="of:=[.AJ99]/[.$AH$59]" office:value-type="float" office:value="0.00270250150460191" calcext:value-type="float">
            <text:p>0.0027025015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8"/>
          <table:table-cell table:number-columns-repeated="2"/>
          <table:table-cell table:style-name="Default" table:number-columns-repeated="6"/>
          <table:table-cell table:number-columns-repeated="2"/>
          <table:table-cell table:formula="of:=[.AG99]+5" office:value-type="float" office:value="25" calcext:value-type="float">
            <text:p>25</text:p>
          </table:table-cell>
          <table:table-cell table:formula="of:=[.AC94]" office:value-type="float" office:value="-0.0005351976" calcext:value-type="float">
            <text:p>-0.0005351976</text:p>
          </table:table-cell>
          <table:table-cell office:value-type="float" office:value="0" calcext:value-type="float">
            <text:p>0</text:p>
          </table:table-cell>
          <table:table-cell table:formula="of:=[.AD94]" office:value-type="float" office:value="0.0000187402418639675" calcext:value-type="float">
            <text:p>1.87402418639675E-005</text:p>
          </table:table-cell>
          <table:table-cell table:number-columns-repeated="2"/>
          <table:table-cell table:formula="of:=[.AM99]+5" office:value-type="float" office:value="25" calcext:value-type="float">
            <text:p>25</text:p>
          </table:table-cell>
          <table:table-cell table:formula="of:=[.AH100]/[.$AH$59]" office:value-type="float" office:value="-0.0000511369730849849" calcext:value-type="float">
            <text:p>-0.000051137</text:p>
          </table:table-cell>
          <table:table-cell office:value-type="float" office:value="0" calcext:value-type="float">
            <text:p>0</text:p>
          </table:table-cell>
          <table:table-cell table:formula="of:=[.AJ100]/[.$AH$59]" office:value-type="float" office:value="0.0000017905895762683" calcext:value-type="float">
            <text:p>1.7905895762683E-0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1" number:min-integer-digits="1"/>
    </number:number-style>
    <number:number-style style:name="N122">
      <number:number number:decimal-places="10" number:min-integer-digits="1"/>
    </number:number-style>
    <number:number-style style:name="N123">
      <number:number number:decimal-places="9" number:min-integer-digits="1"/>
    </number:number-style>
    <number:number-style style:name="N124">
      <number:number number:decimal-places="8" number:min-integer-digits="1"/>
    </number:number-style>
    <number:number-style style:name="N125">
      <number:number number:decimal-places="7" number:min-integer-digits="1"/>
    </number:number-style>
    <number:number-style style:name="N126">
      <number:number number:decimal-places="6" number:min-integer-digits="1"/>
    </number:number-style>
    <number:number-style style:name="N127">
      <number:number number:decimal-places="5" number:min-integer-digits="1"/>
    </number:number-style>
    <number:number-style style:name="N128">
      <number:number number:decimal-places="4" number:min-integer-digits="1"/>
    </number:number-style>
    <number:number-style style:name="N129">
      <number:number number:decimal-places="3" number:min-integer-digits="1"/>
    </number:number-style>
    <number:number-style style:name="N130">
      <number:number number:decimal-places="1" number:min-integer-digits="1"/>
    </number:number-style>
    <number:currency-style style:name="N132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32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3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3">00/00/0000</text:date>, <text:time style:data-style-name="N2" text:time-value="00:10:16.4676463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8T15:01:32.398036499</meta:creation-date>
    <dc:date>2016-03-13T00:10:30.380091121</dc:date>
    <meta:editing-duration>PT14H17M44S</meta:editing-duration>
    <meta:editing-cycles>82</meta:editing-cycles>
    <meta:generator>LibreOffice/4.2.8.2$Linux_X86_64 LibreOffice_project/420m0$Build-2</meta:generator>
    <meta:document-statistic meta:table-count="3" meta:cell-count="3920" meta:object-count="0"/>
    <meta:user-defined meta:name="qrichtext">1</meta:user-defined>
  </office:meta>
</office:document-meta>
</file>